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1.75pt"/>
    </style:style>
    <style:style style:name="co2" style:family="table-column">
      <style:table-column-properties fo:break-before="auto" style:column-width="64.29pt"/>
    </style:style>
    <style:style style:name="co3" style:family="table-column">
      <style:table-column-properties fo:break-before="auto" style:column-width="48.39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132.6pt"/>
    </style:style>
    <style:style style:name="co6" style:family="table-column">
      <style:table-column-properties fo:break-before="auto" style:column-width="48.19pt"/>
    </style:style>
    <style:style style:name="co7" style:family="table-column">
      <style:table-column-properties fo:break-before="auto" style:column-width="89.6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PageStyle_5f_5_20_metri">
      <style:table-properties table:display="true" style:writing-mode="lr-tb"/>
    </style:style>
    <style:style style:name="ta2" style:family="table" style:master-page-name="PageStyle_5f_10_20_metri">
      <style:table-properties table:display="true" style:writing-mode="lr-tb"/>
    </style:style>
    <style:style style:name="ta3" style:family="table" style:master-page-name="PageStyle_5f_15_20_metri">
      <style:table-properties table:display="true" style:writing-mode="lr-tb"/>
    </style:style>
    <style:style style:name="ta4" style:family="table" style:master-page-name="PageStyle_5f_20_20_metri">
      <style:table-properties table:display="true" style:writing-mode="lr-tb"/>
    </style:style>
    <style:style style:name="ta5" style:family="table" style:master-page-name="PageStyle_5f_25_20_metri">
      <style:table-properties table:display="true" style:writing-mode="lr-tb"/>
    </style:style>
    <style:style style:name="ta6" style:family="table" style:master-page-name="PageStyle_5f_30_20_metri">
      <style:table-properties table:display="true" style:writing-mode="lr-tb"/>
    </style:style>
    <style:style style:name="ta7" style:family="table" style:master-page-name="PageStyle_5f_35_20_metri">
      <style:table-properties table:display="true" style:writing-mode="lr-tb"/>
    </style:style>
    <style:style style:name="ta8" style:family="table" style:master-page-name="PageStyle_5f_media_20_e_20_grafici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text-outline="false" style:text-line-through-style="none" style:text-line-through-typ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5 m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number-columns-repeated="15" table:default-cell-style-name="Default"/>
        <table:table-column table:style-name="co4" table:number-columns-repeated="998" table:default-cell-style-name="Default"/>
        <table:table-row table:style-name="ro1">
          <table:table-cell office:value-type="string" calcext:value-type="string">
            <text:p>LoRa a 5m di distanza</text:p>
          </table:table-cell>
          <table:table-cell office:value-type="string" calcext:value-type="string">
            <text:p>Modo 1</text:p>
          </table:table-cell>
          <table:table-cell office:value-type="string" calcext:value-type="string">
            <text:p>Modo 2</text:p>
          </table:table-cell>
          <table:table-cell office:value-type="string" calcext:value-type="string">
            <text:p>Modo 3</text:p>
          </table:table-cell>
          <table:table-cell office:value-type="string" calcext:value-type="string">
            <text:p><text:s/>Modo 4</text:p>
          </table:table-cell>
          <table:table-cell office:value-type="string" calcext:value-type="string">
            <text:p>Modo 5</text:p>
          </table:table-cell>
          <table:table-cell office:value-type="string" calcext:value-type="string">
            <text:p>Modo 6</text:p>
          </table:table-cell>
          <table:table-cell office:value-type="string" calcext:value-type="string">
            <text:p>Modo 7</text:p>
          </table:table-cell>
          <table:table-cell office:value-type="string" calcext:value-type="string">
            <text:p>Modo 8</text:p>
          </table:table-cell>
          <table:table-cell office:value-type="string" calcext:value-type="string">
            <text:p>Modo 9 </text:p>
          </table:table-cell>
          <table:table-cell office:value-type="string" calcext:value-type="string">
            <text:p>Modo 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style-name="ce1" office:value-type="string" calcext:value-type="string">
            <text:p>Channel RSSI '-114'</text:p>
          </table:table-cell>
          <table:table-cell table:style-name="ce1" office:value-type="string" calcext:value-type="string">
            <text:p>Channel RSSI '-109'</text:p>
          </table:table-cell>
          <table:table-cell table:style-name="ce1" office:value-type="string" calcext:value-type="string">
            <text:p>Channel RSSI '-115'</text:p>
          </table:table-cell>
          <table:table-cell table:style-name="ce1" office:value-type="string" calcext:value-type="string">
            <text:p>Channel RSSI '-80'</text:p>
          </table:table-cell>
          <table:table-cell/>
          <table:table-cell table:style-name="ce1" office:value-type="string" calcext:value-type="string">
            <text:p>Channel RSSI '-106'</text:p>
          </table:table-cell>
          <table:table-cell table:style-name="ce1" office:value-type="string" calcext:value-type="string">
            <text:p>Channel RSSI '-109'</text:p>
          </table:table-cell>
          <table:table-cell table:style-name="ce1" office:value-type="string" calcext:value-type="string">
            <text:p>Channel RSSI '-80'</text:p>
          </table:table-cell>
          <table:table-cell table:style-name="ce1" office:value-type="string" calcext:value-type="string">
            <text:p>Channel RSSI '-79'</text:p>
          </table:table-cell>
          <table:table-cell table:style-name="ce1" office:value-type="string" calcext:value-type="string">
            <text:p>Channel RSSI '-108'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-65" calcext:value-type="float">
            <text:p>-65</text:p>
          </table:table-cell>
          <table:table-cell table:style-name="ce1" office:value-type="float" office:value="-63" calcext:value-type="float">
            <text:p>-63</text:p>
          </table:table-cell>
          <table:table-cell table:number-columns-repeated="2" table:style-name="ce1" office:value-type="float" office:value="-60" calcext:value-type="float">
            <text:p>-60</text:p>
          </table:table-cell>
          <table:table-cell table:number-columns-repeated="3" table:style-name="ce1" office:value-type="float" office:value="-59" calcext:value-type="float">
            <text:p>-59</text:p>
          </table:table-cell>
          <table:table-cell table:style-name="ce1" office:value-type="float" office:value="-56" calcext:value-type="float">
            <text:p>-56</text:p>
          </table:table-cell>
          <table:table-cell table:number-columns-repeated="2"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-64" calcext:value-type="float">
            <text:p>-64</text:p>
          </table:table-cell>
          <table:table-cell table:number-columns-repeated="2" table:style-name="ce1" office:value-type="float" office:value="-60" calcext:value-type="float">
            <text:p>-60</text:p>
          </table:table-cell>
          <table:table-cell table:number-columns-repeated="3" table:style-name="ce1" office:value-type="float" office:value="-59" calcext:value-type="float">
            <text:p>-59</text:p>
          </table:table-cell>
          <table:table-cell table:style-name="ce1" office:value-type="float" office:value="-56" calcext:value-type="float">
            <text:p>-56</text:p>
          </table:table-cell>
          <table:table-cell table:style-name="ce1" office:value-type="float" office:value="-55" calcext:value-type="float">
            <text:p>-55</text:p>
          </table:table-cell>
          <table:table-cell table:style-name="ce1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1" office:value-type="float" office:value="-65" calcext:value-type="float">
            <text:p>-65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60" calcext:value-type="float">
            <text:p>-60</text:p>
          </table:table-cell>
          <table:table-cell table:number-columns-repeated="3" table:style-name="ce1" office:value-type="float" office:value="-59" calcext:value-type="float">
            <text:p>-59</text:p>
          </table:table-cell>
          <table:table-cell table:number-columns-repeated="3"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1" office:value-type="float" office:value="-65" calcext:value-type="float">
            <text:p>-65</text:p>
          </table:table-cell>
          <table:table-cell table:number-columns-repeated="2"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6" calcext:value-type="float">
            <text:p>-56</text:p>
          </table:table-cell>
          <table:table-cell table:number-columns-repeated="2" table:style-name="ce1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table:style-name="ce1" office:value-type="float" office:value="-65" calcext:value-type="float">
            <text:p>-65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60" calcext:value-type="float">
            <text:p>-60</text:p>
          </table:table-cell>
          <table:table-cell table:number-columns-repeated="2" table:style-name="ce1" office:value-type="float" office:value="-59" calcext:value-type="float">
            <text:p>-59</text:p>
          </table:table-cell>
          <table:table-cell table:style-name="ce1" office:value-type="float" office:value="-55" calcext:value-type="float">
            <text:p>-55</text:p>
          </table:table-cell>
          <table:table-cell table:style-name="ce1" office:value-type="float" office:value="-54" calcext:value-type="float">
            <text:p>-54</text:p>
          </table:table-cell>
          <table:table-cell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table:style-name="ce1" office:value-type="float" office:value="-65" calcext:value-type="float">
            <text:p>-65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64" calcext:value-type="float">
            <text:p>-64</text:p>
          </table:table-cell>
          <table:table-cell table:style-name="ce1" office:value-type="float" office:value="-63" calcext:value-type="float">
            <text:p>-63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number-columns-repeated="3"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table:style-name="ce1" office:value-type="float" office:value="-65" calcext:value-type="float">
            <text:p>-65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62" calcext:value-type="float">
            <text:p>-62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60" calcext:value-type="float">
            <text:p>-60</text:p>
          </table:table-cell>
          <table:table-cell table:number-columns-repeated="2" table:style-name="ce1" office:value-type="float" office:value="-56" calcext:value-type="float">
            <text:p>-56</text:p>
          </table:table-cell>
          <table:table-cell table:style-name="ce1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table:style-name="ce1" office:value-type="float" office:value="-65" calcext:value-type="float">
            <text:p>-65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63" calcext:value-type="float">
            <text:p>-63</text:p>
          </table:table-cell>
          <table:table-cell table:style-name="ce1" office:value-type="float" office:value="-62" calcext:value-type="float">
            <text:p>-62</text:p>
          </table:table-cell>
          <table:table-cell table:number-columns-repeated="2" table:style-name="ce1" office:value-type="float" office:value="-59" calcext:value-type="float">
            <text:p>-59</text:p>
          </table:table-cell>
          <table:table-cell table:style-name="ce1" office:value-type="float" office:value="-56" calcext:value-type="float">
            <text:p>-56</text:p>
          </table:table-cell>
          <table:table-cell table:number-columns-repeated="2"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-67" calcext:value-type="float">
            <text:p>-67</text:p>
          </table:table-cell>
          <table:table-cell table:style-name="ce1" office:value-type="float" office:value="-65" calcext:value-type="float">
            <text:p>-65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62" calcext:value-type="float">
            <text:p>-62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5" calcext:value-type="float">
            <text:p>-55</text:p>
          </table:table-cell>
          <table:table-cell table:style-name="ce1" office:value-type="float" office:value="-56" calcext:value-type="float">
            <text:p>-56</text:p>
          </table:table-cell>
          <table:table-cell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-67" calcext:value-type="float">
            <text:p>-67</text:p>
          </table:table-cell>
          <table:table-cell table:style-name="ce1" office:value-type="float" office:value="-65" calcext:value-type="float">
            <text:p>-65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62" calcext:value-type="float">
            <text:p>-62</text:p>
          </table:table-cell>
          <table:table-cell table:style-name="ce1" office:value-type="float" office:value="-61" calcext:value-type="float">
            <text:p>-61</text:p>
          </table:table-cell>
          <table:table-cell table:number-columns-repeated="2" table:style-name="ce1" office:value-type="float" office:value="-60" calcext:value-type="float">
            <text:p>-60</text:p>
          </table:table-cell>
          <table:table-cell table:style-name="ce1" office:value-type="float" office:value="-56" calcext:value-type="float">
            <text:p>-56</text:p>
          </table:table-cell>
          <table:table-cell table:number-columns-repeated="2"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-67" calcext:value-type="float">
            <text:p>-67</text:p>
          </table:table-cell>
          <table:table-cell table:style-name="ce1" office:value-type="float" office:value="-64" calcext:value-type="float">
            <text:p>-64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62" calcext:value-type="float">
            <text:p>-62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6" calcext:value-type="float">
            <text:p>-56</text:p>
          </table:table-cell>
          <table:table-cell table:style-name="ce1" office:value-type="float" office:value="-54" calcext:value-type="float">
            <text:p>-54</text:p>
          </table:table-cell>
          <table:table-cell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-66" calcext:value-type="float">
            <text:p>-66</text:p>
          </table:table-cell>
          <table:table-cell table:style-name="ce1" office:value-type="float" office:value="-63" calcext:value-type="float">
            <text:p>-63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62" calcext:value-type="float">
            <text:p>-62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6" calcext:value-type="float">
            <text:p>-56</text:p>
          </table:table-cell>
          <table:table-cell table:number-columns-repeated="2"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-66" calcext:value-type="float">
            <text:p>-66</text:p>
          </table:table-cell>
          <table:table-cell table:style-name="ce1" office:value-type="float" office:value="-64" calcext:value-type="float">
            <text:p>-64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6" calcext:value-type="float">
            <text:p>-56</text:p>
          </table:table-cell>
          <table:table-cell table:number-columns-repeated="2"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-67" calcext:value-type="float">
            <text:p>-67</text:p>
          </table:table-cell>
          <table:table-cell table:style-name="ce1" office:value-type="float" office:value="-63" calcext:value-type="float">
            <text:p>-63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8" calcext:value-type="float">
            <text:p>-58</text:p>
          </table:table-cell>
          <table:table-cell table:number-columns-repeated="2" table:style-name="ce1" office:value-type="float" office:value="-59" calcext:value-type="float">
            <text:p>-59</text:p>
          </table:table-cell>
          <table:table-cell table:style-name="ce1" office:value-type="float" office:value="-56" calcext:value-type="float">
            <text:p>-56</text:p>
          </table:table-cell>
          <table:table-cell table:number-columns-repeated="2"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-67" calcext:value-type="float">
            <text:p>-67</text:p>
          </table:table-cell>
          <table:table-cell table:style-name="ce1" office:value-type="float" office:value="-64" calcext:value-type="float">
            <text:p>-64</text:p>
          </table:table-cell>
          <table:table-cell table:number-columns-repeated="2"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number-columns-repeated="2" table:style-name="ce1" office:value-type="float" office:value="-55" calcext:value-type="float">
            <text:p>-55</text:p>
          </table:table-cell>
          <table:table-cell table:style-name="ce1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-67" calcext:value-type="float">
            <text:p>-67</text:p>
          </table:table-cell>
          <table:table-cell table:style-name="ce1" office:value-type="float" office:value="-64" calcext:value-type="float">
            <text:p>-64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number-columns-repeated="2" table:style-name="ce1" office:value-type="float" office:value="-56" calcext:value-type="float">
            <text:p>-56</text:p>
          </table:table-cell>
          <table:table-cell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float" office:value="-65" calcext:value-type="float">
            <text:p>-65</text:p>
          </table:table-cell>
          <table:table-cell table:style-name="ce1" office:value-type="float" office:value="-63" calcext:value-type="float">
            <text:p>-63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60" calcext:value-type="float">
            <text:p>-60</text:p>
          </table:table-cell>
          <table:table-cell table:number-columns-repeated="2" table:style-name="ce1" office:value-type="float" office:value="-59" calcext:value-type="float">
            <text:p>-59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6" calcext:value-type="float">
            <text:p>-56</text:p>
          </table:table-cell>
          <table:table-cell table:style-name="ce1" office:value-type="float" office:value="-55" calcext:value-type="float">
            <text:p>-55</text:p>
          </table:table-cell>
          <table:table-cell table:style-name="ce1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float" office:value="-65" calcext:value-type="float">
            <text:p>-65</text:p>
          </table:table-cell>
          <table:table-cell table:style-name="ce1" office:value-type="float" office:value="-64" calcext:value-type="float">
            <text:p>-64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60" calcext:value-type="float">
            <text:p>-60</text:p>
          </table:table-cell>
          <table:table-cell table:number-columns-repeated="2" table:style-name="ce1" office:value-type="float" office:value="-56" calcext:value-type="float">
            <text:p>-56</text:p>
          </table:table-cell>
          <table:table-cell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table:style-name="ce1" office:value-type="float" office:value="-65" calcext:value-type="float">
            <text:p>-65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60" calcext:value-type="float">
            <text:p>-60</text:p>
          </table:table-cell>
          <table:table-cell table:number-columns-repeated="3" table:style-name="ce1" office:value-type="float" office:value="-59" calcext:value-type="float">
            <text:p>-59</text:p>
          </table:table-cell>
          <table:table-cell table:style-name="ce1" office:value-type="float" office:value="-56" calcext:value-type="float">
            <text:p>-56</text:p>
          </table:table-cell>
          <table:table-cell table:style-name="ce1" office:value-type="float" office:value="-55" calcext:value-type="float">
            <text:p>-55</text:p>
          </table:table-cell>
          <table:table-cell table:style-name="ce1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table:style-name="ce1" office:value-type="float" office:value="-65" calcext:value-type="float">
            <text:p>-65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8" calcext:value-type="float">
            <text:p>-58</text:p>
          </table:table-cell>
          <table:table-cell table:number-columns-repeated="2" table:style-name="ce1" office:value-type="float" office:value="-60" calcext:value-type="float">
            <text:p>-60</text:p>
          </table:table-cell>
          <table:table-cell table:style-name="ce1" office:value-type="float" office:value="-56" calcext:value-type="float">
            <text:p>-56</text:p>
          </table:table-cell>
          <table:table-cell table:style-name="ce1" office:value-type="float" office:value="-55" calcext:value-type="float">
            <text:p>-55</text:p>
          </table:table-cell>
          <table:table-cell table:style-name="ce1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table:style-name="ce1" office:value-type="float" office:value="-65" calcext:value-type="float">
            <text:p>-65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8" calcext:value-type="float">
            <text:p>-58</text:p>
          </table:table-cell>
          <table:table-cell table:number-columns-repeated="2" table:style-name="ce1" office:value-type="float" office:value="-60" calcext:value-type="float">
            <text:p>-60</text:p>
          </table:table-cell>
          <table:table-cell table:style-name="ce1" office:value-type="float" office:value="-56" calcext:value-type="float">
            <text:p>-56</text:p>
          </table:table-cell>
          <table:table-cell table:style-name="ce1" office:value-type="float" office:value="-55" calcext:value-type="float">
            <text:p>-55</text:p>
          </table:table-cell>
          <table:table-cell table:style-name="ce1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float" office:value="-65" calcext:value-type="float">
            <text:p>-65</text:p>
          </table:table-cell>
          <table:table-cell table:style-name="ce1" office:value-type="float" office:value="-64" calcext:value-type="float">
            <text:p>-64</text:p>
          </table:table-cell>
          <table:table-cell table:number-columns-repeated="2"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number-columns-repeated="2" table:style-name="ce1" office:value-type="float" office:value="-60" calcext:value-type="float">
            <text:p>-60</text:p>
          </table:table-cell>
          <table:table-cell table:style-name="ce1" office:value-type="float" office:value="-56" calcext:value-type="float">
            <text:p>-56</text:p>
          </table:table-cell>
          <table:table-cell table:number-columns-repeated="2"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table:style-name="ce1" office:value-type="float" office:value="-65" calcext:value-type="float">
            <text:p>-65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8" calcext:value-type="float">
            <text:p>-58</text:p>
          </table:table-cell>
          <table:table-cell table:number-columns-repeated="2" table:style-name="ce1" office:value-type="float" office:value="-60" calcext:value-type="float">
            <text:p>-60</text:p>
          </table:table-cell>
          <table:table-cell table:number-columns-repeated="2" table:style-name="ce1" office:value-type="float" office:value="-56" calcext:value-type="float">
            <text:p>-56</text:p>
          </table:table-cell>
          <table:table-cell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table:style-name="ce1" office:value-type="float" office:value="-65" calcext:value-type="float">
            <text:p>-65</text:p>
          </table:table-cell>
          <table:table-cell table:number-columns-repeated="2" table:style-name="ce1" office:value-type="float" office:value="-60" calcext:value-type="float">
            <text:p>-60</text:p>
          </table:table-cell>
          <table:table-cell table:number-columns-repeated="3" table:style-name="ce1" office:value-type="float" office:value="-59" calcext:value-type="float">
            <text:p>-59</text:p>
          </table:table-cell>
          <table:table-cell table:style-name="ce1" office:value-type="float" office:value="-56" calcext:value-type="float">
            <text:p>-56</text:p>
          </table:table-cell>
          <table:table-cell table:number-columns-repeated="2"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-67" calcext:value-type="float">
            <text:p>-67</text:p>
          </table:table-cell>
          <table:table-cell table:style-name="ce1" office:value-type="float" office:value="-64" calcext:value-type="float">
            <text:p>-64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60" calcext:value-type="float">
            <text:p>-60</text:p>
          </table:table-cell>
          <table:table-cell table:number-columns-repeated="3" table:style-name="ce1" office:value-type="float" office:value="-59" calcext:value-type="float">
            <text:p>-59</text:p>
          </table:table-cell>
          <table:table-cell table:style-name="ce1" office:value-type="float" office:value="-56" calcext:value-type="float">
            <text:p>-56</text:p>
          </table:table-cell>
          <table:table-cell table:number-columns-repeated="2"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float" office:value="-67" calcext:value-type="float">
            <text:p>-67</text:p>
          </table:table-cell>
          <table:table-cell table:style-name="ce1" office:value-type="float" office:value="-64" calcext:value-type="float">
            <text:p>-64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60" calcext:value-type="float">
            <text:p>-60</text:p>
          </table:table-cell>
          <table:table-cell table:number-columns-repeated="3" table:style-name="ce1" office:value-type="float" office:value="-59" calcext:value-type="float">
            <text:p>-59</text:p>
          </table:table-cell>
          <table:table-cell table:style-name="ce1" office:value-type="float" office:value="-57" calcext:value-type="float">
            <text:p>-57</text:p>
          </table:table-cell>
          <table:table-cell table:number-columns-repeated="2"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float" office:value="-67" calcext:value-type="float">
            <text:p>-67</text:p>
          </table:table-cell>
          <table:table-cell table:style-name="ce1" office:value-type="float" office:value="-63" calcext:value-type="float">
            <text:p>-63</text:p>
          </table:table-cell>
          <table:table-cell table:number-columns-repeated="2"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number-columns-repeated="2" table:style-name="ce1" office:value-type="float" office:value="-60" calcext:value-type="float">
            <text:p>-60</text:p>
          </table:table-cell>
          <table:table-cell table:style-name="ce1" office:value-type="float" office:value="-55" calcext:value-type="float">
            <text:p>-55</text:p>
          </table:table-cell>
          <table:table-cell table:number-columns-repeated="2" table:style-name="ce1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float" office:value="-66" calcext:value-type="float">
            <text:p>-66</text:p>
          </table:table-cell>
          <table:table-cell table:style-name="ce1" office:value-type="float" office:value="-63" calcext:value-type="float">
            <text:p>-63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number-columns-repeated="3"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float" office:value="-67" calcext:value-type="float">
            <text:p>-67</text:p>
          </table:table-cell>
          <table:table-cell table:style-name="ce1" office:value-type="float" office:value="-64" calcext:value-type="float">
            <text:p>-64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60" calcext:value-type="float">
            <text:p>-60</text:p>
          </table:table-cell>
          <table:table-cell table:number-columns-repeated="2" table:style-name="ce1" office:value-type="float" office:value="-59" calcext:value-type="float">
            <text:p>-59</text:p>
          </table:table-cell>
          <table:table-cell table:style-name="ce1" office:value-type="float" office:value="-60" calcext:value-type="float">
            <text:p>-60</text:p>
          </table:table-cell>
          <table:table-cell table:number-columns-repeated="3"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float" office:value="-67" calcext:value-type="float">
            <text:p>-67</text:p>
          </table:table-cell>
          <table:table-cell table:style-name="ce1" office:value-type="float" office:value="-64" calcext:value-type="float">
            <text:p>-64</text:p>
          </table:table-cell>
          <table:table-cell table:number-columns-repeated="2" table:style-name="ce1" office:value-type="float" office:value="-60" calcext:value-type="float">
            <text:p>-60</text:p>
          </table:table-cell>
          <table:table-cell table:number-columns-repeated="3" table:style-name="ce1" office:value-type="float" office:value="-59" calcext:value-type="float">
            <text:p>-59</text:p>
          </table:table-cell>
          <table:table-cell table:number-columns-repeated="2" table:style-name="ce1" office:value-type="float" office:value="-55" calcext:value-type="float">
            <text:p>-55</text:p>
          </table:table-cell>
          <table:table-cell table:style-name="ce1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float" office:value="-66" calcext:value-type="float">
            <text:p>-66</text:p>
          </table:table-cell>
          <table:table-cell table:style-name="ce1" office:value-type="float" office:value="-64" calcext:value-type="float">
            <text:p>-64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8" calcext:value-type="float">
            <text:p>-58</text:p>
          </table:table-cell>
          <table:table-cell table:number-columns-repeated="2" table:style-name="ce1" office:value-type="float" office:value="-60" calcext:value-type="float">
            <text:p>-60</text:p>
          </table:table-cell>
          <table:table-cell table:style-name="ce1" office:value-type="float" office:value="-56" calcext:value-type="float">
            <text:p>-56</text:p>
          </table:table-cell>
          <table:table-cell table:number-columns-repeated="2"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float" office:value="-66" calcext:value-type="float">
            <text:p>-66</text:p>
          </table:table-cell>
          <table:table-cell table:style-name="ce1" office:value-type="float" office:value="-63" calcext:value-type="float">
            <text:p>-63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6" calcext:value-type="float">
            <text:p>-56</text:p>
          </table:table-cell>
          <table:table-cell table:number-columns-repeated="2"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float" office:value="-67" calcext:value-type="float">
            <text:p>-67</text:p>
          </table:table-cell>
          <table:table-cell table:style-name="ce1" office:value-type="float" office:value="-63" calcext:value-type="float">
            <text:p>-63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7" calcext:value-type="float">
            <text:p>-57</text:p>
          </table:table-cell>
          <table:table-cell table:number-columns-repeated="2"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float" office:value="-67" calcext:value-type="float">
            <text:p>-67</text:p>
          </table:table-cell>
          <table:table-cell table:style-name="ce1" office:value-type="float" office:value="-64" calcext:value-type="float">
            <text:p>-64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6" calcext:value-type="float">
            <text:p>-56</text:p>
          </table:table-cell>
          <table:table-cell table:style-name="ce1" office:value-type="float" office:value="-55" calcext:value-type="float">
            <text:p>-55</text:p>
          </table:table-cell>
          <table:table-cell table:style-name="ce1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float" office:value="-66" calcext:value-type="float">
            <text:p>-66</text:p>
          </table:table-cell>
          <table:table-cell table:style-name="ce1" office:value-type="float" office:value="-65" calcext:value-type="float">
            <text:p>-65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number-columns-repeated="3"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office:value-type="float" office:value="-66" calcext:value-type="float">
            <text:p>-66</text:p>
          </table:table-cell>
          <table:table-cell table:style-name="ce1" office:value-type="float" office:value="-65" calcext:value-type="float">
            <text:p>-65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number-columns-repeated="3"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 office:value-type="float" office:value="-67" calcext:value-type="float">
            <text:p>-67</text:p>
          </table:table-cell>
          <table:table-cell table:style-name="ce1" office:value-type="float" office:value="-65" calcext:value-type="float">
            <text:p>-65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8" calcext:value-type="float">
            <text:p>-58</text:p>
          </table:table-cell>
          <table:table-cell table:number-columns-repeated="2" table:style-name="ce1" office:value-type="float" office:value="-59" calcext:value-type="float">
            <text:p>-59</text:p>
          </table:table-cell>
          <table:table-cell table:style-name="ce1" office:value-type="float" office:value="-55" calcext:value-type="float">
            <text:p>-55</text:p>
          </table:table-cell>
          <table:table-cell table:style-name="ce1" office:value-type="float" office:value="-56" calcext:value-type="float">
            <text:p>-56</text:p>
          </table:table-cell>
          <table:table-cell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office:value-type="float" office:value="-67" calcext:value-type="float">
            <text:p>-67</text:p>
          </table:table-cell>
          <table:table-cell table:style-name="ce1" office:value-type="float" office:value="-65" calcext:value-type="float">
            <text:p>-65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number-columns-repeated="3"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float" office:value="-67" calcext:value-type="float">
            <text:p>-67</text:p>
          </table:table-cell>
          <table:table-cell table:style-name="ce1" office:value-type="float" office:value="-65" calcext:value-type="float">
            <text:p>-65</text:p>
          </table:table-cell>
          <table:table-cell table:number-columns-repeated="2"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6" calcext:value-type="float">
            <text:p>-56</text:p>
          </table:table-cell>
          <table:table-cell table:style-name="ce1" office:value-type="float" office:value="-55" calcext:value-type="float">
            <text:p>-55</text:p>
          </table:table-cell>
          <table:table-cell table:style-name="ce1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table:style-name="ce1" office:value-type="float" office:value="-66" calcext:value-type="float">
            <text:p>-66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8" calcext:value-type="float">
            <text:p>-58</text:p>
          </table:table-cell>
          <table:table-cell table:number-columns-repeated="2" table:style-name="ce1" office:value-type="float" office:value="-59" calcext:value-type="float">
            <text:p>-59</text:p>
          </table:table-cell>
          <table:table-cell table:style-name="ce1" office:value-type="float" office:value="-56" calcext:value-type="float">
            <text:p>-56</text:p>
          </table:table-cell>
          <table:table-cell table:number-columns-repeated="2"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table:style-name="ce1" office:value-type="float" office:value="-65" calcext:value-type="float">
            <text:p>-65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8" calcext:value-type="float">
            <text:p>-58</text:p>
          </table:table-cell>
          <table:table-cell table:number-columns-repeated="2" table:style-name="ce1" office:value-type="float" office:value="-60" calcext:value-type="float">
            <text:p>-60</text:p>
          </table:table-cell>
          <table:table-cell table:number-columns-repeated="2" table:style-name="ce1" office:value-type="float" office:value="-55" calcext:value-type="float">
            <text:p>-55</text:p>
          </table:table-cell>
          <table:table-cell table:style-name="ce1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table:style-name="ce1" office:value-type="float" office:value="-65" calcext:value-type="float">
            <text:p>-65</text:p>
          </table:table-cell>
          <table:table-cell table:number-columns-repeated="2"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number-columns-repeated="2" table:style-name="ce1" office:value-type="float" office:value="-60" calcext:value-type="float">
            <text:p>-60</text:p>
          </table:table-cell>
          <table:table-cell table:style-name="ce1" office:value-type="float" office:value="-56" calcext:value-type="float">
            <text:p>-56</text:p>
          </table:table-cell>
          <table:table-cell table:number-columns-repeated="2"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 office:value-type="float" office:value="-65" calcext:value-type="float">
            <text:p>-65</text:p>
          </table:table-cell>
          <table:table-cell table:style-name="ce1" office:value-type="float" office:value="-64" calcext:value-type="float">
            <text:p>-64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6" calcext:value-type="float">
            <text:p>-56</text:p>
          </table:table-cell>
          <table:table-cell table:number-columns-repeated="2"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 office:value-type="float" office:value="-65" calcext:value-type="float">
            <text:p>-65</text:p>
          </table:table-cell>
          <table:table-cell table:style-name="ce1" office:value-type="float" office:value="-64" calcext:value-type="float">
            <text:p>-64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8" calcext:value-type="float">
            <text:p>-58</text:p>
          </table:table-cell>
          <table:table-cell table:number-columns-repeated="2" table:style-name="ce1" office:value-type="float" office:value="-59" calcext:value-type="float">
            <text:p>-59</text:p>
          </table:table-cell>
          <table:table-cell table:number-columns-repeated="2" table:style-name="ce1" office:value-type="float" office:value="-56" calcext:value-type="float">
            <text:p>-56</text:p>
          </table:table-cell>
          <table:table-cell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office:value-type="float" office:value="-65" calcext:value-type="float">
            <text:p>-65</text:p>
          </table:table-cell>
          <table:table-cell table:style-name="ce1" office:value-type="float" office:value="-64" calcext:value-type="float">
            <text:p>-64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6" calcext:value-type="float">
            <text:p>-56</text:p>
          </table:table-cell>
          <table:table-cell table:style-name="ce1" office:value-type="float" office:value="-55" calcext:value-type="float">
            <text:p>-55</text:p>
          </table:table-cell>
          <table:table-cell table:style-name="ce1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 office:value-type="float" office:value="-65" calcext:value-type="float">
            <text:p>-65</text:p>
          </table:table-cell>
          <table:table-cell table:style-name="ce1" office:value-type="float" office:value="-64" calcext:value-type="float">
            <text:p>-64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57" calcext:value-type="float">
            <text:p>-57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number-columns-repeated="2" table:style-name="ce1" office:value-type="float" office:value="-56" calcext:value-type="float">
            <text:p>-56</text:p>
          </table:table-cell>
          <table:table-cell table:style-name="ce1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 office:value-type="float" office:value="-65" calcext:value-type="float">
            <text:p>-65</text:p>
          </table:table-cell>
          <table:table-cell table:style-name="ce1" office:value-type="float" office:value="-64" calcext:value-type="float">
            <text:p>-64</text:p>
          </table:table-cell>
          <table:table-cell table:number-columns-repeated="2"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number-columns-repeated="2" table:style-name="ce1" office:value-type="float" office:value="-60" calcext:value-type="float">
            <text:p>-60</text:p>
          </table:table-cell>
          <table:table-cell table:number-columns-repeated="3"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" office:value-type="float" office:value="-65" calcext:value-type="float">
            <text:p>-65</text:p>
          </table:table-cell>
          <table:table-cell table:style-name="ce1" office:value-type="float" office:value="-64" calcext:value-type="float">
            <text:p>-64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6" calcext:value-type="float">
            <text:p>-56</text:p>
          </table:table-cell>
          <table:table-cell table:number-columns-repeated="2"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" office:value-type="float" office:value="-67" calcext:value-type="float">
            <text:p>-67</text:p>
          </table:table-cell>
          <table:table-cell table:style-name="ce1" office:value-type="float" office:value="-64" calcext:value-type="float">
            <text:p>-64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8" calcext:value-type="float">
            <text:p>-58</text:p>
          </table:table-cell>
          <table:table-cell table:number-columns-repeated="2" table:style-name="ce1" office:value-type="float" office:value="-59" calcext:value-type="float">
            <text:p>-59</text:p>
          </table:table-cell>
          <table:table-cell table:style-name="ce1" office:value-type="float" office:value="-56" calcext:value-type="float">
            <text:p>-56</text:p>
          </table:table-cell>
          <table:table-cell table:style-name="ce1" office:value-type="float" office:value="-55" calcext:value-type="float">
            <text:p>-55</text:p>
          </table:table-cell>
          <table:table-cell table:style-name="ce1" office:value-type="float" office:value="-56" calcext:value-type="float">
            <text:p>-56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float" office:value="-67" calcext:value-type="float">
            <text:p>-67</text:p>
          </table:table-cell>
          <table:table-cell table:style-name="ce1" office:value-type="float" office:value="-64" calcext:value-type="float">
            <text:p>-64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60" calcext:value-type="float">
            <text:p>-60</text:p>
          </table:table-cell>
          <table:table-cell table:number-columns-repeated="3" table:style-name="ce1" office:value-type="float" office:value="-59" calcext:value-type="float">
            <text:p>-59</text:p>
          </table:table-cell>
          <table:table-cell table:style-name="ce1" office:value-type="float" office:value="-56" calcext:value-type="float">
            <text:p>-56</text:p>
          </table:table-cell>
          <table:table-cell table:number-columns-repeated="2"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 office:value-type="float" office:value="-66" calcext:value-type="float">
            <text:p>-66</text:p>
          </table:table-cell>
          <table:table-cell table:style-name="ce1" office:value-type="float" office:value="-64" calcext:value-type="float">
            <text:p>-64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57" calcext:value-type="float">
            <text:p>-57</text:p>
          </table:table-cell>
          <table:table-cell table:number-columns-repeated="2" table:style-name="ce1" office:value-type="float" office:value="-59" calcext:value-type="float">
            <text:p>-59</text:p>
          </table:table-cell>
          <table:table-cell table:style-name="ce1" office:value-type="float" office:value="-56" calcext:value-type="float">
            <text:p>-56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" office:value-type="float" office:value="-67" calcext:value-type="float">
            <text:p>-67</text:p>
          </table:table-cell>
          <table:table-cell table:style-name="ce1" office:value-type="float" office:value="-64" calcext:value-type="float">
            <text:p>-64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8" calcext:value-type="float">
            <text:p>-58</text:p>
          </table:table-cell>
          <table:table-cell table:number-columns-repeated="2" table:style-name="ce1" office:value-type="float" office:value="-59" calcext:value-type="float">
            <text:p>-59</text:p>
          </table:table-cell>
          <table:table-cell table:style-name="ce1" office:value-type="float" office:value="-56" calcext:value-type="float">
            <text:p>-56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" office:value-type="float" office:value="-67" calcext:value-type="float">
            <text:p>-67</text:p>
          </table:table-cell>
          <table:table-cell table:style-name="ce1" office:value-type="float" office:value="-64" calcext:value-type="float">
            <text:p>-64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60" calcext:value-type="float">
            <text:p>-60</text:p>
          </table:table-cell>
          <table:table-cell table:number-columns-repeated="3" table:style-name="ce1" office:value-type="float" office:value="-59" calcext:value-type="float">
            <text:p>-59</text:p>
          </table:table-cell>
          <table:table-cell table:style-name="ce1" office:value-type="float" office:value="-56" calcext:value-type="float">
            <text:p>-56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 office:value-type="float" office:value="-66" calcext:value-type="float">
            <text:p>-66</text:p>
          </table:table-cell>
          <table:table-cell table:style-name="ce1" office:value-type="float" office:value="-63" calcext:value-type="float">
            <text:p>-63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57" calcext:value-type="float">
            <text:p>-57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6" calcext:value-type="float">
            <text:p>-56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56" calcext:value-type="float">
            <text:p>-56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 office:value-type="float" office:value="-67" calcext:value-type="float">
            <text:p>-67</text:p>
          </table:table-cell>
          <table:table-cell table:style-name="ce1" office:value-type="float" office:value="-63" calcext:value-type="float">
            <text:p>-63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57" calcext:value-type="float">
            <text:p>-57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6" calcext:value-type="float">
            <text:p>-56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 office:value-type="float" office:value="-67" calcext:value-type="float">
            <text:p>-67</text:p>
          </table:table-cell>
          <table:table-cell table:style-name="ce1" office:value-type="float" office:value="-63" calcext:value-type="float">
            <text:p>-63</text:p>
          </table:table-cell>
          <table:table-cell table:number-columns-repeated="2"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6" calcext:value-type="float">
            <text:p>-56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6" calcext:value-type="float">
            <text:p>-56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 office:value-type="float" office:value="-65" calcext:value-type="float">
            <text:p>-65</text:p>
          </table:table-cell>
          <table:table-cell table:style-name="ce1" office:value-type="float" office:value="-64" calcext:value-type="float">
            <text:p>-64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56" calcext:value-type="float">
            <text:p>-56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6" calcext:value-type="float">
            <text:p>-56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 office:value-type="float" office:value="-65" calcext:value-type="float">
            <text:p>-65</text:p>
          </table:table-cell>
          <table:table-cell table:style-name="ce1" office:value-type="float" office:value="-64" calcext:value-type="float">
            <text:p>-64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57" calcext:value-type="float">
            <text:p>-57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6" calcext:value-type="float">
            <text:p>-56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table:style-name="ce1" office:value-type="float" office:value="-65" calcext:value-type="float">
            <text:p>-65</text:p>
          </table:table-cell>
          <table:table-cell table:number-columns-repeated="2"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7" calcext:value-type="float">
            <text:p>-57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5" calcext:value-type="float">
            <text:p>-55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float" office:value="-65" calcext:value-type="float">
            <text:p>-65</text:p>
          </table:table-cell>
          <table:table-cell table:style-name="ce1" office:value-type="float" office:value="-64" calcext:value-type="float">
            <text:p>-64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6" calcext:value-type="float">
            <text:p>-56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5" calcext:value-type="float">
            <text:p>-55</text:p>
          </table:table-cell>
          <table:table-cell table:style-name="ce1" office:value-type="float" office:value="-57" calcext:value-type="float">
            <text:p>-57</text:p>
          </table:table-cell>
          <table:table-cell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table:style-name="ce1" office:value-type="float" office:value="-65" calcext:value-type="float">
            <text:p>-65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56" calcext:value-type="float">
            <text:p>-56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5" calcext:value-type="float">
            <text:p>-55</text:p>
          </table:table-cell>
          <table:table-cell table:style-name="ce1" office:value-type="float" office:value="-57" calcext:value-type="float">
            <text:p>-57</text:p>
          </table:table-cell>
          <table:table-cell table:style-name="ce1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table:style-name="ce1" office:value-type="float" office:value="-65" calcext:value-type="float">
            <text:p>-65</text:p>
          </table:table-cell>
          <table:table-cell table:number-columns-repeated="2"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6" calcext:value-type="float">
            <text:p>-56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5" calcext:value-type="float">
            <text:p>-55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table:style-name="ce1" office:value-type="float" office:value="-65" calcext:value-type="float">
            <text:p>-65</text:p>
          </table:table-cell>
          <table:table-cell table:style-name="ce1" office:value-type="float" office:value="-62" calcext:value-type="float">
            <text:p>-62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6" calcext:value-type="float">
            <text:p>-56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6" calcext:value-type="float">
            <text:p>-56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float" office:value="-65" calcext:value-type="float">
            <text:p>-65</text:p>
          </table:table-cell>
          <table:table-cell table:style-name="ce1" office:value-type="float" office:value="-66" calcext:value-type="float">
            <text:p>-66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56" calcext:value-type="float">
            <text:p>-56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56" calcext:value-type="float">
            <text:p>-56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 office:value-type="float" office:value="-65" calcext:value-type="float">
            <text:p>-65</text:p>
          </table:table-cell>
          <table:table-cell table:style-name="ce1" office:value-type="float" office:value="-66" calcext:value-type="float">
            <text:p>-66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56" calcext:value-type="float">
            <text:p>-56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5" calcext:value-type="float">
            <text:p>-55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" office:value-type="float" office:value="-65" calcext:value-type="float">
            <text:p>-65</text:p>
          </table:table-cell>
          <table:table-cell table:style-name="ce1" office:value-type="float" office:value="-66" calcext:value-type="float">
            <text:p>-66</text:p>
          </table:table-cell>
          <table:table-cell table:style-name="ce1" office:value-type="float" office:value="-62" calcext:value-type="float">
            <text:p>-62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57" calcext:value-type="float">
            <text:p>-57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6" calcext:value-type="float">
            <text:p>-56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" office:value-type="float" office:value="-65" calcext:value-type="float">
            <text:p>-65</text:p>
          </table:table-cell>
          <table:table-cell table:style-name="ce1" office:value-type="float" office:value="-64" calcext:value-type="float">
            <text:p>-64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57" calcext:value-type="float">
            <text:p>-57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6" calcext:value-type="float">
            <text:p>-56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 office:value-type="float" office:value="-65" calcext:value-type="float">
            <text:p>-65</text:p>
          </table:table-cell>
          <table:table-cell table:style-name="ce1" office:value-type="float" office:value="-64" calcext:value-type="float">
            <text:p>-64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6" calcext:value-type="float">
            <text:p>-56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6" calcext:value-type="float">
            <text:p>-56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 office:value-type="float" office:value="-65" calcext:value-type="float">
            <text:p>-65</text:p>
          </table:table-cell>
          <table:table-cell table:style-name="ce1" office:value-type="float" office:value="-64" calcext:value-type="float">
            <text:p>-64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6" calcext:value-type="float">
            <text:p>-56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6" calcext:value-type="float">
            <text:p>-56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office:value-type="float" office:value="-65" calcext:value-type="float">
            <text:p>-65</text:p>
          </table:table-cell>
          <table:table-cell table:style-name="ce1" office:value-type="float" office:value="-64" calcext:value-type="float">
            <text:p>-64</text:p>
          </table:table-cell>
          <table:table-cell table:number-columns-repeated="2"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6" calcext:value-type="float">
            <text:p>-56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6" calcext:value-type="float">
            <text:p>-56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" office:value-type="float" office:value="-65" calcext:value-type="float">
            <text:p>-65</text:p>
          </table:table-cell>
          <table:table-cell table:style-name="ce1" office:value-type="float" office:value="-64" calcext:value-type="float">
            <text:p>-64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8" calcext:value-type="float">
            <text:p>-58</text:p>
          </table:table-cell>
          <table:table-cell table:number-columns-repeated="2" table:style-name="ce1" office:value-type="float" office:value="-59" calcext:value-type="float">
            <text:p>-59</text:p>
          </table:table-cell>
          <table:table-cell table:style-name="ce1" office:value-type="float" office:value="-56" calcext:value-type="float">
            <text:p>-56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 office:value-type="float" office:value="-65" calcext:value-type="float">
            <text:p>-65</text:p>
          </table:table-cell>
          <table:table-cell table:style-name="ce1" office:value-type="float" office:value="-64" calcext:value-type="float">
            <text:p>-64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6" calcext:value-type="float">
            <text:p>-56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 office:value-type="float" office:value="-67" calcext:value-type="float">
            <text:p>-67</text:p>
          </table:table-cell>
          <table:table-cell table:style-name="ce1" office:value-type="float" office:value="-63" calcext:value-type="float">
            <text:p>-63</text:p>
          </table:table-cell>
          <table:table-cell table:number-columns-repeated="2"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number-columns-repeated="2" table:style-name="ce1" office:value-type="float" office:value="-60" calcext:value-type="float">
            <text:p>-60</text:p>
          </table:table-cell>
          <table:table-cell table:style-name="ce1" office:value-type="float" office:value="-56" calcext:value-type="float">
            <text:p>-56</text:p>
          </table:table-cell>
          <table:table-cell table:style-name="ce1" office:value-type="float" office:value="-57" calcext:value-type="float">
            <text:p>-57</text:p>
          </table:table-cell>
          <table:table-cell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" office:value-type="float" office:value="-67" calcext:value-type="float">
            <text:p>-67</text:p>
          </table:table-cell>
          <table:table-cell table:style-name="ce1" office:value-type="float" office:value="-63" calcext:value-type="float">
            <text:p>-63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6" calcext:value-type="float">
            <text:p>-56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float" office:value="-67" calcext:value-type="float">
            <text:p>-67</text:p>
          </table:table-cell>
          <table:table-cell table:style-name="ce1" office:value-type="float" office:value="-66" calcext:value-type="float">
            <text:p>-66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8" calcext:value-type="float">
            <text:p>-58</text:p>
          </table:table-cell>
          <table:table-cell table:number-columns-repeated="2" table:style-name="ce1" office:value-type="float" office:value="-59" calcext:value-type="float">
            <text:p>-59</text:p>
          </table:table-cell>
          <table:table-cell table:style-name="ce1" office:value-type="float" office:value="-55" calcext:value-type="float">
            <text:p>-55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" office:value-type="float" office:value="-66" calcext:value-type="float">
            <text:p>-66</text:p>
          </table:table-cell>
          <table:table-cell table:style-name="ce1" office:value-type="float" office:value="-64" calcext:value-type="float">
            <text:p>-64</text:p>
          </table:table-cell>
          <table:table-cell table:style-name="ce1" office:value-type="float" office:value="-62" calcext:value-type="float">
            <text:p>-62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8" calcext:value-type="float">
            <text:p>-58</text:p>
          </table:table-cell>
          <table:table-cell table:number-columns-repeated="2" table:style-name="ce1" office:value-type="float" office:value="-60" calcext:value-type="float">
            <text:p>-60</text:p>
          </table:table-cell>
          <table:table-cell table:style-name="ce1" office:value-type="float" office:value="-55" calcext:value-type="float">
            <text:p>-55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 office:value-type="float" office:value="-67" calcext:value-type="float">
            <text:p>-67</text:p>
          </table:table-cell>
          <table:table-cell table:style-name="ce1" office:value-type="float" office:value="-65" calcext:value-type="float">
            <text:p>-65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5" calcext:value-type="float">
            <text:p>-55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 office:value-type="float" office:value="-67" calcext:value-type="float">
            <text:p>-67</text:p>
          </table:table-cell>
          <table:table-cell table:style-name="ce1" office:value-type="float" office:value="-66" calcext:value-type="float">
            <text:p>-66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8" calcext:value-type="float">
            <text:p>-58</text:p>
          </table:table-cell>
          <table:table-cell table:number-columns-repeated="2" table:style-name="ce1" office:value-type="float" office:value="-60" calcext:value-type="float">
            <text:p>-60</text:p>
          </table:table-cell>
          <table:table-cell table:style-name="ce1" office:value-type="float" office:value="-55" calcext:value-type="float">
            <text:p>-55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" office:value-type="float" office:value="-66" calcext:value-type="float">
            <text:p>-66</text:p>
          </table:table-cell>
          <table:table-cell table:style-name="ce1" office:value-type="float" office:value="-65" calcext:value-type="float">
            <text:p>-65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8" calcext:value-type="float">
            <text:p>-58</text:p>
          </table:table-cell>
          <table:table-cell table:number-columns-repeated="2" table:style-name="ce1" office:value-type="float" office:value="-60" calcext:value-type="float">
            <text:p>-60</text:p>
          </table:table-cell>
          <table:table-cell table:style-name="ce1" office:value-type="float" office:value="-56" calcext:value-type="float">
            <text:p>-56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float" office:value="-67" calcext:value-type="float">
            <text:p>-67</text:p>
          </table:table-cell>
          <table:table-cell table:style-name="ce1" office:value-type="float" office:value="-65" calcext:value-type="float">
            <text:p>-65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5" calcext:value-type="float">
            <text:p>-55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table:style-name="ce1" office:value-type="float" office:value="-65" calcext:value-type="float">
            <text:p>-65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6" calcext:value-type="float">
            <text:p>-56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table:style-name="ce1" office:value-type="float" office:value="-65" calcext:value-type="float">
            <text:p>-65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60" calcext:value-type="float">
            <text:p>-60</text:p>
          </table:table-cell>
          <table:table-cell table:number-columns-repeated="2" table:style-name="ce1" office:value-type="float" office:value="-59" calcext:value-type="float">
            <text:p>-59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6" calcext:value-type="float">
            <text:p>-56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" office:value-type="float" office:value="-65" calcext:value-type="float">
            <text:p>-65</text:p>
          </table:table-cell>
          <table:table-cell table:style-name="ce1" office:value-type="float" office:value="-66" calcext:value-type="float">
            <text:p>-66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8" calcext:value-type="float">
            <text:p>-58</text:p>
          </table:table-cell>
          <table:table-cell table:number-columns-repeated="2" table:style-name="ce1" office:value-type="float" office:value="-60" calcext:value-type="float">
            <text:p>-60</text:p>
          </table:table-cell>
          <table:table-cell table:style-name="ce1" office:value-type="float" office:value="-55" calcext:value-type="float">
            <text:p>-55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 office:value-type="float" office:value="-65" calcext:value-type="float">
            <text:p>-65</text:p>
          </table:table-cell>
          <table:table-cell table:style-name="ce1" office:value-type="float" office:value="-64" calcext:value-type="float">
            <text:p>-64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60" calcext:value-type="float">
            <text:p>-60</text:p>
          </table:table-cell>
          <table:table-cell table:number-columns-repeated="3" table:style-name="ce1" office:value-type="float" office:value="-59" calcext:value-type="float">
            <text:p>-59</text:p>
          </table:table-cell>
          <table:table-cell table:style-name="ce1" office:value-type="float" office:value="-55" calcext:value-type="float">
            <text:p>-55</text:p>
          </table:table-cell>
          <table:table-cell table:style-name="ce1" office:value-type="float" office:value="-57" calcext:value-type="float">
            <text:p>-57</text:p>
          </table:table-cell>
          <table:table-cell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table:style-name="ce1" office:value-type="float" office:value="-65" calcext:value-type="float">
            <text:p>-65</text:p>
          </table:table-cell>
          <table:table-cell table:number-columns-repeated="2" table:style-name="ce1" office:value-type="float" office:value="-60" calcext:value-type="float">
            <text:p>-60</text:p>
          </table:table-cell>
          <table:table-cell table:number-columns-repeated="3" table:style-name="ce1" office:value-type="float" office:value="-59" calcext:value-type="float">
            <text:p>-59</text:p>
          </table:table-cell>
          <table:table-cell table:style-name="ce1" office:value-type="float" office:value="-55" calcext:value-type="float">
            <text:p>-55</text:p>
          </table:table-cell>
          <table:table-cell table:style-name="ce1" office:value-type="float" office:value="-57" calcext:value-type="float">
            <text:p>-57</text:p>
          </table:table-cell>
          <table:table-cell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table:style-name="ce1" office:value-type="float" office:value="-65" calcext:value-type="float">
            <text:p>-65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6" calcext:value-type="float">
            <text:p>-56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table:style-name="ce1" office:value-type="float" office:value="-65" calcext:value-type="float">
            <text:p>-65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61" calcext:value-type="float">
            <text:p>-61</text:p>
          </table:table-cell>
          <table:table-cell table:number-columns-repeated="2"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5" calcext:value-type="float">
            <text:p>-55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table:style-name="ce1" office:value-type="float" office:value="-65" calcext:value-type="float">
            <text:p>-65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8" calcext:value-type="float">
            <text:p>-58</text:p>
          </table:table-cell>
          <table:table-cell table:number-columns-repeated="2" table:style-name="ce1" office:value-type="float" office:value="-59" calcext:value-type="float">
            <text:p>-59</text:p>
          </table:table-cell>
          <table:table-cell table:style-name="ce1" office:value-type="float" office:value="-55" calcext:value-type="float">
            <text:p>-55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" office:value-type="float" office:value="-67" calcext:value-type="float">
            <text:p>-67</text:p>
          </table:table-cell>
          <table:table-cell table:style-name="ce1" office:value-type="float" office:value="-65" calcext:value-type="float">
            <text:p>-65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60" calcext:value-type="float">
            <text:p>-60</text:p>
          </table:table-cell>
          <table:table-cell table:number-columns-repeated="2" table:style-name="ce1" office:value-type="float" office:value="-59" calcext:value-type="float">
            <text:p>-59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6" calcext:value-type="float">
            <text:p>-56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float" office:value="-67" calcext:value-type="float">
            <text:p>-67</text:p>
          </table:table-cell>
          <table:table-cell table:style-name="ce1" office:value-type="float" office:value="-65" calcext:value-type="float">
            <text:p>-65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5" calcext:value-type="float">
            <text:p>-55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 office:value-type="float" office:value="-65" calcext:value-type="float">
            <text:p>-65</text:p>
          </table:table-cell>
          <table:table-cell table:style-name="ce1" office:value-type="float" office:value="-63" calcext:value-type="float">
            <text:p>-63</text:p>
          </table:table-cell>
          <table:table-cell table:number-columns-repeated="2" table:style-name="ce1" office:value-type="float" office:value="-61" calcext:value-type="float">
            <text:p>-61</text:p>
          </table:table-cell>
          <table:table-cell table:number-columns-repeated="3" table:style-name="ce1" office:value-type="float" office:value="-60" calcext:value-type="float">
            <text:p>-60</text:p>
          </table:table-cell>
          <table:table-cell table:style-name="ce1" office:value-type="float" office:value="-56" calcext:value-type="float">
            <text:p>-56</text:p>
          </table:table-cell>
          <table:table-cell table:style-name="ce1" office:value-type="float" office:value="-57" calcext:value-type="float">
            <text:p>-57</text:p>
          </table:table-cell>
          <table:table-cell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63" calcext:value-type="float">
            <text:p>-63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8" calcext:value-type="float">
            <text:p>-58</text:p>
          </table:table-cell>
          <table:table-cell table:number-columns-repeated="2" table:style-name="ce1" office:value-type="float" office:value="-60" calcext:value-type="float">
            <text:p>-60</text:p>
          </table:table-cell>
          <table:table-cell table:style-name="ce1" office:value-type="float" office:value="-56" calcext:value-type="float">
            <text:p>-56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" office:value-type="float" office:value="-65" calcext:value-type="float">
            <text:p>-65</text:p>
          </table:table-cell>
          <table:table-cell table:style-name="ce1" office:value-type="float" office:value="-63" calcext:value-type="float">
            <text:p>-63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5" calcext:value-type="float">
            <text:p>-55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 office:value-type="float" office:value="-65" calcext:value-type="float">
            <text:p>-65</text:p>
          </table:table-cell>
          <table:table-cell table:style-name="ce1" office:value-type="float" office:value="-64" calcext:value-type="float">
            <text:p>-64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6" calcext:value-type="float">
            <text:p>-56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 office:value-type="float" office:value="-66" calcext:value-type="float">
            <text:p>-66</text:p>
          </table:table-cell>
          <table:table-cell table:style-name="ce1" office:value-type="float" office:value="-63" calcext:value-type="float">
            <text:p>-63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6" calcext:value-type="float">
            <text:p>-56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 office:value-type="float" office:value="-65" calcext:value-type="float">
            <text:p>-65</text:p>
          </table:table-cell>
          <table:table-cell table:style-name="ce1" office:value-type="float" office:value="-63" calcext:value-type="float">
            <text:p>-63</text:p>
          </table:table-cell>
          <table:table-cell table:number-columns-repeated="2"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5" calcext:value-type="float">
            <text:p>-55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 office:value-type="float" office:value="-65" calcext:value-type="float">
            <text:p>-65</text:p>
          </table:table-cell>
          <table:table-cell table:style-name="ce1" office:value-type="float" office:value="-63" calcext:value-type="float">
            <text:p>-63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60" calcext:value-type="float">
            <text:p>-60</text:p>
          </table:table-cell>
          <table:table-cell table:number-columns-repeated="2" table:style-name="ce1" office:value-type="float" office:value="-59" calcext:value-type="float">
            <text:p>-59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5" calcext:value-type="float">
            <text:p>-55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" office:value-type="float" office:value="-65" calcext:value-type="float">
            <text:p>-65</text:p>
          </table:table-cell>
          <table:table-cell table:style-name="ce1" office:value-type="float" office:value="-63" calcext:value-type="float">
            <text:p>-63</text:p>
          </table:table-cell>
          <table:table-cell table:number-columns-repeated="2" table:style-name="ce1" office:value-type="float" office:value="-60" calcext:value-type="float">
            <text:p>-60</text:p>
          </table:table-cell>
          <table:table-cell table:number-columns-repeated="2" table:style-name="ce1" office:value-type="float" office:value="-59" calcext:value-type="float">
            <text:p>-59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 office:value-type="float" office:value="-66" calcext:value-type="float">
            <text:p>-66</text:p>
          </table:table-cell>
          <table:table-cell table:style-name="ce1" office:value-type="float" office:value="-62" calcext:value-type="float">
            <text:p>-62</text:p>
          </table:table-cell>
          <table:table-cell table:number-columns-repeated="2" table:style-name="ce1" office:value-type="float" office:value="-61" calcext:value-type="float">
            <text:p>-61</text:p>
          </table:table-cell>
          <table:table-cell table:number-columns-repeated="3" table:style-name="ce1" office:value-type="float" office:value="-60" calcext:value-type="float">
            <text:p>-60</text:p>
          </table:table-cell>
          <table:table-cell table:style-name="ce1" office:value-type="float" office:value="-56" calcext:value-type="float">
            <text:p>-56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-66" calcext:value-type="float">
            <text:p>-66</text:p>
          </table:table-cell>
          <table:table-cell table:style-name="ce1" office:value-type="float" office:value="-61" calcext:value-type="float">
            <text:p>-61</text:p>
          </table:table-cell>
          <table:table-cell table:number-columns-repeated="2"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55" calcext:value-type="float">
            <text:p>-55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55" calcext:value-type="float">
            <text:p>-55</text:p>
          </table:table-cell>
          <table:table-cell table:number-columns-repeated="1013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 metri" table:style-name="ta2">
        <table:table-column table:style-name="co5" table:default-cell-style-name="Default"/>
        <table:table-column table:style-name="co6" table:number-columns-repeated="10" table:default-cell-style-name="Default"/>
        <table:table-column table:style-name="co3" table:number-columns-repeated="15" table:default-cell-style-name="Default"/>
        <table:table-column table:style-name="co4" table:number-columns-repeated="998" table:default-cell-style-name="Default"/>
        <table:table-row table:style-name="ro1">
          <table:table-cell office:value-type="string" calcext:value-type="string">
            <text:p>LoRa a 10m di distanza</text:p>
          </table:table-cell>
          <table:table-cell office:value-type="string" calcext:value-type="string">
            <text:p>Modo 1</text:p>
          </table:table-cell>
          <table:table-cell office:value-type="string" calcext:value-type="string">
            <text:p>Modo 2</text:p>
          </table:table-cell>
          <table:table-cell office:value-type="string" calcext:value-type="string">
            <text:p>Modo 3</text:p>
          </table:table-cell>
          <table:table-cell office:value-type="string" calcext:value-type="string">
            <text:p><text:s/>Modo 4</text:p>
          </table:table-cell>
          <table:table-cell office:value-type="string" calcext:value-type="string">
            <text:p>Modo 5</text:p>
          </table:table-cell>
          <table:table-cell office:value-type="string" calcext:value-type="string">
            <text:p>Modo 6</text:p>
          </table:table-cell>
          <table:table-cell office:value-type="string" calcext:value-type="string">
            <text:p>Modo 7</text:p>
          </table:table-cell>
          <table:table-cell office:value-type="string" calcext:value-type="string">
            <text:p>Modo 8</text:p>
          </table:table-cell>
          <table:table-cell office:value-type="string" calcext:value-type="string">
            <text:p>Modo 9 </text:p>
          </table:table-cell>
          <table:table-cell office:value-type="string" calcext:value-type="string">
            <text:p>Modo 1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----------------------------------------</text:p>
          </table:table-cell>
          <table:table-cell table:style-name="ce3" office:value-type="string" calcext:value-type="string">
            <text:p>Channel RSSI '-113' </text:p>
          </table:table-cell>
          <table:table-cell table:style-name="ce4" office:value-type="string" calcext:value-type="string">
            <text:p>Channel RSSI '-110' </text:p>
          </table:table-cell>
          <table:table-cell table:style-name="ce1" office:value-type="string" calcext:value-type="string">
            <text:p>Channel RSSI '-115' </text:p>
          </table:table-cell>
          <table:table-cell table:style-name="ce1" office:value-type="string" calcext:value-type="string">
            <text:p>Channel RSSI '-108' </text:p>
          </table:table-cell>
          <table:table-cell table:style-name="ce2"/>
          <table:table-cell table:style-name="ce1" office:value-type="string" calcext:value-type="string">
            <text:p>Channel RSSI '-106' </text:p>
          </table:table-cell>
          <table:table-cell table:style-name="ce1" office:value-type="string" calcext:value-type="string">
            <text:p>Channel RSSI '-109' </text:p>
          </table:table-cell>
          <table:table-cell table:style-name="ce1" office:value-type="string" calcext:value-type="string">
            <text:p>Channel RSSI '-105' </text:p>
          </table:table-cell>
          <table:table-cell table:style-name="ce1" office:value-type="string" calcext:value-type="string">
            <text:p>Channel RSSI '-80' </text:p>
          </table:table-cell>
          <table:table-cell table:style-name="ce3" office:value-type="string" calcext:value-type="string">
            <text:p>Channel RSSI '-105' </text:p>
          </table:table-cell>
          <table:table-cell table:style-name="ce2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76" calcext:value-type="float">
            <text:p>-76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0" calcext:value-type="float">
            <text:p>-70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float" office:value="-76" calcext:value-type="float">
            <text:p>-76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7" calcext:value-type="float">
            <text:p>-77</text:p>
          </table:table-cell>
          <table:table-cell table:style-name="ce1" office:value-type="float" office:value="-78" calcext:value-type="float">
            <text:p>-78</text:p>
          </table:table-cell>
          <table:table-cell table:number-columns-repeated="2" table:style-name="ce1" office:value-type="float" office:value="-71" calcext:value-type="float">
            <text:p>-71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71" calcext:value-type="float">
            <text:p>-71</text:p>
          </table:table-cell>
          <table:table-cell table:number-columns-repeated="2" table:style-name="ce1" office:value-type="float" office:value="-77" calcext:value-type="float">
            <text:p>-77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69" calcext:value-type="float">
            <text:p>-69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float" office:value="-77" calcext:value-type="float">
            <text:p>-77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float" office:value="-77" calcext:value-type="float">
            <text:p>-77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float" office:value="-77" calcext:value-type="float">
            <text:p>-77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table:style-name="ce1" office:value-type="float" office:value="-77" calcext:value-type="float">
            <text:p>-77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80" calcext:value-type="float">
            <text:p>-80</text:p>
          </table:table-cell>
          <table:table-cell table:style-name="ce1" office:value-type="float" office:value="-77" calcext:value-type="float">
            <text:p>-77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-77" calcext:value-type="float">
            <text:p>-77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80" calcext:value-type="float">
            <text:p>-80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-77" calcext:value-type="float">
            <text:p>-77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80" calcext:value-type="float">
            <text:p>-80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8" calcext:value-type="float">
            <text:p>-78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7" calcext:value-type="float">
            <text:p>-77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0" calcext:value-type="float">
            <text:p>-70</text:p>
          </table:table-cell>
          <table:table-cell table:style-name="ce1" office:value-type="float" office:value="-69" calcext:value-type="float">
            <text:p>-69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0" calcext:value-type="float">
            <text:p>-70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float" office:value="-77" calcext:value-type="float">
            <text:p>-77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0" calcext:value-type="float">
            <text:p>-70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7" calcext:value-type="float">
            <text:p>-77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6" calcext:value-type="float">
            <text:p>-76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0" calcext:value-type="float">
            <text:p>-70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7" calcext:value-type="float">
            <text:p>-77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float" office:value="-69" calcext:value-type="float">
            <text:p>-69</text:p>
          </table:table-cell>
          <table:table-cell table:style-name="ce1" office:value-type="float" office:value="-74" calcext:value-type="float">
            <text:p>-74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6" calcext:value-type="float">
            <text:p>-76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0" calcext:value-type="float">
            <text:p>-70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6" calcext:value-type="float">
            <text:p>-76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1" calcext:value-type="float">
            <text:p>-71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6" calcext:value-type="float">
            <text:p>-76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0" calcext:value-type="float">
            <text:p>-70</text:p>
          </table:table-cell>
          <table:table-cell table:style-name="ce1" office:value-type="float" office:value="-69" calcext:value-type="float">
            <text:p>-69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6" calcext:value-type="float">
            <text:p>-76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2" calcext:value-type="float">
            <text:p>-72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7" calcext:value-type="float">
            <text:p>-77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0" calcext:value-type="float">
            <text:p>-70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6" calcext:value-type="float">
            <text:p>-76</text:p>
          </table:table-cell>
          <table:table-cell table:style-name="ce1" office:value-type="float" office:value="-77" calcext:value-type="float">
            <text:p>-77</text:p>
          </table:table-cell>
          <table:table-cell table:style-name="ce1" office:value-type="float" office:value="-70" calcext:value-type="float">
            <text:p>-70</text:p>
          </table:table-cell>
          <table:table-cell table:style-name="ce1" office:value-type="float" office:value="-71" calcext:value-type="float">
            <text:p>-71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7" calcext:value-type="float">
            <text:p>-77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0" calcext:value-type="float">
            <text:p>-70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6" calcext:value-type="float">
            <text:p>-76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1" calcext:value-type="float">
            <text:p>-71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2" calcext:value-type="float">
            <text:p>-72</text:p>
          </table:table-cell>
          <table:table-cell table:number-columns-repeated="2" table:style-name="ce1" office:value-type="float" office:value="-71" calcext:value-type="float">
            <text:p>-71</text:p>
          </table:table-cell>
          <table:table-cell table:style-name="ce1" office:value-type="float" office:value="-77" calcext:value-type="float">
            <text:p>-77</text:p>
          </table:table-cell>
          <table:table-cell table:number-columns-repeated="2" table:style-name="ce1" office:value-type="float" office:value="-73" calcext:value-type="float">
            <text:p>-73</text:p>
          </table:table-cell>
          <table:table-cell table:style-name="ce1" office:value-type="float" office:value="-72" calcext:value-type="float">
            <text:p>-72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float" office:value="-76" calcext:value-type="float">
            <text:p>-76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2" calcext:value-type="float">
            <text:p>-72</text:p>
          </table:table-cell>
          <table:table-cell table:number-columns-repeated="2" table:style-name="ce1" office:value-type="float" office:value="-71" calcext:value-type="float">
            <text:p>-71</text:p>
          </table:table-cell>
          <table:table-cell table:style-name="ce1" office:value-type="float" office:value="-77" calcext:value-type="float">
            <text:p>-77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1" calcext:value-type="float">
            <text:p>-71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table:style-name="ce1" office:value-type="float" office:value="-76" calcext:value-type="float">
            <text:p>-76</text:p>
          </table:table-cell>
          <table:table-cell table:number-columns-repeated="2" table:style-name="ce1" office:value-type="float" office:value="-72" calcext:value-type="float">
            <text:p>-72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0" calcext:value-type="float">
            <text:p>-70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1" calcext:value-type="float">
            <text:p>-71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-76" calcext:value-type="float">
            <text:p>-76</text:p>
          </table:table-cell>
          <table:table-cell table:style-name="ce1" office:value-type="float" office:value="-77" calcext:value-type="float">
            <text:p>-77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1" calcext:value-type="float">
            <text:p>-71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-76" calcext:value-type="float">
            <text:p>-76</text:p>
          </table:table-cell>
          <table:table-cell table:style-name="ce1" office:value-type="float" office:value="-77" calcext:value-type="float">
            <text:p>-77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3" calcext:value-type="float">
            <text:p>-73</text:p>
          </table:table-cell>
          <table:table-cell table:number-columns-repeated="2" table:style-name="ce1" office:value-type="float" office:value="-71" calcext:value-type="float">
            <text:p>-71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float" office:value="-76" calcext:value-type="float">
            <text:p>-76</text:p>
          </table:table-cell>
          <table:table-cell table:style-name="ce1" office:value-type="float" office:value="-77" calcext:value-type="float">
            <text:p>-77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4" calcext:value-type="float">
            <text:p>-74</text:p>
          </table:table-cell>
          <table:table-cell table:number-columns-repeated="2" table:style-name="ce1" office:value-type="float" office:value="-71" calcext:value-type="float">
            <text:p>-71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float" office:value="-76" calcext:value-type="float">
            <text:p>-76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7" calcext:value-type="float">
            <text:p>-77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2" calcext:value-type="float">
            <text:p>-72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float" office:value="-77" calcext:value-type="float">
            <text:p>-77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6" calcext:value-type="float">
            <text:p>-76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4" calcext:value-type="float">
            <text:p>-74</text:p>
          </table:table-cell>
          <table:table-cell table:number-columns-repeated="2" table:style-name="ce1" office:value-type="float" office:value="-72" calcext:value-type="float">
            <text:p>-72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table:style-name="ce1" office:value-type="float" office:value="-77" calcext:value-type="float">
            <text:p>-77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1" calcext:value-type="float">
            <text:p>-71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7" calcext:value-type="float">
            <text:p>-77</text:p>
          </table:table-cell>
          <table:table-cell table:style-name="ce1" office:value-type="float" office:value="-74" calcext:value-type="float">
            <text:p>-74</text:p>
          </table:table-cell>
          <table:table-cell table:number-columns-repeated="2" table:style-name="ce1" office:value-type="float" office:value="-72" calcext:value-type="float">
            <text:p>-72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7" calcext:value-type="float">
            <text:p>-77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7" calcext:value-type="float">
            <text:p>-77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1" calcext:value-type="float">
            <text:p>-71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6" calcext:value-type="float">
            <text:p>-76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7" calcext:value-type="float">
            <text:p>-77</text:p>
          </table:table-cell>
          <table:table-cell table:style-name="ce1" office:value-type="float" office:value="-73" calcext:value-type="float">
            <text:p>-73</text:p>
          </table:table-cell>
          <table:table-cell table:number-columns-repeated="2" table:style-name="ce1" office:value-type="float" office:value="-71" calcext:value-type="float">
            <text:p>-71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float" office:value="-77" calcext:value-type="float">
            <text:p>-77</text:p>
          </table:table-cell>
          <table:table-cell table:style-name="ce1" office:value-type="float" office:value="-76" calcext:value-type="float">
            <text:p>-76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7" calcext:value-type="float">
            <text:p>-77</text:p>
          </table:table-cell>
          <table:table-cell table:style-name="ce1" office:value-type="float" office:value="-74" calcext:value-type="float">
            <text:p>-74</text:p>
          </table:table-cell>
          <table:table-cell table:number-columns-repeated="2" table:style-name="ce1" office:value-type="float" office:value="-71" calcext:value-type="float">
            <text:p>-71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0" calcext:value-type="float">
            <text:p>-70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6" calcext:value-type="float">
            <text:p>-76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69" calcext:value-type="float">
            <text:p>-69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5" calcext:value-type="float">
            <text:p>-75</text:p>
          </table:table-cell>
          <table:table-cell table:number-columns-repeated="2" table:style-name="ce1" office:value-type="float" office:value="-72" calcext:value-type="float">
            <text:p>-72</text:p>
          </table:table-cell>
          <table:table-cell table:style-name="ce1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70" calcext:value-type="float">
            <text:p>-70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68" calcext:value-type="float">
            <text:p>-68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69" calcext:value-type="float">
            <text:p>-69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5" calcext:value-type="float">
            <text:p>-75</text:p>
          </table:table-cell>
          <table:table-cell table:number-columns-repeated="2" table:style-name="ce1" office:value-type="float" office:value="-71" calcext:value-type="float">
            <text:p>-71</text:p>
          </table:table-cell>
          <table:table-cell table:style-name="ce1" office:value-type="float" office:value="-69" calcext:value-type="float">
            <text:p>-69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7" calcext:value-type="float">
            <text:p>-77</text:p>
          </table:table-cell>
          <table:table-cell table:number-columns-repeated="2" table:style-name="ce1" office:value-type="float" office:value="-73" calcext:value-type="float">
            <text:p>-73</text:p>
          </table:table-cell>
          <table:table-cell table:number-columns-repeated="2" table:style-name="ce1" office:value-type="float" office:value="-72" calcext:value-type="float">
            <text:p>-72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68" calcext:value-type="float">
            <text:p>-68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6" calcext:value-type="float">
            <text:p>-76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68" calcext:value-type="float">
            <text:p>-68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69" calcext:value-type="float">
            <text:p>-69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6" calcext:value-type="float">
            <text:p>-76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69" calcext:value-type="float">
            <text:p>-69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0" calcext:value-type="float">
            <text:p>-70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office:value-type="float" office:value="-77" calcext:value-type="float">
            <text:p>-77</text:p>
          </table:table-cell>
          <table:table-cell table:style-name="ce1" office:value-type="float" office:value="-76" calcext:value-type="float">
            <text:p>-76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69" calcext:value-type="float">
            <text:p>-69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7" calcext:value-type="float">
            <text:p>-77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69" calcext:value-type="float">
            <text:p>-69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7" calcext:value-type="float">
            <text:p>-77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69" calcext:value-type="float">
            <text:p>-69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table:style-name="ce1" office:value-type="float" office:value="-76" calcext:value-type="float">
            <text:p>-76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6" calcext:value-type="float">
            <text:p>-76</text:p>
          </table:table-cell>
          <table:table-cell table:style-name="ce1" office:value-type="float" office:value="-69" calcext:value-type="float">
            <text:p>-69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69" calcext:value-type="float">
            <text:p>-69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office:value-type="float" office:value="-77" calcext:value-type="float">
            <text:p>-77</text:p>
          </table:table-cell>
          <table:table-cell table:style-name="ce1" office:value-type="float" office:value="-76" calcext:value-type="float">
            <text:p>-76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69" calcext:value-type="float">
            <text:p>-69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69" calcext:value-type="float">
            <text:p>-69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 office:value-type="float" office:value="-77" calcext:value-type="float">
            <text:p>-77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70" calcext:value-type="float">
            <text:p>-70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 office:value-type="float" office:value="-76" calcext:value-type="float">
            <text:p>-76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69" calcext:value-type="float">
            <text:p>-69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69" calcext:value-type="float">
            <text:p>-69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office:value-type="float" office:value="-77" calcext:value-type="float">
            <text:p>-77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69" calcext:value-type="float">
            <text:p>-69</text:p>
          </table:table-cell>
          <table:table-cell table:style-name="ce1" office:value-type="float" office:value="-70" calcext:value-type="float">
            <text:p>-70</text:p>
          </table:table-cell>
          <table:table-cell table:style-name="ce1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 office:value-type="float" office:value="-76" calcext:value-type="float">
            <text:p>-76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6" calcext:value-type="float">
            <text:p>-76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69" calcext:value-type="float">
            <text:p>-69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 office:value-type="float" office:value="-77" calcext:value-type="float">
            <text:p>-77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7" calcext:value-type="float">
            <text:p>-77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68" calcext:value-type="float">
            <text:p>-68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69" calcext:value-type="float">
            <text:p>-69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" office:value-type="float" office:value="-80" calcext:value-type="float">
            <text:p>-80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7" calcext:value-type="float">
            <text:p>-77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69" calcext:value-type="float">
            <text:p>-69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69" calcext:value-type="float">
            <text:p>-69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70" calcext:value-type="float">
            <text:p>-70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69" calcext:value-type="float">
            <text:p>-69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69" calcext:value-type="float">
            <text:p>-69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69" calcext:value-type="float">
            <text:p>-69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float" office:value="-75" calcext:value-type="float">
            <text:p>-75</text:p>
          </table:table-cell>
          <table:table-cell table:number-columns-repeated="2" table:style-name="ce1" office:value-type="float" office:value="-73" calcext:value-type="float">
            <text:p>-73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69" calcext:value-type="float">
            <text:p>-69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0" calcext:value-type="float">
            <text:p>-70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69" calcext:value-type="float">
            <text:p>-69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69" calcext:value-type="float">
            <text:p>-69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6" calcext:value-type="float">
            <text:p>-76</text:p>
          </table:table-cell>
          <table:table-cell table:number-columns-repeated="2" table:style-name="ce1" office:value-type="float" office:value="-72" calcext:value-type="float">
            <text:p>-72</text:p>
          </table:table-cell>
          <table:table-cell table:number-columns-repeated="2" table:style-name="ce1" office:value-type="float" office:value="-71" calcext:value-type="float">
            <text:p>-71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70" calcext:value-type="float">
            <text:p>-70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69" calcext:value-type="float">
            <text:p>-69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float" office:value="-75" calcext:value-type="float">
            <text:p>-75</text:p>
          </table:table-cell>
          <table:table-cell table:number-columns-repeated="2" table:style-name="ce1" office:value-type="float" office:value="-72" calcext:value-type="float">
            <text:p>-72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70" calcext:value-type="float">
            <text:p>-70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69" calcext:value-type="float">
            <text:p>-69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0" calcext:value-type="float">
            <text:p>-70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69" calcext:value-type="float">
            <text:p>-69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float" office:value="-75" calcext:value-type="float">
            <text:p>-75</text:p>
          </table:table-cell>
          <table:table-cell table:number-columns-repeated="2" table:style-name="ce1" office:value-type="float" office:value="-72" calcext:value-type="float">
            <text:p>-72</text:p>
          </table:table-cell>
          <table:table-cell table:number-columns-repeated="2" table:style-name="ce1" office:value-type="float" office:value="-71" calcext:value-type="float">
            <text:p>-71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68" calcext:value-type="float">
            <text:p>-68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69" calcext:value-type="float">
            <text:p>-69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 office:value-type="float" office:value="-76" calcext:value-type="float">
            <text:p>-76</text:p>
          </table:table-cell>
          <table:table-cell table:style-name="ce1" office:value-type="float" office:value="-75" calcext:value-type="float">
            <text:p>-75</text:p>
          </table:table-cell>
          <table:table-cell table:number-columns-repeated="2" table:style-name="ce1" office:value-type="float" office:value="-72" calcext:value-type="float">
            <text:p>-72</text:p>
          </table:table-cell>
          <table:table-cell table:number-columns-repeated="2" table:style-name="ce1" office:value-type="float" office:value="-71" calcext:value-type="float">
            <text:p>-71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69" calcext:value-type="float">
            <text:p>-69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69" calcext:value-type="float">
            <text:p>-69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 office:value-type="float" office:value="-77" calcext:value-type="float">
            <text:p>-77</text:p>
          </table:table-cell>
          <table:table-cell table:style-name="ce1" office:value-type="float" office:value="-75" calcext:value-type="float">
            <text:p>-75</text:p>
          </table:table-cell>
          <table:table-cell table:number-columns-repeated="2" table:style-name="ce1" office:value-type="float" office:value="-72" calcext:value-type="float">
            <text:p>-72</text:p>
          </table:table-cell>
          <table:table-cell table:number-columns-repeated="2" table:style-name="ce1" office:value-type="float" office:value="-71" calcext:value-type="float">
            <text:p>-71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69" calcext:value-type="float">
            <text:p>-69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table:style-name="ce1" office:value-type="float" office:value="-76" calcext:value-type="float">
            <text:p>-76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69" calcext:value-type="float">
            <text:p>-69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float" office:value="-77" calcext:value-type="float">
            <text:p>-77</text:p>
          </table:table-cell>
          <table:table-cell table:style-name="ce1" office:value-type="float" office:value="-76" calcext:value-type="float">
            <text:p>-76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2" calcext:value-type="float">
            <text:p>-72</text:p>
          </table:table-cell>
          <table:table-cell table:number-columns-repeated="2" table:style-name="ce1" office:value-type="float" office:value="-71" calcext:value-type="float">
            <text:p>-71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69" calcext:value-type="float">
            <text:p>-69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69" calcext:value-type="float">
            <text:p>-69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table:style-name="ce1" office:value-type="float" office:value="-77" calcext:value-type="float">
            <text:p>-77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2" calcext:value-type="float">
            <text:p>-72</text:p>
          </table:table-cell>
          <table:table-cell table:number-columns-repeated="2" table:style-name="ce1" office:value-type="float" office:value="-71" calcext:value-type="float">
            <text:p>-71</text:p>
          </table:table-cell>
          <table:table-cell table:style-name="ce1" office:value-type="float" office:value="-75" calcext:value-type="float">
            <text:p>-75</text:p>
          </table:table-cell>
          <table:table-cell table:number-columns-repeated="2" table:style-name="ce1" office:value-type="float" office:value="-72" calcext:value-type="float">
            <text:p>-72</text:p>
          </table:table-cell>
          <table:table-cell table:style-name="ce1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 office:value-type="float" office:value="-77" calcext:value-type="float">
            <text:p>-77</text:p>
          </table:table-cell>
          <table:table-cell table:style-name="ce1" office:value-type="float" office:value="-76" calcext:value-type="float">
            <text:p>-76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0" calcext:value-type="float">
            <text:p>-70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4" calcext:value-type="float">
            <text:p>-74</text:p>
          </table:table-cell>
          <table:table-cell table:number-columns-repeated="2" table:style-name="ce1" office:value-type="float" office:value="-71" calcext:value-type="float">
            <text:p>-71</text:p>
          </table:table-cell>
          <table:table-cell table:style-name="ce1" office:value-type="float" office:value="-69" calcext:value-type="float">
            <text:p>-69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table:style-name="ce1" office:value-type="float" office:value="-76" calcext:value-type="float">
            <text:p>-76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2" calcext:value-type="float">
            <text:p>-72</text:p>
          </table:table-cell>
          <table:table-cell table:number-columns-repeated="3" table:style-name="ce1" office:value-type="float" office:value="-74" calcext:value-type="float">
            <text:p>-74</text:p>
          </table:table-cell>
          <table:table-cell table:style-name="ce1" office:value-type="float" office:value="-69" calcext:value-type="float">
            <text:p>-69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table:style-name="ce1" office:value-type="float" office:value="-76" calcext:value-type="float">
            <text:p>-76</text:p>
          </table:table-cell>
          <table:table-cell table:number-columns-repeated="2" table:style-name="ce1" office:value-type="float" office:value="-72" calcext:value-type="float">
            <text:p>-72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76" calcext:value-type="float">
            <text:p>-76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 office:value-type="float" office:value="-76" calcext:value-type="float">
            <text:p>-76</text:p>
          </table:table-cell>
          <table:table-cell table:style-name="ce1" office:value-type="float" office:value="-77" calcext:value-type="float">
            <text:p>-77</text:p>
          </table:table-cell>
          <table:table-cell table:number-columns-repeated="2" table:style-name="ce1" office:value-type="float" office:value="-72" calcext:value-type="float">
            <text:p>-72</text:p>
          </table:table-cell>
          <table:table-cell table:number-columns-repeated="2" table:style-name="ce1" office:value-type="float" office:value="-71" calcext:value-type="float">
            <text:p>-71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69" calcext:value-type="float">
            <text:p>-69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" office:value-type="float" office:value="-76" calcext:value-type="float">
            <text:p>-76</text:p>
          </table:table-cell>
          <table:table-cell table:style-name="ce1" office:value-type="float" office:value="-77" calcext:value-type="float">
            <text:p>-77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2" calcext:value-type="float">
            <text:p>-72</text:p>
          </table:table-cell>
          <table:table-cell table:number-columns-repeated="2" table:style-name="ce1" office:value-type="float" office:value="-71" calcext:value-type="float">
            <text:p>-71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0" calcext:value-type="float">
            <text:p>-70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" office:value-type="float" office:value="-77" calcext:value-type="float">
            <text:p>-77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0" calcext:value-type="float">
            <text:p>-70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 office:value-type="float" office:value="-76" calcext:value-type="float">
            <text:p>-76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 office:value-type="float" office:value="-76" calcext:value-type="float">
            <text:p>-76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0" calcext:value-type="float">
            <text:p>-70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office:value-type="float" office:value="-76" calcext:value-type="float">
            <text:p>-76</text:p>
          </table:table-cell>
          <table:table-cell table:style-name="ce1" office:value-type="float" office:value="-75" calcext:value-type="float">
            <text:p>-75</text:p>
          </table:table-cell>
          <table:table-cell table:number-columns-repeated="2" table:style-name="ce1" office:value-type="float" office:value="-71" calcext:value-type="float">
            <text:p>-71</text:p>
          </table:table-cell>
          <table:table-cell table:style-name="ce1" office:value-type="float" office:value="-70" calcext:value-type="float">
            <text:p>-70</text:p>
          </table:table-cell>
          <table:table-cell table:number-columns-repeated="2" table:style-name="ce1" office:value-type="float" office:value="-71" calcext:value-type="float">
            <text:p>-71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" office:value-type="float" office:value="-76" calcext:value-type="float">
            <text:p>-76</text:p>
          </table:table-cell>
          <table:table-cell table:style-name="ce1" office:value-type="float" office:value="-75" calcext:value-type="float">
            <text:p>-75</text:p>
          </table:table-cell>
          <table:table-cell table:number-columns-repeated="2" table:style-name="ce1" office:value-type="float" office:value="-73" calcext:value-type="float">
            <text:p>-73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1" calcext:value-type="float">
            <text:p>-71</text:p>
          </table:table-cell>
          <table:table-cell table:number-columns-repeated="2" table:style-name="ce1" office:value-type="float" office:value="-72" calcext:value-type="float">
            <text:p>-72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 office:value-type="float" office:value="-76" calcext:value-type="float">
            <text:p>-76</text:p>
          </table:table-cell>
          <table:table-cell table:style-name="ce1" office:value-type="float" office:value="-75" calcext:value-type="float">
            <text:p>-75</text:p>
          </table:table-cell>
          <table:table-cell table:number-columns-repeated="2" table:style-name="ce1" office:value-type="float" office:value="-72" calcext:value-type="float">
            <text:p>-72</text:p>
          </table:table-cell>
          <table:table-cell table:number-columns-repeated="2" table:style-name="ce1" office:value-type="float" office:value="-71" calcext:value-type="float">
            <text:p>-71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0" calcext:value-type="float">
            <text:p>-70</text:p>
          </table:table-cell>
          <table:table-cell table:style-name="ce1" office:value-type="float" office:value="-71" calcext:value-type="float">
            <text:p>-71</text:p>
          </table:table-cell>
          <table:table-cell table:number-columns-repeated="2" table:style-name="ce1" office:value-type="float" office:value="-72" calcext:value-type="float">
            <text:p>-72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0" calcext:value-type="float">
            <text:p>-70</text:p>
          </table:table-cell>
          <table:table-cell table:style-name="ce1" office:value-type="float" office:value="-71" calcext:value-type="float">
            <text:p>-71</text:p>
          </table:table-cell>
          <table:table-cell table:number-columns-repeated="2" table:style-name="ce1" office:value-type="float" office:value="-72" calcext:value-type="float">
            <text:p>-72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6" calcext:value-type="float">
            <text:p>-76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0" calcext:value-type="float">
            <text:p>-70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6" calcext:value-type="float">
            <text:p>-76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2" calcext:value-type="float">
            <text:p>-72</text:p>
          </table:table-cell>
          <table:table-cell table:number-columns-repeated="2" table:style-name="ce1" office:value-type="float" office:value="-71" calcext:value-type="float">
            <text:p>-71</text:p>
          </table:table-cell>
          <table:table-cell table:number-columns-repeated="2" table:style-name="ce1" office:value-type="float" office:value="-72" calcext:value-type="float">
            <text:p>-72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7" calcext:value-type="float">
            <text:p>-77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2" calcext:value-type="float">
            <text:p>-72</text:p>
          </table:table-cell>
          <table:table-cell table:number-columns-repeated="2" table:style-name="ce1" office:value-type="float" office:value="-71" calcext:value-type="float">
            <text:p>-71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69" calcext:value-type="float">
            <text:p>-69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7" calcext:value-type="float">
            <text:p>-77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0" calcext:value-type="float">
            <text:p>-70</text:p>
          </table:table-cell>
          <table:table-cell table:number-columns-repeated="2" table:style-name="ce1" office:value-type="float" office:value="-72" calcext:value-type="float">
            <text:p>-72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70" calcext:value-type="float">
            <text:p>-70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6" calcext:value-type="float">
            <text:p>-76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2" calcext:value-type="float">
            <text:p>-72</text:p>
          </table:table-cell>
          <table:table-cell table:number-columns-repeated="3" table:style-name="ce1" office:value-type="float" office:value="-71" calcext:value-type="float">
            <text:p>-71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70" calcext:value-type="float">
            <text:p>-70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7" calcext:value-type="float">
            <text:p>-77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1" calcext:value-type="float">
            <text:p>-71</text:p>
          </table:table-cell>
          <table:table-cell table:number-columns-repeated="2" table:style-name="ce1" office:value-type="float" office:value="-72" calcext:value-type="float">
            <text:p>-72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69" calcext:value-type="float">
            <text:p>-69</text:p>
          </table:table-cell>
          <table:table-cell table:number-columns-repeated="101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table:style-name="ce1" office:value-type="float" office:value="-76" calcext:value-type="float">
            <text:p>-76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0" calcext:value-type="float">
            <text:p>-70</text:p>
          </table:table-cell>
          <table:table-cell table:style-name="ce1" office:value-type="float" office:value="-69" calcext:value-type="float">
            <text:p>-69</text:p>
          </table:table-cell>
          <table:table-cell table:style-name="ce1" office:value-type="float" office:value="-71" calcext:value-type="float">
            <text:p>-71</text:p>
          </table:table-cell>
          <table:table-cell table:number-columns-repeated="2" table:style-name="ce1" office:value-type="float" office:value="-72" calcext:value-type="float">
            <text:p>-72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70" calcext:value-type="float">
            <text:p>-70</text:p>
          </table:table-cell>
          <table:table-cell table:number-columns-repeated="1013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 office:value-type="float" office:value="-76" calcext:value-type="float">
            <text:p>-76</text:p>
          </table:table-cell>
          <table:table-cell table:style-name="ce1" office:value-type="float" office:value="-77" calcext:value-type="float">
            <text:p>-77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2" calcext:value-type="float">
            <text:p>-72</text:p>
          </table:table-cell>
          <table:table-cell table:number-columns-repeated="3" table:style-name="ce1" office:value-type="float" office:value="-71" calcext:value-type="float">
            <text:p>-71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69" calcext:value-type="float">
            <text:p>-69</text:p>
          </table:table-cell>
          <table:table-cell table:number-columns-repeated="101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table:style-name="ce1" office:value-type="float" office:value="-76" calcext:value-type="float">
            <text:p>-76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6" calcext:value-type="float">
            <text:p>-76</text:p>
          </table:table-cell>
          <table:table-cell table:style-name="ce1" office:value-type="float" office:value="-69" calcext:value-type="float">
            <text:p>-69</text:p>
          </table:table-cell>
          <table:table-cell table:number-columns-repeated="1013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 office:value-type="float" office:value="-77" calcext:value-type="float">
            <text:p>-77</text:p>
          </table:table-cell>
          <table:table-cell table:style-name="ce1" office:value-type="float" office:value="-76" calcext:value-type="float">
            <text:p>-76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2" calcext:value-type="float">
            <text:p>-72</text:p>
          </table:table-cell>
          <table:table-cell table:number-columns-repeated="4" table:style-name="ce1" office:value-type="float" office:value="-71" calcext:value-type="float">
            <text:p>-71</text:p>
          </table:table-cell>
          <table:table-cell table:style-name="ce1" office:value-type="float" office:value="-69" calcext:value-type="float">
            <text:p>-69</text:p>
          </table:table-cell>
          <table:table-cell table:number-columns-repeated="101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 office:value-type="float" office:value="-76" calcext:value-type="float">
            <text:p>-76</text:p>
          </table:table-cell>
          <table:table-cell table:style-name="ce1" office:value-type="float" office:value="-77" calcext:value-type="float">
            <text:p>-77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0" calcext:value-type="float">
            <text:p>-70</text:p>
          </table:table-cell>
          <table:table-cell table:number-columns-repeated="2" table:style-name="ce1" office:value-type="float" office:value="-71" calcext:value-type="float">
            <text:p>-71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69" calcext:value-type="float">
            <text:p>-69</text:p>
          </table:table-cell>
          <table:table-cell table:number-columns-repeated="1013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 office:value-type="float" office:value="-76" calcext:value-type="float">
            <text:p>-76</text:p>
          </table:table-cell>
          <table:table-cell table:style-name="ce1" office:value-type="float" office:value="-77" calcext:value-type="float">
            <text:p>-77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0" calcext:value-type="float">
            <text:p>-70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0" calcext:value-type="float">
            <text:p>-70</text:p>
          </table:table-cell>
          <table:table-cell table:number-columns-repeated="1013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 office:value-type="float" office:value="-77" calcext:value-type="float">
            <text:p>-77</text:p>
          </table:table-cell>
          <table:table-cell table:style-name="ce1" office:value-type="float" office:value="-76" calcext:value-type="float">
            <text:p>-76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0" calcext:value-type="float">
            <text:p>-70</text:p>
          </table:table-cell>
          <table:table-cell table:style-name="ce1" office:value-type="float" office:value="-69" calcext:value-type="float">
            <text:p>-69</text:p>
          </table:table-cell>
          <table:table-cell table:number-columns-repeated="2" table:style-name="ce1" office:value-type="float" office:value="-72" calcext:value-type="float">
            <text:p>-72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69" calcext:value-type="float">
            <text:p>-69</text:p>
          </table:table-cell>
          <table:table-cell table:number-columns-repeated="101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table:style-name="ce1" office:value-type="float" office:value="-76" calcext:value-type="float">
            <text:p>-76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73" calcext:value-type="float">
            <text:p>-73</text:p>
          </table:table-cell>
          <table:table-cell table:number-columns-repeated="2" table:style-name="ce1" office:value-type="float" office:value="-72" calcext:value-type="float">
            <text:p>-72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69" calcext:value-type="float">
            <text:p>-69</text:p>
          </table:table-cell>
          <table:table-cell table:number-columns-repeated="1013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6" calcext:value-type="float">
            <text:p>-76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73" calcext:value-type="float">
            <text:p>-73</text:p>
          </table:table-cell>
          <table:table-cell table:number-columns-repeated="3" table:style-name="ce1" office:value-type="float" office:value="-72" calcext:value-type="float">
            <text:p>-72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0" calcext:value-type="float">
            <text:p>-70</text:p>
          </table:table-cell>
          <table:table-cell table:number-columns-repeated="101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6" calcext:value-type="float">
            <text:p>-76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0" calcext:value-type="float">
            <text:p>-70</text:p>
          </table:table-cell>
          <table:table-cell table:style-name="ce1" office:value-type="float" office:value="-69" calcext:value-type="float">
            <text:p>-69</text:p>
          </table:table-cell>
          <table:table-cell table:number-columns-repeated="2" table:style-name="ce1" office:value-type="float" office:value="-72" calcext:value-type="float">
            <text:p>-72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69" calcext:value-type="float">
            <text:p>-69</text:p>
          </table:table-cell>
          <table:table-cell table:number-columns-repeated="1013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0" calcext:value-type="float">
            <text:p>-70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0" calcext:value-type="float">
            <text:p>-70</text:p>
          </table:table-cell>
          <table:table-cell table:style-name="ce1" office:value-type="float" office:value="-69" calcext:value-type="float">
            <text:p>-69</text:p>
          </table:table-cell>
          <table:table-cell table:number-columns-repeated="1013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0" calcext:value-type="float">
            <text:p>-70</text:p>
          </table:table-cell>
          <table:table-cell table:style-name="ce1" office:value-type="float" office:value="-69" calcext:value-type="float">
            <text:p>-69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0" calcext:value-type="float">
            <text:p>-70</text:p>
          </table:table-cell>
          <table:table-cell table:style-name="ce1" office:value-type="float" office:value="-69" calcext:value-type="float">
            <text:p>-69</text:p>
          </table:table-cell>
          <table:table-cell table:number-columns-repeated="1013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0" calcext:value-type="float">
            <text:p>-70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70" calcext:value-type="float">
            <text:p>-70</text:p>
          </table:table-cell>
          <table:table-cell table:style-name="ce1" office:value-type="float" office:value="-69" calcext:value-type="float">
            <text:p>-69</text:p>
          </table:table-cell>
          <table:table-cell table:number-columns-repeated="1013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0" calcext:value-type="float">
            <text:p>-70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5" calcext:value-type="float">
            <text:p>-75</text:p>
          </table:table-cell>
          <table:table-cell table:number-columns-repeated="2" table:style-name="ce1" office:value-type="float" office:value="-70" calcext:value-type="float">
            <text:p>-70</text:p>
          </table:table-cell>
          <table:table-cell table:number-columns-repeated="1013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0" calcext:value-type="float">
            <text:p>-70</text:p>
          </table:table-cell>
          <table:table-cell table:number-columns-repeated="2" table:style-name="ce1" office:value-type="float" office:value="-72" calcext:value-type="float">
            <text:p>-72</text:p>
          </table:table-cell>
          <table:table-cell table:style-name="ce1" office:value-type="float" office:value="-70" calcext:value-type="float">
            <text:p>-70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0" calcext:value-type="float">
            <text:p>-70</text:p>
          </table:table-cell>
          <table:table-cell table:number-columns-repeated="1013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0" calcext:value-type="float">
            <text:p>-70</text:p>
          </table:table-cell>
          <table:table-cell table:style-name="ce1" office:value-type="float" office:value="-72" calcext:value-type="float">
            <text:p>-72</text:p>
          </table:table-cell>
          <table:table-cell table:number-columns-repeated="2" table:style-name="ce1" office:value-type="float" office:value="-73" calcext:value-type="float">
            <text:p>-73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69" calcext:value-type="float">
            <text:p>-69</text:p>
          </table:table-cell>
          <table:table-cell table:number-columns-repeated="1013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0" calcext:value-type="float">
            <text:p>-70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5" calcext:value-type="float">
            <text:p>-75</text:p>
          </table:table-cell>
          <table:table-cell table:number-columns-repeated="2" table:style-name="ce1" office:value-type="float" office:value="-70" calcext:value-type="float">
            <text:p>-70</text:p>
          </table:table-cell>
          <table:table-cell table:number-columns-repeated="1013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0" calcext:value-type="float">
            <text:p>-70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70" calcext:value-type="float">
            <text:p>-70</text:p>
          </table:table-cell>
          <table:table-cell table:style-name="ce1" office:value-type="float" office:value="-69" calcext:value-type="float">
            <text:p>-69</text:p>
          </table:table-cell>
          <table:table-cell table:number-columns-repeated="1013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74" calcext:value-type="float">
            <text:p>-74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0" calcext:value-type="float">
            <text:p>-70</text:p>
          </table:table-cell>
          <table:table-cell table:style-name="ce1" office:value-type="float" office:value="-73" calcext:value-type="float">
            <text:p>-73</text:p>
          </table:table-cell>
          <table:table-cell table:number-columns-repeated="2" table:style-name="ce1" office:value-type="float" office:value="-72" calcext:value-type="float">
            <text:p>-72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0" calcext:value-type="float">
            <text:p>-70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-77" calcext:value-type="float">
            <text:p>-77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71" calcext:value-type="float">
            <text:p>-71</text:p>
          </table:table-cell>
          <table:table-cell table:style-name="ce1" office:value-type="float" office:value="-70" calcext:value-type="float">
            <text:p>-70</text:p>
          </table:table-cell>
          <table:table-cell table:style-name="ce1" office:value-type="float" office:value="-69" calcext:value-type="float">
            <text:p>-69</text:p>
          </table:table-cell>
          <table:table-cell table:number-columns-repeated="3" table:style-name="ce1"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table:style-name="ce1" office:value-type="float" office:value="-70" calcext:value-type="float">
            <text:p>-70</text:p>
          </table:table-cell>
          <table:table-cell table:number-columns-repeated="1013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5 metri" table:style-name="ta3">
        <table:table-column table:style-name="co5" table:default-cell-style-name="Default"/>
        <table:table-column table:style-name="co2" table:number-columns-repeated="10" table:default-cell-style-name="Default"/>
        <table:table-column table:style-name="co3" table:number-columns-repeated="15" table:default-cell-style-name="Default"/>
        <table:table-column table:style-name="co4" table:number-columns-repeated="998" table:default-cell-style-name="Default"/>
        <table:table-row table:style-name="ro1">
          <table:table-cell office:value-type="string" calcext:value-type="string">
            <text:p>LoRa a 15m di distanza</text:p>
          </table:table-cell>
          <table:table-cell office:value-type="string" calcext:value-type="string">
            <text:p>Modo 1</text:p>
          </table:table-cell>
          <table:table-cell office:value-type="string" calcext:value-type="string">
            <text:p>Modo 2</text:p>
          </table:table-cell>
          <table:table-cell office:value-type="string" calcext:value-type="string">
            <text:p>Modo 3</text:p>
          </table:table-cell>
          <table:table-cell office:value-type="string" calcext:value-type="string">
            <text:p><text:s/>Modo 4</text:p>
          </table:table-cell>
          <table:table-cell office:value-type="string" calcext:value-type="string">
            <text:p>Modo 5</text:p>
          </table:table-cell>
          <table:table-cell office:value-type="string" calcext:value-type="string">
            <text:p>Modo 6</text:p>
          </table:table-cell>
          <table:table-cell office:value-type="string" calcext:value-type="string">
            <text:p>Modo 7</text:p>
          </table:table-cell>
          <table:table-cell office:value-type="string" calcext:value-type="string">
            <text:p>Modo 8</text:p>
          </table:table-cell>
          <table:table-cell office:value-type="string" calcext:value-type="string">
            <text:p>Modo 9 </text:p>
          </table:table-cell>
          <table:table-cell office:value-type="string" calcext:value-type="string">
            <text:p>Modo 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office:value-type="string" calcext:value-type="string">
            <text:p>Channel RSSI '-113'</text:p>
          </table:table-cell>
          <table:table-cell office:value-type="string" calcext:value-type="string">
            <text:p>Channel RSSI '-109'</text:p>
          </table:table-cell>
          <table:table-cell office:value-type="string" calcext:value-type="string">
            <text:p>Channel RSSI '-113'</text:p>
          </table:table-cell>
          <table:table-cell office:value-type="string" calcext:value-type="string">
            <text:p>Channel RSSI '-107'</text:p>
          </table:table-cell>
          <table:table-cell office:value-type="string" calcext:value-type="string">
            <text:p>Channel RSSI '-110'</text:p>
          </table:table-cell>
          <table:table-cell office:value-type="string" calcext:value-type="string">
            <text:p>Channel RSSI '-106'</text:p>
          </table:table-cell>
          <table:table-cell office:value-type="string" calcext:value-type="string">
            <text:p>Channel RSSI '-108'</text:p>
          </table:table-cell>
          <table:table-cell office:value-type="string" calcext:value-type="string">
            <text:p>Channel RSSI '-106'</text:p>
          </table:table-cell>
          <table:table-cell office:value-type="string" calcext:value-type="string">
            <text:p>Channel RSSI '-94'</text:p>
          </table:table-cell>
          <table:table-cell office:value-type="string" calcext:value-type="string">
            <text:p>Channel RSSI '-107'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office:value-type="float" office:value="-79" calcext:value-type="float">
            <text:p>-79</text:p>
          </table:table-cell>
          <table:table-cell office:value-type="float" office:value="-84" calcext:value-type="float">
            <text:p>-84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87" calcext:value-type="float">
            <text:p>-87</text:p>
          </table:table-cell>
          <table:table-cell office:value-type="float" office:value="-84" calcext:value-type="float">
            <text:p>-84</text:p>
          </table:table-cell>
          <table:table-cell office:value-type="float" office:value="-80" calcext:value-type="float">
            <text:p>-80</text:p>
          </table:table-cell>
          <table:table-cell office:value-type="float" office:value="-84" calcext:value-type="float">
            <text:p>-84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0" calcext:value-type="float">
            <text:p>-80</text:p>
          </table:table-cell>
          <table:table-cell office:value-type="float" office:value="-83" calcext:value-type="float">
            <text:p>-83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83" calcext:value-type="float">
            <text:p>-83</text:p>
          </table:table-cell>
          <table:table-cell office:value-type="float" office:value="-86" calcext:value-type="float">
            <text:p>-86</text:p>
          </table:table-cell>
          <table:table-cell office:value-type="float" office:value="-79" calcext:value-type="float">
            <text:p>-79</text:p>
          </table:table-cell>
          <table:table-cell office:value-type="float" office:value="-83" calcext:value-type="float">
            <text:p>-83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92" calcext:value-type="float">
            <text:p>-92</text:p>
          </table:table-cell>
          <table:table-cell office:value-type="float" office:value="-85" calcext:value-type="float">
            <text:p>-85</text:p>
          </table:table-cell>
          <table:table-cell office:value-type="float" office:value="-79" calcext:value-type="float">
            <text:p>-79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80" calcext:value-type="float">
            <text:p>-80</text:p>
          </table:table-cell>
          <table:table-cell office:value-type="float" office:value="-85" calcext:value-type="float">
            <text:p>-85</text:p>
          </table:table-cell>
          <table:table-cell office:value-type="float" office:value="-81" calcext:value-type="float">
            <text:p>-81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0" calcext:value-type="float">
            <text:p>-80</text:p>
          </table:table-cell>
          <table:table-cell office:value-type="float" office:value="-86" calcext:value-type="float">
            <text:p>-86</text:p>
          </table:table-cell>
          <table:table-cell office:value-type="float" office:value="-79" calcext:value-type="float">
            <text:p>-79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83" calcext:value-type="float">
            <text:p>-83</text:p>
          </table:table-cell>
          <table:table-cell office:value-type="float" office:value="-86" calcext:value-type="float">
            <text:p>-86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79" calcext:value-type="float">
            <text:p>-79</text:p>
          </table:table-cell>
          <table:table-cell office:value-type="float" office:value="-82" calcext:value-type="float">
            <text:p>-82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table:number-columns-repeated="3" office:value-type="float" office:value="-79" calcext:value-type="float">
            <text:p>-79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table:number-columns-repeated="3"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0" calcext:value-type="float">
            <text:p>-80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0" calcext:value-type="float">
            <text:p>-80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1" calcext:value-type="float">
            <text:p>-81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80" calcext:value-type="float">
            <text:p>-80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0" calcext:value-type="float">
            <text:p>-80</text:p>
          </table:table-cell>
          <table:table-cell office:value-type="float" office:value="-84" calcext:value-type="float">
            <text:p>-84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0" calcext:value-type="float">
            <text:p>-80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81" calcext:value-type="float">
            <text:p>-81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84" calcext:value-type="float">
            <text:p>-84</text:p>
          </table:table-cell>
          <table:table-cell office:value-type="float" office:value="-86" calcext:value-type="float">
            <text:p>-86</text:p>
          </table:table-cell>
          <table:table-cell office:value-type="float" office:value="-80" calcext:value-type="float">
            <text:p>-80</text:p>
          </table:table-cell>
          <table:table-cell office:value-type="float" office:value="-83" calcext:value-type="float">
            <text:p>-83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0" calcext:value-type="float">
            <text:p>-80</text:p>
          </table:table-cell>
          <table:table-cell office:value-type="float" office:value="-84" calcext:value-type="float">
            <text:p>-84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79" calcext:value-type="float">
            <text:p>-79</text:p>
          </table:table-cell>
          <table:table-cell office:value-type="float" office:value="-83" calcext:value-type="float">
            <text:p>-83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4" calcext:value-type="float">
            <text:p>-84</text:p>
          </table:table-cell>
          <table:table-cell office:value-type="float" office:value="-86" calcext:value-type="float">
            <text:p>-86</text:p>
          </table:table-cell>
          <table:table-cell office:value-type="float" office:value="-81" calcext:value-type="float">
            <text:p>-81</text:p>
          </table:table-cell>
          <table:table-cell office:value-type="float" office:value="-84" calcext:value-type="float">
            <text:p>-84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84" calcext:value-type="float">
            <text:p>-84</text:p>
          </table:table-cell>
          <table:table-cell office:value-type="float" office:value="-86" calcext:value-type="float">
            <text:p>-86</text:p>
          </table:table-cell>
          <table:table-cell office:value-type="float" office:value="-80" calcext:value-type="float">
            <text:p>-80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0" calcext:value-type="float">
            <text:p>-80</text:p>
          </table:table-cell>
          <table:table-cell office:value-type="float" office:value="-83" calcext:value-type="float">
            <text:p>-83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80" calcext:value-type="float">
            <text:p>-80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0" calcext:value-type="float">
            <text:p>-80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0" calcext:value-type="float">
            <text:p>-80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0" calcext:value-type="float">
            <text:p>-80</text:p>
          </table:table-cell>
          <table:table-cell office:value-type="float" office:value="-84" calcext:value-type="float">
            <text:p>-84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0" calcext:value-type="float">
            <text:p>-80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0" calcext:value-type="float">
            <text:p>-80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7" calcext:value-type="float">
            <text:p>-77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80" calcext:value-type="float">
            <text:p>-80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87" calcext:value-type="float">
            <text:p>-87</text:p>
          </table:table-cell>
          <table:table-cell office:value-type="float" office:value="-84" calcext:value-type="float">
            <text:p>-84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87" calcext:value-type="float">
            <text:p>-87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86" calcext:value-type="float">
            <text:p>-86</text:p>
          </table:table-cell>
          <table:table-cell office:value-type="float" office:value="-78" calcext:value-type="float">
            <text:p>-78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80" calcext:value-type="float">
            <text:p>-80</text:p>
          </table:table-cell>
          <table:table-cell office:value-type="float" office:value="-76" calcext:value-type="float">
            <text:p>-76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87" calcext:value-type="float">
            <text:p>-87</text:p>
          </table:table-cell>
          <table:table-cell office:value-type="float" office:value="-98" calcext:value-type="float">
            <text:p>-98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6" calcext:value-type="float">
            <text:p>-76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87" calcext:value-type="float">
            <text:p>-87</text:p>
          </table:table-cell>
          <table:table-cell office:value-type="float" office:value="-91" calcext:value-type="float">
            <text:p>-91</text:p>
          </table:table-cell>
          <table:table-cell office:value-type="float" office:value="-79" calcext:value-type="float">
            <text:p>-79</text:p>
          </table:table-cell>
          <table:table-cell office:value-type="float" office:value="-83" calcext:value-type="float">
            <text:p>-83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83" calcext:value-type="float">
            <text:p>-83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81" calcext:value-type="float">
            <text:p>-81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84" calcext:value-type="float">
            <text:p>-84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83" calcext:value-type="float">
            <text:p>-83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80" calcext:value-type="float">
            <text:p>-80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84" calcext:value-type="float">
            <text:p>-84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80" calcext:value-type="float">
            <text:p>-80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84" calcext:value-type="float">
            <text:p>-84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84" calcext:value-type="float">
            <text:p>-84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3" calcext:value-type="float">
            <text:p>-83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84" calcext:value-type="float">
            <text:p>-84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84" calcext:value-type="float">
            <text:p>-84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86" calcext:value-type="float">
            <text:p>-86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6" calcext:value-type="float">
            <text:p>-86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80" calcext:value-type="float">
            <text:p>-80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86" calcext:value-type="float">
            <text:p>-86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80" calcext:value-type="float">
            <text:p>-80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86" calcext:value-type="float">
            <text:p>-86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86" calcext:value-type="float">
            <text:p>-86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table:number-columns-repeated="3"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86" calcext:value-type="float">
            <text:p>-86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  <table:table-cell office:value-type="float" office:value="-82" calcext:value-type="float">
            <text:p>-82</text:p>
          </table:table-cell>
          <table:table-cell table:number-columns-repeated="4"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86" calcext:value-type="float">
            <text:p>-86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83" calcext:value-type="float">
            <text:p>-83</text:p>
          </table:table-cell>
          <table:table-cell table:number-columns-repeated="3"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79" calcext:value-type="float">
            <text:p>-79</text:p>
          </table:table-cell>
          <table:table-cell office:value-type="float" office:value="-83" calcext:value-type="float">
            <text:p>-83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84" calcext:value-type="float">
            <text:p>-84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82" calcext:value-type="float">
            <text:p>-82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float" office:value="-80" calcext:value-type="float">
            <text:p>-80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  <table:table-cell office:value-type="float" office:value="-79" calcext:value-type="float">
            <text:p>-79</text:p>
          </table:table-cell>
          <table:table-cell office:value-type="float" office:value="-82" calcext:value-type="float">
            <text:p>-82</text:p>
          </table:table-cell>
          <table:table-cell table:number-columns-repeated="3"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85" calcext:value-type="float">
            <text:p>-85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83" calcext:value-type="float">
            <text:p>-83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83" calcext:value-type="float">
            <text:p>-83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table:number-columns-repeated="3"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table:number-columns-repeated="3" office:value-type="float" office:value="-79" calcext:value-type="float">
            <text:p>-79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  <table:table-cell office:value-type="float" office:value="-79" calcext:value-type="float">
            <text:p>-79</text:p>
          </table:table-cell>
          <table:table-cell office:value-type="float" office:value="-82" calcext:value-type="float">
            <text:p>-82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79" calcext:value-type="float">
            <text:p>-79</text:p>
          </table:table-cell>
          <table:table-cell office:value-type="float" office:value="-81" calcext:value-type="float">
            <text:p>-81</text:p>
          </table:table-cell>
          <table:table-cell table:number-columns-repeated="3" office:value-type="float" office:value="-80" calcext:value-type="float">
            <text:p>-80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84" calcext:value-type="float">
            <text:p>-84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  <table:table-cell office:value-type="float" office:value="-82" calcext:value-type="float">
            <text:p>-82</text:p>
          </table:table-cell>
          <table:table-cell table:number-columns-repeated="3"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85" calcext:value-type="float">
            <text:p>-85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table:number-columns-repeated="3"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84" calcext:value-type="float">
            <text:p>-84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84" calcext:value-type="float">
            <text:p>-84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81" calcext:value-type="float">
            <text:p>-81</text:p>
          </table:table-cell>
          <table:table-cell table:number-columns-repeated="3"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84" calcext:value-type="float">
            <text:p>-84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83" calcext:value-type="float">
            <text:p>-83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  <table:table-cell office:value-type="float" office:value="-79" calcext:value-type="float">
            <text:p>-79</text:p>
          </table:table-cell>
          <table:table-cell office:value-type="float" office:value="-83" calcext:value-type="float">
            <text:p>-83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86" calcext:value-type="float">
            <text:p>-86</text:p>
          </table:table-cell>
          <table:table-cell office:value-type="float" office:value="-82" calcext:value-type="float">
            <text:p>-82</text:p>
          </table:table-cell>
          <table:table-cell office:value-type="float" office:value="-79" calcext:value-type="float">
            <text:p>-79</text:p>
          </table:table-cell>
          <table:table-cell office:value-type="float" office:value="-82" calcext:value-type="float">
            <text:p>-82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83" calcext:value-type="float">
            <text:p>-83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0" calcext:value-type="float">
            <text:p>-80</text:p>
          </table:table-cell>
          <table:table-cell office:value-type="float" office:value="-83" calcext:value-type="float">
            <text:p>-83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86" calcext:value-type="float">
            <text:p>-86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3" calcext:value-type="float">
            <text:p>-83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87" calcext:value-type="float">
            <text:p>-87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83" calcext:value-type="float">
            <text:p>-83</text:p>
          </table:table-cell>
          <table:table-cell table:number-columns-repeated="3"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79" calcext:value-type="float">
            <text:p>-79</text:p>
          </table:table-cell>
          <table:table-cell office:value-type="float" office:value="-83" calcext:value-type="float">
            <text:p>-83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79" calcext:value-type="float">
            <text:p>-79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table:number-columns-repeated="4"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table:number-columns-repeated="101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table:number-columns-repeated="2"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79" calcext:value-type="float">
            <text:p>-79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table:number-columns-repeated="101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table:number-columns-repeated="4"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table:number-columns-repeated="101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79" calcext:value-type="float">
            <text:p>-79</text:p>
          </table:table-cell>
          <table:table-cell office:value-type="float" office:value="-82" calcext:value-type="float">
            <text:p>-82</text:p>
          </table:table-cell>
          <table:table-cell table:number-columns-repeated="2" office:value-type="float" office:value="-80" calcext:value-type="float">
            <text:p>-80</text:p>
          </table:table-cell>
          <table:table-cell table:number-columns-repeated="3"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table:number-columns-repeated="101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table:number-columns-repeated="4"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table:number-columns-repeated="101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87" calcext:value-type="float">
            <text:p>-87</text:p>
          </table:table-cell>
          <table:table-cell office:value-type="float" office:value="-84" calcext:value-type="float">
            <text:p>-84</text:p>
          </table:table-cell>
          <table:table-cell office:value-type="float" office:value="-79" calcext:value-type="float">
            <text:p>-79</text:p>
          </table:table-cell>
          <table:table-cell office:value-type="float" office:value="-82" calcext:value-type="float">
            <text:p>-82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table:number-columns-repeated="3"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table:number-columns-repeated="101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79" calcext:value-type="float">
            <text:p>-79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table:number-columns-repeated="101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office:value-type="float" office:value="-79" calcext:value-type="float">
            <text:p>-79</text:p>
          </table:table-cell>
          <table:table-cell office:value-type="float" office:value="-82" calcext:value-type="float">
            <text:p>-82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table:number-columns-repeated="10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office:value-type="float" office:value="-79" calcext:value-type="float">
            <text:p>-79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table:number-columns-repeated="101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table:number-columns-repeated="101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office:value-type="float" office:value="-79" calcext:value-type="float">
            <text:p>-79</text:p>
          </table:table-cell>
          <table:table-cell office:value-type="float" office:value="-83" calcext:value-type="float">
            <text:p>-83</text:p>
          </table:table-cell>
          <table:table-cell office:value-type="float" office:value="-78" calcext:value-type="float">
            <text:p>-78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table:number-columns-repeated="101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table:number-columns-repeated="2" office:value-type="float" office:value="-80" calcext:value-type="float">
            <text:p>-80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table:number-columns-repeated="2" office:value-type="float" office:value="-79" calcext:value-type="float">
            <text:p>-79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table:number-columns-repeated="101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office:value-type="float" office:value="-79" calcext:value-type="float">
            <text:p>-79</text:p>
          </table:table-cell>
          <table:table-cell office:value-type="float" office:value="-82" calcext:value-type="float">
            <text:p>-82</text:p>
          </table:table-cell>
          <table:table-cell table:number-columns-repeated="3" office:value-type="float" office:value="-79" calcext:value-type="float">
            <text:p>-79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table:number-columns-repeated="10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86" calcext:value-type="float">
            <text:p>-86</text:p>
          </table:table-cell>
          <table:table-cell/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table:number-columns-repeated="3"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5"/>
          <table:table-cell office:value-type="float" office:value="-80" calcext:value-type="float">
            <text:p>-80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table:number-columns-repeated="1013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 metri" table:style-name="ta4">
        <table:table-column table:style-name="co5" table:default-cell-style-name="Default"/>
        <table:table-column table:style-name="co2" table:number-columns-repeated="10" table:default-cell-style-name="Default"/>
        <table:table-column table:style-name="co3" table:number-columns-repeated="15" table:default-cell-style-name="Default"/>
        <table:table-column table:style-name="co4" table:number-columns-repeated="998" table:default-cell-style-name="Default"/>
        <table:table-row table:style-name="ro1">
          <table:table-cell office:value-type="string" calcext:value-type="string">
            <text:p>LoRa a 20m di distanza</text:p>
          </table:table-cell>
          <table:table-cell office:value-type="string" calcext:value-type="string">
            <text:p>Modo 1</text:p>
          </table:table-cell>
          <table:table-cell office:value-type="string" calcext:value-type="string">
            <text:p>Modo 2</text:p>
          </table:table-cell>
          <table:table-cell office:value-type="string" calcext:value-type="string">
            <text:p>Modo 3</text:p>
          </table:table-cell>
          <table:table-cell office:value-type="string" calcext:value-type="string">
            <text:p><text:s/>Modo 4</text:p>
          </table:table-cell>
          <table:table-cell office:value-type="string" calcext:value-type="string">
            <text:p>Modo 5</text:p>
          </table:table-cell>
          <table:table-cell office:value-type="string" calcext:value-type="string">
            <text:p>Modo 6</text:p>
          </table:table-cell>
          <table:table-cell office:value-type="string" calcext:value-type="string">
            <text:p>Modo 7</text:p>
          </table:table-cell>
          <table:table-cell office:value-type="string" calcext:value-type="string">
            <text:p>Modo 8</text:p>
          </table:table-cell>
          <table:table-cell office:value-type="string" calcext:value-type="string">
            <text:p>Modo 9 </text:p>
          </table:table-cell>
          <table:table-cell office:value-type="string" calcext:value-type="string">
            <text:p>Modo 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office:value-type="string" calcext:value-type="string">
            <text:p>Channel RSSI '-114'</text:p>
          </table:table-cell>
          <table:table-cell office:value-type="string" calcext:value-type="string">
            <text:p>Channel RSSI '-109'</text:p>
          </table:table-cell>
          <table:table-cell office:value-type="string" calcext:value-type="string">
            <text:p>Channel RSSI '-112'</text:p>
          </table:table-cell>
          <table:table-cell office:value-type="string" calcext:value-type="string">
            <text:p>Channel RSSI '-106'</text:p>
          </table:table-cell>
          <table:table-cell office:value-type="string" calcext:value-type="string">
            <text:p>Channel RSSI '-109'</text:p>
          </table:table-cell>
          <table:table-cell office:value-type="string" calcext:value-type="string">
            <text:p>Channel RSSI '-92'</text:p>
          </table:table-cell>
          <table:table-cell office:value-type="string" calcext:value-type="string">
            <text:p>Channel RSSI '-109'</text:p>
          </table:table-cell>
          <table:table-cell table:number-columns-repeated="3" office:value-type="string" calcext:value-type="string">
            <text:p>Channel RSSI '-107'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81" calcext:value-type="float">
            <text:p>-81</text:p>
          </table:table-cell>
          <table:table-cell office:value-type="float" office:value="-83" calcext:value-type="float">
            <text:p>-83</text:p>
          </table:table-cell>
          <table:table-cell office:value-type="float" office:value="-79" calcext:value-type="float">
            <text:p>-79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81" calcext:value-type="float">
            <text:p>-81</text:p>
          </table:table-cell>
          <table:table-cell office:value-type="float" office:value="-83" calcext:value-type="float">
            <text:p>-83</text:p>
          </table:table-cell>
          <table:table-cell office:value-type="float" office:value="-79" calcext:value-type="float">
            <text:p>-79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87" calcext:value-type="float">
            <text:p>-87</text:p>
          </table:table-cell>
          <table:table-cell office:value-type="float" office:value="-84" calcext:value-type="float">
            <text:p>-84</text:p>
          </table:table-cell>
          <table:table-cell office:value-type="float" office:value="-80" calcext:value-type="float">
            <text:p>-80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82" calcext:value-type="float">
            <text:p>-82</text:p>
          </table:table-cell>
          <table:table-cell office:value-type="float" office:value="-84" calcext:value-type="float">
            <text:p>-84</text:p>
          </table:table-cell>
          <table:table-cell office:value-type="float" office:value="-77" calcext:value-type="float">
            <text:p>-77</text:p>
          </table:table-cell>
          <table:table-cell office:value-type="float" office:value="-83" calcext:value-type="float">
            <text:p>-83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82" calcext:value-type="float">
            <text:p>-82</text:p>
          </table:table-cell>
          <table:table-cell office:value-type="float" office:value="-84" calcext:value-type="float">
            <text:p>-84</text:p>
          </table:table-cell>
          <table:table-cell office:value-type="float" office:value="-80" calcext:value-type="float">
            <text:p>-80</text:p>
          </table:table-cell>
          <table:table-cell office:value-type="float" office:value="-84" calcext:value-type="float">
            <text:p>-84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78" calcext:value-type="float">
            <text:p>-78</text:p>
          </table:table-cell>
          <table:table-cell office:value-type="float" office:value="-84" calcext:value-type="float">
            <text:p>-84</text:p>
          </table:table-cell>
          <table:table-cell office:value-type="float" office:value="-79" calcext:value-type="float">
            <text:p>-79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office:value-type="float" office:value="-79" calcext:value-type="float">
            <text:p>-79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77" calcext:value-type="float">
            <text:p>-77</text:p>
          </table:table-cell>
          <table:table-cell table:number-columns-repeated="3"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82" calcext:value-type="float">
            <text:p>-82</text:p>
          </table:table-cell>
          <table:table-cell office:value-type="float" office:value="-85" calcext:value-type="float">
            <text:p>-85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82" calcext:value-type="float">
            <text:p>-82</text:p>
          </table:table-cell>
          <table:table-cell office:value-type="float" office:value="-84" calcext:value-type="float">
            <text:p>-84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80" calcext:value-type="float">
            <text:p>-80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table:number-columns-repeated="2" office:value-type="float" office:value="-79" calcext:value-type="float">
            <text:p>-79</text:p>
          </table:table-cell>
          <table:table-cell table:number-columns-repeated="2" office:value-type="float" office:value="-80" calcext:value-type="float">
            <text:p>-80</text:p>
          </table:table-cell>
          <table:table-cell table:number-columns-repeated="2" office:value-type="float" office:value="-78" calcext:value-type="float">
            <text:p>-78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  <table:table-cell office:value-type="float" office:value="-79" calcext:value-type="float">
            <text:p>-79</text:p>
          </table:table-cell>
          <table:table-cell office:value-type="float" office:value="-82" calcext:value-type="float">
            <text:p>-82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  <table:table-cell office:value-type="float" office:value="-78" calcext:value-type="float">
            <text:p>-78</text:p>
          </table:table-cell>
          <table:table-cell office:value-type="float" office:value="-83" calcext:value-type="float">
            <text:p>-83</text:p>
          </table:table-cell>
          <table:table-cell table:number-columns-repeated="2" office:value-type="float" office:value="-80" calcext:value-type="float">
            <text:p>-80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83" calcext:value-type="float">
            <text:p>-83</text:p>
          </table:table-cell>
          <table:table-cell table:number-columns-repeated="2" office:value-type="float" office:value="-80" calcext:value-type="float">
            <text:p>-80</text:p>
          </table:table-cell>
          <table:table-cell table:number-columns-repeated="3"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81" calcext:value-type="float">
            <text:p>-81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78" calcext:value-type="float">
            <text:p>-78</text:p>
          </table:table-cell>
          <table:table-cell office:value-type="float" office:value="-83" calcext:value-type="float">
            <text:p>-83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83" calcext:value-type="float">
            <text:p>-83</text:p>
          </table:table-cell>
          <table:table-cell office:value-type="float" office:value="-85" calcext:value-type="float">
            <text:p>-85</text:p>
          </table:table-cell>
          <table:table-cell office:value-type="float" office:value="-80" calcext:value-type="float">
            <text:p>-80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office:value-type="float" office:value="-80" calcext:value-type="float">
            <text:p>-80</text:p>
          </table:table-cell>
          <table:table-cell office:value-type="float" office:value="-83" calcext:value-type="float">
            <text:p>-83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office:value-type="float" office:value="-80" calcext:value-type="float">
            <text:p>-80</text:p>
          </table:table-cell>
          <table:table-cell office:value-type="float" office:value="-83" calcext:value-type="float">
            <text:p>-83</text:p>
          </table:table-cell>
          <table:table-cell office:value-type="float" office:value="-79" calcext:value-type="float">
            <text:p>-79</text:p>
          </table:table-cell>
          <table:table-cell table:number-columns-repeated="3"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office:value-type="float" office:value="-81" calcext:value-type="float">
            <text:p>-81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79" calcext:value-type="float">
            <text:p>-79</text:p>
          </table:table-cell>
          <table:table-cell table:number-columns-repeated="3"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83" calcext:value-type="float">
            <text:p>-83</text:p>
          </table:table-cell>
          <table:table-cell table:number-columns-repeated="4"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table:number-columns-repeated="2" office:value-type="float" office:value="-79" calcext:value-type="float">
            <text:p>-79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83" calcext:value-type="float">
            <text:p>-83</text:p>
          </table:table-cell>
          <table:table-cell table:number-columns-repeated="3"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office:value-type="float" office:value="-84" calcext:value-type="float">
            <text:p>-84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table:number-columns-repeated="4" office:value-type="float" office:value="-80" calcext:value-type="float">
            <text:p>-80</text:p>
          </table:table-cell>
          <table:table-cell table:number-columns-repeated="2"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table:number-columns-repeated="4"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table:number-columns-repeated="2" office:value-type="float" office:value="-79" calcext:value-type="float">
            <text:p>-79</text:p>
          </table:table-cell>
          <table:table-cell table:number-columns-repeated="2" office:value-type="float" office:value="-78" calcext:value-type="float">
            <text:p>-78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1" calcext:value-type="float">
            <text:p>-81</text:p>
          </table:table-cell>
          <table:table-cell office:value-type="float" office:value="-83" calcext:value-type="float">
            <text:p>-83</text:p>
          </table:table-cell>
          <table:table-cell table:number-columns-repeated="2" office:value-type="float" office:value="-80" calcext:value-type="float">
            <text:p>-80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table:number-columns-repeated="3"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0" calcext:value-type="float">
            <text:p>-80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0" calcext:value-type="float">
            <text:p>-80</text:p>
          </table:table-cell>
          <table:table-cell office:value-type="float" office:value="-83" calcext:value-type="float">
            <text:p>-83</text:p>
          </table:table-cell>
          <table:table-cell table:number-columns-repeated="4"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80" calcext:value-type="float">
            <text:p>-80</text:p>
          </table:table-cell>
          <table:table-cell office:value-type="float" office:value="-84" calcext:value-type="float">
            <text:p>-84</text:p>
          </table:table-cell>
          <table:table-cell office:value-type="float" office:value="-81" calcext:value-type="float">
            <text:p>-81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80" calcext:value-type="float">
            <text:p>-80</text:p>
          </table:table-cell>
          <table:table-cell office:value-type="float" office:value="-84" calcext:value-type="float">
            <text:p>-84</text:p>
          </table:table-cell>
          <table:table-cell office:value-type="float" office:value="-80" calcext:value-type="float">
            <text:p>-80</text:p>
          </table:table-cell>
          <table:table-cell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table:number-columns-repeated="3" office:value-type="float" office:value="-80" calcext:value-type="float">
            <text:p>-80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float" office:value="-80" calcext:value-type="float">
            <text:p>-80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5" calcext:value-type="float">
            <text:p>-85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table:number-columns-repeated="2" office:value-type="float" office:value="-79" calcext:value-type="float">
            <text:p>-79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84" calcext:value-type="float">
            <text:p>-84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table:number-columns-repeated="2" office:value-type="float" office:value="-79" calcext:value-type="float">
            <text:p>-79</text:p>
          </table:table-cell>
          <table:table-cell table:number-columns-repeated="2" office:value-type="float" office:value="-78" calcext:value-type="float">
            <text:p>-78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table:number-columns-repeated="3"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84" calcext:value-type="float">
            <text:p>-84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83" calcext:value-type="float">
            <text:p>-83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office:value-type="float" office:value="-78" calcext:value-type="float">
            <text:p>-78</text:p>
          </table:table-cell>
          <table:table-cell office:value-type="float" office:value="-80" calcext:value-type="float">
            <text:p>-80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80" calcext:value-type="float">
            <text:p>-80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office:value-type="float" office:value="-80" calcext:value-type="float">
            <text:p>-80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80" calcext:value-type="float">
            <text:p>-80</text:p>
          </table:table-cell>
          <table:table-cell office:value-type="float" office:value="-84" calcext:value-type="float">
            <text:p>-84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77" calcext:value-type="float">
            <text:p>-77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80" calcext:value-type="float">
            <text:p>-80</text:p>
          </table:table-cell>
          <table:table-cell office:value-type="float" office:value="-84" calcext:value-type="float">
            <text:p>-84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77" calcext:value-type="float">
            <text:p>-77</text:p>
          </table:table-cell>
          <table:table-cell table:number-columns-repeated="3"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83" calcext:value-type="float">
            <text:p>-83</text:p>
          </table:table-cell>
          <table:table-cell office:value-type="float" office:value="-85" calcext:value-type="float">
            <text:p>-85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83" calcext:value-type="float">
            <text:p>-83</text:p>
          </table:table-cell>
          <table:table-cell office:value-type="float" office:value="-85" calcext:value-type="float">
            <text:p>-85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80" calcext:value-type="float">
            <text:p>-80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-83" calcext:value-type="float">
            <text:p>-83</text:p>
          </table:table-cell>
          <table:table-cell table:number-columns-repeated="3" office:value-type="float" office:value="-81" calcext:value-type="float">
            <text:p>-81</text:p>
          </table:table-cell>
          <table:table-cell table:number-columns-repeated="2" office:value-type="float" office:value="-80" calcext:value-type="float">
            <text:p>-80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-83" calcext:value-type="float">
            <text:p>-83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table:number-columns-repeated="3" office:value-type="float" office:value="-80" calcext:value-type="float">
            <text:p>-80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83" calcext:value-type="float">
            <text:p>-83</text:p>
          </table:table-cell>
          <table:table-cell table:number-columns-repeated="3"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83" calcext:value-type="float">
            <text:p>-83</text:p>
          </table:table-cell>
          <table:table-cell table:number-columns-repeated="3"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0" calcext:value-type="float">
            <text:p>-80</text:p>
          </table:table-cell>
          <table:table-cell office:value-type="float" office:value="-83" calcext:value-type="float">
            <text:p>-83</text:p>
          </table:table-cell>
          <table:table-cell table:number-columns-repeated="3" office:value-type="float" office:value="-79" calcext:value-type="float">
            <text:p>-79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79" calcext:value-type="float">
            <text:p>-79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78" calcext:value-type="float">
            <text:p>-78</text:p>
          </table:table-cell>
          <table:table-cell office:value-type="float" office:value="-83" calcext:value-type="float">
            <text:p>-83</text:p>
          </table:table-cell>
          <table:table-cell table:number-columns-repeated="3" office:value-type="float" office:value="-80" calcext:value-type="float">
            <text:p>-80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77" calcext:value-type="float">
            <text:p>-77</text:p>
          </table:table-cell>
          <table:table-cell office:value-type="float" office:value="-83" calcext:value-type="float">
            <text:p>-83</text:p>
          </table:table-cell>
          <table:table-cell table:number-columns-repeated="3"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table:number-columns-repeated="3"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office:value-type="float" office:value="-77" calcext:value-type="float">
            <text:p>-77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83" calcext:value-type="float">
            <text:p>-83</text:p>
          </table:table-cell>
          <table:table-cell office:value-type="float" office:value="-85" calcext:value-type="float">
            <text:p>-85</text:p>
          </table:table-cell>
          <table:table-cell office:value-type="float" office:value="-78" calcext:value-type="float">
            <text:p>-78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office:value-type="float" office:value="-78" calcext:value-type="float">
            <text:p>-78</text:p>
          </table:table-cell>
          <table:table-cell office:value-type="float" office:value="-82" calcext:value-type="float">
            <text:p>-82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table:number-columns-repeated="3" office:value-type="float" office:value="-78" calcext:value-type="float">
            <text:p>-78</text:p>
          </table:table-cell>
          <table:table-cell table:number-columns-repeated="10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83" calcext:value-type="float">
            <text:p>-83</text:p>
          </table:table-cell>
          <table:table-cell office:value-type="float" office:value="-85" calcext:value-type="float">
            <text:p>-85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table:number-columns-repeated="3" office:value-type="float" office:value="-78" calcext:value-type="float">
            <text:p>-78</text:p>
          </table:table-cell>
          <table:table-cell table:number-columns-repeated="101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table:number-columns-repeated="3"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77" calcext:value-type="float">
            <text:p>-77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table:number-columns-repeated="2" office:value-type="float" office:value="-80" calcext:value-type="float">
            <text:p>-80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78" calcext:value-type="float">
            <text:p>-78</text:p>
          </table:table-cell>
          <table:table-cell office:value-type="float" office:value="-82" calcext:value-type="float">
            <text:p>-82</text:p>
          </table:table-cell>
          <table:table-cell table:number-columns-repeated="2" office:value-type="float" office:value="-80" calcext:value-type="float">
            <text:p>-80</text:p>
          </table:table-cell>
          <table:table-cell table:number-columns-repeated="3"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79" calcext:value-type="float">
            <text:p>-79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84" calcext:value-type="float">
            <text:p>-84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84" calcext:value-type="float">
            <text:p>-84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table:number-columns-repeated="2" office:value-type="float" office:value="-80" calcext:value-type="float">
            <text:p>-80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87" calcext:value-type="float">
            <text:p>-87</text:p>
          </table:table-cell>
          <table:table-cell office:value-type="float" office:value="-82" calcext:value-type="float">
            <text:p>-82</text:p>
          </table:table-cell>
          <table:table-cell table:number-columns-repeated="2" office:value-type="float" office:value="-81" calcext:value-type="float">
            <text:p>-81</text:p>
          </table:table-cell>
          <table:table-cell table:number-columns-repeated="3"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table:number-columns-repeated="3" office:value-type="float" office:value="-81" calcext:value-type="float">
            <text:p>-81</text:p>
          </table:table-cell>
          <table:table-cell table:number-columns-repeated="4"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81" calcext:value-type="float">
            <text:p>-81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  <table:table-cell table:number-columns-repeated="3"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84" calcext:value-type="float">
            <text:p>-84</text:p>
          </table:table-cell>
          <table:table-cell office:value-type="float" office:value="-81" calcext:value-type="float">
            <text:p>-81</text:p>
          </table:table-cell>
          <table:table-cell table:number-columns-repeated="3"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table:number-columns-repeated="1013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5 metri" table:style-name="ta5">
        <table:table-column table:style-name="co5" table:default-cell-style-name="Default"/>
        <table:table-column table:style-name="co2" table:number-columns-repeated="10" table:default-cell-style-name="Default"/>
        <table:table-column table:style-name="co3" table:number-columns-repeated="15" table:default-cell-style-name="Default"/>
        <table:table-column table:style-name="co4" table:number-columns-repeated="998" table:default-cell-style-name="Default"/>
        <table:table-row table:style-name="ro1">
          <table:table-cell office:value-type="string" calcext:value-type="string">
            <text:p>LoRa a 25m di distanza</text:p>
          </table:table-cell>
          <table:table-cell office:value-type="string" calcext:value-type="string">
            <text:p>Modo 1</text:p>
          </table:table-cell>
          <table:table-cell office:value-type="string" calcext:value-type="string">
            <text:p>Modo 2</text:p>
          </table:table-cell>
          <table:table-cell office:value-type="string" calcext:value-type="string">
            <text:p>Modo 3</text:p>
          </table:table-cell>
          <table:table-cell office:value-type="string" calcext:value-type="string">
            <text:p><text:s/>Modo 4</text:p>
          </table:table-cell>
          <table:table-cell office:value-type="string" calcext:value-type="string">
            <text:p>Modo 5</text:p>
          </table:table-cell>
          <table:table-cell office:value-type="string" calcext:value-type="string">
            <text:p>Modo 6</text:p>
          </table:table-cell>
          <table:table-cell office:value-type="string" calcext:value-type="string">
            <text:p>Modo 7</text:p>
          </table:table-cell>
          <table:table-cell office:value-type="string" calcext:value-type="string">
            <text:p>Modo 8</text:p>
          </table:table-cell>
          <table:table-cell office:value-type="string" calcext:value-type="string">
            <text:p>Modo 9 </text:p>
          </table:table-cell>
          <table:table-cell office:value-type="string" calcext:value-type="string">
            <text:p>Modo 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office:value-type="string" calcext:value-type="string">
            <text:p>Channel RSSI '-114'</text:p>
          </table:table-cell>
          <table:table-cell office:value-type="string" calcext:value-type="string">
            <text:p>Channel RSSI '-109'</text:p>
          </table:table-cell>
          <table:table-cell office:value-type="string" calcext:value-type="string">
            <text:p>Channel RSSI '-114'</text:p>
          </table:table-cell>
          <table:table-cell office:value-type="string" calcext:value-type="string">
            <text:p>Channel RSSI '-97'</text:p>
          </table:table-cell>
          <table:table-cell office:value-type="string" calcext:value-type="string">
            <text:p>Channel RSSI '-108'</text:p>
          </table:table-cell>
          <table:table-cell office:value-type="string" calcext:value-type="string">
            <text:p>Channel RSSI '-91'</text:p>
          </table:table-cell>
          <table:table-cell office:value-type="string" calcext:value-type="string">
            <text:p>Channel RSSI '-108'</text:p>
          </table:table-cell>
          <table:table-cell office:value-type="string" calcext:value-type="string">
            <text:p>Channel RSSI '-104'</text:p>
          </table:table-cell>
          <table:table-cell office:value-type="string" calcext:value-type="string">
            <text:p>Channel RSSI '-107'</text:p>
          </table:table-cell>
          <table:table-cell office:value-type="string" calcext:value-type="string">
            <text:p>Channel RSSI '-105'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88" calcext:value-type="float">
            <text:p>-88</text:p>
          </table:table-cell>
          <table:table-cell office:value-type="float" office:value="-89" calcext:value-type="float">
            <text:p>-89</text:p>
          </table:table-cell>
          <table:table-cell office:value-type="float" office:value="-85" calcext:value-type="float">
            <text:p>-85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88" calcext:value-type="float">
            <text:p>-88</text:p>
          </table:table-cell>
          <table:table-cell office:value-type="float" office:value="-90" calcext:value-type="float">
            <text:p>-90</text:p>
          </table:table-cell>
          <table:table-cell office:value-type="float" office:value="-86" calcext:value-type="float">
            <text:p>-86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table:number-columns-repeated="2" office:value-type="float" office:value="-85" calcext:value-type="float">
            <text:p>-85</text:p>
          </table:table-cell>
          <table:table-cell table:number-columns-repeated="2"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85" calcext:value-type="float">
            <text:p>-85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85" calcext:value-type="float">
            <text:p>-85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table:number-columns-repeated="2" office:value-type="float" office:value="-85" calcext:value-type="float">
            <text:p>-85</text:p>
          </table:table-cell>
          <table:table-cell table:number-columns-repeated="2"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-89" calcext:value-type="float">
            <text:p>-89</text:p>
          </table:table-cell>
          <table:table-cell table:number-columns-repeated="3"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8" calcext:value-type="float">
            <text:p>-88</text:p>
          </table:table-cell>
          <table:table-cell office:value-type="float" office:value="-90" calcext:value-type="float">
            <text:p>-90</text:p>
          </table:table-cell>
          <table:table-cell office:value-type="float" office:value="-86" calcext:value-type="float">
            <text:p>-86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table:number-columns-repeated="3"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86" calcext:value-type="float">
            <text:p>-86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table:number-columns-repeated="3"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86" calcext:value-type="float">
            <text:p>-86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-85" calcext:value-type="float">
            <text:p>-85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office:value-type="float" office:value="-86" calcext:value-type="float">
            <text:p>-86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table:number-columns-repeated="2" office:value-type="float" office:value="-86" calcext:value-type="float">
            <text:p>-86</text:p>
          </table:table-cell>
          <table:table-cell table:number-columns-repeated="2"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2" office:value-type="float" office:value="-85" calcext:value-type="float">
            <text:p>-85</text:p>
          </table:table-cell>
          <table:table-cell table:number-columns-repeated="2"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90" calcext:value-type="float">
            <text:p>-90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table:number-columns-repeated="2" office:value-type="float" office:value="-85" calcext:value-type="float">
            <text:p>-85</text:p>
          </table:table-cell>
          <table:table-cell table:number-columns-repeated="2"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88" calcext:value-type="float">
            <text:p>-88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office:value-type="float" office:value="-86" calcext:value-type="float">
            <text:p>-86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88" calcext:value-type="float">
            <text:p>-88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88" calcext:value-type="float">
            <text:p>-88</text:p>
          </table:table-cell>
          <table:table-cell office:value-type="float" office:value="-90" calcext:value-type="float">
            <text:p>-90</text:p>
          </table:table-cell>
          <table:table-cell office:value-type="float" office:value="-86" calcext:value-type="float">
            <text:p>-86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89" calcext:value-type="float">
            <text:p>-89</text:p>
          </table:table-cell>
          <table:table-cell office:value-type="float" office:value="-90" calcext:value-type="float">
            <text:p>-90</text:p>
          </table:table-cell>
          <table:table-cell office:value-type="float" office:value="-86" calcext:value-type="float">
            <text:p>-86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89" calcext:value-type="float">
            <text:p>-89</text:p>
          </table:table-cell>
          <table:table-cell office:value-type="float" office:value="-90" calcext:value-type="float">
            <text:p>-90</text:p>
          </table:table-cell>
          <table:table-cell office:value-type="float" office:value="-86" calcext:value-type="float">
            <text:p>-86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88" calcext:value-type="float">
            <text:p>-88</text:p>
          </table:table-cell>
          <table:table-cell office:value-type="float" office:value="-90" calcext:value-type="float">
            <text:p>-90</text:p>
          </table:table-cell>
          <table:table-cell office:value-type="float" office:value="-85" calcext:value-type="float">
            <text:p>-85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  <table:table-cell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9" calcext:value-type="float">
            <text:p>-89</text:p>
          </table:table-cell>
          <table:table-cell office:value-type="float" office:value="-90" calcext:value-type="float">
            <text:p>-90</text:p>
          </table:table-cell>
          <table:table-cell office:value-type="float" office:value="-86" calcext:value-type="float">
            <text:p>-86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89" calcext:value-type="float">
            <text:p>-89</text:p>
          </table:table-cell>
          <table:table-cell office:value-type="float" office:value="-90" calcext:value-type="float">
            <text:p>-90</text:p>
          </table:table-cell>
          <table:table-cell office:value-type="float" office:value="-86" calcext:value-type="float">
            <text:p>-86</text:p>
          </table:table-cell>
          <table:table-cell office:value-type="float" office:value="-89" calcext:value-type="float">
            <text:p>-89</text:p>
          </table:table-cell>
          <table:table-cell office:value-type="float" office:value="-87" calcext:value-type="float">
            <text:p>-87</text:p>
          </table:table-cell>
          <table:table-cell office:value-type="float" office:value="-83" calcext:value-type="float">
            <text:p>-83</text:p>
          </table:table-cell>
          <table:table-cell table:number-columns-repeated="2" office:value-type="float" office:value="-85" calcext:value-type="float">
            <text:p>-85</text:p>
          </table:table-cell>
          <table:table-cell table:number-columns-repeated="2"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90" calcext:value-type="float">
            <text:p>-90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-86" calcext:value-type="float">
            <text:p>-86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table:number-columns-repeated="2"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90" calcext:value-type="float">
            <text:p>-90</text:p>
          </table:table-cell>
          <table:table-cell office:value-type="float" office:value="-89" calcext:value-type="float">
            <text:p>-89</text:p>
          </table:table-cell>
          <table:table-cell office:value-type="float" office:value="-85" calcext:value-type="float">
            <text:p>-85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90" calcext:value-type="float">
            <text:p>-90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table:number-columns-repeated="2" office:value-type="float" office:value="-85" calcext:value-type="float">
            <text:p>-85</text:p>
          </table:table-cell>
          <table:table-cell table:number-columns-repeated="2"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table:number-columns-repeated="2"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table:number-columns-repeated="2" office:value-type="float" office:value="-85" calcext:value-type="float">
            <text:p>-85</text:p>
          </table:table-cell>
          <table:table-cell table:number-columns-repeated="2"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89" calcext:value-type="float">
            <text:p>-89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table:number-columns-repeated="2" office:value-type="float" office:value="-85" calcext:value-type="float">
            <text:p>-85</text:p>
          </table:table-cell>
          <table:table-cell table:number-columns-repeated="2"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86" calcext:value-type="float">
            <text:p>-86</text:p>
          </table:table-cell>
          <table:table-cell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5" calcext:value-type="float">
            <text:p>-85</text:p>
          </table:table-cell>
          <table:table-cell table:number-columns-repeated="3"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-86" calcext:value-type="float">
            <text:p>-86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91" calcext:value-type="float">
            <text:p>-91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table:number-columns-repeated="3"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86" calcext:value-type="float">
            <text:p>-86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88" calcext:value-type="float">
            <text:p>-88</text:p>
          </table:table-cell>
          <table:table-cell office:value-type="float" office:value="-90" calcext:value-type="float">
            <text:p>-90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89" calcext:value-type="float">
            <text:p>-89</text:p>
          </table:table-cell>
          <table:table-cell office:value-type="float" office:value="-90" calcext:value-type="float">
            <text:p>-90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7" calcext:value-type="float">
            <text:p>-87</text:p>
          </table:table-cell>
          <table:table-cell table:number-columns-repeated="4"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2" calcext:value-type="float">
            <text:p>-82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89" calcext:value-type="float">
            <text:p>-89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89" calcext:value-type="float">
            <text:p>-89</text:p>
          </table:table-cell>
          <table:table-cell office:value-type="float" office:value="-88" calcext:value-type="float">
            <text:p>-88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table:number-columns-repeated="3"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table:number-columns-repeated="2" office:value-type="float" office:value="-85" calcext:value-type="float">
            <text:p>-85</text:p>
          </table:table-cell>
          <table:table-cell table:number-columns-repeated="2"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1" calcext:value-type="float">
            <text:p>-81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1" calcext:value-type="float">
            <text:p>-81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0" calcext:value-type="float">
            <text:p>-80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90" calcext:value-type="float">
            <text:p>-90</text:p>
          </table:table-cell>
          <table:table-cell office:value-type="float" office:value="-89" calcext:value-type="float">
            <text:p>-89</text:p>
          </table:table-cell>
          <table:table-cell table:number-columns-repeated="3" office:value-type="float" office:value="-86" calcext:value-type="float">
            <text:p>-86</text:p>
          </table:table-cell>
          <table:table-cell office:value-type="float" office:value="-82" calcext:value-type="float">
            <text:p>-82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90" calcext:value-type="float">
            <text:p>-90</text:p>
          </table:table-cell>
          <table:table-cell office:value-type="float" office:value="-89" calcext:value-type="float">
            <text:p>-89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88" calcext:value-type="float">
            <text:p>-88</text:p>
          </table:table-cell>
          <table:table-cell office:value-type="float" office:value="-89" calcext:value-type="float">
            <text:p>-89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89" calcext:value-type="float">
            <text:p>-89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2" calcext:value-type="float">
            <text:p>-82</text:p>
          </table:table-cell>
          <table:table-cell table:number-columns-repeated="2" office:value-type="float" office:value="-85" calcext:value-type="float">
            <text:p>-85</text:p>
          </table:table-cell>
          <table:table-cell table:number-columns-repeated="2"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9" calcext:value-type="float">
            <text:p>-89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89" calcext:value-type="float">
            <text:p>-89</text:p>
          </table:table-cell>
          <table:table-cell office:value-type="float" office:value="-90" calcext:value-type="float">
            <text:p>-90</text:p>
          </table:table-cell>
          <table:table-cell office:value-type="float" office:value="-85" calcext:value-type="float">
            <text:p>-85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table:number-columns-repeated="2"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89" calcext:value-type="float">
            <text:p>-89</text:p>
          </table:table-cell>
          <table:table-cell office:value-type="float" office:value="-90" calcext:value-type="float">
            <text:p>-90</text:p>
          </table:table-cell>
          <table:table-cell office:value-type="float" office:value="-86" calcext:value-type="float">
            <text:p>-86</text:p>
          </table:table-cell>
          <table:table-cell office:value-type="float" office:value="-88" calcext:value-type="float">
            <text:p>-88</text:p>
          </table:table-cell>
          <table:table-cell table:number-columns-repeated="3"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89" calcext:value-type="float">
            <text:p>-89</text:p>
          </table:table-cell>
          <table:table-cell office:value-type="float" office:value="-90" calcext:value-type="float">
            <text:p>-90</text:p>
          </table:table-cell>
          <table:table-cell office:value-type="float" office:value="-86" calcext:value-type="float">
            <text:p>-86</text:p>
          </table:table-cell>
          <table:table-cell office:value-type="float" office:value="-88" calcext:value-type="float">
            <text:p>-88</text:p>
          </table:table-cell>
          <table:table-cell table:number-columns-repeated="4" office:value-type="float" office:value="-85" calcext:value-type="float">
            <text:p>-85</text:p>
          </table:table-cell>
          <table:table-cell table:number-columns-repeated="2"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88" calcext:value-type="float">
            <text:p>-88</text:p>
          </table:table-cell>
          <table:table-cell office:value-type="float" office:value="-90" calcext:value-type="float">
            <text:p>-90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table:number-columns-repeated="3" office:value-type="float" office:value="-85" calcext:value-type="float">
            <text:p>-85</text:p>
          </table:table-cell>
          <table:table-cell table:number-columns-repeated="2"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88" calcext:value-type="float">
            <text:p>-88</text:p>
          </table:table-cell>
          <table:table-cell office:value-type="float" office:value="-90" calcext:value-type="float">
            <text:p>-90</text:p>
          </table:table-cell>
          <table:table-cell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6" calcext:value-type="float">
            <text:p>-86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88" calcext:value-type="float">
            <text:p>-88</text:p>
          </table:table-cell>
          <table:table-cell office:value-type="float" office:value="-90" calcext:value-type="float">
            <text:p>-90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89" calcext:value-type="float">
            <text:p>-89</text:p>
          </table:table-cell>
          <table:table-cell office:value-type="float" office:value="-90" calcext:value-type="float">
            <text:p>-90</text:p>
          </table:table-cell>
          <table:table-cell table:number-columns-repeated="2" office:value-type="float" office:value="-85" calcext:value-type="float">
            <text:p>-85</text:p>
          </table:table-cell>
          <table:table-cell table:number-columns-repeated="3"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88" calcext:value-type="float">
            <text:p>-88</text:p>
          </table:table-cell>
          <table:table-cell office:value-type="float" office:value="-91" calcext:value-type="float">
            <text:p>-91</text:p>
          </table:table-cell>
          <table:table-cell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89" calcext:value-type="float">
            <text:p>-89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table:number-columns-repeated="3"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88" calcext:value-type="float">
            <text:p>-88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table:number-columns-repeated="4"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88" calcext:value-type="float">
            <text:p>-88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table:number-columns-repeated="3" office:value-type="float" office:value="-85" calcext:value-type="float">
            <text:p>-85</text:p>
          </table:table-cell>
          <table:table-cell table:number-columns-repeated="2"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-88" calcext:value-type="float">
            <text:p>-88</text:p>
          </table:table-cell>
          <table:table-cell table:number-columns-repeated="3"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-88" calcext:value-type="float">
            <text:p>-88</text:p>
          </table:table-cell>
          <table:table-cell table:number-columns-repeated="3"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table:number-columns-repeated="2" office:value-type="float" office:value="-85" calcext:value-type="float">
            <text:p>-85</text:p>
          </table:table-cell>
          <table:table-cell table:number-columns-repeated="2"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90" calcext:value-type="float">
            <text:p>-90</text:p>
          </table:table-cell>
          <table:table-cell office:value-type="float" office:value="-89" calcext:value-type="float">
            <text:p>-89</text:p>
          </table:table-cell>
          <table:table-cell table:number-columns-repeated="3" office:value-type="float" office:value="-86" calcext:value-type="float">
            <text:p>-86</text:p>
          </table:table-cell>
          <table:table-cell table:number-columns-repeated="3" office:value-type="float" office:value="-85" calcext:value-type="float">
            <text:p>-85</text:p>
          </table:table-cell>
          <table:table-cell table:number-columns-repeated="2"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86" calcext:value-type="float">
            <text:p>-86</text:p>
          </table:table-cell>
          <table:table-cell table:number-columns-repeated="3" office:value-type="float" office:value="-85" calcext:value-type="float">
            <text:p>-85</text:p>
          </table:table-cell>
          <table:table-cell table:number-columns-repeated="2"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table:number-columns-repeated="3" office:value-type="float" office:value="-86" calcext:value-type="float">
            <text:p>-86</text:p>
          </table:table-cell>
          <table:table-cell table:number-columns-repeated="3"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-90" calcext:value-type="float">
            <text:p>-90</text:p>
          </table:table-cell>
          <table:table-cell table:number-columns-repeated="2" office:value-type="float" office:value="-86" calcext:value-type="float">
            <text:p>-86</text:p>
          </table:table-cell>
          <table:table-cell table:number-columns-repeated="4" office:value-type="float" office:value="-85" calcext:value-type="float">
            <text:p>-85</text:p>
          </table:table-cell>
          <table:table-cell table:number-columns-repeated="2"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87" calcext:value-type="float">
            <text:p>-87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table:number-columns-repeated="3"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table:number-columns-repeated="5"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table:number-columns-repeated="6" office:value-type="float" office:value="-85" calcext:value-type="float">
            <text:p>-85</text:p>
          </table:table-cell>
          <table:table-cell table:number-columns-repeated="2"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table:number-columns-repeated="2"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88" calcext:value-type="float">
            <text:p>-88</text:p>
          </table:table-cell>
          <table:table-cell office:value-type="float" office:value="-90" calcext:value-type="float">
            <text:p>-90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table:number-columns-repeated="2"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89" calcext:value-type="float">
            <text:p>-89</text:p>
          </table:table-cell>
          <table:table-cell office:value-type="float" office:value="-90" calcext:value-type="float">
            <text:p>-90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88" calcext:value-type="float">
            <text:p>-88</text:p>
          </table:table-cell>
          <table:table-cell office:value-type="float" office:value="-90" calcext:value-type="float">
            <text:p>-90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" calcext:value-type="float">
            <text:p>-87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88" calcext:value-type="float">
            <text:p>-88</text:p>
          </table:table-cell>
          <table:table-cell office:value-type="float" office:value="-90" calcext:value-type="float">
            <text:p>-90</text:p>
          </table:table-cell>
          <table:table-cell office:value-type="float" office:value="-86" calcext:value-type="float">
            <text:p>-86</text:p>
          </table:table-cell>
          <table:table-cell table:number-columns-repeated="4"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88" calcext:value-type="float">
            <text:p>-88</text:p>
          </table:table-cell>
          <table:table-cell office:value-type="float" office:value="-90" calcext:value-type="float">
            <text:p>-90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table:number-columns-repeated="3"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  <table:table-cell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88" calcext:value-type="float">
            <text:p>-88</text:p>
          </table:table-cell>
          <table:table-cell office:value-type="float" office:value="-90" calcext:value-type="float">
            <text:p>-90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table:number-columns-repeated="3"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89" calcext:value-type="float">
            <text:p>-89</text:p>
          </table:table-cell>
          <table:table-cell office:value-type="float" office:value="-90" calcext:value-type="float">
            <text:p>-90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table:number-columns-repeated="3" office:value-type="float" office:value="-85" calcext:value-type="float">
            <text:p>-85</text:p>
          </table:table-cell>
          <table:table-cell table:number-columns-repeated="2"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88" calcext:value-type="float">
            <text:p>-88</text:p>
          </table:table-cell>
          <table:table-cell office:value-type="float" office:value="-90" calcext:value-type="float">
            <text:p>-90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86" calcext:value-type="float">
            <text:p>-86</text:p>
          </table:table-cell>
          <table:table-cell table:number-columns-repeated="3"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87" calcext:value-type="float">
            <text:p>-87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89" calcext:value-type="float">
            <text:p>-89</text:p>
          </table:table-cell>
          <table:table-cell office:value-type="float" office:value="-90" calcext:value-type="float">
            <text:p>-90</text:p>
          </table:table-cell>
          <table:table-cell table:number-columns-repeated="2" office:value-type="float" office:value="-86" calcext:value-type="float">
            <text:p>-86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table:number-columns-repeated="3"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table:number-columns-repeated="3" office:value-type="float" office:value="-86" calcext:value-type="float">
            <text:p>-86</text:p>
          </table:table-cell>
          <table:table-cell table:number-columns-repeated="2" office:value-type="float" office:value="-85" calcext:value-type="float">
            <text:p>-85</text:p>
          </table:table-cell>
          <table:table-cell table:number-columns-repeated="3"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table:number-columns-repeated="5" office:value-type="float" office:value="-85" calcext:value-type="float">
            <text:p>-85</text:p>
          </table:table-cell>
          <table:table-cell table:number-columns-repeated="3"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table:number-columns-repeated="2" office:value-type="float" office:value="-85" calcext:value-type="float">
            <text:p>-85</text:p>
          </table:table-cell>
          <table:table-cell table:number-columns-repeated="2"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  <table:table-cell table:number-columns-repeated="2" office:value-type="float" office:value="-86" calcext:value-type="float">
            <text:p>-86</text:p>
          </table:table-cell>
          <table:table-cell table:number-columns-repeated="3"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table:number-columns-repeated="3"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table:number-columns-repeated="3"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-87" calcext:value-type="float">
            <text:p>-87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5"/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table:number-columns-repeated="3" office:value-type="float" office:value="-84" calcext:value-type="float">
            <text:p>-84</text:p>
          </table:table-cell>
          <table:table-cell table:number-columns-repeated="1013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0 metri" table:style-name="ta6">
        <table:table-column table:style-name="co2" table:number-columns-repeated="11" table:default-cell-style-name="Default"/>
        <table:table-column table:style-name="co3" table:number-columns-repeated="15" table:default-cell-style-name="Default"/>
        <table:table-column table:style-name="co4" table:number-columns-repeated="998" table:default-cell-style-name="Default"/>
        <table:table-row table:style-name="ro1">
          <table:table-cell office:value-type="string" calcext:value-type="string">
            <text:p>LoRa a 30m di distanza</text:p>
          </table:table-cell>
          <table:table-cell office:value-type="string" calcext:value-type="string">
            <text:p>Modo 1</text:p>
          </table:table-cell>
          <table:table-cell office:value-type="string" calcext:value-type="string">
            <text:p>Modo 2</text:p>
          </table:table-cell>
          <table:table-cell office:value-type="string" calcext:value-type="string">
            <text:p>Modo 3</text:p>
          </table:table-cell>
          <table:table-cell office:value-type="string" calcext:value-type="string">
            <text:p><text:s/>Modo 4</text:p>
          </table:table-cell>
          <table:table-cell office:value-type="string" calcext:value-type="string">
            <text:p>Modo 5</text:p>
          </table:table-cell>
          <table:table-cell office:value-type="string" calcext:value-type="string">
            <text:p>Modo 6</text:p>
          </table:table-cell>
          <table:table-cell office:value-type="string" calcext:value-type="string">
            <text:p>Modo 7</text:p>
          </table:table-cell>
          <table:table-cell office:value-type="string" calcext:value-type="string">
            <text:p>Modo 8</text:p>
          </table:table-cell>
          <table:table-cell office:value-type="string" calcext:value-type="string">
            <text:p>Modo 9 </text:p>
          </table:table-cell>
          <table:table-cell office:value-type="string" calcext:value-type="string">
            <text:p>Modo 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office:value-type="string" calcext:value-type="string">
            <text:p>Channel RSSI '-113'</text:p>
          </table:table-cell>
          <table:table-cell office:value-type="string" calcext:value-type="string">
            <text:p>Channel RSSI '-109'</text:p>
          </table:table-cell>
          <table:table-cell office:value-type="string" calcext:value-type="string">
            <text:p>Channel RSSI '-114'</text:p>
          </table:table-cell>
          <table:table-cell office:value-type="string" calcext:value-type="string">
            <text:p>Channel RSSI '-103'</text:p>
          </table:table-cell>
          <table:table-cell office:value-type="string" calcext:value-type="string">
            <text:p>Channel RSSI '-110'</text:p>
          </table:table-cell>
          <table:table-cell office:value-type="string" calcext:value-type="string">
            <text:p>Channel RSSI '-106'</text:p>
          </table:table-cell>
          <table:table-cell office:value-type="string" calcext:value-type="string">
            <text:p>Channel RSSI '-109'</text:p>
          </table:table-cell>
          <table:table-cell office:value-type="string" calcext:value-type="string">
            <text:p>Channel RSSI '-106'</text:p>
          </table:table-cell>
          <table:table-cell office:value-type="string" calcext:value-type="string">
            <text:p>Channel RSSI '-107'</text:p>
          </table:table-cell>
          <table:table-cell office:value-type="string" calcext:value-type="string">
            <text:p>Channel RSSI '-106'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91" calcext:value-type="float">
            <text:p>-91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9" calcext:value-type="float">
            <text:p>-89</text:p>
          </table:table-cell>
          <table:table-cell office:value-type="float" office:value="-85" calcext:value-type="float">
            <text:p>-85</text:p>
          </table:table-cell>
          <table:table-cell table:number-columns-repeated="3"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91" calcext:value-type="float">
            <text:p>-91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9" calcext:value-type="float">
            <text:p>-89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87" calcext:value-type="float">
            <text:p>-87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89" calcext:value-type="float">
            <text:p>-89</text:p>
          </table:table-cell>
          <table:table-cell office:value-type="float" office:value="-91" calcext:value-type="float">
            <text:p>-91</text:p>
          </table:table-cell>
          <table:table-cell office:value-type="float" office:value="-86" calcext:value-type="float">
            <text:p>-86</text:p>
          </table:table-cell>
          <table:table-cell office:value-type="float" office:value="-89" calcext:value-type="float">
            <text:p>-89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-90" calcext:value-type="float">
            <text:p>-90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89" calcext:value-type="float">
            <text:p>-89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9" calcext:value-type="float">
            <text:p>-89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9" calcext:value-type="float">
            <text:p>-89</text:p>
          </table:table-cell>
          <table:table-cell office:value-type="float" office:value="-91" calcext:value-type="float">
            <text:p>-91</text:p>
          </table:table-cell>
          <table:table-cell office:value-type="float" office:value="-86" calcext:value-type="float">
            <text:p>-86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89" calcext:value-type="float">
            <text:p>-89</text:p>
          </table:table-cell>
          <table:table-cell office:value-type="float" office:value="-92" calcext:value-type="float">
            <text:p>-92</text:p>
          </table:table-cell>
          <table:table-cell office:value-type="float" office:value="-87" calcext:value-type="float">
            <text:p>-87</text:p>
          </table:table-cell>
          <table:table-cell office:value-type="float" office:value="-88" calcext:value-type="float">
            <text:p>-88</text:p>
          </table:table-cell>
          <table:table-cell table:number-columns-repeated="3" office:value-type="float" office:value="-86" calcext:value-type="float">
            <text:p>-86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87" calcext:value-type="float">
            <text:p>-87</text:p>
          </table:table-cell>
          <table:table-cell office:value-type="float" office:value="-88" calcext:value-type="float">
            <text:p>-88</text:p>
          </table:table-cell>
          <table:table-cell table:number-columns-repeated="3"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86" calcext:value-type="float">
            <text:p>-86</text:p>
          </table:table-cell>
          <table:table-cell office:value-type="float" office:value="-88" calcext:value-type="float">
            <text:p>-88</text:p>
          </table:table-cell>
          <table:table-cell table:number-columns-repeated="4"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91" calcext:value-type="float">
            <text:p>-91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91" calcext:value-type="float">
            <text:p>-91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8" calcext:value-type="float">
            <text:p>-88</text:p>
          </table:table-cell>
          <table:table-cell table:number-columns-repeated="4" office:value-type="float" office:value="-86" calcext:value-type="float">
            <text:p>-86</text:p>
          </table:table-cell>
          <table:table-cell table:number-columns-repeated="2" office:value-type="float" office:value="-85" calcext:value-type="float">
            <text:p>-85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90" calcext:value-type="float">
            <text:p>-90</text:p>
          </table:table-cell>
          <table:table-cell office:value-type="float" office:value="-89" calcext:value-type="float">
            <text:p>-89</text:p>
          </table:table-cell>
          <table:table-cell office:value-type="float" office:value="-87" calcext:value-type="float">
            <text:p>-87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table:number-columns-repeated="3"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91" calcext:value-type="float">
            <text:p>-91</text:p>
          </table:table-cell>
          <table:table-cell office:value-type="float" office:value="-89" calcext:value-type="float">
            <text:p>-89</text:p>
          </table:table-cell>
          <table:table-cell office:value-type="float" office:value="-87" calcext:value-type="float">
            <text:p>-87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table:number-columns-repeated="4"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91" calcext:value-type="float">
            <text:p>-91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9" calcext:value-type="float">
            <text:p>-89</text:p>
          </table:table-cell>
          <table:table-cell table:number-columns-repeated="3" office:value-type="float" office:value="-86" calcext:value-type="float">
            <text:p>-86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-86" calcext:value-type="float">
            <text:p>-86</text:p>
          </table:table-cell>
          <table:table-cell office:value-type="float" office:value="-89" calcext:value-type="float">
            <text:p>-89</text:p>
          </table:table-cell>
          <table:table-cell office:value-type="float" office:value="-87" calcext:value-type="float">
            <text:p>-87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87" calcext:value-type="float">
            <text:p>-87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9" calcext:value-type="float">
            <text:p>-89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89" calcext:value-type="float">
            <text:p>-89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  <table:table-cell office:value-type="float" office:value="-89" calcext:value-type="float">
            <text:p>-89</text:p>
          </table:table-cell>
          <table:table-cell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89" calcext:value-type="float">
            <text:p>-89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  <table:table-cell office:value-type="float" office:value="-88" calcext:value-type="float">
            <text:p>-88</text:p>
          </table:table-cell>
          <table:table-cell table:number-columns-repeated="2" office:value-type="float" office:value="-85" calcext:value-type="float">
            <text:p>-85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89" calcext:value-type="float">
            <text:p>-89</text:p>
          </table:table-cell>
          <table:table-cell office:value-type="float" office:value="-91" calcext:value-type="float">
            <text:p>-91</text:p>
          </table:table-cell>
          <table:table-cell office:value-type="float" office:value="-86" calcext:value-type="float">
            <text:p>-86</text:p>
          </table:table-cell>
          <table:table-cell office:value-type="float" office:value="-89" calcext:value-type="float">
            <text:p>-89</text:p>
          </table:table-cell>
          <table:table-cell table:number-columns-repeated="2" office:value-type="float" office:value="-85" calcext:value-type="float">
            <text:p>-85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89" calcext:value-type="float">
            <text:p>-89</text:p>
          </table:table-cell>
          <table:table-cell office:value-type="float" office:value="-90" calcext:value-type="float">
            <text:p>-90</text:p>
          </table:table-cell>
          <table:table-cell office:value-type="float" office:value="-86" calcext:value-type="float">
            <text:p>-86</text:p>
          </table:table-cell>
          <table:table-cell office:value-type="float" office:value="-89" calcext:value-type="float">
            <text:p>-89</text:p>
          </table:table-cell>
          <table:table-cell table:number-columns-repeated="3"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9" calcext:value-type="float">
            <text:p>-89</text:p>
          </table:table-cell>
          <table:table-cell office:value-type="float" office:value="-91" calcext:value-type="float">
            <text:p>-91</text:p>
          </table:table-cell>
          <table:table-cell office:value-type="float" office:value="-87" calcext:value-type="float">
            <text:p>-87</text:p>
          </table:table-cell>
          <table:table-cell office:value-type="float" office:value="-90" calcext:value-type="float">
            <text:p>-90</text:p>
          </table:table-cell>
          <table:table-cell table:number-columns-repeated="4"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86" calcext:value-type="float">
            <text:p>-86</text:p>
          </table:table-cell>
          <table:table-cell office:value-type="float" office:value="-90" calcext:value-type="float">
            <text:p>-90</text:p>
          </table:table-cell>
          <table:table-cell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86" calcext:value-type="float">
            <text:p>-86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87" calcext:value-type="float">
            <text:p>-87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-86" calcext:value-type="float">
            <text:p>-86</text:p>
          </table:table-cell>
          <table:table-cell office:value-type="float" office:value="-89" calcext:value-type="float">
            <text:p>-89</text:p>
          </table:table-cell>
          <table:table-cell table:number-columns-repeated="3" office:value-type="float" office:value="-86" calcext:value-type="float">
            <text:p>-86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-86" calcext:value-type="float">
            <text:p>-86</text:p>
          </table:table-cell>
          <table:table-cell office:value-type="float" office:value="-89" calcext:value-type="float">
            <text:p>-89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91" calcext:value-type="float">
            <text:p>-91</text:p>
          </table:table-cell>
          <table:table-cell office:value-type="float" office:value="-89" calcext:value-type="float">
            <text:p>-89</text:p>
          </table:table-cell>
          <table:table-cell office:value-type="float" office:value="-87" calcext:value-type="float">
            <text:p>-87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91" calcext:value-type="float">
            <text:p>-91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9" calcext:value-type="float">
            <text:p>-89</text:p>
          </table:table-cell>
          <table:table-cell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91" calcext:value-type="float">
            <text:p>-91</text:p>
          </table:table-cell>
          <table:table-cell office:value-type="float" office:value="-89" calcext:value-type="float">
            <text:p>-89</text:p>
          </table:table-cell>
          <table:table-cell office:value-type="float" office:value="-87" calcext:value-type="float">
            <text:p>-87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91" calcext:value-type="float">
            <text:p>-91</text:p>
          </table:table-cell>
          <table:table-cell office:value-type="float" office:value="-89" calcext:value-type="float">
            <text:p>-89</text:p>
          </table:table-cell>
          <table:table-cell office:value-type="float" office:value="-87" calcext:value-type="float">
            <text:p>-87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87" calcext:value-type="float">
            <text:p>-87</text:p>
          </table:table-cell>
          <table:table-cell office:value-type="float" office:value="-89" calcext:value-type="float">
            <text:p>-89</text:p>
          </table:table-cell>
          <table:table-cell office:value-type="float" office:value="-87" calcext:value-type="float">
            <text:p>-87</text:p>
          </table:table-cell>
          <table:table-cell office:value-type="float" office:value="-88" calcext:value-type="float">
            <text:p>-88</text:p>
          </table:table-cell>
          <table:table-cell table:number-columns-repeated="4"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91" calcext:value-type="float">
            <text:p>-91</text:p>
          </table:table-cell>
          <table:table-cell office:value-type="float" office:value="-89" calcext:value-type="float">
            <text:p>-89</text:p>
          </table:table-cell>
          <table:table-cell office:value-type="float" office:value="-87" calcext:value-type="float">
            <text:p>-87</text:p>
          </table:table-cell>
          <table:table-cell office:value-type="float" office:value="-88" calcext:value-type="float">
            <text:p>-88</text:p>
          </table:table-cell>
          <table:table-cell table:number-columns-repeated="4"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86" calcext:value-type="float">
            <text:p>-86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table:number-columns-repeated="3"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86" calcext:value-type="float">
            <text:p>-86</text:p>
          </table:table-cell>
          <table:table-cell office:value-type="float" office:value="-88" calcext:value-type="float">
            <text:p>-88</text:p>
          </table:table-cell>
          <table:table-cell table:number-columns-repeated="3" office:value-type="float" office:value="-86" calcext:value-type="float">
            <text:p>-86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-86" calcext:value-type="float">
            <text:p>-86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  <table:table-cell table:number-columns-repeated="3"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86" calcext:value-type="float">
            <text:p>-86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88" calcext:value-type="float">
            <text:p>-88</text:p>
          </table:table-cell>
          <table:table-cell office:value-type="float" office:value="-91" calcext:value-type="float">
            <text:p>-91</text:p>
          </table:table-cell>
          <table:table-cell office:value-type="float" office:value="-86" calcext:value-type="float">
            <text:p>-86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table:number-columns-repeated="4"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87" calcext:value-type="float">
            <text:p>-87</text:p>
          </table:table-cell>
          <table:table-cell office:value-type="float" office:value="-91" calcext:value-type="float">
            <text:p>-91</text:p>
          </table:table-cell>
          <table:table-cell office:value-type="float" office:value="-86" calcext:value-type="float">
            <text:p>-86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86" calcext:value-type="float">
            <text:p>-86</text:p>
          </table:table-cell>
          <table:table-cell office:value-type="float" office:value="-91" calcext:value-type="float">
            <text:p>-91</text:p>
          </table:table-cell>
          <table:table-cell office:value-type="float" office:value="-87" calcext:value-type="float">
            <text:p>-87</text:p>
          </table:table-cell>
          <table:table-cell office:value-type="float" office:value="-89" calcext:value-type="float">
            <text:p>-89</text:p>
          </table:table-cell>
          <table:table-cell table:number-columns-repeated="3"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86" calcext:value-type="float">
            <text:p>-86</text:p>
          </table:table-cell>
          <table:table-cell office:value-type="float" office:value="-90" calcext:value-type="float">
            <text:p>-90</text:p>
          </table:table-cell>
          <table:table-cell office:value-type="float" office:value="-86" calcext:value-type="float">
            <text:p>-86</text:p>
          </table:table-cell>
          <table:table-cell office:value-type="float" office:value="-89" calcext:value-type="float">
            <text:p>-89</text:p>
          </table:table-cell>
          <table:table-cell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86" calcext:value-type="float">
            <text:p>-86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90" calcext:value-type="float">
            <text:p>-90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86" calcext:value-type="float">
            <text:p>-86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90" calcext:value-type="float">
            <text:p>-90</text:p>
          </table:table-cell>
          <table:table-cell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86" calcext:value-type="float">
            <text:p>-86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9" calcext:value-type="float">
            <text:p>-89</text:p>
          </table:table-cell>
          <table:table-cell table:number-columns-repeated="3"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90" calcext:value-type="float">
            <text:p>-90</text:p>
          </table:table-cell>
          <table:table-cell office:value-type="float" office:value="-89" calcext:value-type="float">
            <text:p>-89</text:p>
          </table:table-cell>
          <table:table-cell office:value-type="float" office:value="-88" calcext:value-type="float">
            <text:p>-88</text:p>
          </table:table-cell>
          <table:table-cell office:value-type="float" office:value="-89" calcext:value-type="float">
            <text:p>-89</text:p>
          </table:table-cell>
          <table:table-cell table:number-columns-repeated="3"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90" calcext:value-type="float">
            <text:p>-90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87" calcext:value-type="float">
            <text:p>-87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87" calcext:value-type="float">
            <text:p>-87</text:p>
          </table:table-cell>
          <table:table-cell office:value-type="float" office:value="-89" calcext:value-type="float">
            <text:p>-89</text:p>
          </table:table-cell>
          <table:table-cell office:value-type="float" office:value="-87" calcext:value-type="float">
            <text:p>-87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1" calcext:value-type="float">
            <text:p>-91</text:p>
          </table:table-cell>
          <table:table-cell office:value-type="float" office:value="-89" calcext:value-type="float">
            <text:p>-89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7" calcext:value-type="float">
            <text:p>-87</text:p>
          </table:table-cell>
          <table:table-cell table:number-columns-repeated="4"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91" calcext:value-type="float">
            <text:p>-91</text:p>
          </table:table-cell>
          <table:table-cell office:value-type="float" office:value="-89" calcext:value-type="float">
            <text:p>-89</text:p>
          </table:table-cell>
          <table:table-cell office:value-type="float" office:value="-88" calcext:value-type="float">
            <text:p>-88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88" calcext:value-type="float">
            <text:p>-88</text:p>
          </table:table-cell>
          <table:table-cell office:value-type="float" office:value="-89" calcext:value-type="float">
            <text:p>-89</text:p>
          </table:table-cell>
          <table:table-cell table:number-columns-repeated="3"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87" calcext:value-type="float">
            <text:p>-87</text:p>
          </table:table-cell>
          <table:table-cell office:value-type="float" office:value="-89" calcext:value-type="float">
            <text:p>-89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" calcext:value-type="float">
            <text:p>-87</text:p>
          </table:table-cell>
          <table:table-cell table:number-columns-repeated="4"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87" calcext:value-type="float">
            <text:p>-87</text:p>
          </table:table-cell>
          <table:table-cell office:value-type="float" office:value="-89" calcext:value-type="float">
            <text:p>-89</text:p>
          </table:table-cell>
          <table:table-cell table:number-columns-repeated="2" office:value-type="float" office:value="-87" calcext:value-type="float">
            <text:p>-87</text:p>
          </table:table-cell>
          <table:table-cell table:number-columns-repeated="2" office:value-type="float" office:value="-86" calcext:value-type="float">
            <text:p>-86</text:p>
          </table:table-cell>
          <table:table-cell table:number-columns-repeated="3"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87" calcext:value-type="float">
            <text:p>-87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8" calcext:value-type="float">
            <text:p>-88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86" calcext:value-type="float">
            <text:p>-86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90" calcext:value-type="float">
            <text:p>-90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86" calcext:value-type="float">
            <text:p>-86</text:p>
          </table:table-cell>
          <table:table-cell office:value-type="float" office:value="-89" calcext:value-type="float">
            <text:p>-89</text:p>
          </table:table-cell>
          <table:table-cell table:number-columns-repeated="3"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89" calcext:value-type="float">
            <text:p>-89</text:p>
          </table:table-cell>
          <table:table-cell office:value-type="float" office:value="-90" calcext:value-type="float">
            <text:p>-90</text:p>
          </table:table-cell>
          <table:table-cell office:value-type="float" office:value="-86" calcext:value-type="float">
            <text:p>-86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87" calcext:value-type="float">
            <text:p>-87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86" calcext:value-type="float">
            <text:p>-86</text:p>
          </table:table-cell>
          <table:table-cell office:value-type="float" office:value="-91" calcext:value-type="float">
            <text:p>-91</text:p>
          </table:table-cell>
          <table:table-cell office:value-type="float" office:value="-86" calcext:value-type="float">
            <text:p>-86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86" calcext:value-type="float">
            <text:p>-86</text:p>
          </table:table-cell>
          <table:table-cell office:value-type="float" office:value="-91" calcext:value-type="float">
            <text:p>-91</text:p>
          </table:table-cell>
          <table:table-cell table:number-columns-repeated="2"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89" calcext:value-type="float">
            <text:p>-89</text:p>
          </table:table-cell>
          <table:table-cell office:value-type="float" office:value="-91" calcext:value-type="float">
            <text:p>-91</text:p>
          </table:table-cell>
          <table:table-cell office:value-type="float" office:value="-87" calcext:value-type="float">
            <text:p>-87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89" calcext:value-type="float">
            <text:p>-89</text:p>
          </table:table-cell>
          <table:table-cell office:value-type="float" office:value="-91" calcext:value-type="float">
            <text:p>-91</text:p>
          </table:table-cell>
          <table:table-cell office:value-type="float" office:value="-86" calcext:value-type="float">
            <text:p>-86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86" calcext:value-type="float">
            <text:p>-86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table:number-columns-repeated="2"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  <table:table-cell table:number-columns-repeated="3"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8" calcext:value-type="float">
            <text:p>-88</text:p>
          </table:table-cell>
          <table:table-cell table:number-columns-repeated="3" office:value-type="float" office:value="-86" calcext:value-type="float">
            <text:p>-86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90" calcext:value-type="float">
            <text:p>-90</text:p>
          </table:table-cell>
          <table:table-cell office:value-type="float" office:value="-89" calcext:value-type="float">
            <text:p>-89</text:p>
          </table:table-cell>
          <table:table-cell office:value-type="float" office:value="-87" calcext:value-type="float">
            <text:p>-87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90" calcext:value-type="float">
            <text:p>-90</text:p>
          </table:table-cell>
          <table:table-cell office:value-type="float" office:value="-89" calcext:value-type="float">
            <text:p>-89</text:p>
          </table:table-cell>
          <table:table-cell office:value-type="float" office:value="-84" calcext:value-type="float">
            <text:p>-84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83" calcext:value-type="float">
            <text:p>-83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90" calcext:value-type="float">
            <text:p>-90</text:p>
          </table:table-cell>
          <table:table-cell office:value-type="float" office:value="-89" calcext:value-type="float">
            <text:p>-89</text:p>
          </table:table-cell>
          <table:table-cell office:value-type="float" office:value="-87" calcext:value-type="float">
            <text:p>-87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86" calcext:value-type="float">
            <text:p>-86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87" calcext:value-type="float">
            <text:p>-87</text:p>
          </table:table-cell>
          <table:table-cell office:value-type="float" office:value="-89" calcext:value-type="float">
            <text:p>-89</text:p>
          </table:table-cell>
          <table:table-cell office:value-type="float" office:value="-83" calcext:value-type="float">
            <text:p>-83</text:p>
          </table:table-cell>
          <table:table-cell office:value-type="float" office:value="-89" calcext:value-type="float">
            <text:p>-89</text:p>
          </table:table-cell>
          <table:table-cell table:number-columns-repeated="2" office:value-type="float" office:value="-86" calcext:value-type="float">
            <text:p>-86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87" calcext:value-type="float">
            <text:p>-87</text:p>
          </table:table-cell>
          <table:table-cell office:value-type="float" office:value="-89" calcext:value-type="float">
            <text:p>-89</text:p>
          </table:table-cell>
          <table:table-cell office:value-type="float" office:value="-87" calcext:value-type="float">
            <text:p>-87</text:p>
          </table:table-cell>
          <table:table-cell office:value-type="float" office:value="-89" calcext:value-type="float">
            <text:p>-89</text:p>
          </table:table-cell>
          <table:table-cell table:number-columns-repeated="3"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table:number-columns-repeated="2" office:value-type="float" office:value="-85" calcext:value-type="float">
            <text:p>-85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87" calcext:value-type="float">
            <text:p>-87</text:p>
          </table:table-cell>
          <table:table-cell office:value-type="float" office:value="-91" calcext:value-type="float">
            <text:p>-91</text:p>
          </table:table-cell>
          <table:table-cell office:value-type="float" office:value="-86" calcext:value-type="float">
            <text:p>-86</text:p>
          </table:table-cell>
          <table:table-cell office:value-type="float" office:value="-90" calcext:value-type="float">
            <text:p>-90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84" calcext:value-type="float">
            <text:p>-84</text:p>
          </table:table-cell>
          <table:table-cell table:number-columns-repeated="2" office:value-type="float" office:value="-85" calcext:value-type="float">
            <text:p>-85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office:value-type="float" office:value="-90" calcext:value-type="float">
            <text:p>-90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87" calcext:value-type="float">
            <text:p>-87</text:p>
          </table:table-cell>
          <table:table-cell office:value-type="float" office:value="-89" calcext:value-type="float">
            <text:p>-89</text:p>
          </table:table-cell>
          <table:table-cell table:number-columns-repeated="2" office:value-type="float" office:value="-86" calcext:value-type="float">
            <text:p>-86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91" calcext:value-type="float">
            <text:p>-91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9" calcext:value-type="float">
            <text:p>-89</text:p>
          </table:table-cell>
          <table:table-cell table:number-columns-repeated="3" office:value-type="float" office:value="-86" calcext:value-type="float">
            <text:p>-86</text:p>
          </table:table-cell>
          <table:table-cell table:number-columns-repeated="3" office:value-type="float" office:value="-85" calcext:value-type="float">
            <text:p>-85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87" calcext:value-type="float">
            <text:p>-87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8" calcext:value-type="float">
            <text:p>-88</text:p>
          </table:table-cell>
          <table:table-cell table:number-columns-repeated="3" office:value-type="float" office:value="-86" calcext:value-type="float">
            <text:p>-86</text:p>
          </table:table-cell>
          <table:table-cell table:number-columns-repeated="3" office:value-type="float" office:value="-85" calcext:value-type="float">
            <text:p>-85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87" calcext:value-type="float">
            <text:p>-87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  <table:table-cell office:value-type="float" office:value="-88" calcext:value-type="float">
            <text:p>-88</text:p>
          </table:table-cell>
          <table:table-cell table:number-columns-repeated="3" office:value-type="float" office:value="-86" calcext:value-type="float">
            <text:p>-86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89" calcext:value-type="float">
            <text:p>-89</text:p>
          </table:table-cell>
          <table:table-cell office:value-type="float" office:value="-88" calcext:value-type="float">
            <text:p>-88</text:p>
          </table:table-cell>
          <table:table-cell office:value-type="float" office:value="-83" calcext:value-type="float">
            <text:p>-83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table:number-columns-repeated="3"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89" calcext:value-type="float">
            <text:p>-89</text:p>
          </table:table-cell>
          <table:table-cell office:value-type="float" office:value="-91" calcext:value-type="float">
            <text:p>-91</text:p>
          </table:table-cell>
          <table:table-cell office:value-type="float" office:value="-87" calcext:value-type="float">
            <text:p>-87</text:p>
          </table:table-cell>
          <table:table-cell office:value-type="float" office:value="-88" calcext:value-type="float">
            <text:p>-88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table:number-columns-repeated="3" office:value-type="float" office:value="-85" calcext:value-type="float">
            <text:p>-85</text:p>
          </table:table-cell>
          <table:table-cell table:number-columns-repeated="10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87" calcext:value-type="float">
            <text:p>-87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87" calcext:value-type="float">
            <text:p>-87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table:number-columns-repeated="10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table:number-columns-repeated="2" office:value-type="float" office:value="-85" calcext:value-type="float">
            <text:p>-85</text:p>
          </table:table-cell>
          <table:table-cell table:number-columns-repeated="101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89" calcext:value-type="float">
            <text:p>-89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89" calcext:value-type="float">
            <text:p>-89</text:p>
          </table:table-cell>
          <table:table-cell office:value-type="float" office:value="-90" calcext:value-type="float">
            <text:p>-90</text:p>
          </table:table-cell>
          <table:table-cell office:value-type="float" office:value="-86" calcext:value-type="float">
            <text:p>-86</text:p>
          </table:table-cell>
          <table:table-cell office:value-type="float" office:value="-88" calcext:value-type="float">
            <text:p>-88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89" calcext:value-type="float">
            <text:p>-89</text:p>
          </table:table-cell>
          <table:table-cell office:value-type="float" office:value="-91" calcext:value-type="float">
            <text:p>-91</text:p>
          </table:table-cell>
          <table:table-cell office:value-type="float" office:value="-87" calcext:value-type="float">
            <text:p>-87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87" calcext:value-type="float">
            <text:p>-87</text:p>
          </table:table-cell>
          <table:table-cell office:value-type="float" office:value="-91" calcext:value-type="float">
            <text:p>-91</text:p>
          </table:table-cell>
          <table:table-cell table:number-columns-repeated="2" office:value-type="float" office:value="-88" calcext:value-type="float">
            <text:p>-88</text:p>
          </table:table-cell>
          <table:table-cell table:number-columns-repeated="6" office:value-type="float" office:value="-85" calcext:value-type="float">
            <text:p>-85</text:p>
          </table:table-cell>
          <table:table-cell table:number-columns-repeated="101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87" calcext:value-type="float">
            <text:p>-87</text:p>
          </table:table-cell>
          <table:table-cell office:value-type="float" office:value="-91" calcext:value-type="float">
            <text:p>-91</text:p>
          </table:table-cell>
          <table:table-cell office:value-type="float" office:value="-86" calcext:value-type="float">
            <text:p>-86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87" calcext:value-type="float">
            <text:p>-87</text:p>
          </table:table-cell>
          <table:table-cell office:value-type="float" office:value="-89" calcext:value-type="float">
            <text:p>-89</text:p>
          </table:table-cell>
          <table:table-cell office:value-type="float" office:value="-87" calcext:value-type="float">
            <text:p>-87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91" calcext:value-type="float">
            <text:p>-91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8" calcext:value-type="float">
            <text:p>-88</text:p>
          </table:table-cell>
          <table:table-cell table:number-columns-repeated="3" office:value-type="float" office:value="-86" calcext:value-type="float">
            <text:p>-86</text:p>
          </table:table-cell>
          <table:table-cell table:number-columns-repeated="3"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92" calcext:value-type="float">
            <text:p>-92</text:p>
          </table:table-cell>
          <table:table-cell office:value-type="float" office:value="-89" calcext:value-type="float">
            <text:p>-89</text:p>
          </table:table-cell>
          <table:table-cell office:value-type="float" office:value="-87" calcext:value-type="float">
            <text:p>-87</text:p>
          </table:table-cell>
          <table:table-cell office:value-type="float" office:value="-88" calcext:value-type="float">
            <text:p>-88</text:p>
          </table:table-cell>
          <table:table-cell table:number-columns-repeated="3"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91" calcext:value-type="float">
            <text:p>-91</text:p>
          </table:table-cell>
          <table:table-cell office:value-type="float" office:value="-89" calcext:value-type="float">
            <text:p>-89</text:p>
          </table:table-cell>
          <table:table-cell office:value-type="float" office:value="-87" calcext:value-type="float">
            <text:p>-87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table:number-columns-repeated="4" office:value-type="float" office:value="-85" calcext:value-type="float">
            <text:p>-85</text:p>
          </table:table-cell>
          <table:table-cell table:number-columns-repeated="101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91" calcext:value-type="float">
            <text:p>-91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9" calcext:value-type="float">
            <text:p>-89</text:p>
          </table:table-cell>
          <table:table-cell office:value-type="float" office:value="-87" calcext:value-type="float">
            <text:p>-87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91" calcext:value-type="float">
            <text:p>-91</text:p>
          </table:table-cell>
          <table:table-cell office:value-type="float" office:value="-89" calcext:value-type="float">
            <text:p>-89</text:p>
          </table:table-cell>
          <table:table-cell office:value-type="float" office:value="-87" calcext:value-type="float">
            <text:p>-87</text:p>
          </table:table-cell>
          <table:table-cell office:value-type="float" office:value="-89" calcext:value-type="float">
            <text:p>-89</text:p>
          </table:table-cell>
          <table:table-cell office:value-type="float" office:value="-87" calcext:value-type="float">
            <text:p>-87</text:p>
          </table:table-cell>
          <table:table-cell table:number-columns-repeated="3"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87" calcext:value-type="float">
            <text:p>-87</text:p>
          </table:table-cell>
          <table:table-cell office:value-type="float" office:value="-89" calcext:value-type="float">
            <text:p>-89</text:p>
          </table:table-cell>
          <table:table-cell office:value-type="float" office:value="-87" calcext:value-type="float">
            <text:p>-87</text:p>
          </table:table-cell>
          <table:table-cell office:value-type="float" office:value="-89" calcext:value-type="float">
            <text:p>-89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table:number-columns-repeated="3" office:value-type="float" office:value="-85" calcext:value-type="float">
            <text:p>-85</text:p>
          </table:table-cell>
          <table:table-cell table:number-columns-repeated="101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91" calcext:value-type="float">
            <text:p>-91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9" calcext:value-type="float">
            <text:p>-89</text:p>
          </table:table-cell>
          <table:table-cell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87" calcext:value-type="float">
            <text:p>-87</text:p>
          </table:table-cell>
          <table:table-cell table:number-columns-repeated="2"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-87" calcext:value-type="float">
            <text:p>-87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5"/>
          <table:table-cell table:number-columns-repeated="2" office:value-type="float" office:value="-86" calcext:value-type="float">
            <text:p>-86</text:p>
          </table:table-cell>
          <table:table-cell table:number-columns-repeated="3" office:value-type="float" office:value="-85" calcext:value-type="float">
            <text:p>-85</text:p>
          </table:table-cell>
          <table:table-cell table:number-columns-repeated="1013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5 metri" table:style-name="ta7">
        <table:table-column table:style-name="co2" table:number-columns-repeated="11" table:default-cell-style-name="Default"/>
        <table:table-column table:style-name="co3" table:number-columns-repeated="15" table:default-cell-style-name="Default"/>
        <table:table-column table:style-name="co4" table:number-columns-repeated="998" table:default-cell-style-name="Default"/>
        <table:table-row table:style-name="ro1">
          <table:table-cell office:value-type="string" calcext:value-type="string">
            <text:p>LoRa a 35 di distanza</text:p>
          </table:table-cell>
          <table:table-cell office:value-type="string" calcext:value-type="string">
            <text:p>Modo 1</text:p>
          </table:table-cell>
          <table:table-cell office:value-type="string" calcext:value-type="string">
            <text:p>Modo 2</text:p>
          </table:table-cell>
          <table:table-cell office:value-type="string" calcext:value-type="string">
            <text:p>Modo 3</text:p>
          </table:table-cell>
          <table:table-cell office:value-type="string" calcext:value-type="string">
            <text:p><text:s/>Modo 4</text:p>
          </table:table-cell>
          <table:table-cell office:value-type="string" calcext:value-type="string">
            <text:p>Modo 5</text:p>
          </table:table-cell>
          <table:table-cell office:value-type="string" calcext:value-type="string">
            <text:p>Modo 6</text:p>
          </table:table-cell>
          <table:table-cell office:value-type="string" calcext:value-type="string">
            <text:p>Modo 7</text:p>
          </table:table-cell>
          <table:table-cell office:value-type="string" calcext:value-type="string">
            <text:p>Modo 8</text:p>
          </table:table-cell>
          <table:table-cell office:value-type="string" calcext:value-type="string">
            <text:p>Modo 9 </text:p>
          </table:table-cell>
          <table:table-cell office:value-type="string" calcext:value-type="string">
            <text:p>Modo 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2" office:value-type="string" calcext:value-type="string">
            <text:p>Channel RSSI '-114'</text:p>
          </table:table-cell>
          <table:table-cell office:value-type="string" calcext:value-type="string">
            <text:p>Channel RSSI '-113'</text:p>
          </table:table-cell>
          <table:table-cell office:value-type="string" calcext:value-type="string">
            <text:p>Channel RSSI '-91'</text:p>
          </table:table-cell>
          <table:table-cell office:value-type="string" calcext:value-type="string">
            <text:p>Channel RSSI '-109'</text:p>
          </table:table-cell>
          <table:table-cell office:value-type="string" calcext:value-type="string">
            <text:p>Channel RSSI '-89'</text:p>
          </table:table-cell>
          <table:table-cell office:value-type="string" calcext:value-type="string">
            <text:p>Channel RSSI '-108'</text:p>
          </table:table-cell>
          <table:table-cell office:value-type="string" calcext:value-type="string">
            <text:p>Channel RSSI '-105'</text:p>
          </table:table-cell>
          <table:table-cell office:value-type="string" calcext:value-type="string">
            <text:p>Channel RSSI '-106'</text:p>
          </table:table-cell>
          <table:table-cell office:value-type="string" calcext:value-type="string">
            <text:p>Channel RSSI '-91'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-94" calcext:value-type="float">
            <text:p>-94</text:p>
          </table:table-cell>
          <table:table-cell office:value-type="float" office:value="-91" calcext:value-type="float">
            <text:p>-91</text:p>
          </table:table-cell>
          <table:table-cell office:value-type="float" office:value="-92" calcext:value-type="float">
            <text:p>-92</text:p>
          </table:table-cell>
          <table:table-cell office:value-type="float" office:value="-89" calcext:value-type="float">
            <text:p>-89</text:p>
          </table:table-cell>
          <table:table-cell office:value-type="float" office:value="-97" calcext:value-type="float">
            <text:p>-97</text:p>
          </table:table-cell>
          <table:table-cell office:value-type="float" office:value="-92" calcext:value-type="float">
            <text:p>-92</text:p>
          </table:table-cell>
          <table:table-cell office:value-type="float" office:value="-94" calcext:value-type="float">
            <text:p>-94</text:p>
          </table:table-cell>
          <table:table-cell office:value-type="float" office:value="-91" calcext:value-type="float">
            <text:p>-91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4" calcext:value-type="float">
            <text:p>-94</text:p>
          </table:table-cell>
          <table:table-cell office:value-type="float" office:value="-91" calcext:value-type="float">
            <text:p>-91</text:p>
          </table:table-cell>
          <table:table-cell office:value-type="float" office:value="-97" calcext:value-type="float">
            <text:p>-97</text:p>
          </table:table-cell>
          <table:table-cell office:value-type="float" office:value="-90" calcext:value-type="float">
            <text:p>-90</text:p>
          </table:table-cell>
          <table:table-cell office:value-type="float" office:value="-97" calcext:value-type="float">
            <text:p>-97</text:p>
          </table:table-cell>
          <table:table-cell office:value-type="float" office:value="-93" calcext:value-type="float">
            <text:p>-93</text:p>
          </table:table-cell>
          <table:table-cell office:value-type="float" office:value="-94" calcext:value-type="float">
            <text:p>-94</text:p>
          </table:table-cell>
          <table:table-cell office:value-type="float" office:value="-88" calcext:value-type="float">
            <text:p>-88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4" calcext:value-type="float">
            <text:p>-94</text:p>
          </table:table-cell>
          <table:table-cell office:value-type="float" office:value="-91" calcext:value-type="float">
            <text:p>-91</text:p>
          </table:table-cell>
          <table:table-cell office:value-type="float" office:value="-94" calcext:value-type="float">
            <text:p>-94</text:p>
          </table:table-cell>
          <table:table-cell office:value-type="float" office:value="-90" calcext:value-type="float">
            <text:p>-90</text:p>
          </table:table-cell>
          <table:table-cell office:value-type="float" office:value="-97" calcext:value-type="float">
            <text:p>-97</text:p>
          </table:table-cell>
          <table:table-cell office:value-type="float" office:value="-91" calcext:value-type="float">
            <text:p>-91</text:p>
          </table:table-cell>
          <table:table-cell office:value-type="float" office:value="-92" calcext:value-type="float">
            <text:p>-92</text:p>
          </table:table-cell>
          <table:table-cell office:value-type="float" office:value="-85" calcext:value-type="float">
            <text:p>-85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89" calcext:value-type="float">
            <text:p>-89</text:p>
          </table:table-cell>
          <table:table-cell office:value-type="float" office:value="-91" calcext:value-type="float">
            <text:p>-91</text:p>
          </table:table-cell>
          <table:table-cell office:value-type="float" office:value="-93" calcext:value-type="float">
            <text:p>-93</text:p>
          </table:table-cell>
          <table:table-cell office:value-type="float" office:value="-91" calcext:value-type="float">
            <text:p>-91</text:p>
          </table:table-cell>
          <table:table-cell office:value-type="float" office:value="-98" calcext:value-type="float">
            <text:p>-98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4" calcext:value-type="float">
            <text:p>-94</text:p>
          </table:table-cell>
          <table:table-cell office:value-type="float" office:value="-91" calcext:value-type="float">
            <text:p>-91</text:p>
          </table:table-cell>
          <table:table-cell office:value-type="float" office:value="-89" calcext:value-type="float">
            <text:p>-89</text:p>
          </table:table-cell>
          <table:table-cell office:value-type="float" office:value="-114" calcext:value-type="float">
            <text:p>-114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89" calcext:value-type="float">
            <text:p>-89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5" calcext:value-type="float">
            <text:p>-95</text:p>
          </table:table-cell>
          <table:table-cell office:value-type="float" office:value="-91" calcext:value-type="float">
            <text:p>-91</text:p>
          </table:table-cell>
          <table:table-cell office:value-type="float" office:value="-95" calcext:value-type="float">
            <text:p>-95</text:p>
          </table:table-cell>
          <table:table-cell office:value-type="float" office:value="-91" calcext:value-type="float">
            <text:p>-91</text:p>
          </table:table-cell>
          <table:table-cell office:value-type="float" office:value="-98" calcext:value-type="float">
            <text:p>-98</text:p>
          </table:table-cell>
          <table:table-cell office:value-type="float" office:value="-91" calcext:value-type="float">
            <text:p>-91</text:p>
          </table:table-cell>
          <table:table-cell office:value-type="float" office:value="-94" calcext:value-type="float">
            <text:p>-94</text:p>
          </table:table-cell>
          <table:table-cell office:value-type="float" office:value="-88" calcext:value-type="float">
            <text:p>-88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-94" calcext:value-type="float">
            <text:p>-94</text:p>
          </table:table-cell>
          <table:table-cell office:value-type="float" office:value="-90" calcext:value-type="float">
            <text:p>-90</text:p>
          </table:table-cell>
          <table:table-cell office:value-type="float" office:value="-92" calcext:value-type="float">
            <text:p>-92</text:p>
          </table:table-cell>
          <table:table-cell office:value-type="float" office:value="-89" calcext:value-type="float">
            <text:p>-89</text:p>
          </table:table-cell>
          <table:table-cell office:value-type="float" office:value="-99" calcext:value-type="float">
            <text:p>-99</text:p>
          </table:table-cell>
          <table:table-cell office:value-type="float" office:value="-93" calcext:value-type="float">
            <text:p>-93</text:p>
          </table:table-cell>
          <table:table-cell office:value-type="float" office:value="-94" calcext:value-type="float">
            <text:p>-94</text:p>
          </table:table-cell>
          <table:table-cell office:value-type="float" office:value="-88" calcext:value-type="float">
            <text:p>-88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5" calcext:value-type="float">
            <text:p>-95</text:p>
          </table:table-cell>
          <table:table-cell office:value-type="float" office:value="-90" calcext:value-type="float">
            <text:p>-90</text:p>
          </table:table-cell>
          <table:table-cell office:value-type="float" office:value="-97" calcext:value-type="float">
            <text:p>-97</text:p>
          </table:table-cell>
          <table:table-cell office:value-type="float" office:value="-89" calcext:value-type="float">
            <text:p>-89</text:p>
          </table:table-cell>
          <table:table-cell office:value-type="float" office:value="-99" calcext:value-type="float">
            <text:p>-99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88" calcext:value-type="float">
            <text:p>-88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5" calcext:value-type="float">
            <text:p>-95</text:p>
          </table:table-cell>
          <table:table-cell office:value-type="float" office:value="-90" calcext:value-type="float">
            <text:p>-90</text:p>
          </table:table-cell>
          <table:table-cell office:value-type="float" office:value="-94" calcext:value-type="float">
            <text:p>-94</text:p>
          </table:table-cell>
          <table:table-cell office:value-type="float" office:value="-120" calcext:value-type="float">
            <text:p>-120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89" calcext:value-type="float">
            <text:p>-89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3" calcext:value-type="float">
            <text:p>-93</text:p>
          </table:table-cell>
          <table:table-cell office:value-type="float" office:value="-90" calcext:value-type="float">
            <text:p>-90</text:p>
          </table:table-cell>
          <table:table-cell office:value-type="float" office:value="-96" calcext:value-type="float">
            <text:p>-96</text:p>
          </table:table-cell>
          <table:table-cell office:value-type="float" office:value="-91" calcext:value-type="float">
            <text:p>-91</text:p>
          </table:table-cell>
          <table:table-cell office:value-type="float" office:value="-97" calcext:value-type="float">
            <text:p>-97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  <table:table-cell office:value-type="float" office:value="-94" calcext:value-type="float">
            <text:p>-94</text:p>
          </table:table-cell>
          <table:table-cell office:value-type="float" office:value="-89" calcext:value-type="float">
            <text:p>-89</text:p>
          </table:table-cell>
          <table:table-cell office:value-type="float" office:value="-98" calcext:value-type="float">
            <text:p>-98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-96" calcext:value-type="float">
            <text:p>-96</text:p>
          </table:table-cell>
          <table:table-cell office:value-type="float" office:value="-92" calcext:value-type="float">
            <text:p>-92</text:p>
          </table:table-cell>
          <table:table-cell office:value-type="float" office:value="-97" calcext:value-type="float">
            <text:p>-97</text:p>
          </table:table-cell>
          <table:table-cell office:value-type="float" office:value="-93" calcext:value-type="float">
            <text:p>-93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  <table:table-cell office:value-type="float" office:value="-95" calcext:value-type="float">
            <text:p>-95</text:p>
          </table:table-cell>
          <table:table-cell office:value-type="float" office:value="-112" calcext:value-type="float">
            <text:p>-112</text:p>
          </table:table-cell>
          <table:table-cell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office:value-type="float" office:value="-91" calcext:value-type="float">
            <text:p>-91</text:p>
          </table:table-cell>
          <table:table-cell office:value-type="float" office:value="-89" calcext:value-type="float">
            <text:p>-89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-96" calcext:value-type="float">
            <text:p>-96</text:p>
          </table:table-cell>
          <table:table-cell office:value-type="float" office:value="-91" calcext:value-type="float">
            <text:p>-91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1" calcext:value-type="float">
            <text:p>-91</text:p>
          </table:table-cell>
          <table:table-cell office:value-type="float" office:value="-89" calcext:value-type="float">
            <text:p>-89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89" calcext:value-type="float">
            <text:p>-89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1" calcext:value-type="float">
            <text:p>-91</text:p>
          </table:table-cell>
          <table:table-cell office:value-type="float" office:value="-89" calcext:value-type="float">
            <text:p>-89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-94" calcext:value-type="float">
            <text:p>-94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5" calcext:value-type="float">
            <text:p>-95</text:p>
          </table:table-cell>
          <table:table-cell office:value-type="float" office:value="-112" calcext:value-type="float">
            <text:p>-112</text:p>
          </table:table-cell>
          <table:table-cell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89" calcext:value-type="float">
            <text:p>-89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5" calcext:value-type="float">
            <text:p>-95</text:p>
          </table:table-cell>
          <table:table-cell office:value-type="float" office:value="-91" calcext:value-type="float">
            <text:p>-91</text:p>
          </table:table-cell>
          <table:table-cell office:value-type="float" office:value="-96" calcext:value-type="float">
            <text:p>-96</text:p>
          </table:table-cell>
          <table:table-cell office:value-type="float" office:value="-94" calcext:value-type="float">
            <text:p>-94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4" calcext:value-type="float">
            <text:p>-94</text:p>
          </table:table-cell>
          <table:table-cell office:value-type="float" office:value="-91" calcext:value-type="float">
            <text:p>-91</text:p>
          </table:table-cell>
          <table:table-cell office:value-type="float" office:value="-94" calcext:value-type="float">
            <text:p>-94</text:p>
          </table:table-cell>
          <table:table-cell office:value-type="float" office:value="-93" calcext:value-type="float">
            <text:p>-93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-94" calcext:value-type="float">
            <text:p>-94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3" calcext:value-type="float">
            <text:p>-93</text:p>
          </table:table-cell>
          <table:table-cell office:value-type="float" office:value="-112" calcext:value-type="float">
            <text:p>-112</text:p>
          </table:table-cell>
          <table:table-cell office:value-type="float" office:value="-93" calcext:value-type="float">
            <text:p>-93</text:p>
          </table:table-cell>
          <table:table-cell office:value-type="float" office:value="-95" calcext:value-type="float">
            <text:p>-95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office:value-type="float" office:value="-95" calcext:value-type="float">
            <text:p>-95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office:value-type="float" office:value="-95" calcext:value-type="float">
            <text:p>-95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-94" calcext:value-type="float">
            <text:p>-94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7" calcext:value-type="float">
            <text:p>-97</text:p>
          </table:table-cell>
          <table:table-cell office:value-type="float" office:value="-91" calcext:value-type="float">
            <text:p>-91</text:p>
          </table:table-cell>
          <table:table-cell office:value-type="float" office:value="-93" calcext:value-type="float">
            <text:p>-93</text:p>
          </table:table-cell>
          <table:table-cell office:value-type="float" office:value="-95" calcext:value-type="float">
            <text:p>-95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6" calcext:value-type="float">
            <text:p>-96</text:p>
          </table:table-cell>
          <table:table-cell office:value-type="float" office:value="-112" calcext:value-type="float">
            <text:p>-112</text:p>
          </table:table-cell>
          <table:table-cell office:value-type="float" office:value="-92" calcext:value-type="float">
            <text:p>-92</text:p>
          </table:table-cell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89" calcext:value-type="float">
            <text:p>-89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7" calcext:value-type="float">
            <text:p>-97</text:p>
          </table:table-cell>
          <table:table-cell office:value-type="float" office:value="-112" calcext:value-type="float">
            <text:p>-112</text:p>
          </table:table-cell>
          <table:table-cell office:value-type="float" office:value="-94" calcext:value-type="float">
            <text:p>-94</text:p>
          </table:table-cell>
          <table:table-cell office:value-type="float" office:value="-95" calcext:value-type="float">
            <text:p>-95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7" calcext:value-type="float">
            <text:p>-97</text:p>
          </table:table-cell>
          <table:table-cell office:value-type="float" office:value="-112" calcext:value-type="float">
            <text:p>-112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7" calcext:value-type="float">
            <text:p>-97</text:p>
          </table:table-cell>
          <table:table-cell office:value-type="float" office:value="-113" calcext:value-type="float">
            <text:p>-113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8" calcext:value-type="float">
            <text:p>-98</text:p>
          </table:table-cell>
          <table:table-cell office:value-type="float" office:value="-91" calcext:value-type="float">
            <text:p>-91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8" calcext:value-type="float">
            <text:p>-98</text:p>
          </table:table-cell>
          <table:table-cell office:value-type="float" office:value="-112" calcext:value-type="float">
            <text:p>-112</text:p>
          </table:table-cell>
          <table:table-cell office:value-type="float" office:value="-93" calcext:value-type="float">
            <text:p>-93</text:p>
          </table:table-cell>
          <table:table-cell office:value-type="float" office:value="-94" calcext:value-type="float">
            <text:p>-94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  <table:table-cell office:value-type="float" office:value="-97" calcext:value-type="float">
            <text:p>-97</text:p>
          </table:table-cell>
          <table:table-cell office:value-type="float" office:value="-91" calcext:value-type="float">
            <text:p>-91</text:p>
          </table:table-cell>
          <table:table-cell office:value-type="float" office:value="-93" calcext:value-type="float">
            <text:p>-93</text:p>
          </table:table-cell>
          <table:table-cell office:value-type="float" office:value="-95" calcext:value-type="float">
            <text:p>-95</text:p>
          </table:table-cell>
          <table:table-cell office:value-type="float" office:value="-90" calcext:value-type="float">
            <text:p>-90</text:p>
          </table:table-cell>
          <table:table-cell office:value-type="float" office:value="-87" calcext:value-type="float">
            <text:p>-87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  <table:table-cell office:value-type="float" office:value="-96" calcext:value-type="float">
            <text:p>-96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office:value-type="float" office:value="-96" calcext:value-type="float">
            <text:p>-96</text:p>
          </table:table-cell>
          <table:table-cell office:value-type="float" office:value="-90" calcext:value-type="float">
            <text:p>-90</text:p>
          </table:table-cell>
          <table:table-cell office:value-type="float" office:value="-87" calcext:value-type="float">
            <text:p>-87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-97" calcext:value-type="float">
            <text:p>-97</text:p>
          </table:table-cell>
          <table:table-cell office:value-type="float" office:value="-91" calcext:value-type="float">
            <text:p>-91</text:p>
          </table:table-cell>
          <table:table-cell office:value-type="float" office:value="-92" calcext:value-type="float">
            <text:p>-92</text:p>
          </table:table-cell>
          <table:table-cell office:value-type="float" office:value="-96" calcext:value-type="float">
            <text:p>-96</text:p>
          </table:table-cell>
          <table:table-cell office:value-type="float" office:value="-90" calcext:value-type="float">
            <text:p>-90</text:p>
          </table:table-cell>
          <table:table-cell office:value-type="float" office:value="-89" calcext:value-type="float">
            <text:p>-89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-96" calcext:value-type="float">
            <text:p>-96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89" calcext:value-type="float">
            <text:p>-89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-94" calcext:value-type="float">
            <text:p>-94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6" calcext:value-type="float">
            <text:p>-96</text:p>
          </table:table-cell>
          <table:table-cell office:value-type="float" office:value="-113" calcext:value-type="float">
            <text:p>-113</text:p>
          </table:table-cell>
          <table:table-cell office:value-type="float" office:value="-91" calcext:value-type="float">
            <text:p>-91</text:p>
          </table:table-cell>
          <table:table-cell office:value-type="float" office:value="-94" calcext:value-type="float">
            <text:p>-94</text:p>
          </table:table-cell>
          <table:table-cell office:value-type="float" office:value="-93" calcext:value-type="float">
            <text:p>-93</text:p>
          </table:table-cell>
          <table:table-cell office:value-type="float" office:value="-88" calcext:value-type="float">
            <text:p>-88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-97" calcext:value-type="float">
            <text:p>-97</text:p>
          </table:table-cell>
          <table:table-cell office:value-type="float" office:value="-115" calcext:value-type="float">
            <text:p>-115</text:p>
          </table:table-cell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office:value-type="float" office:value="-90" calcext:value-type="float">
            <text:p>-90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  <table:table-cell office:value-type="float" office:value="-97" calcext:value-type="float">
            <text:p>-97</text:p>
          </table:table-cell>
          <table:table-cell office:value-type="float" office:value="-112" calcext:value-type="float">
            <text:p>-112</text:p>
          </table:table-cell>
          <table:table-cell office:value-type="float" office:value="-93" calcext:value-type="float">
            <text:p>-93</text:p>
          </table:table-cell>
          <table:table-cell office:value-type="float" office:value="-91" calcext:value-type="float">
            <text:p>-91</text:p>
          </table:table-cell>
          <table:table-cell office:value-type="float" office:value="-94" calcext:value-type="float">
            <text:p>-94</text:p>
          </table:table-cell>
          <table:table-cell office:value-type="float" office:value="-88" calcext:value-type="float">
            <text:p>-88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-97" calcext:value-type="float">
            <text:p>-97</text:p>
          </table:table-cell>
          <table:table-cell office:value-type="float" office:value="-112" calcext:value-type="float">
            <text:p>-112</text:p>
          </table:table-cell>
          <table:table-cell office:value-type="float" office:value="-96" calcext:value-type="float">
            <text:p>-96</text:p>
          </table:table-cell>
          <table:table-cell office:value-type="float" office:value="-89" calcext:value-type="float">
            <text:p>-89</text:p>
          </table:table-cell>
          <table:table-cell table:number-columns-repeated="2" office:value-type="float" office:value="-91" calcext:value-type="float">
            <text:p>-91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7" calcext:value-type="float">
            <text:p>-97</text:p>
          </table:table-cell>
          <table:table-cell office:value-type="float" office:value="-113" calcext:value-type="float">
            <text:p>-113</text:p>
          </table:table-cell>
          <table:table-cell office:value-type="float" office:value="-91" calcext:value-type="float">
            <text:p>-91</text:p>
          </table:table-cell>
          <table:table-cell office:value-type="float" office:value="-89" calcext:value-type="float">
            <text:p>-89</text:p>
          </table:table-cell>
          <table:table-cell office:value-type="float" office:value="-92" calcext:value-type="float">
            <text:p>-92</text:p>
          </table:table-cell>
          <table:table-cell office:value-type="float" office:value="-89" calcext:value-type="float">
            <text:p>-89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6" calcext:value-type="float">
            <text:p>-96</text:p>
          </table:table-cell>
          <table:table-cell office:value-type="float" office:value="-91" calcext:value-type="float">
            <text:p>-91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93" calcext:value-type="float">
            <text:p>-93</text:p>
          </table:table-cell>
          <table:table-cell office:value-type="float" office:value="-88" calcext:value-type="float">
            <text:p>-88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-94" calcext:value-type="float">
            <text:p>-94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6" calcext:value-type="float">
            <text:p>-96</text:p>
          </table:table-cell>
          <table:table-cell office:value-type="float" office:value="-116" calcext:value-type="float">
            <text:p>-116</text:p>
          </table:table-cell>
          <table:table-cell office:value-type="float" office:value="-89" calcext:value-type="float">
            <text:p>-89</text:p>
          </table:table-cell>
          <table:table-cell office:value-type="float" office:value="-88" calcext:value-type="float">
            <text:p>-88</text:p>
          </table:table-cell>
          <table:table-cell office:value-type="float" office:value="-91" calcext:value-type="float">
            <text:p>-91</text:p>
          </table:table-cell>
          <table:table-cell office:value-type="float" office:value="-89" calcext:value-type="float">
            <text:p>-89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-94" calcext:value-type="float">
            <text:p>-94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8" calcext:value-type="float">
            <text:p>-98</text:p>
          </table:table-cell>
          <table:table-cell office:value-type="float" office:value="-112" calcext:value-type="float">
            <text:p>-112</text:p>
          </table:table-cell>
          <table:table-cell office:value-type="float" office:value="-93" calcext:value-type="float">
            <text:p>-93</text:p>
          </table:table-cell>
          <table:table-cell office:value-type="float" office:value="-89" calcext:value-type="float">
            <text:p>-89</text:p>
          </table:table-cell>
          <table:table-cell office:value-type="float" office:value="-90" calcext:value-type="float">
            <text:p>-90</text:p>
          </table:table-cell>
          <table:table-cell office:value-type="float" office:value="-89" calcext:value-type="float">
            <text:p>-89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-93" calcext:value-type="float">
            <text:p>-93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7" calcext:value-type="float">
            <text:p>-97</text:p>
          </table:table-cell>
          <table:table-cell office:value-type="float" office:value="-89" calcext:value-type="float">
            <text:p>-89</text:p>
          </table:table-cell>
          <table:table-cell office:value-type="float" office:value="-94" calcext:value-type="float">
            <text:p>-94</text:p>
          </table:table-cell>
          <table:table-cell office:value-type="float" office:value="-89" calcext:value-type="float">
            <text:p>-89</text:p>
          </table:table-cell>
          <table:table-cell office:value-type="float" office:value="-90" calcext:value-type="float">
            <text:p>-90</text:p>
          </table:table-cell>
          <table:table-cell office:value-type="float" office:value="-112" calcext:value-type="float">
            <text:p>-112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1" calcext:value-type="float">
            <text:p>-91</text:p>
          </table:table-cell>
          <table:table-cell office:value-type="float" office:value="-95" calcext:value-type="float">
            <text:p>-95</text:p>
          </table:table-cell>
          <table:table-cell office:value-type="float" office:value="-97" calcext:value-type="float">
            <text:p>-97</text:p>
          </table:table-cell>
          <table:table-cell office:value-type="float" office:value="-93" calcext:value-type="float">
            <text:p>-93</text:p>
          </table:table-cell>
          <table:table-cell office:value-type="float" office:value="-91" calcext:value-type="float">
            <text:p>-91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94" calcext:value-type="float">
            <text:p>-94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 office:value-type="float" office:value="-93" calcext:value-type="float">
            <text:p>-93</text:p>
          </table:table-cell>
          <table:table-cell office:value-type="float" office:value="-91" calcext:value-type="float">
            <text:p>-91</text:p>
          </table:table-cell>
          <table:table-cell office:value-type="float" office:value="-97" calcext:value-type="float">
            <text:p>-97</text:p>
          </table:table-cell>
          <table:table-cell office:value-type="float" office:value="-121" calcext:value-type="float">
            <text:p>-121</text:p>
          </table:table-cell>
          <table:table-cell office:value-type="float" office:value="-91" calcext:value-type="float">
            <text:p>-91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90" calcext:value-type="float">
            <text:p>-90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-93" calcext:value-type="float">
            <text:p>-93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6" calcext:value-type="float">
            <text:p>-96</text:p>
          </table:table-cell>
          <table:table-cell office:value-type="float" office:value="-115" calcext:value-type="float">
            <text:p>-115</text:p>
          </table:table-cell>
          <table:table-cell office:value-type="float" office:value="-91" calcext:value-type="float">
            <text:p>-91</text:p>
          </table:table-cell>
          <table:table-cell office:value-type="float" office:value="-89" calcext:value-type="float">
            <text:p>-89</text:p>
          </table:table-cell>
          <table:table-cell office:value-type="float" office:value="-94" calcext:value-type="float">
            <text:p>-94</text:p>
          </table:table-cell>
          <table:table-cell office:value-type="float" office:value="-88" calcext:value-type="float">
            <text:p>-88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  <table:table-cell office:value-type="float" office:value="-97" calcext:value-type="float">
            <text:p>-97</text:p>
          </table:table-cell>
          <table:table-cell office:value-type="float" office:value="-113" calcext:value-type="float">
            <text:p>-113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office:value-type="float" office:value="-90" calcext:value-type="float">
            <text:p>-90</text:p>
          </table:table-cell>
          <table:table-cell office:value-type="float" office:value="-114" calcext:value-type="float">
            <text:p>-114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  <table:table-cell office:value-type="float" office:value="-96" calcext:value-type="float">
            <text:p>-96</text:p>
          </table:table-cell>
          <table:table-cell office:value-type="float" office:value="-117" calcext:value-type="float">
            <text:p>-117</text:p>
          </table:table-cell>
          <table:table-cell office:value-type="float" office:value="-92" calcext:value-type="float">
            <text:p>-92</text:p>
          </table:table-cell>
          <table:table-cell office:value-type="float" office:value="-88" calcext:value-type="float">
            <text:p>-88</text:p>
          </table:table-cell>
          <table:table-cell office:value-type="float" office:value="-91" calcext:value-type="float">
            <text:p>-91</text:p>
          </table:table-cell>
          <table:table-cell office:value-type="float" office:value="-115" calcext:value-type="float">
            <text:p>-115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-97" calcext:value-type="float">
            <text:p>-97</text:p>
          </table:table-cell>
          <table:table-cell office:value-type="float" office:value="-89" calcext:value-type="float">
            <text:p>-89</text:p>
          </table:table-cell>
          <table:table-cell office:value-type="float" office:value="-91" calcext:value-type="float">
            <text:p>-91</text:p>
          </table:table-cell>
          <table:table-cell office:value-type="float" office:value="-89" calcext:value-type="float">
            <text:p>-89</text:p>
          </table:table-cell>
          <table:table-cell office:value-type="float" office:value="-91" calcext:value-type="float">
            <text:p>-91</text:p>
          </table:table-cell>
          <table:table-cell office:value-type="float" office:value="-114" calcext:value-type="float">
            <text:p>-114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3" calcext:value-type="float">
            <text:p>-93</text:p>
          </table:table-cell>
          <table:table-cell office:value-type="float" office:value="-90" calcext:value-type="float">
            <text:p>-90</text:p>
          </table:table-cell>
          <table:table-cell office:value-type="float" office:value="-97" calcext:value-type="float">
            <text:p>-97</text:p>
          </table:table-cell>
          <table:table-cell office:value-type="float" office:value="-89" calcext:value-type="float">
            <text:p>-89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office:value-type="float" office:value="-92" calcext:value-type="float">
            <text:p>-92</text:p>
          </table:table-cell>
          <table:table-cell office:value-type="float" office:value="-98" calcext:value-type="float">
            <text:p>-98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-96" calcext:value-type="float">
            <text:p>-96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89" calcext:value-type="float">
            <text:p>-89</text:p>
          </table:table-cell>
          <table:table-cell office:value-type="float" office:value="-93" calcext:value-type="float">
            <text:p>-93</text:p>
          </table:table-cell>
          <table:table-cell office:value-type="float" office:value="-90" calcext:value-type="float">
            <text:p>-90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89" calcext:value-type="float">
            <text:p>-89</text:p>
          </table:table-cell>
          <table:table-cell office:value-type="float" office:value="-93" calcext:value-type="float">
            <text:p>-93</text:p>
          </table:table-cell>
          <table:table-cell office:value-type="float" office:value="-96" calcext:value-type="float">
            <text:p>-96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-99" calcext:value-type="float">
            <text:p>-99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-96" calcext:value-type="float">
            <text:p>-96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-94" calcext:value-type="float">
            <text:p>-94</text:p>
          </table:table-cell>
          <table:table-cell office:value-type="float" office:value="-98" calcext:value-type="float">
            <text:p>-98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3" calcext:value-type="float">
            <text:p>-93</text:p>
          </table:table-cell>
          <table:table-cell office:value-type="float" office:value="-90" calcext:value-type="float">
            <text:p>-90</text:p>
          </table:table-cell>
          <table:table-cell office:value-type="float" office:value="-96" calcext:value-type="float">
            <text:p>-96</text:p>
          </table:table-cell>
          <table:table-cell office:value-type="float" office:value="-90" calcext:value-type="float">
            <text:p>-90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91" calcext:value-type="float">
            <text:p>-91</text:p>
          </table:table-cell>
          <table:table-cell office:value-type="float" office:value="-98" calcext:value-type="float">
            <text:p>-98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7" calcext:value-type="float">
            <text:p>-97</text:p>
          </table:table-cell>
          <table:table-cell table:number-columns-repeated="3"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94" calcext:value-type="float">
            <text:p>-94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8" calcext:value-type="float">
            <text:p>-98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89" calcext:value-type="float">
            <text:p>-89</text:p>
          </table:table-cell>
          <table:table-cell office:value-type="float" office:value="-91" calcext:value-type="float">
            <text:p>-91</text:p>
          </table:table-cell>
          <table:table-cell office:value-type="float" office:value="-94" calcext:value-type="float">
            <text:p>-94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9" calcext:value-type="float">
            <text:p>-99</text:p>
          </table:table-cell>
          <table:table-cell office:value-type="float" office:value="-89" calcext:value-type="float">
            <text:p>-89</text:p>
          </table:table-cell>
          <table:table-cell office:value-type="float" office:value="-91" calcext:value-type="float">
            <text:p>-91</text:p>
          </table:table-cell>
          <table:table-cell office:value-type="float" office:value="-89" calcext:value-type="float">
            <text:p>-89</text:p>
          </table:table-cell>
          <table:table-cell office:value-type="float" office:value="-91" calcext:value-type="float">
            <text:p>-91</text:p>
          </table:table-cell>
          <table:table-cell office:value-type="float" office:value="-95" calcext:value-type="float">
            <text:p>-95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-95" calcext:value-type="float">
            <text:p>-95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7" calcext:value-type="float">
            <text:p>-97</text:p>
          </table:table-cell>
          <table:table-cell office:value-type="float" office:value="-90" calcext:value-type="float">
            <text:p>-90</text:p>
          </table:table-cell>
          <table:table-cell office:value-type="float" office:value="-92" calcext:value-type="float">
            <text:p>-92</text:p>
          </table:table-cell>
          <table:table-cell office:value-type="float" office:value="-89" calcext:value-type="float">
            <text:p>-89</text:p>
          </table:table-cell>
          <table:table-cell office:value-type="float" office:value="-91" calcext:value-type="float">
            <text:p>-91</text:p>
          </table:table-cell>
          <table:table-cell office:value-type="float" office:value="-99" calcext:value-type="float">
            <text:p>-99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8" calcext:value-type="float">
            <text:p>-98</text:p>
          </table:table-cell>
          <table:table-cell office:value-type="float" office:value="-89" calcext:value-type="float">
            <text:p>-89</text:p>
          </table:table-cell>
          <table:table-cell office:value-type="float" office:value="-92" calcext:value-type="float">
            <text:p>-92</text:p>
          </table:table-cell>
          <table:table-cell office:value-type="float" office:value="-87" calcext:value-type="float">
            <text:p>-87</text:p>
          </table:table-cell>
          <table:table-cell office:value-type="float" office:value="-91" calcext:value-type="float">
            <text:p>-91</text:p>
          </table:table-cell>
          <table:table-cell office:value-type="float" office:value="-95" calcext:value-type="float">
            <text:p>-95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5" calcext:value-type="float">
            <text:p>-95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87" calcext:value-type="float">
            <text:p>-87</text:p>
          </table:table-cell>
          <table:table-cell office:value-type="float" office:value="-91" calcext:value-type="float">
            <text:p>-91</text:p>
          </table:table-cell>
          <table:table-cell office:value-type="float" office:value="-93" calcext:value-type="float">
            <text:p>-93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-95" calcext:value-type="float">
            <text:p>-95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4" calcext:value-type="float">
            <text:p>-94</text:p>
          </table:table-cell>
          <table:table-cell office:value-type="float" office:value="-89" calcext:value-type="float">
            <text:p>-89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office:value-type="float" office:value="-91" calcext:value-type="float">
            <text:p>-91</text:p>
          </table:table-cell>
          <table:table-cell office:value-type="float" office:value="-100" calcext:value-type="float">
            <text:p>-100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3" calcext:value-type="float">
            <text:p>-93</text:p>
          </table:table-cell>
          <table:table-cell office:value-type="float" office:value="-91" calcext:value-type="float">
            <text:p>-91</text:p>
          </table:table-cell>
          <table:table-cell office:value-type="float" office:value="-94" calcext:value-type="float">
            <text:p>-94</text:p>
          </table:table-cell>
          <table:table-cell office:value-type="float" office:value="-89" calcext:value-type="float">
            <text:p>-89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office:value-type="float" office:value="-91" calcext:value-type="float">
            <text:p>-91</text:p>
          </table:table-cell>
          <table:table-cell office:value-type="float" office:value="-98" calcext:value-type="float">
            <text:p>-98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5" calcext:value-type="float">
            <text:p>-95</text:p>
          </table:table-cell>
          <table:table-cell office:value-type="float" office:value="-89" calcext:value-type="float">
            <text:p>-89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office:value-type="float" office:value="-91" calcext:value-type="float">
            <text:p>-91</text:p>
          </table:table-cell>
          <table:table-cell office:value-type="float" office:value="-100" calcext:value-type="float">
            <text:p>-100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-95" calcext:value-type="float">
            <text:p>-95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6" calcext:value-type="float">
            <text:p>-96</text:p>
          </table:table-cell>
          <table:table-cell office:value-type="float" office:value="-89" calcext:value-type="float">
            <text:p>-89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office:value-type="float" office:value="-92" calcext:value-type="float">
            <text:p>-92</text:p>
          </table:table-cell>
          <table:table-cell office:value-type="float" office:value="-98" calcext:value-type="float">
            <text:p>-98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3" calcext:value-type="float">
            <text:p>-93</text:p>
          </table:table-cell>
          <table:table-cell office:value-type="float" office:value="-90" calcext:value-type="float">
            <text:p>-90</text:p>
          </table:table-cell>
          <table:table-cell office:value-type="float" office:value="-95" calcext:value-type="float">
            <text:p>-95</text:p>
          </table:table-cell>
          <table:table-cell office:value-type="float" office:value="-89" calcext:value-type="float">
            <text:p>-89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office:value-type="float" office:value="-92" calcext:value-type="float">
            <text:p>-92</text:p>
          </table:table-cell>
          <table:table-cell office:value-type="float" office:value="-101" calcext:value-type="float">
            <text:p>-101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-92" calcext:value-type="float">
            <text:p>-92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4" calcext:value-type="float">
            <text:p>-94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office:value-type="float" office:value="-91" calcext:value-type="float">
            <text:p>-91</text:p>
          </table:table-cell>
          <table:table-cell office:value-type="float" office:value="-114" calcext:value-type="float">
            <text:p>-114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5" calcext:value-type="float">
            <text:p>-95</text:p>
          </table:table-cell>
          <table:table-cell office:value-type="float" office:value="-89" calcext:value-type="float">
            <text:p>-89</text:p>
          </table:table-cell>
          <table:table-cell office:value-type="float" office:value="-92" calcext:value-type="float">
            <text:p>-92</text:p>
          </table:table-cell>
          <table:table-cell office:value-type="float" office:value="-88" calcext:value-type="float">
            <text:p>-88</text:p>
          </table:table-cell>
          <table:table-cell office:value-type="float" office:value="-92" calcext:value-type="float">
            <text:p>-92</text:p>
          </table:table-cell>
          <table:table-cell office:value-type="float" office:value="-114" calcext:value-type="float">
            <text:p>-114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  <table:table-cell office:value-type="float" office:value="-96" calcext:value-type="float">
            <text:p>-96</text:p>
          </table:table-cell>
          <table:table-cell office:value-type="float" office:value="-88" calcext:value-type="float">
            <text:p>-88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office:value-type="float" office:value="-92" calcext:value-type="float">
            <text:p>-92</text:p>
          </table:table-cell>
          <table:table-cell office:value-type="float" office:value="-114" calcext:value-type="float">
            <text:p>-114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-95" calcext:value-type="float">
            <text:p>-95</text:p>
          </table:table-cell>
          <table:table-cell office:value-type="float" office:value="-89" calcext:value-type="float">
            <text:p>-89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office:value-type="float" office:value="-91" calcext:value-type="float">
            <text:p>-91</text:p>
          </table:table-cell>
          <table:table-cell office:value-type="float" office:value="-113" calcext:value-type="float">
            <text:p>-113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5" calcext:value-type="float">
            <text:p>-95</text:p>
          </table:table-cell>
          <table:table-cell office:value-type="float" office:value="-89" calcext:value-type="float">
            <text:p>-89</text:p>
          </table:table-cell>
          <table:table-cell office:value-type="float" office:value="-91" calcext:value-type="float">
            <text:p>-91</text:p>
          </table:table-cell>
          <table:table-cell office:value-type="float" office:value="-89" calcext:value-type="float">
            <text:p>-89</text:p>
          </table:table-cell>
          <table:table-cell office:value-type="float" office:value="-91" calcext:value-type="float">
            <text:p>-91</text:p>
          </table:table-cell>
          <table:table-cell office:value-type="float" office:value="-113" calcext:value-type="float">
            <text:p>-113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-90" calcext:value-type="float">
            <text:p>-90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6" calcext:value-type="float">
            <text:p>-96</text:p>
          </table:table-cell>
          <table:table-cell office:value-type="float" office:value="-90" calcext:value-type="float">
            <text:p>-90</text:p>
          </table:table-cell>
          <table:table-cell office:value-type="float" office:value="-92" calcext:value-type="float">
            <text:p>-92</text:p>
          </table:table-cell>
          <table:table-cell office:value-type="float" office:value="-88" calcext:value-type="float">
            <text:p>-88</text:p>
          </table:table-cell>
          <table:table-cell office:value-type="float" office:value="-91" calcext:value-type="float">
            <text:p>-91</text:p>
          </table:table-cell>
          <table:table-cell office:value-type="float" office:value="-113" calcext:value-type="float">
            <text:p>-113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-90" calcext:value-type="float">
            <text:p>-90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5" calcext:value-type="float">
            <text:p>-95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office:value-type="float" office:value="-93" calcext:value-type="float">
            <text:p>-93</text:p>
          </table:table-cell>
          <table:table-cell office:value-type="float" office:value="-113" calcext:value-type="float">
            <text:p>-113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6" calcext:value-type="float">
            <text:p>-96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89" calcext:value-type="float">
            <text:p>-89</text:p>
          </table:table-cell>
          <table:table-cell office:value-type="float" office:value="-90" calcext:value-type="float">
            <text:p>-90</text:p>
          </table:table-cell>
          <table:table-cell office:value-type="float" office:value="-114" calcext:value-type="float">
            <text:p>-114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2" calcext:value-type="float">
            <text:p>-92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0" calcext:value-type="float">
            <text:p>-90</text:p>
          </table:table-cell>
          <table:table-cell office:value-type="float" office:value="-93" calcext:value-type="float">
            <text:p>-93</text:p>
          </table:table-cell>
          <table:table-cell office:value-type="float" office:value="-89" calcext:value-type="float">
            <text:p>-89</text:p>
          </table:table-cell>
          <table:table-cell office:value-type="float" office:value="-91" calcext:value-type="float">
            <text:p>-91</text:p>
          </table:table-cell>
          <table:table-cell office:value-type="float" office:value="-114" calcext:value-type="float">
            <text:p>-114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3" calcext:value-type="float">
            <text:p>-93</text:p>
          </table:table-cell>
          <table:table-cell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office:value-type="float" office:value="-89" calcext:value-type="float">
            <text:p>-89</text:p>
          </table:table-cell>
          <table:table-cell office:value-type="float" office:value="-94" calcext:value-type="float">
            <text:p>-94</text:p>
          </table:table-cell>
          <table:table-cell office:value-type="float" office:value="-89" calcext:value-type="float">
            <text:p>-89</text:p>
          </table:table-cell>
          <table:table-cell office:value-type="float" office:value="-92" calcext:value-type="float">
            <text:p>-92</text:p>
          </table:table-cell>
          <table:table-cell office:value-type="float" office:value="-113" calcext:value-type="float">
            <text:p>-113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2" calcext:value-type="float">
            <text:p>-92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  <table:table-cell office:value-type="float" office:value="-90" calcext:value-type="float">
            <text:p>-90</text:p>
          </table:table-cell>
          <table:table-cell office:value-type="float" office:value="-94" calcext:value-type="float">
            <text:p>-94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114" calcext:value-type="float">
            <text:p>-114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-97" calcext:value-type="float">
            <text:p>-97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7" calcext:value-type="float">
            <text:p>-97</text:p>
          </table:table-cell>
          <table:table-cell office:value-type="float" office:value="-90" calcext:value-type="float">
            <text:p>-90</text:p>
          </table:table-cell>
          <table:table-cell office:value-type="float" office:value="-92" calcext:value-type="float">
            <text:p>-92</text:p>
          </table:table-cell>
          <table:table-cell office:value-type="float" office:value="-89" calcext:value-type="float">
            <text:p>-89</text:p>
          </table:table-cell>
          <table:table-cell office:value-type="float" office:value="-91" calcext:value-type="float">
            <text:p>-91</text:p>
          </table:table-cell>
          <table:table-cell office:value-type="float" office:value="-113" calcext:value-type="float">
            <text:p>-113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-88" calcext:value-type="float">
            <text:p>-88</text:p>
          </table:table-cell>
          <table:table-cell office:value-type="float" office:value="-91" calcext:value-type="float">
            <text:p>-91</text:p>
          </table:table-cell>
          <table:table-cell office:value-type="float" office:value="-113" calcext:value-type="float">
            <text:p>-113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6" calcext:value-type="float">
            <text:p>-96</text:p>
          </table:table-cell>
          <table:table-cell office:value-type="float" office:value="-112" calcext:value-type="float">
            <text:p>-112</text:p>
          </table:table-cell>
          <table:table-cell office:value-type="float" office:value="-93" calcext:value-type="float">
            <text:p>-93</text:p>
          </table:table-cell>
          <table:table-cell office:value-type="float" office:value="-89" calcext:value-type="float">
            <text:p>-89</text:p>
          </table:table-cell>
          <table:table-cell office:value-type="float" office:value="-91" calcext:value-type="float">
            <text:p>-91</text:p>
          </table:table-cell>
          <table:table-cell office:value-type="float" office:value="-113" calcext:value-type="float">
            <text:p>-113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-97" calcext:value-type="float">
            <text:p>-97</text:p>
          </table:table-cell>
          <table:table-cell office:value-type="float" office:value="-112" calcext:value-type="float">
            <text:p>-112</text:p>
          </table:table-cell>
          <table:table-cell office:value-type="float" office:value="-92" calcext:value-type="float">
            <text:p>-92</text:p>
          </table:table-cell>
          <table:table-cell office:value-type="float" office:value="-89" calcext:value-type="float">
            <text:p>-89</text:p>
          </table:table-cell>
          <table:table-cell office:value-type="float" office:value="-90" calcext:value-type="float">
            <text:p>-90</text:p>
          </table:table-cell>
          <table:table-cell office:value-type="float" office:value="-113" calcext:value-type="float">
            <text:p>-113</text:p>
          </table:table-cell>
          <table:table-cell table:number-columns-repeated="101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-96" calcext:value-type="float">
            <text:p>-96</text:p>
          </table:table-cell>
          <table:table-cell office:value-type="float" office:value="-89" calcext:value-type="float">
            <text:p>-89</text:p>
          </table:table-cell>
          <table:table-cell office:value-type="float" office:value="-92" calcext:value-type="float">
            <text:p>-92</text:p>
          </table:table-cell>
          <table:table-cell office:value-type="float" office:value="-89" calcext:value-type="float">
            <text:p>-89</text:p>
          </table:table-cell>
          <table:table-cell office:value-type="float" office:value="-90" calcext:value-type="float">
            <text:p>-90</text:p>
          </table:table-cell>
          <table:table-cell office:value-type="float" office:value="-86" calcext:value-type="float">
            <text:p>-86</text:p>
          </table:table-cell>
          <table:table-cell table:number-columns-repeated="101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  <table:table-cell office:value-type="float" office:value="-96" calcext:value-type="float">
            <text:p>-96</text:p>
          </table:table-cell>
          <table:table-cell office:value-type="float" office:value="-89" calcext:value-type="float">
            <text:p>-89</text:p>
          </table:table-cell>
          <table:table-cell office:value-type="float" office:value="-92" calcext:value-type="float">
            <text:p>-92</text:p>
          </table:table-cell>
          <table:table-cell office:value-type="float" office:value="-89" calcext:value-type="float">
            <text:p>-89</text:p>
          </table:table-cell>
          <table:table-cell office:value-type="float" office:value="-91" calcext:value-type="float">
            <text:p>-91</text:p>
          </table:table-cell>
          <table:table-cell office:value-type="float" office:value="-87" calcext:value-type="float">
            <text:p>-87</text:p>
          </table:table-cell>
          <table:table-cell table:number-columns-repeated="101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  <table:table-cell office:value-type="float" office:value="-98" calcext:value-type="float">
            <text:p>-98</text:p>
          </table:table-cell>
          <table:table-cell office:value-type="float" office:value="-89" calcext:value-type="float">
            <text:p>-89</text:p>
          </table:table-cell>
          <table:table-cell office:value-type="float" office:value="-91" calcext:value-type="float">
            <text:p>-91</text:p>
          </table:table-cell>
          <table:table-cell office:value-type="float" office:value="-89" calcext:value-type="float">
            <text:p>-89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table:number-columns-repeated="101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-94" calcext:value-type="float">
            <text:p>-94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7" calcext:value-type="float">
            <text:p>-97</text:p>
          </table:table-cell>
          <table:table-cell office:value-type="float" office:value="-90" calcext:value-type="float">
            <text:p>-90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table:number-columns-repeated="101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3" calcext:value-type="float">
            <text:p>-93</text:p>
          </table:table-cell>
          <table:table-cell office:value-type="float" office:value="-90" calcext:value-type="float">
            <text:p>-90</text:p>
          </table:table-cell>
          <table:table-cell office:value-type="float" office:value="-97" calcext:value-type="float">
            <text:p>-97</text:p>
          </table:table-cell>
          <table:table-cell office:value-type="float" office:value="-91" calcext:value-type="float">
            <text:p>-91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table:number-columns-repeated="101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89" calcext:value-type="float">
            <text:p>-89</text:p>
          </table:table-cell>
          <table:table-cell office:value-type="float" office:value="-90" calcext:value-type="float">
            <text:p>-90</text:p>
          </table:table-cell>
          <table:table-cell office:value-type="float" office:value="-113" calcext:value-type="float">
            <text:p>-113</text:p>
          </table:table-cell>
          <table:table-cell table:number-columns-repeated="101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3" calcext:value-type="float">
            <text:p>-93</text:p>
          </table:table-cell>
          <table:table-cell office:value-type="float" office:value="-90" calcext:value-type="float">
            <text:p>-90</text:p>
          </table:table-cell>
          <table:table-cell office:value-type="float" office:value="-98" calcext:value-type="float">
            <text:p>-98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89" calcext:value-type="float">
            <text:p>-89</text:p>
          </table:table-cell>
          <table:table-cell office:value-type="float" office:value="-92" calcext:value-type="float">
            <text:p>-92</text:p>
          </table:table-cell>
          <table:table-cell office:value-type="float" office:value="-86" calcext:value-type="float">
            <text:p>-86</text:p>
          </table:table-cell>
          <table:table-cell table:number-columns-repeated="101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3" calcext:value-type="float">
            <text:p>-93</text:p>
          </table:table-cell>
          <table:table-cell office:value-type="float" office:value="-90" calcext:value-type="float">
            <text:p>-90</text:p>
          </table:table-cell>
          <table:table-cell office:value-type="float" office:value="-98" calcext:value-type="float">
            <text:p>-98</text:p>
          </table:table-cell>
          <table:table-cell office:value-type="float" office:value="-90" calcext:value-type="float">
            <text:p>-90</text:p>
          </table:table-cell>
          <table:table-cell office:value-type="float" office:value="-92" calcext:value-type="float">
            <text:p>-92</text:p>
          </table:table-cell>
          <table:table-cell office:value-type="float" office:value="-89" calcext:value-type="float">
            <text:p>-89</text:p>
          </table:table-cell>
          <table:table-cell office:value-type="float" office:value="-92" calcext:value-type="float">
            <text:p>-92</text:p>
          </table:table-cell>
          <table:table-cell office:value-type="float" office:value="-87" calcext:value-type="float">
            <text:p>-87</text:p>
          </table:table-cell>
          <table:table-cell table:number-columns-repeated="101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-97" calcext:value-type="float">
            <text:p>-97</text:p>
          </table:table-cell>
          <table:table-cell office:value-type="float" office:value="-91" calcext:value-type="float">
            <text:p>-91</text:p>
          </table:table-cell>
          <table:table-cell office:value-type="float" office:value="-94" calcext:value-type="float">
            <text:p>-94</text:p>
          </table:table-cell>
          <table:table-cell office:value-type="float" office:value="-91" calcext:value-type="float">
            <text:p>-91</text:p>
          </table:table-cell>
          <table:table-cell table:number-columns-repeated="2" office:value-type="float" office:value="-92" calcext:value-type="float">
            <text:p>-92</text:p>
          </table:table-cell>
          <table:table-cell table:number-columns-repeated="101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-97" calcext:value-type="float">
            <text:p>-97</text:p>
          </table:table-cell>
          <table:table-cell office:value-type="float" office:value="-89" calcext:value-type="float">
            <text:p>-89</text:p>
          </table:table-cell>
          <table:table-cell office:value-type="float" office:value="-94" calcext:value-type="float">
            <text:p>-94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5" calcext:value-type="float">
            <text:p>-95</text:p>
          </table:table-cell>
          <table:table-cell table:number-columns-repeated="101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-98" calcext:value-type="float">
            <text:p>-98</text:p>
          </table:table-cell>
          <table:table-cell office:value-type="float" office:value="-89" calcext:value-type="float">
            <text:p>-89</text:p>
          </table:table-cell>
          <table:table-cell office:value-type="float" office:value="-94" calcext:value-type="float">
            <text:p>-94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7" calcext:value-type="float">
            <text:p>-97</text:p>
          </table:table-cell>
          <table:table-cell table:number-columns-repeated="101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  <table:table-cell office:value-type="float" office:value="-97" calcext:value-type="float">
            <text:p>-97</text:p>
          </table:table-cell>
          <table:table-cell office:value-type="float" office:value="-89" calcext:value-type="float">
            <text:p>-89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2" calcext:value-type="float">
            <text:p>-92</text:p>
          </table:table-cell>
          <table:table-cell office:value-type="float" office:value="-96" calcext:value-type="float">
            <text:p>-96</text:p>
          </table:table-cell>
          <table:table-cell table:number-columns-repeated="101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  <table:table-cell office:value-type="float" office:value="-97" calcext:value-type="float">
            <text:p>-97</text:p>
          </table:table-cell>
          <table:table-cell office:value-type="float" office:value="-90" calcext:value-type="float">
            <text:p>-90</text:p>
          </table:table-cell>
          <table:table-cell office:value-type="float" office:value="-92" calcext:value-type="float">
            <text:p>-92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2" calcext:value-type="float">
            <text:p>-92</text:p>
          </table:table-cell>
          <table:table-cell table:number-columns-repeated="101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  <table:table-cell office:value-type="float" office:value="-98" calcext:value-type="float">
            <text:p>-98</text:p>
          </table:table-cell>
          <table:table-cell office:value-type="float" office:value="-112" calcext:value-type="float">
            <text:p>-112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table:number-columns-repeated="101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-95" calcext:value-type="float">
            <text:p>-95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7" calcext:value-type="float">
            <text:p>-97</text:p>
          </table:table-cell>
          <table:table-cell office:value-type="float" office:value="-112" calcext:value-type="float">
            <text:p>-112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table:number-columns-repeated="101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7" calcext:value-type="float">
            <text:p>-97</text:p>
          </table:table-cell>
          <table:table-cell office:value-type="float" office:value="-113" calcext:value-type="float">
            <text:p>-113</text:p>
          </table:table-cell>
          <table:table-cell office:value-type="float" office:value="-91" calcext:value-type="float">
            <text:p>-91</text:p>
          </table:table-cell>
          <table:table-cell table:number-columns-repeated="3" office:value-type="float" office:value="-90" calcext:value-type="float">
            <text:p>-90</text:p>
          </table:table-cell>
          <table:table-cell table:number-columns-repeated="101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-93" calcext:value-type="float">
            <text:p>-93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7" calcext:value-type="float">
            <text:p>-97</text:p>
          </table:table-cell>
          <table:table-cell office:value-type="float" office:value="-113" calcext:value-type="float">
            <text:p>-113</text:p>
          </table:table-cell>
          <table:table-cell office:value-type="float" office:value="-93" calcext:value-type="float">
            <text:p>-93</text:p>
          </table:table-cell>
          <table:table-cell office:value-type="float" office:value="-90" calcext:value-type="float">
            <text:p>-90</text:p>
          </table:table-cell>
          <table:table-cell table:number-columns-repeated="2" office:value-type="float" office:value="-92" calcext:value-type="float">
            <text:p>-92</text:p>
          </table:table-cell>
          <table:table-cell table:number-columns-repeated="101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6" calcext:value-type="float">
            <text:p>-96</text:p>
          </table:table-cell>
          <table:table-cell office:value-type="float" office:value="-113" calcext:value-type="float">
            <text:p>-113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95" calcext:value-type="float">
            <text:p>-95</text:p>
          </table:table-cell>
          <table:table-cell table:number-columns-repeated="101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-97" calcext:value-type="float">
            <text:p>-97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9" calcext:value-type="float">
            <text:p>-99</text:p>
          </table:table-cell>
          <table:table-cell office:value-type="float" office:value="-113" calcext:value-type="float">
            <text:p>-113</text:p>
          </table:table-cell>
          <table:table-cell office:value-type="float" office:value="-93" calcext:value-type="float">
            <text:p>-93</text:p>
          </table:table-cell>
          <table:table-cell office:value-type="float" office:value="-91" calcext:value-type="float">
            <text:p>-91</text:p>
          </table:table-cell>
          <table:table-cell office:value-type="float" office:value="-87" calcext:value-type="float">
            <text:p>-87</text:p>
          </table:table-cell>
          <table:table-cell office:value-type="float" office:value="-98" calcext:value-type="float">
            <text:p>-98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5"/>
          <table:table-cell office:value-type="float" office:value="-112" calcext:value-type="float">
            <text:p>-112</text:p>
          </table:table-cell>
          <table:table-cell office:value-type="float" office:value="-90" calcext:value-type="float">
            <text:p>-90</text:p>
          </table:table-cell>
          <table:table-cell office:value-type="float" office:value="-89" calcext:value-type="float">
            <text:p>-89</text:p>
          </table:table-cell>
          <table:table-cell office:value-type="float" office:value="-92" calcext:value-type="float">
            <text:p>-92</text:p>
          </table:table-cell>
          <table:table-cell office:value-type="float" office:value="-95" calcext:value-type="float">
            <text:p>-95</text:p>
          </table:table-cell>
          <table:table-cell table:number-columns-repeated="1013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dia e grafici" table:style-name="ta8">
        <table:shapes>
          <draw:frame draw:z-index="0" draw:style-name="gr1" draw:text-style-name="P1" svg:width="453.51pt" svg:height="255.09pt" svg:x="19.13pt" svg:y="116.11pt">
            <draw:object draw:notify-on-update-of-ranges="'media e grafici'.A2:'media e grafici'.A8 'media e grafici'.B1:'media e grafici'.B1 'media e grafici'.B2:'media e grafici'.B8 'media e grafici'.C1:'media e grafici'.C1 'media e grafici'.C2:'media e grafici'.C8 'media e grafici'.D1:'media e grafici'.D1 'media e grafici'.D2:'media e grafici'.D8 'media e grafici'.E1:'media e grafici'.E1 'media e grafici'.E2:'media e grafici'.E8 'media e grafici'.F1:'media e grafici'.F1 'media e grafici'.F2:'media e grafici'.F8 'media e grafici'.G1:'media e grafici'.G1 'media e grafici'.G2:'media e grafici'.G8 'media e grafici'.H1:'media e grafici'.H1 'media e grafici'.H2:'media e grafici'.H8 'media e grafici'.I1:'media e grafici'.I1 'media e grafici'.I2:'media e grafici'.I8 'media e grafici'.J1:'media e grafici'.J1 'media e grafici'.J2:'media e grafici'.J8 'media e grafici'.K1:'media e grafici'.K1 'media e grafici'.K2:'media e grafici'.K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4" table:default-cell-style-name="Default"/>
        <table:table-column table:style-name="co7" table:default-cell-style-name="Default"/>
        <table:table-column table:style-name="co2" table:number-columns-repeated="6" table:default-cell-style-name="Default"/>
        <table:table-column table:style-name="co3" table:number-columns-repeated="15" table:default-cell-style-name="Default"/>
        <table:table-column table:style-name="co4" table:number-columns-repeated="998" table:default-cell-style-name="Default"/>
        <table:table-row table:style-name="ro1">
          <table:table-cell/>
          <table:table-cell office:value-type="string" calcext:value-type="string">
            <text:p>Modo 1</text:p>
          </table:table-cell>
          <table:table-cell office:value-type="string" calcext:value-type="string">
            <text:p>Modo 2</text:p>
          </table:table-cell>
          <table:table-cell office:value-type="string" calcext:value-type="string">
            <text:p>Modo 3</text:p>
          </table:table-cell>
          <table:table-cell office:value-type="string" calcext:value-type="string">
            <text:p><text:s/>Modo 4</text:p>
          </table:table-cell>
          <table:table-cell office:value-type="string" calcext:value-type="string">
            <text:p>Modo 5</text:p>
          </table:table-cell>
          <table:table-cell office:value-type="string" calcext:value-type="string">
            <text:p>Modo 6</text:p>
          </table:table-cell>
          <table:table-cell office:value-type="string" calcext:value-type="string">
            <text:p>Modo 7</text:p>
          </table:table-cell>
          <table:table-cell office:value-type="string" calcext:value-type="string">
            <text:p>Modo 8</text:p>
          </table:table-cell>
          <table:table-cell office:value-type="string" calcext:value-type="string">
            <text:p>Modo 9 </text:p>
          </table:table-cell>
          <table:table-cell office:value-type="string" calcext:value-type="string">
            <text:p>Modo 10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table:formula="of:=AVERAGE([$'5 m'.B$3:$'5 m'.B$102])" office:value-type="float" office:value="-65.83" calcext:value-type="float">
            <text:p>-65.83</text:p>
          </table:table-cell>
          <table:table-cell table:style-name="ce5" table:formula="of:=AVERAGE([$'5 m'.C$3:$'5 m'.C$102])" office:value-type="float" office:value="-64.24" calcext:value-type="float">
            <text:p>-64.24</text:p>
          </table:table-cell>
          <table:table-cell table:style-name="ce5" table:formula="of:=AVERAGE([$'5 m'.D$3:$'5 m'.D$102])" office:value-type="float" office:value="-60.57" calcext:value-type="float">
            <text:p>-60.57</text:p>
          </table:table-cell>
          <table:table-cell table:style-name="ce5" table:formula="of:=AVERAGE([$'5 m'.E$3:$'5 m'.E$102])" office:value-type="float" office:value="-59.72" calcext:value-type="float">
            <text:p>-59.72</text:p>
          </table:table-cell>
          <table:table-cell table:style-name="ce5" table:formula="of:=AVERAGE([$'5 m'.F$3:$'5 m'.F$102])" office:value-type="float" office:value="-58.72" calcext:value-type="float">
            <text:p>-58.72</text:p>
          </table:table-cell>
          <table:table-cell table:style-name="ce5" table:formula="of:=AVERAGE([$'5 m'.G$3:$'5 m'.G$102])" office:value-type="float" office:value="-58.98" calcext:value-type="float">
            <text:p>-58.98</text:p>
          </table:table-cell>
          <table:table-cell table:style-name="ce5" table:formula="of:=AVERAGE([$'5 m'.H$3:$'5 m'.H$102])" office:value-type="float" office:value="-59.4" calcext:value-type="float">
            <text:p>-59.40</text:p>
          </table:table-cell>
          <table:table-cell table:style-name="ce5" table:formula="of:=AVERAGE([$'5 m'.I$3:$'5 m'.I$102])" office:value-type="float" office:value="-55.7" calcext:value-type="float">
            <text:p>-55.70</text:p>
          </table:table-cell>
          <table:table-cell table:style-name="ce5" table:formula="of:=AVERAGE([$'5 m'.J$3:$'5 m'.J$102])" office:value-type="float" office:value="-56.54" calcext:value-type="float">
            <text:p>-56.54</text:p>
          </table:table-cell>
          <table:table-cell table:style-name="ce5" table:formula="of:=AVERAGE([$'5 m'.K$3:$'5 m'.K$102])" office:value-type="float" office:value="-54.7" calcext:value-type="float">
            <text:p>-54.70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table:formula="of:=AVERAGE([$'10 metri'.B$3:$'10 metri'.B$102])" office:value-type="float" office:value="-77.57" calcext:value-type="float">
            <text:p>-77.57</text:p>
          </table:table-cell>
          <table:table-cell table:style-name="ce5" table:formula="of:=AVERAGE([$'10 metri'.C$3:$'10 metri'.C$102])" office:value-type="float" office:value="-75.92" calcext:value-type="float">
            <text:p>-75.92</text:p>
          </table:table-cell>
          <table:table-cell table:style-name="ce5" table:formula="of:=AVERAGE([$'10 metri'.D$3:$'10 metri'.D$102])" office:value-type="float" office:value="-72.37" calcext:value-type="float">
            <text:p>-72.37</text:p>
          </table:table-cell>
          <table:table-cell table:style-name="ce5" table:formula="of:=AVERAGE([$'10 metri'.E$3:$'10 metri'.E$102])" office:value-type="float" office:value="-72.76" calcext:value-type="float">
            <text:p>-72.76</text:p>
          </table:table-cell>
          <table:table-cell table:style-name="ce5" table:formula="of:=AVERAGE([$'10 metri'.F$3:$'10 metri'.F$102])" office:value-type="float" office:value="-71.76" calcext:value-type="float">
            <text:p>-71.76</text:p>
          </table:table-cell>
          <table:table-cell table:style-name="ce5" table:formula="of:=AVERAGE([$'10 metri'.G$3:$'10 metri'.G$102])" office:value-type="float" office:value="-71.28" calcext:value-type="float">
            <text:p>-71.28</text:p>
          </table:table-cell>
          <table:table-cell table:style-name="ce5" table:formula="of:=AVERAGE([$'10 metri'.H$3:$'10 metri'.H$102])" office:value-type="float" office:value="-74.66" calcext:value-type="float">
            <text:p>-74.66</text:p>
          </table:table-cell>
          <table:table-cell table:style-name="ce5" table:formula="of:=AVERAGE([$'10 metri'.I$3:$'10 metri'.I$102])" office:value-type="float" office:value="-72.52" calcext:value-type="float">
            <text:p>-72.52</text:p>
          </table:table-cell>
          <table:table-cell table:style-name="ce5" table:formula="of:=AVERAGE([$'10 metri'.J$3:$'10 metri'.J$102])" office:value-type="float" office:value="-72.39" calcext:value-type="float">
            <text:p>-72.39</text:p>
          </table:table-cell>
          <table:table-cell table:style-name="ce5" table:formula="of:=AVERAGE([$'10 metri'.K$3:$'10 metri'.K$102])" office:value-type="float" office:value="-69.49" calcext:value-type="float">
            <text:p>-69.49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table:formula="of:=AVERAGE([$'15 metri'.B$3:$'15 metri'.B$102])" office:value-type="float" office:value="-85.1616161616162" calcext:value-type="float">
            <text:p>-85.16</text:p>
          </table:table-cell>
          <table:table-cell table:style-name="ce5" table:formula="of:=AVERAGE([$'15 metri'.C$3:$'15 metri'.C$102])" office:value-type="float" office:value="-83.4897959183673" calcext:value-type="float">
            <text:p>-83.49</text:p>
          </table:table-cell>
          <table:table-cell table:style-name="ce5" table:formula="of:=AVERAGE([$'15 metri'.D$3:$'15 metri'.D$102])" office:value-type="float" office:value="-79.8383838383838" calcext:value-type="float">
            <text:p>-79.84</text:p>
          </table:table-cell>
          <table:table-cell table:style-name="ce5" table:formula="of:=AVERAGE([$'15 metri'.E$3:$'15 metri'.E$102])" office:value-type="float" office:value="-82.3434343434343" calcext:value-type="float">
            <text:p>-82.34</text:p>
          </table:table-cell>
          <table:table-cell table:style-name="ce5" table:formula="of:=AVERAGE([$'15 metri'.F$3:$'15 metri'.F$102])" office:value-type="float" office:value="-79.4848484848485" calcext:value-type="float">
            <text:p>-79.48</text:p>
          </table:table-cell>
          <table:table-cell table:style-name="ce5" table:formula="of:=AVERAGE([$'15 metri'.G$3:$'15 metri'.G$102])" office:value-type="float" office:value="-79.16" calcext:value-type="float">
            <text:p>-79.16</text:p>
          </table:table-cell>
          <table:table-cell table:style-name="ce5" table:formula="of:=AVERAGE([$'15 metri'.H$3:$'15 metri'.H$102])" office:value-type="float" office:value="-79.71" calcext:value-type="float">
            <text:p>-79.71</text:p>
          </table:table-cell>
          <table:table-cell table:style-name="ce5" table:formula="of:=AVERAGE([$'15 metri'.I$3:$'15 metri'.I$102])" office:value-type="float" office:value="-77.97" calcext:value-type="float">
            <text:p>-77.97</text:p>
          </table:table-cell>
          <table:table-cell table:style-name="ce5" table:formula="of:=AVERAGE([$'15 metri'.J$3:$'15 metri'.J$102])" office:value-type="float" office:value="-78.09" calcext:value-type="float">
            <text:p>-78.09</text:p>
          </table:table-cell>
          <table:table-cell table:style-name="ce5" table:formula="of:=AVERAGE([$'15 metri'.K$3:$'15 metri'.K$102])" office:value-type="float" office:value="-76.61" calcext:value-type="float">
            <text:p>-76.61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table:formula="of:=AVERAGE([$'20 metri'.B$3:$'20 metri'.B$102])" office:value-type="float" office:value="-83.41" calcext:value-type="float">
            <text:p>-83.41</text:p>
          </table:table-cell>
          <table:table-cell table:style-name="ce5" table:formula="of:=AVERAGE([$'20 metri'.C$3:$'20 metri'.C$102])" office:value-type="float" office:value="-83.03" calcext:value-type="float">
            <text:p>-83.03</text:p>
          </table:table-cell>
          <table:table-cell table:style-name="ce5" table:formula="of:=AVERAGE([$'20 metri'.D$3:$'20 metri'.D$102])" office:value-type="float" office:value="-80.11" calcext:value-type="float">
            <text:p>-80.11</text:p>
          </table:table-cell>
          <table:table-cell table:style-name="ce5" table:formula="of:=AVERAGE([$'20 metri'.E$3:$'20 metri'.E$102])" office:value-type="float" office:value="-82.4" calcext:value-type="float">
            <text:p>-82.40</text:p>
          </table:table-cell>
          <table:table-cell table:style-name="ce5" table:formula="of:=AVERAGE([$'20 metri'.F$3:$'20 metri'.F$102])" office:value-type="float" office:value="-79.88" calcext:value-type="float">
            <text:p>-79.88</text:p>
          </table:table-cell>
          <table:table-cell table:style-name="ce5" table:formula="of:=AVERAGE([$'20 metri'.G$3:$'20 metri'.G$102])" office:value-type="float" office:value="-79.01" calcext:value-type="float">
            <text:p>-79.01</text:p>
          </table:table-cell>
          <table:table-cell table:style-name="ce5" table:formula="of:=AVERAGE([$'20 metri'.H$3:$'20 metri'.H$102])" office:value-type="float" office:value="-79.75" calcext:value-type="float">
            <text:p>-79.75</text:p>
          </table:table-cell>
          <table:table-cell table:style-name="ce5" table:formula="of:=AVERAGE([$'20 metri'.I$3:$'20 metri'.I$102])" office:value-type="float" office:value="-79.05" calcext:value-type="float">
            <text:p>-79.05</text:p>
          </table:table-cell>
          <table:table-cell table:style-name="ce5" table:formula="of:=AVERAGE([$'20 metri'.J$3:$'20 metri'.J$102])" office:value-type="float" office:value="-78.33" calcext:value-type="float">
            <text:p>-78.33</text:p>
          </table:table-cell>
          <table:table-cell table:style-name="ce5" table:formula="of:=AVERAGE([$'20 metri'.K$3:$'20 metri'.K$102])" office:value-type="float" office:value="-77.04" calcext:value-type="float">
            <text:p>-77.04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table:formula="of:=AVERAGE([$'25 metri'.B$3:$'25 metri'.B$102])" office:value-type="float" office:value="-89.3367346938775" calcext:value-type="float">
            <text:p>-89.34</text:p>
          </table:table-cell>
          <table:table-cell table:style-name="ce5" table:formula="of:=AVERAGE([$'25 metri'.C$3:$'25 metri'.C$102])" office:value-type="float" office:value="-89.1224489795918" calcext:value-type="float">
            <text:p>-89.12</text:p>
          </table:table-cell>
          <table:table-cell table:style-name="ce5" table:formula="of:=AVERAGE([$'25 metri'.D$3:$'25 metri'.D$102])" office:value-type="float" office:value="-85.8282828282828" calcext:value-type="float">
            <text:p>-85.83</text:p>
          </table:table-cell>
          <table:table-cell table:style-name="ce5" table:formula="of:=AVERAGE([$'25 metri'.E$3:$'25 metri'.E$102])" office:value-type="float" office:value="-86.5353535353535" calcext:value-type="float">
            <text:p>-86.54</text:p>
          </table:table-cell>
          <table:table-cell table:style-name="ce5" table:formula="of:=AVERAGE([$'25 metri'.F$3:$'25 metri'.F$102])" office:value-type="float" office:value="-85.7777777777778" calcext:value-type="float">
            <text:p>-85.78</text:p>
          </table:table-cell>
          <table:table-cell table:style-name="ce5" table:formula="of:=AVERAGE([$'25 metri'.G$3:$'25 metri'.G$102])" office:value-type="float" office:value="-83.9" calcext:value-type="float">
            <text:p>-83.90</text:p>
          </table:table-cell>
          <table:table-cell table:style-name="ce5" table:formula="of:=AVERAGE([$'25 metri'.H$3:$'25 metri'.H$102])" office:value-type="float" office:value="-85.37" calcext:value-type="float">
            <text:p>-85.37</text:p>
          </table:table-cell>
          <table:table-cell table:style-name="ce5" table:formula="of:=AVERAGE([$'25 metri'.I$3:$'25 metri'.I$102])" office:value-type="float" office:value="-84.86" calcext:value-type="float">
            <text:p>-84.86</text:p>
          </table:table-cell>
          <table:table-cell table:style-name="ce5" table:formula="of:=AVERAGE([$'25 metri'.J$3:$'25 metri'.J$102])" office:value-type="float" office:value="-83.72" calcext:value-type="float">
            <text:p>-83.72</text:p>
          </table:table-cell>
          <table:table-cell table:style-name="ce5" table:formula="of:=AVERAGE([$'25 metri'.K$3:$'25 metri'.K$102])" office:value-type="float" office:value="-83.73" calcext:value-type="float">
            <text:p>-83.73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" table:formula="of:=AVERAGE([$'30 metri'.B$3:$'30 metri'.B$102])" office:value-type="float" office:value="-89.2551020408163" calcext:value-type="float">
            <text:p>-89.26</text:p>
          </table:table-cell>
          <table:table-cell table:style-name="ce5" table:formula="of:=AVERAGE([$'30 metri'.C$3:$'30 metri'.C$102])" office:value-type="float" office:value="-89.6530612244898" calcext:value-type="float">
            <text:p>-89.65</text:p>
          </table:table-cell>
          <table:table-cell table:style-name="ce5" table:formula="of:=AVERAGE([$'30 metri'.D$3:$'30 metri'.D$102])" office:value-type="float" office:value="-86.4040404040404" calcext:value-type="float">
            <text:p>-86.40</text:p>
          </table:table-cell>
          <table:table-cell table:style-name="ce5" table:formula="of:=AVERAGE([$'30 metri'.E$3:$'30 metri'.E$102])" office:value-type="float" office:value="-88.3939393939394" calcext:value-type="float">
            <text:p>-88.39</text:p>
          </table:table-cell>
          <table:table-cell table:style-name="ce5" table:formula="of:=AVERAGE([$'30 metri'.F$3:$'30 metri'.F$102])" office:value-type="float" office:value="-86.1010101010101" calcext:value-type="float">
            <text:p>-86.10</text:p>
          </table:table-cell>
          <table:table-cell table:style-name="ce5" table:formula="of:=AVERAGE([$'30 metri'.G$3:$'30 metri'.G$102])" office:value-type="float" office:value="-85.42" calcext:value-type="float">
            <text:p>-85.42</text:p>
          </table:table-cell>
          <table:table-cell table:style-name="ce5" table:formula="of:=AVERAGE([$'30 metri'.H$3:$'30 metri'.H$102])" office:value-type="float" office:value="-85.64" calcext:value-type="float">
            <text:p>-85.64</text:p>
          </table:table-cell>
          <table:table-cell table:style-name="ce5" table:formula="of:=AVERAGE([$'30 metri'.I$3:$'30 metri'.I$102])" office:value-type="float" office:value="-84.92" calcext:value-type="float">
            <text:p>-84.92</text:p>
          </table:table-cell>
          <table:table-cell table:style-name="ce5" table:formula="of:=AVERAGE([$'30 metri'.J$3:$'30 metri'.J$102])" office:value-type="float" office:value="-84.93" calcext:value-type="float">
            <text:p>-84.93</text:p>
          </table:table-cell>
          <table:table-cell table:style-name="ce5" table:formula="of:=AVERAGE([$'30 metri'.K$3:$'30 metri'.K$102])" office:value-type="float" office:value="-83.49" calcext:value-type="float">
            <text:p>-83.49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5" table:formula="of:=AVERAGE([$'35 metri'.B$3:$'35 metri'.B$102])" office:value-type="float" office:value="-94.6363636363637" calcext:value-type="float">
            <text:p>-94.64</text:p>
          </table:table-cell>
          <table:table-cell table:style-name="ce5" table:formula="of:=AVERAGE([$'35 metri'.C$3:$'35 metri'.C$102])" office:value-type="float" office:value="-94.6363636363637" calcext:value-type="float">
            <text:p>-94.64</text:p>
          </table:table-cell>
          <table:table-cell table:style-name="ce5" table:formula="of:=AVERAGE([$'35 metri'.D$3:$'35 metri'.D$102])" office:value-type="float" office:value="-91.8585858585859" calcext:value-type="float">
            <text:p>-91.86</text:p>
          </table:table-cell>
          <table:table-cell table:style-name="ce5" table:formula="of:=AVERAGE([$'35 metri'.E$3:$'35 metri'.E$102])" office:value-type="float" office:value="-90.7474747474748" calcext:value-type="float">
            <text:p>-90.75</text:p>
          </table:table-cell>
          <table:table-cell table:style-name="ce5" table:formula="of:=AVERAGE([$'35 metri'.F$3:$'35 metri'.F$102])" office:value-type="float" office:value="-95.989898989899" calcext:value-type="float">
            <text:p>-95.99</text:p>
          </table:table-cell>
          <table:table-cell table:style-name="ce5" table:formula="of:=AVERAGE([$'35 metri'.G$3:$'35 metri'.G$102])" office:value-type="float" office:value="-97.12" calcext:value-type="float">
            <text:p>-97.12</text:p>
          </table:table-cell>
          <table:table-cell table:style-name="ce5" table:formula="of:=AVERAGE([$'35 metri'.H$3:$'35 metri'.H$102])" office:value-type="float" office:value="-92.71" calcext:value-type="float">
            <text:p>-92.71</text:p>
          </table:table-cell>
          <table:table-cell table:style-name="ce5" table:formula="of:=AVERAGE([$'35 metri'.I$3:$'35 metri'.I$102])" office:value-type="float" office:value="-90.6" calcext:value-type="float">
            <text:p>-90.60</text:p>
          </table:table-cell>
          <table:table-cell table:style-name="ce5" table:formula="of:=AVERAGE([$'35 metri'.J$3:$'35 metri'.J$102])" office:value-type="float" office:value="-91.29" calcext:value-type="float">
            <text:p>-91.29</text:p>
          </table:table-cell>
          <table:table-cell table:style-name="ce5" table:formula="of:=AVERAGE([$'35 metri'.K$3:$'35 metri'.K$102])" office:value-type="float" office:value="-95.37" calcext:value-type="float">
            <text:p>-95.37</text:p>
          </table:table-cell>
          <table:table-cell table:number-columns-repeated="1013"/>
        </table:table-row>
        <table:table-row table:style-name="ro2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ediana" table:style-name="ta9">
        <table:shapes>
          <draw:frame draw:z-index="0" draw:style-name="gr1" draw:text-style-name="P1" svg:width="453.51pt" svg:height="255.09pt" svg:x="156.59pt" svg:y="117.3pt">
            <draw:object draw:notify-on-update-of-ranges="Mediana.A2:Mediana.A8 Mediana.B1:Mediana.B1 Mediana.B2:Mediana.B8 Mediana.C1:Mediana.C1 Mediana.C2:Mediana.C8 Mediana.D1:Mediana.D1 Mediana.D2:Mediana.D8 Mediana.E1:Mediana.E1 Mediana.E2:Mediana.E8 Mediana.F1:Mediana.F1 Mediana.F2:Mediana.F8 Mediana.G1:Mediana.G1 Mediana.G2:Mediana.G8 Mediana.H1:Mediana.H1 Mediana.H2:Mediana.H8 Mediana.I1:Mediana.I1 Mediana.I2:Mediana.I8 Mediana.J1:Mediana.J1 Mediana.J2:Mediana.J8 Mediana.K1:Mediana.K1 Mediana.K2:Mediana.K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column table:style-name="co8" table:number-columns-repeated="10" table:default-cell-style-name="ce5"/>
        <table:table-row table:style-name="ro4">
          <table:table-cell/>
          <table:table-cell table:style-name="Default" office:value-type="string" calcext:value-type="string">
            <text:p>Modo 1</text:p>
          </table:table-cell>
          <table:table-cell table:style-name="Default" office:value-type="string" calcext:value-type="string">
            <text:p>Modo 2</text:p>
          </table:table-cell>
          <table:table-cell table:style-name="Default" office:value-type="string" calcext:value-type="string">
            <text:p>Modo 3</text:p>
          </table:table-cell>
          <table:table-cell table:style-name="Default" office:value-type="string" calcext:value-type="string">
            <text:p><text:s/>Modo 4</text:p>
          </table:table-cell>
          <table:table-cell table:style-name="Default" office:value-type="string" calcext:value-type="string">
            <text:p>Modo 5</text:p>
          </table:table-cell>
          <table:table-cell table:style-name="Default" office:value-type="string" calcext:value-type="string">
            <text:p>Modo 6</text:p>
          </table:table-cell>
          <table:table-cell table:style-name="Default" office:value-type="string" calcext:value-type="string">
            <text:p>Modo 7</text:p>
          </table:table-cell>
          <table:table-cell table:style-name="Default" office:value-type="string" calcext:value-type="string">
            <text:p>Modo 8</text:p>
          </table:table-cell>
          <table:table-cell table:style-name="Default" office:value-type="string" calcext:value-type="string">
            <text:p>Modo 9 </text:p>
          </table:table-cell>
          <table:table-cell table:style-name="Default" office:value-type="string" calcext:value-type="string">
            <text:p>Modo 10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table:formula="of:=MEDIAN([$'5 m'.B$3:$'5 m'.B$102])" office:value-type="float" office:value="-65" calcext:value-type="float">
            <text:p>-65.00</text:p>
          </table:table-cell>
          <table:table-cell table:formula="of:=MEDIAN([$'5 m'.C$3:$'5 m'.C$102])" office:value-type="float" office:value="-64" calcext:value-type="float">
            <text:p>-64.00</text:p>
          </table:table-cell>
          <table:table-cell table:formula="of:=MEDIAN([$'5 m'.D$3:$'5 m'.D$102])" office:value-type="float" office:value="-61" calcext:value-type="float">
            <text:p>-61.00</text:p>
          </table:table-cell>
          <table:table-cell table:formula="of:=MEDIAN([$'5 m'.E$3:$'5 m'.E$102])" office:value-type="float" office:value="-60" calcext:value-type="float">
            <text:p>-60.00</text:p>
          </table:table-cell>
          <table:table-cell table:formula="of:=MEDIAN([$'5 m'.F$3:$'5 m'.F$102])" office:value-type="float" office:value="-59" calcext:value-type="float">
            <text:p>-59.00</text:p>
          </table:table-cell>
          <table:table-cell table:formula="of:=MEDIAN([$'5 m'.G$3:$'5 m'.G$102])" office:value-type="float" office:value="-59" calcext:value-type="float">
            <text:p>-59.00</text:p>
          </table:table-cell>
          <table:table-cell table:formula="of:=MEDIAN([$'5 m'.H$3:$'5 m'.H$102])" office:value-type="float" office:value="-59" calcext:value-type="float">
            <text:p>-59.00</text:p>
          </table:table-cell>
          <table:table-cell table:formula="of:=MEDIAN([$'5 m'.I$3:$'5 m'.I$102])" office:value-type="float" office:value="-56" calcext:value-type="float">
            <text:p>-56.00</text:p>
          </table:table-cell>
          <table:table-cell table:formula="of:=MEDIAN([$'5 m'.J$3:$'5 m'.J$102])" office:value-type="float" office:value="-56.5" calcext:value-type="float">
            <text:p>-56.50</text:p>
          </table:table-cell>
          <table:table-cell table:formula="of:=MEDIAN([$'5 m'.K$3:$'5 m'.K$102])" office:value-type="float" office:value="-55" calcext:value-type="float">
            <text:p>-55.00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table:formula="of:=MEDIAN([$'10 metri'.B$3:$'10 metri'.B$102])" office:value-type="float" office:value="-78" calcext:value-type="float">
            <text:p>-78.00</text:p>
          </table:table-cell>
          <table:table-cell table:formula="of:=MEDIAN([$'10 metri'.C$3:$'10 metri'.C$102])" office:value-type="float" office:value="-76" calcext:value-type="float">
            <text:p>-76.00</text:p>
          </table:table-cell>
          <table:table-cell table:formula="of:=MEDIAN([$'10 metri'.D$3:$'10 metri'.D$102])" office:value-type="float" office:value="-72" calcext:value-type="float">
            <text:p>-72.00</text:p>
          </table:table-cell>
          <table:table-cell table:formula="of:=MEDIAN([$'10 metri'.E$3:$'10 metri'.E$102])" office:value-type="float" office:value="-72" calcext:value-type="float">
            <text:p>-72.00</text:p>
          </table:table-cell>
          <table:table-cell table:formula="of:=MEDIAN([$'10 metri'.F$3:$'10 metri'.F$102])" office:value-type="float" office:value="-71" calcext:value-type="float">
            <text:p>-71.00</text:p>
          </table:table-cell>
          <table:table-cell table:formula="of:=MEDIAN([$'10 metri'.G$3:$'10 metri'.G$102])" office:value-type="float" office:value="-71" calcext:value-type="float">
            <text:p>-71.00</text:p>
          </table:table-cell>
          <table:table-cell table:formula="of:=MEDIAN([$'10 metri'.H$3:$'10 metri'.H$102])" office:value-type="float" office:value="-75" calcext:value-type="float">
            <text:p>-75.00</text:p>
          </table:table-cell>
          <table:table-cell table:formula="of:=MEDIAN([$'10 metri'.I$3:$'10 metri'.I$102])" office:value-type="float" office:value="-72" calcext:value-type="float">
            <text:p>-72.00</text:p>
          </table:table-cell>
          <table:table-cell table:formula="of:=MEDIAN([$'10 metri'.J$3:$'10 metri'.J$102])" office:value-type="float" office:value="-72" calcext:value-type="float">
            <text:p>-72.00</text:p>
          </table:table-cell>
          <table:table-cell table:formula="of:=MEDIAN([$'10 metri'.K$3:$'10 metri'.K$102])" office:value-type="float" office:value="-69" calcext:value-type="float">
            <text:p>-69.00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table:formula="of:=MEDIAN([$'15 metri'.B$3:$'15 metri'.B$102])" office:value-type="float" office:value="-85" calcext:value-type="float">
            <text:p>-85.00</text:p>
          </table:table-cell>
          <table:table-cell table:formula="of:=MEDIAN([$'15 metri'.C$3:$'15 metri'.C$102])" office:value-type="float" office:value="-84" calcext:value-type="float">
            <text:p>-84.00</text:p>
          </table:table-cell>
          <table:table-cell table:formula="of:=MEDIAN([$'15 metri'.D$3:$'15 metri'.D$102])" office:value-type="float" office:value="-80" calcext:value-type="float">
            <text:p>-80.00</text:p>
          </table:table-cell>
          <table:table-cell table:formula="of:=MEDIAN([$'15 metri'.E$3:$'15 metri'.E$102])" office:value-type="float" office:value="-82" calcext:value-type="float">
            <text:p>-82.00</text:p>
          </table:table-cell>
          <table:table-cell table:formula="of:=MEDIAN([$'15 metri'.F$3:$'15 metri'.F$102])" office:value-type="float" office:value="-80" calcext:value-type="float">
            <text:p>-80.00</text:p>
          </table:table-cell>
          <table:table-cell table:formula="of:=MEDIAN([$'15 metri'.G$3:$'15 metri'.G$102])" office:value-type="float" office:value="-79" calcext:value-type="float">
            <text:p>-79.00</text:p>
          </table:table-cell>
          <table:table-cell table:formula="of:=MEDIAN([$'15 metri'.H$3:$'15 metri'.H$102])" office:value-type="float" office:value="-80" calcext:value-type="float">
            <text:p>-80.00</text:p>
          </table:table-cell>
          <table:table-cell table:formula="of:=MEDIAN([$'15 metri'.I$3:$'15 metri'.I$102])" office:value-type="float" office:value="-78" calcext:value-type="float">
            <text:p>-78.00</text:p>
          </table:table-cell>
          <table:table-cell table:formula="of:=MEDIAN([$'15 metri'.J$3:$'15 metri'.J$102])" office:value-type="float" office:value="-78" calcext:value-type="float">
            <text:p>-78.00</text:p>
          </table:table-cell>
          <table:table-cell table:formula="of:=MEDIAN([$'15 metri'.K$3:$'15 metri'.K$102])" office:value-type="float" office:value="-77" calcext:value-type="float">
            <text:p>-77.00</text:p>
          </table:table-cell>
        </table:table-row>
        <table:table-row table:style-name="ro4">
          <table:table-cell office:value-type="float" office:value="20" calcext:value-type="float">
            <text:p>20</text:p>
          </table:table-cell>
          <table:table-cell table:formula="of:=MEDIAN([$'20 metri'.B$3:$'20 metri'.B$102])" office:value-type="float" office:value="-83" calcext:value-type="float">
            <text:p>-83.00</text:p>
          </table:table-cell>
          <table:table-cell table:formula="of:=MEDIAN([$'20 metri'.C$3:$'20 metri'.C$102])" office:value-type="float" office:value="-83" calcext:value-type="float">
            <text:p>-83.00</text:p>
          </table:table-cell>
          <table:table-cell table:formula="of:=MEDIAN([$'20 metri'.D$3:$'20 metri'.D$102])" office:value-type="float" office:value="-80" calcext:value-type="float">
            <text:p>-80.00</text:p>
          </table:table-cell>
          <table:table-cell table:formula="of:=MEDIAN([$'20 metri'.E$3:$'20 metri'.E$102])" office:value-type="float" office:value="-82" calcext:value-type="float">
            <text:p>-82.00</text:p>
          </table:table-cell>
          <table:table-cell table:formula="of:=MEDIAN([$'20 metri'.F$3:$'20 metri'.F$102])" office:value-type="float" office:value="-80" calcext:value-type="float">
            <text:p>-80.00</text:p>
          </table:table-cell>
          <table:table-cell table:formula="of:=MEDIAN([$'20 metri'.G$3:$'20 metri'.G$102])" office:value-type="float" office:value="-79" calcext:value-type="float">
            <text:p>-79.00</text:p>
          </table:table-cell>
          <table:table-cell table:formula="of:=MEDIAN([$'20 metri'.H$3:$'20 metri'.H$102])" office:value-type="float" office:value="-80" calcext:value-type="float">
            <text:p>-80.00</text:p>
          </table:table-cell>
          <table:table-cell table:formula="of:=MEDIAN([$'20 metri'.I$3:$'20 metri'.I$102])" office:value-type="float" office:value="-79" calcext:value-type="float">
            <text:p>-79.00</text:p>
          </table:table-cell>
          <table:table-cell table:formula="of:=MEDIAN([$'20 metri'.J$3:$'20 metri'.J$102])" office:value-type="float" office:value="-78" calcext:value-type="float">
            <text:p>-78.00</text:p>
          </table:table-cell>
          <table:table-cell table:formula="of:=MEDIAN([$'20 metri'.K$3:$'20 metri'.K$102])" office:value-type="float" office:value="-77" calcext:value-type="float">
            <text:p>-77.00</text:p>
          </table:table-cell>
        </table:table-row>
        <table:table-row table:style-name="ro4">
          <table:table-cell office:value-type="float" office:value="25" calcext:value-type="float">
            <text:p>25</text:p>
          </table:table-cell>
          <table:table-cell table:formula="of:=MEDIAN([$'25 metri'.B$3:$'25 metri'.B$102])" office:value-type="float" office:value="-89.5" calcext:value-type="float">
            <text:p>-89.50</text:p>
          </table:table-cell>
          <table:table-cell table:formula="of:=MEDIAN([$'25 metri'.C$3:$'25 metri'.C$102])" office:value-type="float" office:value="-89" calcext:value-type="float">
            <text:p>-89.00</text:p>
          </table:table-cell>
          <table:table-cell table:formula="of:=MEDIAN([$'25 metri'.D$3:$'25 metri'.D$102])" office:value-type="float" office:value="-86" calcext:value-type="float">
            <text:p>-86.00</text:p>
          </table:table-cell>
          <table:table-cell table:formula="of:=MEDIAN([$'25 metri'.E$3:$'25 metri'.E$102])" office:value-type="float" office:value="-86" calcext:value-type="float">
            <text:p>-86.00</text:p>
          </table:table-cell>
          <table:table-cell table:formula="of:=MEDIAN([$'25 metri'.F$3:$'25 metri'.F$102])" office:value-type="float" office:value="-86" calcext:value-type="float">
            <text:p>-86.00</text:p>
          </table:table-cell>
          <table:table-cell table:formula="of:=MEDIAN([$'25 metri'.G$3:$'25 metri'.G$102])" office:value-type="float" office:value="-84" calcext:value-type="float">
            <text:p>-84.00</text:p>
          </table:table-cell>
          <table:table-cell table:formula="of:=MEDIAN([$'25 metri'.H$3:$'25 metri'.H$102])" office:value-type="float" office:value="-85" calcext:value-type="float">
            <text:p>-85.00</text:p>
          </table:table-cell>
          <table:table-cell table:formula="of:=MEDIAN([$'25 metri'.I$3:$'25 metri'.I$102])" office:value-type="float" office:value="-85" calcext:value-type="float">
            <text:p>-85.00</text:p>
          </table:table-cell>
          <table:table-cell table:formula="of:=MEDIAN([$'25 metri'.J$3:$'25 metri'.J$102])" office:value-type="float" office:value="-84" calcext:value-type="float">
            <text:p>-84.00</text:p>
          </table:table-cell>
          <table:table-cell table:formula="of:=MEDIAN([$'25 metri'.K$3:$'25 metri'.K$102])" office:value-type="float" office:value="-84" calcext:value-type="float">
            <text:p>-84.00</text:p>
          </table:table-cell>
        </table:table-row>
        <table:table-row table:style-name="ro4">
          <table:table-cell office:value-type="float" office:value="30" calcext:value-type="float">
            <text:p>30</text:p>
          </table:table-cell>
          <table:table-cell table:formula="of:=MEDIAN([$'30 metri'.B$3:$'30 metri'.B$102])" office:value-type="float" office:value="-90" calcext:value-type="float">
            <text:p>-90.00</text:p>
          </table:table-cell>
          <table:table-cell table:formula="of:=MEDIAN([$'30 metri'.C$3:$'30 metri'.C$102])" office:value-type="float" office:value="-89" calcext:value-type="float">
            <text:p>-89.00</text:p>
          </table:table-cell>
          <table:table-cell table:formula="of:=MEDIAN([$'30 metri'.D$3:$'30 metri'.D$102])" office:value-type="float" office:value="-86" calcext:value-type="float">
            <text:p>-86.00</text:p>
          </table:table-cell>
          <table:table-cell table:formula="of:=MEDIAN([$'30 metri'.E$3:$'30 metri'.E$102])" office:value-type="float" office:value="-88" calcext:value-type="float">
            <text:p>-88.00</text:p>
          </table:table-cell>
          <table:table-cell table:formula="of:=MEDIAN([$'30 metri'.F$3:$'30 metri'.F$102])" office:value-type="float" office:value="-86" calcext:value-type="float">
            <text:p>-86.00</text:p>
          </table:table-cell>
          <table:table-cell table:formula="of:=MEDIAN([$'30 metri'.G$3:$'30 metri'.G$102])" office:value-type="float" office:value="-85" calcext:value-type="float">
            <text:p>-85.00</text:p>
          </table:table-cell>
          <table:table-cell table:formula="of:=MEDIAN([$'30 metri'.H$3:$'30 metri'.H$102])" office:value-type="float" office:value="-86" calcext:value-type="float">
            <text:p>-86.00</text:p>
          </table:table-cell>
          <table:table-cell table:formula="of:=MEDIAN([$'30 metri'.I$3:$'30 metri'.I$102])" office:value-type="float" office:value="-85" calcext:value-type="float">
            <text:p>-85.00</text:p>
          </table:table-cell>
          <table:table-cell table:formula="of:=MEDIAN([$'30 metri'.J$3:$'30 metri'.J$102])" office:value-type="float" office:value="-85" calcext:value-type="float">
            <text:p>-85.00</text:p>
          </table:table-cell>
          <table:table-cell table:formula="of:=MEDIAN([$'30 metri'.K$3:$'30 metri'.K$102])" office:value-type="float" office:value="-83" calcext:value-type="float">
            <text:p>-83.00</text:p>
          </table:table-cell>
        </table:table-row>
        <table:table-row table:style-name="ro4">
          <table:table-cell office:value-type="float" office:value="35" calcext:value-type="float">
            <text:p>35</text:p>
          </table:table-cell>
          <table:table-cell table:formula="of:=MEDIAN([$'35 metri'.B$3:$'35 metri'.B$102])" office:value-type="float" office:value="-95" calcext:value-type="float">
            <text:p>-95.00</text:p>
          </table:table-cell>
          <table:table-cell table:formula="of:=MEDIAN([$'35 metri'.C$3:$'35 metri'.C$102])" office:value-type="float" office:value="-95" calcext:value-type="float">
            <text:p>-95.00</text:p>
          </table:table-cell>
          <table:table-cell table:formula="of:=MEDIAN([$'35 metri'.D$3:$'35 metri'.D$102])" office:value-type="float" office:value="-92" calcext:value-type="float">
            <text:p>-92.00</text:p>
          </table:table-cell>
          <table:table-cell table:formula="of:=MEDIAN([$'35 metri'.E$3:$'35 metri'.E$102])" office:value-type="float" office:value="-91" calcext:value-type="float">
            <text:p>-91.00</text:p>
          </table:table-cell>
          <table:table-cell table:formula="of:=MEDIAN([$'35 metri'.F$3:$'35 metri'.F$102])" office:value-type="float" office:value="-96" calcext:value-type="float">
            <text:p>-96.00</text:p>
          </table:table-cell>
          <table:table-cell table:formula="of:=MEDIAN([$'35 metri'.G$3:$'35 metri'.G$102])" office:value-type="float" office:value="-91" calcext:value-type="float">
            <text:p>-91.00</text:p>
          </table:table-cell>
          <table:table-cell table:formula="of:=MEDIAN([$'35 metri'.H$3:$'35 metri'.H$102])" office:value-type="float" office:value="-92" calcext:value-type="float">
            <text:p>-92.00</text:p>
          </table:table-cell>
          <table:table-cell table:formula="of:=MEDIAN([$'35 metri'.I$3:$'35 metri'.I$102])" office:value-type="float" office:value="-90" calcext:value-type="float">
            <text:p>-90.00</text:p>
          </table:table-cell>
          <table:table-cell table:formula="of:=MEDIAN([$'35 metri'.J$3:$'35 metri'.J$102])" office:value-type="float" office:value="-91" calcext:value-type="float">
            <text:p>-91.00</text:p>
          </table:table-cell>
          <table:table-cell table:formula="of:=MEDIAN([$'35 metri'.K$3:$'35 metri'.K$102])" office:value-type="float" office:value="-90" calcext:value-type="float">
            <text:p>-90.00</text:p>
          </table:table-cell>
        </table:table-row>
      </table:table>
      <table:table table:name="Moda" table:style-name="ta9">
        <table:shapes>
          <draw:frame draw:z-index="0" draw:style-name="gr1" draw:text-style-name="P1" svg:width="453.51pt" svg:height="255.09pt" svg:x="138.61pt" svg:y="125.57pt">
            <draw:object draw:notify-on-update-of-ranges="Moda.A2:Moda.A8 Moda.B1:Moda.B1 Moda.B2:Moda.B8 Moda.C1:Moda.C1 Moda.C2:Moda.C8 Moda.D1:Moda.D1 Moda.D2:Moda.D8 Moda.E1:Moda.E1 Moda.E2:Moda.E8 Moda.F1:Moda.F1 Moda.F2:Moda.F8 Moda.G1:Moda.G1 Moda.G2:Moda.G8 Moda.H1:Moda.H1 Moda.H2:Moda.H8 Moda.I1:Moda.I1 Moda.I2:Moda.I8 Moda.J1:Moda.J1 Moda.J2:Moda.J8 Moda.K1:Moda.K1 Moda.K2:Moda.K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8" table:default-cell-style-name="Default"/>
        <table:table-column table:style-name="co8" table:number-columns-repeated="10" table:default-cell-style-name="ce5"/>
        <table:table-row table:style-name="ro4">
          <table:table-cell/>
          <table:table-cell table:style-name="Default" office:value-type="string" calcext:value-type="string">
            <text:p>Modo 1</text:p>
          </table:table-cell>
          <table:table-cell table:style-name="Default" office:value-type="string" calcext:value-type="string">
            <text:p>Modo 2</text:p>
          </table:table-cell>
          <table:table-cell table:style-name="Default" office:value-type="string" calcext:value-type="string">
            <text:p>Modo 3</text:p>
          </table:table-cell>
          <table:table-cell table:style-name="Default" office:value-type="string" calcext:value-type="string">
            <text:p><text:s/>Modo 4</text:p>
          </table:table-cell>
          <table:table-cell table:style-name="Default" office:value-type="string" calcext:value-type="string">
            <text:p>Modo 5</text:p>
          </table:table-cell>
          <table:table-cell table:style-name="Default" office:value-type="string" calcext:value-type="string">
            <text:p>Modo 6</text:p>
          </table:table-cell>
          <table:table-cell table:style-name="Default" office:value-type="string" calcext:value-type="string">
            <text:p>Modo 7</text:p>
          </table:table-cell>
          <table:table-cell table:style-name="Default" office:value-type="string" calcext:value-type="string">
            <text:p>Modo 8</text:p>
          </table:table-cell>
          <table:table-cell table:style-name="Default" office:value-type="string" calcext:value-type="string">
            <text:p>Modo 9 </text:p>
          </table:table-cell>
          <table:table-cell table:style-name="Default" office:value-type="string" calcext:value-type="string">
            <text:p>Modo 10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table:formula="of:=MODE([$'5 m'.B$3:$'5 m'.B$102])" office:value-type="float" office:value="-65" calcext:value-type="float">
            <text:p>-65.00</text:p>
          </table:table-cell>
          <table:table-cell table:formula="of:=MODE([$'5 m'.C$3:$'5 m'.C$102])" office:value-type="float" office:value="-64" calcext:value-type="float">
            <text:p>-64.00</text:p>
          </table:table-cell>
          <table:table-cell table:formula="of:=MODE([$'5 m'.D$3:$'5 m'.D$102])" office:value-type="float" office:value="-61" calcext:value-type="float">
            <text:p>-61.00</text:p>
          </table:table-cell>
          <table:table-cell table:formula="of:=MODE([$'5 m'.E$3:$'5 m'.E$102])" office:value-type="float" office:value="-59" calcext:value-type="float">
            <text:p>-59.00</text:p>
          </table:table-cell>
          <table:table-cell table:formula="of:=MODE([$'5 m'.F$3:$'5 m'.F$102])" office:value-type="float" office:value="-58" calcext:value-type="float">
            <text:p>-58.00</text:p>
          </table:table-cell>
          <table:table-cell table:formula="of:=MODE([$'5 m'.G$3:$'5 m'.G$102])" office:value-type="float" office:value="-60" calcext:value-type="float">
            <text:p>-60.00</text:p>
          </table:table-cell>
          <table:table-cell table:formula="of:=MODE([$'5 m'.H$3:$'5 m'.H$102])" office:value-type="float" office:value="-59" calcext:value-type="float">
            <text:p>-59.00</text:p>
          </table:table-cell>
          <table:table-cell table:formula="of:=MODE([$'5 m'.I$3:$'5 m'.I$102])" office:value-type="float" office:value="-56" calcext:value-type="float">
            <text:p>-56.00</text:p>
          </table:table-cell>
          <table:table-cell table:formula="of:=MODE([$'5 m'.J$3:$'5 m'.J$102])" office:value-type="float" office:value="-58" calcext:value-type="float">
            <text:p>-58.00</text:p>
          </table:table-cell>
          <table:table-cell table:formula="of:=MODE([$'5 m'.K$3:$'5 m'.K$102])" office:value-type="float" office:value="-55" calcext:value-type="float">
            <text:p>-55.00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table:formula="of:=MODE([$'10 metri'.B$3:$'10 metri'.B$102])" office:value-type="float" office:value="-78" calcext:value-type="float">
            <text:p>-78.00</text:p>
          </table:table-cell>
          <table:table-cell table:formula="of:=MODE([$'10 metri'.C$3:$'10 metri'.C$102])" office:value-type="float" office:value="-75" calcext:value-type="float">
            <text:p>-75.00</text:p>
          </table:table-cell>
          <table:table-cell table:formula="of:=MODE([$'10 metri'.D$3:$'10 metri'.D$102])" office:value-type="float" office:value="-72" calcext:value-type="float">
            <text:p>-72.00</text:p>
          </table:table-cell>
          <table:table-cell table:formula="of:=MODE([$'10 metri'.E$3:$'10 metri'.E$102])" office:value-type="float" office:value="-71" calcext:value-type="float">
            <text:p>-71.00</text:p>
          </table:table-cell>
          <table:table-cell table:formula="of:=MODE([$'10 metri'.F$3:$'10 metri'.F$102])" office:value-type="float" office:value="-70" calcext:value-type="float">
            <text:p>-70.00</text:p>
          </table:table-cell>
          <table:table-cell table:formula="of:=MODE([$'10 metri'.G$3:$'10 metri'.G$102])" office:value-type="float" office:value="-71" calcext:value-type="float">
            <text:p>-71.00</text:p>
          </table:table-cell>
          <table:table-cell table:formula="of:=MODE([$'10 metri'.H$3:$'10 metri'.H$102])" office:value-type="float" office:value="-75" calcext:value-type="float">
            <text:p>-75.00</text:p>
          </table:table-cell>
          <table:table-cell table:formula="of:=MODE([$'10 metri'.I$3:$'10 metri'.I$102])" office:value-type="float" office:value="-72" calcext:value-type="float">
            <text:p>-72.00</text:p>
          </table:table-cell>
          <table:table-cell table:formula="of:=MODE([$'10 metri'.J$3:$'10 metri'.J$102])" office:value-type="float" office:value="-71" calcext:value-type="float">
            <text:p>-71.00</text:p>
          </table:table-cell>
          <table:table-cell table:formula="of:=MODE([$'10 metri'.K$3:$'10 metri'.K$102])" office:value-type="float" office:value="-69" calcext:value-type="float">
            <text:p>-69.00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table:formula="of:=MODE([$'15 metri'.B$3:$'15 metri'.B$102])" office:value-type="float" office:value="-86" calcext:value-type="float">
            <text:p>-86.00</text:p>
          </table:table-cell>
          <table:table-cell table:formula="of:=MODE([$'15 metri'.C$3:$'15 metri'.C$102])" office:value-type="float" office:value="-84" calcext:value-type="float">
            <text:p>-84.00</text:p>
          </table:table-cell>
          <table:table-cell table:formula="of:=MODE([$'15 metri'.D$3:$'15 metri'.D$102])" office:value-type="float" office:value="-80" calcext:value-type="float">
            <text:p>-80.00</text:p>
          </table:table-cell>
          <table:table-cell table:formula="of:=MODE([$'15 metri'.E$3:$'15 metri'.E$102])" office:value-type="float" office:value="-82" calcext:value-type="float">
            <text:p>-82.00</text:p>
          </table:table-cell>
          <table:table-cell table:formula="of:=MODE([$'15 metri'.F$3:$'15 metri'.F$102])" office:value-type="float" office:value="-80" calcext:value-type="float">
            <text:p>-80.00</text:p>
          </table:table-cell>
          <table:table-cell table:formula="of:=MODE([$'15 metri'.G$3:$'15 metri'.G$102])" office:value-type="float" office:value="-79" calcext:value-type="float">
            <text:p>-79.00</text:p>
          </table:table-cell>
          <table:table-cell table:formula="of:=MODE([$'15 metri'.H$3:$'15 metri'.H$102])" office:value-type="float" office:value="-80" calcext:value-type="float">
            <text:p>-80.00</text:p>
          </table:table-cell>
          <table:table-cell table:formula="of:=MODE([$'15 metri'.I$3:$'15 metri'.I$102])" office:value-type="float" office:value="-79" calcext:value-type="float">
            <text:p>-79.00</text:p>
          </table:table-cell>
          <table:table-cell table:formula="of:=MODE([$'15 metri'.J$3:$'15 metri'.J$102])" office:value-type="float" office:value="-78" calcext:value-type="float">
            <text:p>-78.00</text:p>
          </table:table-cell>
          <table:table-cell table:formula="of:=MODE([$'15 metri'.K$3:$'15 metri'.K$102])" office:value-type="float" office:value="-77" calcext:value-type="float">
            <text:p>-77.00</text:p>
          </table:table-cell>
        </table:table-row>
        <table:table-row table:style-name="ro4">
          <table:table-cell office:value-type="float" office:value="20" calcext:value-type="float">
            <text:p>20</text:p>
          </table:table-cell>
          <table:table-cell table:formula="of:=MODE([$'20 metri'.B$3:$'20 metri'.B$102])" office:value-type="float" office:value="-83" calcext:value-type="float">
            <text:p>-83.00</text:p>
          </table:table-cell>
          <table:table-cell table:formula="of:=MODE([$'20 metri'.C$3:$'20 metri'.C$102])" office:value-type="float" office:value="-83" calcext:value-type="float">
            <text:p>-83.00</text:p>
          </table:table-cell>
          <table:table-cell table:formula="of:=MODE([$'20 metri'.D$3:$'20 metri'.D$102])" office:value-type="float" office:value="-80" calcext:value-type="float">
            <text:p>-80.00</text:p>
          </table:table-cell>
          <table:table-cell table:formula="of:=MODE([$'20 metri'.E$3:$'20 metri'.E$102])" office:value-type="float" office:value="-82" calcext:value-type="float">
            <text:p>-82.00</text:p>
          </table:table-cell>
          <table:table-cell table:formula="of:=MODE([$'20 metri'.F$3:$'20 metri'.F$102])" office:value-type="float" office:value="-80" calcext:value-type="float">
            <text:p>-80.00</text:p>
          </table:table-cell>
          <table:table-cell table:formula="of:=MODE([$'20 metri'.G$3:$'20 metri'.G$102])" office:value-type="float" office:value="-79" calcext:value-type="float">
            <text:p>-79.00</text:p>
          </table:table-cell>
          <table:table-cell table:formula="of:=MODE([$'20 metri'.H$3:$'20 metri'.H$102])" office:value-type="float" office:value="-80" calcext:value-type="float">
            <text:p>-80.00</text:p>
          </table:table-cell>
          <table:table-cell table:formula="of:=MODE([$'20 metri'.I$3:$'20 metri'.I$102])" office:value-type="float" office:value="-79" calcext:value-type="float">
            <text:p>-79.00</text:p>
          </table:table-cell>
          <table:table-cell table:formula="of:=MODE([$'20 metri'.J$3:$'20 metri'.J$102])" office:value-type="float" office:value="-78" calcext:value-type="float">
            <text:p>-78.00</text:p>
          </table:table-cell>
          <table:table-cell table:formula="of:=MODE([$'20 metri'.K$3:$'20 metri'.K$102])" office:value-type="float" office:value="-77" calcext:value-type="float">
            <text:p>-77.00</text:p>
          </table:table-cell>
        </table:table-row>
        <table:table-row table:style-name="ro4">
          <table:table-cell office:value-type="float" office:value="25" calcext:value-type="float">
            <text:p>25</text:p>
          </table:table-cell>
          <table:table-cell table:formula="of:=MODE([$'25 metri'.B$3:$'25 metri'.B$102])" office:value-type="float" office:value="-90" calcext:value-type="float">
            <text:p>-90.00</text:p>
          </table:table-cell>
          <table:table-cell table:formula="of:=MODE([$'25 metri'.C$3:$'25 metri'.C$102])" office:value-type="float" office:value="-90" calcext:value-type="float">
            <text:p>-90.00</text:p>
          </table:table-cell>
          <table:table-cell table:formula="of:=MODE([$'25 metri'.D$3:$'25 metri'.D$102])" office:value-type="float" office:value="-86" calcext:value-type="float">
            <text:p>-86.00</text:p>
          </table:table-cell>
          <table:table-cell table:formula="of:=MODE([$'25 metri'.E$3:$'25 metri'.E$102])" office:value-type="float" office:value="-85" calcext:value-type="float">
            <text:p>-85.00</text:p>
          </table:table-cell>
          <table:table-cell table:formula="of:=MODE([$'25 metri'.F$3:$'25 metri'.F$102])" office:value-type="float" office:value="-86" calcext:value-type="float">
            <text:p>-86.00</text:p>
          </table:table-cell>
          <table:table-cell table:formula="of:=MODE([$'25 metri'.G$3:$'25 metri'.G$102])" office:value-type="float" office:value="-83" calcext:value-type="float">
            <text:p>-83.00</text:p>
          </table:table-cell>
          <table:table-cell table:formula="of:=MODE([$'25 metri'.H$3:$'25 metri'.H$102])" office:value-type="float" office:value="-85" calcext:value-type="float">
            <text:p>-85.00</text:p>
          </table:table-cell>
          <table:table-cell table:formula="of:=MODE([$'25 metri'.I$3:$'25 metri'.I$102])" office:value-type="float" office:value="-85" calcext:value-type="float">
            <text:p>-85.00</text:p>
          </table:table-cell>
          <table:table-cell table:formula="of:=MODE([$'25 metri'.J$3:$'25 metri'.J$102])" office:value-type="float" office:value="-84" calcext:value-type="float">
            <text:p>-84.00</text:p>
          </table:table-cell>
          <table:table-cell table:formula="of:=MODE([$'25 metri'.K$3:$'25 metri'.K$102])" office:value-type="float" office:value="-84" calcext:value-type="float">
            <text:p>-84.00</text:p>
          </table:table-cell>
        </table:table-row>
        <table:table-row table:style-name="ro4">
          <table:table-cell office:value-type="float" office:value="30" calcext:value-type="float">
            <text:p>30</text:p>
          </table:table-cell>
          <table:table-cell table:formula="of:=MODE([$'30 metri'.B$3:$'30 metri'.B$102])" office:value-type="float" office:value="-91" calcext:value-type="float">
            <text:p>-91.00</text:p>
          </table:table-cell>
          <table:table-cell table:formula="of:=MODE([$'30 metri'.C$3:$'30 metri'.C$102])" office:value-type="float" office:value="-89" calcext:value-type="float">
            <text:p>-89.00</text:p>
          </table:table-cell>
          <table:table-cell table:formula="of:=MODE([$'30 metri'.D$3:$'30 metri'.D$102])" office:value-type="float" office:value="-86" calcext:value-type="float">
            <text:p>-86.00</text:p>
          </table:table-cell>
          <table:table-cell table:formula="of:=MODE([$'30 metri'.E$3:$'30 metri'.E$102])" office:value-type="float" office:value="-88" calcext:value-type="float">
            <text:p>-88.00</text:p>
          </table:table-cell>
          <table:table-cell table:formula="of:=MODE([$'30 metri'.F$3:$'30 metri'.F$102])" office:value-type="float" office:value="-86" calcext:value-type="float">
            <text:p>-86.00</text:p>
          </table:table-cell>
          <table:table-cell table:formula="of:=MODE([$'30 metri'.G$3:$'30 metri'.G$102])" office:value-type="float" office:value="-85" calcext:value-type="float">
            <text:p>-85.00</text:p>
          </table:table-cell>
          <table:table-cell table:formula="of:=MODE([$'30 metri'.H$3:$'30 metri'.H$102])" office:value-type="float" office:value="-86" calcext:value-type="float">
            <text:p>-86.00</text:p>
          </table:table-cell>
          <table:table-cell table:formula="of:=MODE([$'30 metri'.I$3:$'30 metri'.I$102])" office:value-type="float" office:value="-85" calcext:value-type="float">
            <text:p>-85.00</text:p>
          </table:table-cell>
          <table:table-cell table:formula="of:=MODE([$'30 metri'.J$3:$'30 metri'.J$102])" office:value-type="float" office:value="-85" calcext:value-type="float">
            <text:p>-85.00</text:p>
          </table:table-cell>
          <table:table-cell table:formula="of:=MODE([$'30 metri'.K$3:$'30 metri'.K$102])" office:value-type="float" office:value="-83" calcext:value-type="float">
            <text:p>-83.00</text:p>
          </table:table-cell>
        </table:table-row>
        <table:table-row table:style-name="ro4">
          <table:table-cell office:value-type="float" office:value="35" calcext:value-type="float">
            <text:p>35</text:p>
          </table:table-cell>
          <table:table-cell table:formula="of:=MODE([$'35 metri'.B$3:$'35 metri'.B$102])" office:value-type="float" office:value="-94" calcext:value-type="float">
            <text:p>-94.00</text:p>
          </table:table-cell>
          <table:table-cell table:formula="of:=MODE([$'35 metri'.C$3:$'35 metri'.C$102])" office:value-type="float" office:value="-94" calcext:value-type="float">
            <text:p>-94.00</text:p>
          </table:table-cell>
          <table:table-cell table:formula="of:=MODE([$'35 metri'.D$3:$'35 metri'.D$102])" office:value-type="float" office:value="-92" calcext:value-type="float">
            <text:p>-92.00</text:p>
          </table:table-cell>
          <table:table-cell table:formula="of:=MODE([$'35 metri'.E$3:$'35 metri'.E$102])" office:value-type="float" office:value="-91" calcext:value-type="float">
            <text:p>-91.00</text:p>
          </table:table-cell>
          <table:table-cell table:formula="of:=MODE([$'35 metri'.F$3:$'35 metri'.F$102])" office:value-type="float" office:value="-97" calcext:value-type="float">
            <text:p>-97.00</text:p>
          </table:table-cell>
          <table:table-cell table:formula="of:=MODE([$'35 metri'.G$3:$'35 metri'.G$102])" office:value-type="float" office:value="-89" calcext:value-type="float">
            <text:p>-89.00</text:p>
          </table:table-cell>
          <table:table-cell table:formula="of:=MODE([$'35 metri'.H$3:$'35 metri'.H$102])" office:value-type="float" office:value="-91" calcext:value-type="float">
            <text:p>-91.00</text:p>
          </table:table-cell>
          <table:table-cell table:formula="of:=MODE([$'35 metri'.I$3:$'35 metri'.I$102])" office:value-type="float" office:value="-89" calcext:value-type="float">
            <text:p>-89.00</text:p>
          </table:table-cell>
          <table:table-cell table:formula="of:=MODE([$'35 metri'.J$3:$'35 metri'.J$102])" office:value-type="float" office:value="-91" calcext:value-type="float">
            <text:p>-91.00</text:p>
          </table:table-cell>
          <table:table-cell table:formula="of:=MODE([$'35 metri'.K$3:$'35 metri'.K$102])" office:value-type="float" office:value="-88" calcext:value-type="float">
            <text:p>-88.00</text:p>
          </table:table-cell>
        </table:table-row>
      </table:table>
      <table:table table:name="Dev St" table:style-name="ta9">
        <table:shapes>
          <draw:frame draw:z-index="0" draw:style-name="gr1" draw:text-style-name="P1" svg:width="453.46pt" svg:height="255.26pt" svg:x="64.77pt" svg:y="127.98pt">
            <draw:object draw:notify-on-update-of-ranges="'Dev St'.A3:'Dev St'.A9 'Dev St'.B1:'Dev St'.B1 'Dev St'.B3:'Dev St'.B9 'Dev St'.C1:'Dev St'.C1 'Dev St'.C3:'Dev St'.C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453.83pt" svg:height="255.03pt" svg:x="580.17pt" svg:y="127.13pt">
            <draw:object draw:notify-on-update-of-ranges="'Dev St'.T3:'Dev St'.T9 'Dev St'.U1:'Dev St'.U2 'Dev St'.U3:'Dev St'.U9 'Dev St'.V1:'Dev St'.V2 'Dev St'.V3:'Dev St'.V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8" table:number-columns-repeated="3" table:default-cell-style-name="Default"/>
        <table:table-column table:style-name="co8" table:visibility="collapse" table:number-columns-repeated="3" table:default-cell-style-name="Default"/>
        <table:table-column table:style-name="co8" table:visibility="collapse" table:default-cell-style-name="ce5"/>
        <table:table-column table:style-name="co8" table:visibility="collapse" table:default-cell-style-name="Default"/>
        <table:table-column table:style-name="co8" table:visibility="collapse" table:default-cell-style-name="ce5"/>
        <table:table-column table:style-name="co8" table:visibility="collapse" table:default-cell-style-name="Default"/>
        <table:table-column table:style-name="co8" table:visibility="collapse" table:default-cell-style-name="ce5"/>
        <table:table-column table:style-name="co8" table:visibility="collapse" table:default-cell-style-name="Default"/>
        <table:table-column table:style-name="co8" table:visibility="collapse" table:default-cell-style-name="ce5"/>
        <table:table-column table:style-name="co8" table:visibility="collapse" table:default-cell-style-name="Default"/>
        <table:table-column table:style-name="co8" table:visibility="collapse" table:default-cell-style-name="ce5"/>
        <table:table-column table:style-name="co8" table:visibility="collapse" table:default-cell-style-name="Default"/>
        <table:table-column table:style-name="co8" table:visibility="collapse" table:default-cell-style-name="ce5"/>
        <table:table-column table:style-name="co8" table:visibility="collapse" table:default-cell-style-name="Default"/>
        <table:table-column table:style-name="co8" table:visibility="collapse" table:default-cell-style-name="ce5"/>
        <table:table-column table:style-name="co8" table:number-columns-repeated="3" table:default-cell-style-name="Default"/>
        <table:table-row table:style-name="ro4">
          <table:table-cell/>
          <table:table-cell office:value-type="string" calcext:value-type="string">
            <text:p>Modo 1</text:p>
          </table:table-cell>
          <table:table-cell/>
          <table:table-cell office:value-type="string" calcext:value-type="string">
            <text:p>Modo 2</text:p>
          </table:table-cell>
          <table:table-cell/>
          <table:table-cell office:value-type="string" calcext:value-type="string">
            <text:p>Modo 3</text:p>
          </table:table-cell>
          <table:table-cell table:style-name="Default"/>
          <table:table-cell office:value-type="string" calcext:value-type="string">
            <text:p><text:s/>Modo 4</text:p>
          </table:table-cell>
          <table:table-cell table:style-name="Default"/>
          <table:table-cell office:value-type="string" calcext:value-type="string">
            <text:p>Modo 5</text:p>
          </table:table-cell>
          <table:table-cell table:style-name="Default"/>
          <table:table-cell office:value-type="string" calcext:value-type="string">
            <text:p>Modo 6</text:p>
          </table:table-cell>
          <table:table-cell table:style-name="Default"/>
          <table:table-cell office:value-type="string" calcext:value-type="string">
            <text:p>Modo 7</text:p>
          </table:table-cell>
          <table:table-cell table:style-name="Default"/>
          <table:table-cell office:value-type="string" calcext:value-type="string">
            <text:p>Modo 8</text:p>
          </table:table-cell>
          <table:table-cell table:style-name="Default"/>
          <table:table-cell office:value-type="string" calcext:value-type="string">
            <text:p>Modo 9 </text:p>
          </table:table-cell>
          <table:table-cell table:style-name="Default"/>
          <table:table-cell/>
          <table:table-cell office:value-type="string" calcext:value-type="string">
            <text:p>Modo 10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dev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dev</text:p>
          </table:table-cell>
          <table:table-cell table:style-name="Default" office:value-type="string" calcext:value-type="string">
            <text:p>media</text:p>
          </table:table-cell>
          <table:table-cell office:value-type="string" calcext:value-type="string">
            <text:p>dev</text:p>
          </table:table-cell>
          <table:table-cell table:style-name="Default" office:value-type="string" calcext:value-type="string">
            <text:p>media</text:p>
          </table:table-cell>
          <table:table-cell office:value-type="string" calcext:value-type="string">
            <text:p>dev</text:p>
          </table:table-cell>
          <table:table-cell table:style-name="Default" office:value-type="string" calcext:value-type="string">
            <text:p>media</text:p>
          </table:table-cell>
          <table:table-cell office:value-type="string" calcext:value-type="string">
            <text:p>dev</text:p>
          </table:table-cell>
          <table:table-cell table:style-name="Default" office:value-type="string" calcext:value-type="string">
            <text:p>media</text:p>
          </table:table-cell>
          <table:table-cell office:value-type="string" calcext:value-type="string">
            <text:p>dev</text:p>
          </table:table-cell>
          <table:table-cell table:style-name="Default" office:value-type="string" calcext:value-type="string">
            <text:p>media</text:p>
          </table:table-cell>
          <table:table-cell office:value-type="string" calcext:value-type="string">
            <text:p>dev</text:p>
          </table:table-cell>
          <table:table-cell table:style-name="Default" office:value-type="string" calcext:value-type="string">
            <text:p>media</text:p>
          </table:table-cell>
          <table:table-cell office:value-type="string" calcext:value-type="string">
            <text:p>dev</text:p>
          </table:table-cell>
          <table:table-cell table:style-name="Default" office:value-type="string" calcext:value-type="string">
            <text:p>media</text:p>
          </table:table-cell>
          <table:table-cell/>
          <table:table-cell office:value-type="string" calcext:value-type="string">
            <text:p>dev</text:p>
          </table:table-cell>
          <table:table-cell office:value-type="string" calcext:value-type="string">
            <text:p>media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5" table:formula="of:=STDEV([$'5 m'.B$3:$'5 m'.B$102])" office:value-type="float" office:value="1.22313556323925" calcext:value-type="float">
            <text:p>1.22</text:p>
          </table:table-cell>
          <table:table-cell table:style-name="ce5" table:formula="of:=ABS(AVERAGE([$'5 m'.C$3:$'5 m'.C$102]))" office:value-type="float" office:value="64.24" calcext:value-type="float">
            <text:p>64.24</text:p>
          </table:table-cell>
          <table:table-cell table:style-name="ce5" table:formula="of:=STDEV([$'5 m'.C$3:$'5 m'.C$102])" office:value-type="float" office:value="0.954733026303768" calcext:value-type="float">
            <text:p>0.95</text:p>
          </table:table-cell>
          <table:table-cell table:style-name="ce5" table:formula="of:=ABS(AVERAGE([$'5 m'.D$3:$'5 m'.D$102]))" office:value-type="float" office:value="60.57" calcext:value-type="float">
            <text:p>60.57</text:p>
          </table:table-cell>
          <table:table-cell table:style-name="ce5" table:formula="of:=STDEV([$'5 m'.D$3:$'5 m'.D$102])" office:value-type="float" office:value="0.555141259664437" calcext:value-type="float">
            <text:p>0.56</text:p>
          </table:table-cell>
          <table:table-cell table:formula="of:=ABS(AVERAGE([$'5 m'.D$3:$'5 m'.D$102]))" office:value-type="float" office:value="60.57" calcext:value-type="float">
            <text:p>60.57</text:p>
          </table:table-cell>
          <table:table-cell table:style-name="ce5" table:formula="of:=STDEV([$'5 m'.E$3:$'5 m'.E$102])" office:value-type="float" office:value="0.97524925588852" calcext:value-type="float">
            <text:p>0.98</text:p>
          </table:table-cell>
          <table:table-cell table:formula="of:=ABS(AVERAGE([$'5 m'.E$3:$'5 m'.E$102]))" office:value-type="float" office:value="59.72" calcext:value-type="float">
            <text:p>59.72</text:p>
          </table:table-cell>
          <table:table-cell table:style-name="ce5" table:formula="of:=STDEV([$'5 m'.F$3:$'5 m'.F$102])" office:value-type="float" office:value="0.97524925588852" calcext:value-type="float">
            <text:p>0.98</text:p>
          </table:table-cell>
          <table:table-cell table:formula="of:=ABS(AVERAGE([$'5 m'.F$3:$'5 m'.F$102]))" office:value-type="float" office:value="58.72" calcext:value-type="float">
            <text:p>58.72</text:p>
          </table:table-cell>
          <table:table-cell table:style-name="ce5" table:formula="of:=STDEV([$'5 m'.G$3:$'5 m'.G$102])" office:value-type="float" office:value="1.294744622064" calcext:value-type="float">
            <text:p>1.29</text:p>
          </table:table-cell>
          <table:table-cell table:formula="of:=ABS(AVERAGE([$'5 m'.G$3:$'5 m'.G$102]))" office:value-type="float" office:value="58.98" calcext:value-type="float">
            <text:p>58.98</text:p>
          </table:table-cell>
          <table:table-cell table:style-name="ce5" table:formula="of:=STDEV([$'5 m'.H$3:$'5 m'.H$102])" office:value-type="float" office:value="0.512470743190539" calcext:value-type="float">
            <text:p>0.51</text:p>
          </table:table-cell>
          <table:table-cell table:formula="of:=ABS(AVERAGE([$'5 m'.H$3:$'5 m'.H$102]))" office:value-type="float" office:value="59.4" calcext:value-type="float">
            <text:p>59.40</text:p>
          </table:table-cell>
          <table:table-cell table:style-name="ce5" table:formula="of:=STDEV([$'5 m'.I$3:$'5 m'.I$102])" office:value-type="float" office:value="0.611340636419152" calcext:value-type="float">
            <text:p>0.61</text:p>
          </table:table-cell>
          <table:table-cell table:formula="of:=ABS(AVERAGE([$'5 m'.I$3:$'5 m'.I$102]))" office:value-type="float" office:value="55.7" calcext:value-type="float">
            <text:p>55.70</text:p>
          </table:table-cell>
          <table:table-cell table:style-name="ce5" table:formula="of:=STDEV([$'5 m'.J$3:$'5 m'.J$102])" office:value-type="float" office:value="1.54671368789548" calcext:value-type="float">
            <text:p>1.55</text:p>
          </table:table-cell>
          <table:table-cell table:formula="of:=ABS(AVERAGE([$'5 m'.J$3:$'5 m'.J$102]))" office:value-type="float" office:value="56.54" calcext:value-type="float">
            <text:p>56.54</text:p>
          </table:table-cell>
          <table:table-cell office:value-type="float" office:value="5" calcext:value-type="float">
            <text:p>5</text:p>
          </table:table-cell>
          <table:table-cell table:style-name="ce5" table:formula="of:=STDEV([$'5 m'.K$3:$'5 m'.K$102])" office:value-type="float" office:value="0.502518907629607" calcext:value-type="float">
            <text:p>0.50</text:p>
          </table:table-cell>
          <table:table-cell table:style-name="ce5" table:formula="of:=ABS(AVERAGE([$'5 m'.K$3:$'5 m'.K$102]))" office:value-type="float" office:value="54.7" calcext:value-type="float">
            <text:p>54.70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5" table:formula="of:=STDEV([$'10 metri'.B$3:$'10 metri'.B$102])" office:value-type="float" office:value="1.44428515050166" calcext:value-type="float">
            <text:p>1.44</text:p>
          </table:table-cell>
          <table:table-cell table:style-name="ce5" table:formula="of:=ABS(AVERAGE([$'10 metri'.C$3:$'10 metri'.C$102]))" office:value-type="float" office:value="75.92" calcext:value-type="float">
            <text:p>75.92</text:p>
          </table:table-cell>
          <table:table-cell table:style-name="ce5" table:formula="of:=STDEV([$'10 metri'.C$3:$'10 metri'.C$102])" office:value-type="float" office:value="1.00181653192407" calcext:value-type="float">
            <text:p>1.00</text:p>
          </table:table-cell>
          <table:table-cell table:style-name="ce5" table:formula="of:=ABS(AVERAGE([$'10 metri'.D$3:$'10 metri'.D$102]))" office:value-type="float" office:value="72.37" calcext:value-type="float">
            <text:p>72.37</text:p>
          </table:table-cell>
          <table:table-cell table:style-name="ce5" table:formula="of:=STDEV([$'10 metri'.D$3:$'10 metri'.D$102])" office:value-type="float" office:value="0.747453589654147" calcext:value-type="float">
            <text:p>0.75</text:p>
          </table:table-cell>
          <table:table-cell table:formula="of:=ABS(AVERAGE([$'10 metri'.D$3:$'10 metri'.D$102]))" office:value-type="float" office:value="72.37" calcext:value-type="float">
            <text:p>72.37</text:p>
          </table:table-cell>
          <table:table-cell table:style-name="ce5" table:formula="of:=STDEV([$'10 metri'.E$3:$'10 metri'.E$102])" office:value-type="float" office:value="1.80973796864395" calcext:value-type="float">
            <text:p>1.81</text:p>
          </table:table-cell>
          <table:table-cell table:formula="of:=ABS(AVERAGE([$'10 metri'.E$3:$'10 metri'.E$102]))" office:value-type="float" office:value="72.76" calcext:value-type="float">
            <text:p>72.76</text:p>
          </table:table-cell>
          <table:table-cell table:style-name="ce5" table:formula="of:=STDEV([$'10 metri'.F$3:$'10 metri'.F$102])" office:value-type="float" office:value="1.80973796864395" calcext:value-type="float">
            <text:p>1.81</text:p>
          </table:table-cell>
          <table:table-cell table:formula="of:=ABS(AVERAGE([$'10 metri'.F$3:$'10 metri'.F$102]))" office:value-type="float" office:value="71.76" calcext:value-type="float">
            <text:p>71.76</text:p>
          </table:table-cell>
          <table:table-cell table:style-name="ce5" table:formula="of:=STDEV([$'10 metri'.G$3:$'10 metri'.G$102])" office:value-type="float" office:value="0.55194788218315" calcext:value-type="float">
            <text:p>0.55</text:p>
          </table:table-cell>
          <table:table-cell table:formula="of:=ABS(AVERAGE([$'10 metri'.G$3:$'10 metri'.G$102]))" office:value-type="float" office:value="71.28" calcext:value-type="float">
            <text:p>71.28</text:p>
          </table:table-cell>
          <table:table-cell table:style-name="ce5" table:formula="of:=STDEV([$'10 metri'.H$3:$'10 metri'.H$102])" office:value-type="float" office:value="2.47092180075667" calcext:value-type="float">
            <text:p>2.47</text:p>
          </table:table-cell>
          <table:table-cell table:formula="of:=ABS(AVERAGE([$'10 metri'.H$3:$'10 metri'.H$102]))" office:value-type="float" office:value="74.66" calcext:value-type="float">
            <text:p>74.66</text:p>
          </table:table-cell>
          <table:table-cell table:style-name="ce5" table:formula="of:=STDEV([$'10 metri'.I$3:$'10 metri'.I$102])" office:value-type="float" office:value="3.03008484062974" calcext:value-type="float">
            <text:p>3.03</text:p>
          </table:table-cell>
          <table:table-cell table:formula="of:=ABS(AVERAGE([$'10 metri'.I$3:$'10 metri'.I$102]))" office:value-type="float" office:value="72.52" calcext:value-type="float">
            <text:p>72.52</text:p>
          </table:table-cell>
          <table:table-cell table:style-name="ce5" table:formula="of:=STDEV([$'10 metri'.J$3:$'10 metri'.J$102])" office:value-type="float" office:value="1.58206488265472" calcext:value-type="float">
            <text:p>1.58</text:p>
          </table:table-cell>
          <table:table-cell table:formula="of:=ABS(AVERAGE([$'10 metri'.J$3:$'10 metri'.J$102]))" office:value-type="float" office:value="72.39" calcext:value-type="float">
            <text:p>72.39</text:p>
          </table:table-cell>
          <table:table-cell office:value-type="float" office:value="10" calcext:value-type="float">
            <text:p>10</text:p>
          </table:table-cell>
          <table:table-cell table:style-name="ce5" table:formula="of:=STDEV([$'10 metri'.K$3:$'10 metri'.K$102])" office:value-type="float" office:value="1.69666934571438" calcext:value-type="float">
            <text:p>1.70</text:p>
          </table:table-cell>
          <table:table-cell table:style-name="ce5" table:formula="of:=ABS(AVERAGE([$'10 metri'.K$3:$'10 metri'.K$102]))" office:value-type="float" office:value="69.49" calcext:value-type="float">
            <text:p>69.49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5" table:formula="of:=STDEV([$'15 metri'.B$3:$'15 metri'.B$102])" office:value-type="float" office:value="1.47570163669777" calcext:value-type="float">
            <text:p>1.48</text:p>
          </table:table-cell>
          <table:table-cell table:style-name="ce5" table:formula="of:=ABS(AVERAGE([$'15 metri'.C$3:$'15 metri'.C$102]))" office:value-type="float" office:value="83.4897959183673" calcext:value-type="float">
            <text:p>83.49</text:p>
          </table:table-cell>
          <table:table-cell table:style-name="ce5" table:formula="of:=STDEV([$'15 metri'.C$3:$'15 metri'.C$102])" office:value-type="float" office:value="2.43363415813743" calcext:value-type="float">
            <text:p>2.43</text:p>
          </table:table-cell>
          <table:table-cell table:style-name="ce5" table:formula="of:=ABS(AVERAGE([$'15 metri'.D$3:$'15 metri'.D$102]))" office:value-type="float" office:value="79.8383838383838" calcext:value-type="float">
            <text:p>79.84</text:p>
          </table:table-cell>
          <table:table-cell table:style-name="ce5" table:formula="of:=STDEV([$'15 metri'.D$3:$'15 metri'.D$102])" office:value-type="float" office:value="0.601139576088797" calcext:value-type="float">
            <text:p>0.60</text:p>
          </table:table-cell>
          <table:table-cell table:formula="of:=ABS(AVERAGE([$'15 metri'.D$3:$'15 metri'.D$102]))" office:value-type="float" office:value="79.8383838383838" calcext:value-type="float">
            <text:p>79.84</text:p>
          </table:table-cell>
          <table:table-cell table:style-name="ce5" table:formula="of:=STDEV([$'15 metri'.E$3:$'15 metri'.E$102])" office:value-type="float" office:value="0.771449948931524" calcext:value-type="float">
            <text:p>0.77</text:p>
          </table:table-cell>
          <table:table-cell table:formula="of:=ABS(AVERAGE([$'15 metri'.E$3:$'15 metri'.E$102]))" office:value-type="float" office:value="82.3434343434343" calcext:value-type="float">
            <text:p>82.34</text:p>
          </table:table-cell>
          <table:table-cell table:style-name="ce5" table:formula="of:=STDEV([$'15 metri'.F$3:$'15 metri'.F$102])" office:value-type="float" office:value="0.541419833394178" calcext:value-type="float">
            <text:p>0.54</text:p>
          </table:table-cell>
          <table:table-cell table:formula="of:=ABS(AVERAGE([$'15 metri'.F$3:$'15 metri'.F$102]))" office:value-type="float" office:value="79.4848484848485" calcext:value-type="float">
            <text:p>79.48</text:p>
          </table:table-cell>
          <table:table-cell table:style-name="ce5" table:formula="of:=STDEV([$'15 metri'.G$3:$'15 metri'.G$102])" office:value-type="float" office:value="0.631176550882427" calcext:value-type="float">
            <text:p>0.63</text:p>
          </table:table-cell>
          <table:table-cell table:formula="of:=ABS(AVERAGE([$'15 metri'.G$3:$'15 metri'.G$102]))" office:value-type="float" office:value="79.16" calcext:value-type="float">
            <text:p>79.16</text:p>
          </table:table-cell>
          <table:table-cell table:style-name="ce5" table:formula="of:=STDEV([$'15 metri'.H$3:$'15 metri'.H$102])" office:value-type="float" office:value="0.742572650596655" calcext:value-type="float">
            <text:p>0.74</text:p>
          </table:table-cell>
          <table:table-cell table:formula="of:=ABS(AVERAGE([$'15 metri'.H$3:$'15 metri'.H$102]))" office:value-type="float" office:value="79.71" calcext:value-type="float">
            <text:p>79.71</text:p>
          </table:table-cell>
          <table:table-cell table:style-name="ce5" table:formula="of:=STDEV([$'15 metri'.I$3:$'15 metri'.I$102])" office:value-type="float" office:value="1.05844368310413" calcext:value-type="float">
            <text:p>1.06</text:p>
          </table:table-cell>
          <table:table-cell table:formula="of:=ABS(AVERAGE([$'15 metri'.I$3:$'15 metri'.I$102]))" office:value-type="float" office:value="77.97" calcext:value-type="float">
            <text:p>77.97</text:p>
          </table:table-cell>
          <table:table-cell table:style-name="ce5" table:formula="of:=STDEV([$'15 metri'.J$3:$'15 metri'.J$102])" office:value-type="float" office:value="0.451596494604856" calcext:value-type="float">
            <text:p>0.45</text:p>
          </table:table-cell>
          <table:table-cell table:formula="of:=ABS(AVERAGE([$'15 metri'.J$3:$'15 metri'.J$102]))" office:value-type="float" office:value="78.09" calcext:value-type="float">
            <text:p>78.09</text:p>
          </table:table-cell>
          <table:table-cell office:value-type="float" office:value="15" calcext:value-type="float">
            <text:p>15</text:p>
          </table:table-cell>
          <table:table-cell table:style-name="ce5" table:formula="of:=STDEV([$'15 metri'.K$3:$'15 metri'.K$102])" office:value-type="float" office:value="0.490207130000198" calcext:value-type="float">
            <text:p>0.49</text:p>
          </table:table-cell>
          <table:table-cell table:style-name="ce5" table:formula="of:=ABS(AVERAGE([$'15 metri'.K$3:$'15 metri'.K$102]))" office:value-type="float" office:value="76.61" calcext:value-type="float">
            <text:p>76.61</text:p>
          </table:table-cell>
        </table:table-row>
        <table:table-row table:style-name="ro4">
          <table:table-cell office:value-type="float" office:value="20" calcext:value-type="float">
            <text:p>20</text:p>
          </table:table-cell>
          <table:table-cell table:style-name="ce5" table:formula="of:=STDEV([$'20 metri'.B$3:$'20 metri'.B$102])" office:value-type="float" office:value="1.44316571215064" calcext:value-type="float">
            <text:p>1.44</text:p>
          </table:table-cell>
          <table:table-cell table:style-name="ce5" table:formula="of:=ABS(AVERAGE([$'20 metri'.C$3:$'20 metri'.C$102]))" office:value-type="float" office:value="83.03" calcext:value-type="float">
            <text:p>83.03</text:p>
          </table:table-cell>
          <table:table-cell table:style-name="ce5" table:formula="of:=STDEV([$'20 metri'.C$3:$'20 metri'.C$102])" office:value-type="float" office:value="1.13221870321912" calcext:value-type="float">
            <text:p>1.13</text:p>
          </table:table-cell>
          <table:table-cell table:style-name="ce5" table:formula="of:=ABS(AVERAGE([$'20 metri'.D$3:$'20 metri'.D$102]))" office:value-type="float" office:value="80.11" calcext:value-type="float">
            <text:p>80.11</text:p>
          </table:table-cell>
          <table:table-cell table:style-name="ce5" table:formula="of:=STDEV([$'20 metri'.D$3:$'20 metri'.D$102])" office:value-type="float" office:value="1.07209791502173" calcext:value-type="float">
            <text:p>1.07</text:p>
          </table:table-cell>
          <table:table-cell table:formula="of:=ABS(AVERAGE([$'20 metri'.D$3:$'20 metri'.D$102]))" office:value-type="float" office:value="80.11" calcext:value-type="float">
            <text:p>80.11</text:p>
          </table:table-cell>
          <table:table-cell table:style-name="ce5" table:formula="of:=STDEV([$'20 metri'.E$3:$'20 metri'.E$102])" office:value-type="float" office:value="0.710669054518701" calcext:value-type="float">
            <text:p>0.71</text:p>
          </table:table-cell>
          <table:table-cell table:formula="of:=ABS(AVERAGE([$'20 metri'.E$3:$'20 metri'.E$102]))" office:value-type="float" office:value="82.4" calcext:value-type="float">
            <text:p>82.40</text:p>
          </table:table-cell>
          <table:table-cell table:style-name="ce5" table:formula="of:=STDEV([$'20 metri'.F$3:$'20 metri'.F$102])" office:value-type="float" office:value="0.555595958126829" calcext:value-type="float">
            <text:p>0.56</text:p>
          </table:table-cell>
          <table:table-cell table:formula="of:=ABS(AVERAGE([$'20 metri'.F$3:$'20 metri'.F$102]))" office:value-type="float" office:value="79.88" calcext:value-type="float">
            <text:p>79.88</text:p>
          </table:table-cell>
          <table:table-cell table:style-name="ce5" table:formula="of:=STDEV([$'20 metri'.G$3:$'20 metri'.G$102])" office:value-type="float" office:value="0.858645868372246" calcext:value-type="float">
            <text:p>0.86</text:p>
          </table:table-cell>
          <table:table-cell table:formula="of:=ABS(AVERAGE([$'20 metri'.G$3:$'20 metri'.G$102]))" office:value-type="float" office:value="79.01" calcext:value-type="float">
            <text:p>79.01</text:p>
          </table:table-cell>
          <table:table-cell table:style-name="ce5" table:formula="of:=STDEV([$'20 metri'.H$3:$'20 metri'.H$102])" office:value-type="float" office:value="0.5" calcext:value-type="float">
            <text:p>0.50</text:p>
          </table:table-cell>
          <table:table-cell table:formula="of:=ABS(AVERAGE([$'20 metri'.H$3:$'20 metri'.H$102]))" office:value-type="float" office:value="79.75" calcext:value-type="float">
            <text:p>79.75</text:p>
          </table:table-cell>
          <table:table-cell table:style-name="ce5" table:formula="of:=STDEV([$'20 metri'.I$3:$'20 metri'.I$102])" office:value-type="float" office:value="0.609271795844943" calcext:value-type="float">
            <text:p>0.61</text:p>
          </table:table-cell>
          <table:table-cell table:formula="of:=ABS(AVERAGE([$'20 metri'.I$3:$'20 metri'.I$102]))" office:value-type="float" office:value="79.05" calcext:value-type="float">
            <text:p>79.05</text:p>
          </table:table-cell>
          <table:table-cell table:style-name="ce5" table:formula="of:=STDEV([$'20 metri'.J$3:$'20 metri'.J$102])" office:value-type="float" office:value="0.493493012650993" calcext:value-type="float">
            <text:p>0.49</text:p>
          </table:table-cell>
          <table:table-cell table:formula="of:=ABS(AVERAGE([$'20 metri'.J$3:$'20 metri'.J$102]))" office:value-type="float" office:value="78.33" calcext:value-type="float">
            <text:p>78.33</text:p>
          </table:table-cell>
          <table:table-cell office:value-type="float" office:value="20" calcext:value-type="float">
            <text:p>20</text:p>
          </table:table-cell>
          <table:table-cell table:style-name="ce5" table:formula="of:=STDEV([$'20 metri'.K$3:$'20 metri'.K$102])" office:value-type="float" office:value="0.28141058827258" calcext:value-type="float">
            <text:p>0.28</text:p>
          </table:table-cell>
          <table:table-cell table:style-name="ce5" table:formula="of:=ABS(AVERAGE([$'20 metri'.K$3:$'20 metri'.K$102]))" office:value-type="float" office:value="77.04" calcext:value-type="float">
            <text:p>77.04</text:p>
          </table:table-cell>
        </table:table-row>
        <table:table-row table:style-name="ro4">
          <table:table-cell office:value-type="float" office:value="25" calcext:value-type="float">
            <text:p>25</text:p>
          </table:table-cell>
          <table:table-cell table:style-name="ce5" table:formula="of:=STDEV([$'25 metri'.B$3:$'25 metri'.B$102])" office:value-type="float" office:value="0.983826712918472" calcext:value-type="float">
            <text:p>0.98</text:p>
          </table:table-cell>
          <table:table-cell table:style-name="ce5" table:formula="of:=ABS(AVERAGE([$'25 metri'.C$3:$'25 metri'.C$102]))" office:value-type="float" office:value="89.1224489795918" calcext:value-type="float">
            <text:p>89.12</text:p>
          </table:table-cell>
          <table:table-cell table:style-name="ce5" table:formula="of:=STDEV([$'25 metri'.C$3:$'25 metri'.C$102])" office:value-type="float" office:value="0.95534638962745" calcext:value-type="float">
            <text:p>0.96</text:p>
          </table:table-cell>
          <table:table-cell table:style-name="ce5" table:formula="of:=ABS(AVERAGE([$'25 metri'.D$3:$'25 metri'.D$102]))" office:value-type="float" office:value="85.8282828282828" calcext:value-type="float">
            <text:p>85.83</text:p>
          </table:table-cell>
          <table:table-cell table:style-name="ce5" table:formula="of:=STDEV([$'25 metri'.D$3:$'25 metri'.D$102])" office:value-type="float" office:value="0.589714632481972" calcext:value-type="float">
            <text:p>0.59</text:p>
          </table:table-cell>
          <table:table-cell table:formula="of:=ABS(AVERAGE([$'25 metri'.D$3:$'25 metri'.D$102]))" office:value-type="float" office:value="85.8282828282828" calcext:value-type="float">
            <text:p>85.83</text:p>
          </table:table-cell>
          <table:table-cell table:style-name="ce5" table:formula="of:=STDEV([$'25 metri'.E$3:$'25 metri'.E$102])" office:value-type="float" office:value="1.29609406399264" calcext:value-type="float">
            <text:p>1.30</text:p>
          </table:table-cell>
          <table:table-cell table:formula="of:=ABS(AVERAGE([$'25 metri'.E$3:$'25 metri'.E$102]))" office:value-type="float" office:value="86.5353535353535" calcext:value-type="float">
            <text:p>86.54</text:p>
          </table:table-cell>
          <table:table-cell table:style-name="ce5" table:formula="of:=STDEV([$'25 metri'.F$3:$'25 metri'.F$102])" office:value-type="float" office:value="0.525969572247013" calcext:value-type="float">
            <text:p>0.53</text:p>
          </table:table-cell>
          <table:table-cell table:formula="of:=ABS(AVERAGE([$'25 metri'.F$3:$'25 metri'.F$102]))" office:value-type="float" office:value="85.7777777777778" calcext:value-type="float">
            <text:p>85.78</text:p>
          </table:table-cell>
          <table:table-cell table:style-name="ce5" table:formula="of:=STDEV([$'25 metri'.G$3:$'25 metri'.G$102])" office:value-type="float" office:value="1.17636660265344" calcext:value-type="float">
            <text:p>1.18</text:p>
          </table:table-cell>
          <table:table-cell table:formula="of:=ABS(AVERAGE([$'25 metri'.G$3:$'25 metri'.G$102]))" office:value-type="float" office:value="83.9" calcext:value-type="float">
            <text:p>83.90</text:p>
          </table:table-cell>
          <table:table-cell table:style-name="ce5" table:formula="of:=STDEV([$'25 metri'.H$3:$'25 metri'.H$102])" office:value-type="float" office:value="0.48523658709391" calcext:value-type="float">
            <text:p>0.49</text:p>
          </table:table-cell>
          <table:table-cell table:formula="of:=ABS(AVERAGE([$'25 metri'.H$3:$'25 metri'.H$102]))" office:value-type="float" office:value="85.37" calcext:value-type="float">
            <text:p>85.37</text:p>
          </table:table-cell>
          <table:table-cell table:style-name="ce5" table:formula="of:=STDEV([$'25 metri'.I$3:$'25 metri'.I$102])" office:value-type="float" office:value="0.512864799952486" calcext:value-type="float">
            <text:p>0.51</text:p>
          </table:table-cell>
          <table:table-cell table:formula="of:=ABS(AVERAGE([$'25 metri'.I$3:$'25 metri'.I$102]))" office:value-type="float" office:value="84.86" calcext:value-type="float">
            <text:p>84.86</text:p>
          </table:table-cell>
          <table:table-cell table:style-name="ce5" table:formula="of:=STDEV([$'25 metri'.J$3:$'25 metri'.J$102])" office:value-type="float" office:value="0.697470176039555" calcext:value-type="float">
            <text:p>0.70</text:p>
          </table:table-cell>
          <table:table-cell table:formula="of:=ABS(AVERAGE([$'25 metri'.J$3:$'25 metri'.J$102]))" office:value-type="float" office:value="83.72" calcext:value-type="float">
            <text:p>83.72</text:p>
          </table:table-cell>
          <table:table-cell office:value-type="float" office:value="25" calcext:value-type="float">
            <text:p>25</text:p>
          </table:table-cell>
          <table:table-cell table:style-name="ce5" table:formula="of:=STDEV([$'25 metri'.K$3:$'25 metri'.K$102])" office:value-type="float" office:value="0.446196043338473" calcext:value-type="float">
            <text:p>0.45</text:p>
          </table:table-cell>
          <table:table-cell table:style-name="ce5" table:formula="of:=ABS(AVERAGE([$'25 metri'.K$3:$'25 metri'.K$102]))" office:value-type="float" office:value="83.73" calcext:value-type="float">
            <text:p>83.73</text:p>
          </table:table-cell>
        </table:table-row>
        <table:table-row table:style-name="ro4">
          <table:table-cell office:value-type="float" office:value="30" calcext:value-type="float">
            <text:p>30</text:p>
          </table:table-cell>
          <table:table-cell table:style-name="ce5" table:formula="of:=STDEV([$'30 metri'.B$3:$'30 metri'.B$102])" office:value-type="float" office:value="1.7368725566777" calcext:value-type="float">
            <text:p>1.74</text:p>
          </table:table-cell>
          <table:table-cell table:style-name="ce5" table:formula="of:=ABS(AVERAGE([$'30 metri'.C$3:$'30 metri'.C$102]))" office:value-type="float" office:value="89.6530612244898" calcext:value-type="float">
            <text:p>89.65</text:p>
          </table:table-cell>
          <table:table-cell table:style-name="ce5" table:formula="of:=STDEV([$'30 metri'.C$3:$'30 metri'.C$102])" office:value-type="float" office:value="1.04636869195895" calcext:value-type="float">
            <text:p>1.05</text:p>
          </table:table-cell>
          <table:table-cell table:style-name="ce5" table:formula="of:=ABS(AVERAGE([$'30 metri'.D$3:$'30 metri'.D$102]))" office:value-type="float" office:value="86.4040404040404" calcext:value-type="float">
            <text:p>86.40</text:p>
          </table:table-cell>
          <table:table-cell table:style-name="ce5" table:formula="of:=STDEV([$'30 metri'.D$3:$'30 metri'.D$102])" office:value-type="float" office:value="0.891217831307616" calcext:value-type="float">
            <text:p>0.89</text:p>
          </table:table-cell>
          <table:table-cell table:formula="of:=ABS(AVERAGE([$'30 metri'.D$3:$'30 metri'.D$102]))" office:value-type="float" office:value="86.4040404040404" calcext:value-type="float">
            <text:p>86.40</text:p>
          </table:table-cell>
          <table:table-cell table:style-name="ce5" table:formula="of:=STDEV([$'30 metri'.E$3:$'30 metri'.E$102])" office:value-type="float" office:value="0.878521274040923" calcext:value-type="float">
            <text:p>0.88</text:p>
          </table:table-cell>
          <table:table-cell table:formula="of:=ABS(AVERAGE([$'30 metri'.E$3:$'30 metri'.E$102]))" office:value-type="float" office:value="88.3939393939394" calcext:value-type="float">
            <text:p>88.39</text:p>
          </table:table-cell>
          <table:table-cell table:style-name="ce5" table:formula="of:=STDEV([$'30 metri'.F$3:$'30 metri'.F$102])" office:value-type="float" office:value="0.580199640077368" calcext:value-type="float">
            <text:p>0.58</text:p>
          </table:table-cell>
          <table:table-cell table:formula="of:=ABS(AVERAGE([$'30 metri'.F$3:$'30 metri'.F$102]))" office:value-type="float" office:value="86.1010101010101" calcext:value-type="float">
            <text:p>86.10</text:p>
          </table:table-cell>
          <table:table-cell table:style-name="ce5" table:formula="of:=STDEV([$'30 metri'.G$3:$'30 metri'.G$102])" office:value-type="float" office:value="0.496044963748858" calcext:value-type="float">
            <text:p>0.50</text:p>
          </table:table-cell>
          <table:table-cell table:formula="of:=ABS(AVERAGE([$'30 metri'.G$3:$'30 metri'.G$102]))" office:value-type="float" office:value="85.42" calcext:value-type="float">
            <text:p>85.42</text:p>
          </table:table-cell>
          <table:table-cell table:style-name="ce5" table:formula="of:=STDEV([$'30 metri'.H$3:$'30 metri'.H$102])" office:value-type="float" office:value="0.731954626843478" calcext:value-type="float">
            <text:p>0.73</text:p>
          </table:table-cell>
          <table:table-cell table:formula="of:=ABS(AVERAGE([$'30 metri'.H$3:$'30 metri'.H$102]))" office:value-type="float" office:value="85.64" calcext:value-type="float">
            <text:p>85.64</text:p>
          </table:table-cell>
          <table:table-cell table:style-name="ce5" table:formula="of:=STDEV([$'30 metri'.I$3:$'30 metri'.I$102])" office:value-type="float" office:value="0.8" calcext:value-type="float">
            <text:p>0.80</text:p>
          </table:table-cell>
          <table:table-cell table:formula="of:=ABS(AVERAGE([$'30 metri'.I$3:$'30 metri'.I$102]))" office:value-type="float" office:value="84.92" calcext:value-type="float">
            <text:p>84.92</text:p>
          </table:table-cell>
          <table:table-cell table:style-name="ce5" table:formula="of:=STDEV([$'30 metri'.J$3:$'30 metri'.J$102])" office:value-type="float" office:value="0.43239992711574" calcext:value-type="float">
            <text:p>0.43</text:p>
          </table:table-cell>
          <table:table-cell table:formula="of:=ABS(AVERAGE([$'30 metri'.J$3:$'30 metri'.J$102]))" office:value-type="float" office:value="84.93" calcext:value-type="float">
            <text:p>84.93</text:p>
          </table:table-cell>
          <table:table-cell office:value-type="float" office:value="30" calcext:value-type="float">
            <text:p>30</text:p>
          </table:table-cell>
          <table:table-cell table:style-name="ce5" table:formula="of:=STDEV([$'30 metri'.K$3:$'30 metri'.K$102])" office:value-type="float" office:value="0.797660721273542" calcext:value-type="float">
            <text:p>0.80</text:p>
          </table:table-cell>
          <table:table-cell table:style-name="ce5" table:formula="of:=ABS(AVERAGE([$'30 metri'.K$3:$'30 metri'.K$102]))" office:value-type="float" office:value="83.49" calcext:value-type="float">
            <text:p>83.49</text:p>
          </table:table-cell>
        </table:table-row>
        <table:table-row table:style-name="ro4">
          <table:table-cell office:value-type="float" office:value="35" calcext:value-type="float">
            <text:p>35</text:p>
          </table:table-cell>
          <table:table-cell table:style-name="ce5" table:formula="of:=STDEV([$'35 metri'.B$3:$'35 metri'.B$102])" office:value-type="float" office:value="1.92965337616205" calcext:value-type="float">
            <text:p>1.93</text:p>
          </table:table-cell>
          <table:table-cell table:style-name="ce5" table:formula="of:=ABS(AVERAGE([$'35 metri'.C$3:$'35 metri'.C$102]))" office:value-type="float" office:value="94.6363636363637" calcext:value-type="float">
            <text:p>94.64</text:p>
          </table:table-cell>
          <table:table-cell table:style-name="ce5" table:formula="of:=STDEV([$'35 metri'.C$3:$'35 metri'.C$102])" office:value-type="float" office:value="1.92965337616205" calcext:value-type="float">
            <text:p>1.93</text:p>
          </table:table-cell>
          <table:table-cell table:style-name="ce5" table:formula="of:=ABS(AVERAGE([$'35 metri'.D$3:$'35 metri'.D$102]))" office:value-type="float" office:value="91.8585858585859" calcext:value-type="float">
            <text:p>91.86</text:p>
          </table:table-cell>
          <table:table-cell table:style-name="ce5" table:formula="of:=STDEV([$'35 metri'.D$3:$'35 metri'.D$102])" office:value-type="float" office:value="1.03025755656496" calcext:value-type="float">
            <text:p>1.03</text:p>
          </table:table-cell>
          <table:table-cell table:formula="of:=ABS(AVERAGE([$'35 metri'.D$3:$'35 metri'.D$102]))" office:value-type="float" office:value="91.8585858585859" calcext:value-type="float">
            <text:p>91.86</text:p>
          </table:table-cell>
          <table:table-cell table:style-name="ce5" table:formula="of:=STDEV([$'35 metri'.E$3:$'35 metri'.E$102])" office:value-type="float" office:value="0.961964766033818" calcext:value-type="float">
            <text:p>0.96</text:p>
          </table:table-cell>
          <table:table-cell table:formula="of:=ABS(AVERAGE([$'35 metri'.E$3:$'35 metri'.E$102]))" office:value-type="float" office:value="90.7474747474748" calcext:value-type="float">
            <text:p>90.75</text:p>
          </table:table-cell>
          <table:table-cell table:style-name="ce5" table:formula="of:=STDEV([$'35 metri'.F$3:$'35 metri'.F$102])" office:value-type="float" office:value="1.65674225142357" calcext:value-type="float">
            <text:p>1.66</text:p>
          </table:table-cell>
          <table:table-cell table:formula="of:=ABS(AVERAGE([$'35 metri'.F$3:$'35 metri'.F$102]))" office:value-type="float" office:value="95.989898989899" calcext:value-type="float">
            <text:p>95.99</text:p>
          </table:table-cell>
          <table:table-cell table:style-name="ce5" table:formula="of:=STDEV([$'35 metri'.G$3:$'35 metri'.G$101])" office:value-type="float" office:value="10.7754961488636" calcext:value-type="float">
            <text:p>10.78</text:p>
          </table:table-cell>
          <table:table-cell table:formula="of:=ABS(AVERAGE([$'35 metri'.G$3:$'35 metri'.G$102]))" office:value-type="float" office:value="97.12" calcext:value-type="float">
            <text:p>97.12</text:p>
          </table:table-cell>
          <table:table-cell table:style-name="ce5" table:formula="of:=STDEV([$'35 metri'.H$3:$'35 metri'.H$101])" office:value-type="float" office:value="2.31933249803604" calcext:value-type="float">
            <text:p>2.32</text:p>
          </table:table-cell>
          <table:table-cell table:formula="of:=ABS(AVERAGE([$'35 metri'.H$3:$'35 metri'.H$102]))" office:value-type="float" office:value="92.71" calcext:value-type="float">
            <text:p>92.71</text:p>
          </table:table-cell>
          <table:table-cell table:style-name="ce5" table:formula="of:=STDEV([$'35 metri'.I$3:$'35 metri'.I$102])" office:value-type="float" office:value="2.36984421769905" calcext:value-type="float">
            <text:p>2.37</text:p>
          </table:table-cell>
          <table:table-cell table:formula="of:=ABS(AVERAGE([$'35 metri'.I$3:$'35 metri'.I$102]))" office:value-type="float" office:value="90.6" calcext:value-type="float">
            <text:p>90.60</text:p>
          </table:table-cell>
          <table:table-cell table:style-name="ce5" table:formula="of:=STDEV([$'35 metri'.J$3:$'35 metri'.J$102])" office:value-type="float" office:value="1.20012625598436" calcext:value-type="float">
            <text:p>1.20</text:p>
          </table:table-cell>
          <table:table-cell table:formula="of:=ABS(AVERAGE([$'35 metri'.J$3:$'35 metri'.J$102]))" office:value-type="float" office:value="91.29" calcext:value-type="float">
            <text:p>91.29</text:p>
          </table:table-cell>
          <table:table-cell office:value-type="float" office:value="35" calcext:value-type="float">
            <text:p>35</text:p>
          </table:table-cell>
          <table:table-cell table:style-name="ce5" table:formula="of:=STDEV([$'35 metri'.K$3:$'35 metri'.K$102])" office:value-type="float" office:value="9.76145274003617" calcext:value-type="float">
            <text:p>9.76</text:p>
          </table:table-cell>
          <table:table-cell table:style-name="ce5" table:formula="of:=ABS(AVERAGE([$'35 metri'.K$3:$'35 metri'.K$102]))" office:value-type="float" office:value="95.37" calcext:value-type="float">
            <text:p>95.37</text:p>
          </table:table-cell>
        </table:table-row>
        <table:table-row table:style-name="ro4" table:number-rows-repeated="6">
          <table:table-cell table:number-columns-repeated="19"/>
          <table:table-cell table:style-name="ce5"/>
          <table:table-cell table:number-columns-repeated="2"/>
        </table:table-row>
        <table:table-row table:style-name="ro4">
          <table:table-cell table:number-columns-repeated="19"/>
          <table:table-cell table:style-name="ce5"/>
          <table:table-cell table:number-columns-repeated="2"/>
        </table:table-row>
      </table:table>
      <table:table table:name="Media_Moda_mediana" table:style-name="ta9">
        <office:forms form:automatic-focus="false" form:apply-design-mode="false"/>
        <table:shapes>
          <draw:frame draw:z-index="0" draw:style-name="gr1" draw:text-style-name="P1" svg:width="453.8pt" svg:height="255pt" svg:x="62.9pt" svg:y="126.48pt">
            <draw:object draw:notify-on-update-of-ranges="Media_Moda_mediana.A3:Media_Moda_mediana.A9 Media_Moda_mediana.B1:Media_Moda_mediana.B2 Media_Moda_mediana.B3:Media_Moda_mediana.B9 Media_Moda_mediana.C1:Media_Moda_mediana.C2 Media_Moda_mediana.C3:Media_Moda_mediana.C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453.51pt" svg:height="255.09pt" svg:x="535.92pt" svg:y="125.43pt">
            <draw:object draw:notify-on-update-of-ranges="Media_Moda_mediana.D3:Media_Moda_mediana.D9 Media_Moda_mediana.E1:Media_Moda_mediana.E2 Media_Moda_mediana.E3:Media_Moda_mediana.E9 Media_Moda_mediana.F1:Media_Moda_mediana.F2 Media_Moda_mediana.F3:Media_Moda_mediana.F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453.51pt" svg:height="255.09pt" svg:x="1050.43pt" svg:y="108.99pt">
            <draw:object draw:notify-on-update-of-ranges="Media_Moda_mediana.G3:Media_Moda_mediana.G9 Media_Moda_mediana.H1:Media_Moda_mediana.H2 Media_Moda_mediana.H3:Media_Moda_mediana.H9 Media_Moda_mediana.I1:Media_Moda_mediana.I2 Media_Moda_mediana.I3:Media_Moda_mediana.I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8" table:default-cell-style-name="Default"/>
        <table:table-column table:style-name="co8" table:number-columns-repeated="2" table:default-cell-style-name="ce5"/>
        <table:table-column table:style-name="co8" table:default-cell-style-name="Default"/>
        <table:table-column table:style-name="co8" table:number-columns-repeated="2" table:default-cell-style-name="ce5"/>
        <table:table-column table:style-name="co8" table:default-cell-style-name="Default"/>
        <table:table-column table:style-name="co8" table:number-columns-repeated="2" table:default-cell-style-name="ce5"/>
        <table:table-row table:style-name="ro4">
          <table:table-cell/>
          <table:table-cell table:style-name="Default" office:value-type="string" calcext:value-type="string">
            <text:p>Modo 1</text:p>
          </table:table-cell>
          <table:table-cell table:style-name="Default" office:value-type="string" calcext:value-type="string">
            <text:p>Modo 10</text:p>
          </table:table-cell>
          <table:table-cell/>
          <table:table-cell table:style-name="Default" office:value-type="string" calcext:value-type="string">
            <text:p>Modo 1</text:p>
          </table:table-cell>
          <table:table-cell table:style-name="Default" office:value-type="string" calcext:value-type="string">
            <text:p>Modo 10</text:p>
          </table:table-cell>
          <table:table-cell/>
          <table:table-cell table:style-name="Default" office:value-type="string" calcext:value-type="string">
            <text:p>Modo 1</text:p>
          </table:table-cell>
          <table:table-cell table:style-name="Default" office:value-type="string" calcext:value-type="string">
            <text:p>Modo 10</text:p>
          </table:table-cell>
        </table:table-row>
        <table:table-row table:style-name="ro4">
          <table:table-cell/>
          <table:table-cell table:number-columns-repeated="2" table:style-name="Default" office:value-type="string" calcext:value-type="string">
            <text:p>media</text:p>
          </table:table-cell>
          <table:table-cell/>
          <table:table-cell table:number-columns-repeated="2" table:style-name="Default" office:value-type="string" calcext:value-type="string">
            <text:p>moda</text:p>
          </table:table-cell>
          <table:table-cell/>
          <table:table-cell table:number-columns-repeated="2" table:style-name="Default" office:value-type="string" calcext:value-type="string">
            <text:p>mediana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-65.83" calcext:value-type="float">
            <text:p>-65.83</text:p>
          </table:table-cell>
          <table:table-cell office:value-type="float" office:value="-54.7" calcext:value-type="float">
            <text:p>-54.70</text:p>
          </table:table-cell>
          <table:table-cell office:value-type="float" office:value="5" calcext:value-type="float">
            <text:p>5</text:p>
          </table:table-cell>
          <table:table-cell office:value-type="float" office:value="-65" calcext:value-type="float">
            <text:p>-65.00</text:p>
          </table:table-cell>
          <table:table-cell office:value-type="float" office:value="-55" calcext:value-type="float">
            <text:p>-55.00</text:p>
          </table:table-cell>
          <table:table-cell office:value-type="float" office:value="5" calcext:value-type="float">
            <text:p>5</text:p>
          </table:table-cell>
          <table:table-cell office:value-type="float" office:value="-65" calcext:value-type="float">
            <text:p>-65.00</text:p>
          </table:table-cell>
          <table:table-cell office:value-type="float" office:value="-55" calcext:value-type="float">
            <text:p>-55.00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-77.57" calcext:value-type="float">
            <text:p>-77.57</text:p>
          </table:table-cell>
          <table:table-cell office:value-type="float" office:value="-69.49" calcext:value-type="float">
            <text:p>-69.49</text:p>
          </table:table-cell>
          <table:table-cell office:value-type="float" office:value="10" calcext:value-type="float">
            <text:p>10</text:p>
          </table:table-cell>
          <table:table-cell office:value-type="float" office:value="-78" calcext:value-type="float">
            <text:p>-78.00</text:p>
          </table:table-cell>
          <table:table-cell office:value-type="float" office:value="-69" calcext:value-type="float">
            <text:p>-69.00</text:p>
          </table:table-cell>
          <table:table-cell office:value-type="float" office:value="10" calcext:value-type="float">
            <text:p>10</text:p>
          </table:table-cell>
          <table:table-cell office:value-type="float" office:value="-78" calcext:value-type="float">
            <text:p>-78.00</text:p>
          </table:table-cell>
          <table:table-cell office:value-type="float" office:value="-69" calcext:value-type="float">
            <text:p>-69.00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-85.1616161616162" calcext:value-type="float">
            <text:p>-85.16</text:p>
          </table:table-cell>
          <table:table-cell office:value-type="float" office:value="-76.61" calcext:value-type="float">
            <text:p>-76.61</text:p>
          </table:table-cell>
          <table:table-cell office:value-type="float" office:value="15" calcext:value-type="float">
            <text:p>15</text:p>
          </table:table-cell>
          <table:table-cell office:value-type="float" office:value="-86" calcext:value-type="float">
            <text:p>-86.00</text:p>
          </table:table-cell>
          <table:table-cell office:value-type="float" office:value="-77" calcext:value-type="float">
            <text:p>-77.00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.00</text:p>
          </table:table-cell>
          <table:table-cell office:value-type="float" office:value="-77" calcext:value-type="float">
            <text:p>-77.00</text:p>
          </table:table-cell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-83.41" calcext:value-type="float">
            <text:p>-83.41</text:p>
          </table:table-cell>
          <table:table-cell office:value-type="float" office:value="-77.04" calcext:value-type="float">
            <text:p>-77.04</text:p>
          </table:table-cell>
          <table:table-cell office:value-type="float" office:value="20" calcext:value-type="float">
            <text:p>20</text:p>
          </table:table-cell>
          <table:table-cell office:value-type="float" office:value="-83" calcext:value-type="float">
            <text:p>-83.00</text:p>
          </table:table-cell>
          <table:table-cell office:value-type="float" office:value="-77" calcext:value-type="float">
            <text:p>-77.00</text:p>
          </table:table-cell>
          <table:table-cell office:value-type="float" office:value="20" calcext:value-type="float">
            <text:p>20</text:p>
          </table:table-cell>
          <table:table-cell office:value-type="float" office:value="-83" calcext:value-type="float">
            <text:p>-83.00</text:p>
          </table:table-cell>
          <table:table-cell office:value-type="float" office:value="-77" calcext:value-type="float">
            <text:p>-77.00</text:p>
          </table:table-cell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float" office:value="-89.3367346938775" calcext:value-type="float">
            <text:p>-89.34</text:p>
          </table:table-cell>
          <table:table-cell office:value-type="float" office:value="-83.73" calcext:value-type="float">
            <text:p>-83.73</text:p>
          </table:table-cell>
          <table:table-cell office:value-type="float" office:value="25" calcext:value-type="float">
            <text:p>25</text:p>
          </table:table-cell>
          <table:table-cell office:value-type="float" office:value="-90" calcext:value-type="float">
            <text:p>-90.00</text:p>
          </table:table-cell>
          <table:table-cell office:value-type="float" office:value="-84" calcext:value-type="float">
            <text:p>-84.00</text:p>
          </table:table-cell>
          <table:table-cell office:value-type="float" office:value="25" calcext:value-type="float">
            <text:p>25</text:p>
          </table:table-cell>
          <table:table-cell office:value-type="float" office:value="-89.5" calcext:value-type="float">
            <text:p>-89.50</text:p>
          </table:table-cell>
          <table:table-cell office:value-type="float" office:value="-84" calcext:value-type="float">
            <text:p>-84.00</text:p>
          </table:table-cell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float" office:value="-89.2551020408163" calcext:value-type="float">
            <text:p>-89.26</text:p>
          </table:table-cell>
          <table:table-cell office:value-type="float" office:value="-83.49" calcext:value-type="float">
            <text:p>-83.49</text:p>
          </table:table-cell>
          <table:table-cell office:value-type="float" office:value="30" calcext:value-type="float">
            <text:p>30</text:p>
          </table:table-cell>
          <table:table-cell office:value-type="float" office:value="-91" calcext:value-type="float">
            <text:p>-91.00</text:p>
          </table:table-cell>
          <table:table-cell office:value-type="float" office:value="-83" calcext:value-type="float">
            <text:p>-83.00</text:p>
          </table:table-cell>
          <table:table-cell office:value-type="float" office:value="30" calcext:value-type="float">
            <text:p>30</text:p>
          </table:table-cell>
          <table:table-cell office:value-type="float" office:value="-90" calcext:value-type="float">
            <text:p>-90.00</text:p>
          </table:table-cell>
          <table:table-cell office:value-type="float" office:value="-83" calcext:value-type="float">
            <text:p>-83.00</text:p>
          </table:table-cell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float" office:value="-94.6363636363637" calcext:value-type="float">
            <text:p>-94.64</text:p>
          </table:table-cell>
          <table:table-cell office:value-type="float" office:value="-95.37" calcext:value-type="float">
            <text:p>-95.37</text:p>
          </table:table-cell>
          <table:table-cell office:value-type="float" office:value="35" calcext:value-type="float">
            <text:p>35</text:p>
          </table:table-cell>
          <table:table-cell office:value-type="float" office:value="-94" calcext:value-type="float">
            <text:p>-94.00</text:p>
          </table:table-cell>
          <table:table-cell office:value-type="float" office:value="-88" calcext:value-type="float">
            <text:p>-88.00</text:p>
          </table:table-cell>
          <table:table-cell office:value-type="float" office:value="35" calcext:value-type="float">
            <text:p>35</text:p>
          </table:table-cell>
          <table:table-cell office:value-type="float" office:value="-95" calcext:value-type="float">
            <text:p>-95.00</text:p>
          </table:table-cell>
          <table:table-cell office:value-type="float" office:value="-90" calcext:value-type="float">
            <text:p>-9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time-style style:name="N123">
      <number:minutes number:style="long"/>
      <number:text>.</number:text>
      <number:seconds number:style="long"/>
    </number:time-style>
    <number:time-style style:name="N124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25">
      <number:minutes number:style="long"/>
      <number:text>.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.</number:text>
      <number:minute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5" number:language="it" number:country="IT">
      <number:hours/>
      <number:text>.</number:text>
      <number:minutes number:style="long"/>
    </number:time-style>
    <number:time-style style:name="N1011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fill-character> </loext:fill-character>
      <number:text>- </number:text>
    </number:number-style>
    <number:text-style style:name="N10125" number:language="it" number:country="IT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5">00/00/0000</text:date>, <text:time style:data-style-name="N2" text:time-value="14:26:56.553229814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1_20_metro" style:display-name="PageStyle_1 metr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_20_metri" style:display-name="PageStyle_5 met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5_20_metri" style:display-name="PageStyle_15 met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20_metri" style:display-name="PageStyle_10 met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_20_metri" style:display-name="PageStyle_20 met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5_20_metri" style:display-name="PageStyle_25 met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0_20_metri" style:display-name="PageStyle_30 met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5_20_metri" style:display-name="PageStyle_35 met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dia_20_e_20_grafici" style:display-name="PageStyle_media e grafic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Linux_X86_64 LibreOffice_project/00m0$Build-2</meta:generator>
    <dc:date>2018-07-25T14:34:27.127075786</dc:date>
    <meta:editing-duration>PT1H15M45S</meta:editing-duration>
    <meta:editing-cycles>18</meta:editing-cycles>
    <meta:document-statistic meta:table-count="12" meta:cell-count="8347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33cm" svg:y="1.96cm" style:legend-expansion="high" chart:style-name="ch2"/>
        <chart:plot-area chart:style-name="ch3" table:cell-range-address="'media e grafici'.A1:'media e grafici'.K8" chart:data-source-has-labels="both" svg:x="0.32cm" svg:y="0.18cm" svg:width="12.693cm" svg:height="8.64cm">
          <chartooo:coordinate-region svg:x="1.709cm" svg:y="0.378cm" svg:width="11.117cm" svg:height="8.243cm"/>
          <chart:axis chart:dimension="x" chart:name="primary-x" chart:style-name="ch4" chartooo:axis-type="auto">
            <chartooo:date-scale/>
            <chart:categories table:cell-range-address="'media e grafici'.A2:'media e grafici'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edia e grafici'.B2:'media e grafici'.B8" chart:label-cell-address="'media e grafici'.B1:'media e grafici'.B1" chart:class="chart:line">
            <chart:data-point chart:repeated="7"/>
          </chart:series>
          <chart:series chart:style-name="ch8" chart:values-cell-range-address="'media e grafici'.C2:'media e grafici'.C8" chart:label-cell-address="'media e grafici'.C1:'media e grafici'.C1" chart:class="chart:line">
            <chart:data-point chart:repeated="7"/>
          </chart:series>
          <chart:series chart:style-name="ch9" chart:values-cell-range-address="'media e grafici'.D2:'media e grafici'.D8" chart:label-cell-address="'media e grafici'.D1:'media e grafici'.D1" chart:class="chart:line">
            <chart:data-point chart:repeated="7"/>
          </chart:series>
          <chart:series chart:style-name="ch10" chart:values-cell-range-address="'media e grafici'.E2:'media e grafici'.E8" chart:label-cell-address="'media e grafici'.E1:'media e grafici'.E1" chart:class="chart:line">
            <chart:data-point chart:repeated="7"/>
          </chart:series>
          <chart:series chart:style-name="ch11" chart:values-cell-range-address="'media e grafici'.F2:'media e grafici'.F8" chart:label-cell-address="'media e grafici'.F1:'media e grafici'.F1" chart:class="chart:line">
            <chart:data-point chart:repeated="7"/>
          </chart:series>
          <chart:series chart:style-name="ch12" chart:values-cell-range-address="'media e grafici'.G2:'media e grafici'.G8" chart:label-cell-address="'media e grafici'.G1:'media e grafici'.G1" chart:class="chart:line">
            <chart:data-point chart:repeated="7"/>
          </chart:series>
          <chart:series chart:style-name="ch13" chart:values-cell-range-address="'media e grafici'.H2:'media e grafici'.H8" chart:label-cell-address="'media e grafici'.H1:'media e grafici'.H1" chart:class="chart:line">
            <chart:data-point chart:repeated="7"/>
          </chart:series>
          <chart:series chart:style-name="ch14" chart:values-cell-range-address="'media e grafici'.I2:'media e grafici'.I8" chart:label-cell-address="'media e grafici'.I1:'media e grafici'.I1" chart:class="chart:line">
            <chart:data-point chart:repeated="7"/>
          </chart:series>
          <chart:series chart:style-name="ch15" chart:values-cell-range-address="'media e grafici'.J2:'media e grafici'.J8" chart:label-cell-address="'media e grafici'.J1:'media e grafici'.J1" chart:class="chart:line">
            <chart:data-point chart:repeated="7"/>
          </chart:series>
          <chart:series chart:style-name="ch16" chart:values-cell-range-address="'media e grafici'.K2:'media e grafici'.K8" chart:label-cell-address="'media e grafici'.K1:'media e grafici'.K1" chart:class="chart:line"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o 1</text:p>
                <draw:g>
                  <svg:desc>'media e grafici'.B1:'media e grafici'.B1</svg:desc>
                </draw:g>
              </table:table-cell>
              <table:table-cell office:value-type="string">
                <text:p>Modo 2</text:p>
                <draw:g>
                  <svg:desc>'media e grafici'.C1:'media e grafici'.C1</svg:desc>
                </draw:g>
              </table:table-cell>
              <table:table-cell office:value-type="string">
                <text:p>Modo 3</text:p>
                <draw:g>
                  <svg:desc>'media e grafici'.D1:'media e grafici'.D1</svg:desc>
                </draw:g>
              </table:table-cell>
              <table:table-cell office:value-type="string">
                <text:p> Modo 4</text:p>
                <draw:g>
                  <svg:desc>'media e grafici'.E1:'media e grafici'.E1</svg:desc>
                </draw:g>
              </table:table-cell>
              <table:table-cell office:value-type="string">
                <text:p>Modo 5</text:p>
                <draw:g>
                  <svg:desc>'media e grafici'.F1:'media e grafici'.F1</svg:desc>
                </draw:g>
              </table:table-cell>
              <table:table-cell office:value-type="string">
                <text:p>Modo 6</text:p>
                <draw:g>
                  <svg:desc>'media e grafici'.G1:'media e grafici'.G1</svg:desc>
                </draw:g>
              </table:table-cell>
              <table:table-cell office:value-type="string">
                <text:p>Modo 7</text:p>
                <draw:g>
                  <svg:desc>'media e grafici'.H1:'media e grafici'.H1</svg:desc>
                </draw:g>
              </table:table-cell>
              <table:table-cell office:value-type="string">
                <text:p>Modo 8</text:p>
                <draw:g>
                  <svg:desc>'media e grafici'.I1:'media e grafici'.I1</svg:desc>
                </draw:g>
              </table:table-cell>
              <table:table-cell office:value-type="string">
                <text:p>Modo 9 </text:p>
                <draw:g>
                  <svg:desc>'media e grafici'.J1:'media e grafici'.J1</svg:desc>
                </draw:g>
              </table:table-cell>
              <table:table-cell office:value-type="string">
                <text:p>Modo 10</text:p>
                <draw:g>
                  <svg:desc>'media e grafici'.K1:'media e grafici'.K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media e grafici'.A2:'media e grafici'.A8</svg:desc>
                </draw:g>
              </table:table-cell>
              <table:table-cell office:value-type="float" office:value="-65.83">
                <text:p>-65.83</text:p>
                <draw:g>
                  <svg:desc>'media e grafici'.B2:'media e grafici'.B8</svg:desc>
                </draw:g>
              </table:table-cell>
              <table:table-cell office:value-type="float" office:value="-64.24">
                <text:p>-64.24</text:p>
                <draw:g>
                  <svg:desc>'media e grafici'.C2:'media e grafici'.C8</svg:desc>
                </draw:g>
              </table:table-cell>
              <table:table-cell office:value-type="float" office:value="-60.57">
                <text:p>-60.57</text:p>
                <draw:g>
                  <svg:desc>'media e grafici'.D2:'media e grafici'.D8</svg:desc>
                </draw:g>
              </table:table-cell>
              <table:table-cell office:value-type="float" office:value="-59.72">
                <text:p>-59.72</text:p>
                <draw:g>
                  <svg:desc>'media e grafici'.E2:'media e grafici'.E8</svg:desc>
                </draw:g>
              </table:table-cell>
              <table:table-cell office:value-type="float" office:value="-58.72">
                <text:p>-58.72</text:p>
                <draw:g>
                  <svg:desc>'media e grafici'.F2:'media e grafici'.F8</svg:desc>
                </draw:g>
              </table:table-cell>
              <table:table-cell office:value-type="float" office:value="-58.98">
                <text:p>-58.98</text:p>
                <draw:g>
                  <svg:desc>'media e grafici'.G2:'media e grafici'.G8</svg:desc>
                </draw:g>
              </table:table-cell>
              <table:table-cell office:value-type="float" office:value="-59.4">
                <text:p>-59.4</text:p>
                <draw:g>
                  <svg:desc>'media e grafici'.H2:'media e grafici'.H8</svg:desc>
                </draw:g>
              </table:table-cell>
              <table:table-cell office:value-type="float" office:value="-55.7">
                <text:p>-55.7</text:p>
                <draw:g>
                  <svg:desc>'media e grafici'.I2:'media e grafici'.I8</svg:desc>
                </draw:g>
              </table:table-cell>
              <table:table-cell office:value-type="float" office:value="-56.54">
                <text:p>-56.54</text:p>
                <draw:g>
                  <svg:desc>'media e grafici'.J2:'media e grafici'.J8</svg:desc>
                </draw:g>
              </table:table-cell>
              <table:table-cell office:value-type="float" office:value="-54.7">
                <text:p>-54.7</text:p>
                <draw:g>
                  <svg:desc>'media e grafici'.K2:'media e grafici'.K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77.57">
                <text:p>-77.57</text:p>
              </table:table-cell>
              <table:table-cell office:value-type="float" office:value="-75.92">
                <text:p>-75.92</text:p>
              </table:table-cell>
              <table:table-cell office:value-type="float" office:value="-72.37">
                <text:p>-72.37</text:p>
              </table:table-cell>
              <table:table-cell office:value-type="float" office:value="-72.76">
                <text:p>-72.76</text:p>
              </table:table-cell>
              <table:table-cell office:value-type="float" office:value="-71.76">
                <text:p>-71.76</text:p>
              </table:table-cell>
              <table:table-cell office:value-type="float" office:value="-71.28">
                <text:p>-71.28</text:p>
              </table:table-cell>
              <table:table-cell office:value-type="float" office:value="-74.66">
                <text:p>-74.66</text:p>
              </table:table-cell>
              <table:table-cell office:value-type="float" office:value="-72.52">
                <text:p>-72.52</text:p>
              </table:table-cell>
              <table:table-cell office:value-type="float" office:value="-72.39">
                <text:p>-72.39</text:p>
              </table:table-cell>
              <table:table-cell office:value-type="float" office:value="-69.49">
                <text:p>-69.4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85.1616161616162">
                <text:p>-85.1616161616162</text:p>
              </table:table-cell>
              <table:table-cell office:value-type="float" office:value="-83.4897959183673">
                <text:p>-83.4897959183673</text:p>
              </table:table-cell>
              <table:table-cell office:value-type="float" office:value="-79.8383838383838">
                <text:p>-79.8383838383838</text:p>
              </table:table-cell>
              <table:table-cell office:value-type="float" office:value="-82.3434343434343">
                <text:p>-82.3434343434343</text:p>
              </table:table-cell>
              <table:table-cell office:value-type="float" office:value="-79.4848484848485">
                <text:p>-79.4848484848485</text:p>
              </table:table-cell>
              <table:table-cell office:value-type="float" office:value="-79.16">
                <text:p>-79.16</text:p>
              </table:table-cell>
              <table:table-cell office:value-type="float" office:value="-79.71">
                <text:p>-79.71</text:p>
              </table:table-cell>
              <table:table-cell office:value-type="float" office:value="-77.97">
                <text:p>-77.97</text:p>
              </table:table-cell>
              <table:table-cell office:value-type="float" office:value="-78.09">
                <text:p>-78.09</text:p>
              </table:table-cell>
              <table:table-cell office:value-type="float" office:value="-76.61">
                <text:p>-76.6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83.41">
                <text:p>-83.41</text:p>
              </table:table-cell>
              <table:table-cell office:value-type="float" office:value="-83.03">
                <text:p>-83.03</text:p>
              </table:table-cell>
              <table:table-cell office:value-type="float" office:value="-80.11">
                <text:p>-80.11</text:p>
              </table:table-cell>
              <table:table-cell office:value-type="float" office:value="-82.4">
                <text:p>-82.4</text:p>
              </table:table-cell>
              <table:table-cell office:value-type="float" office:value="-79.88">
                <text:p>-79.88</text:p>
              </table:table-cell>
              <table:table-cell office:value-type="float" office:value="-79.01">
                <text:p>-79.01</text:p>
              </table:table-cell>
              <table:table-cell office:value-type="float" office:value="-79.75">
                <text:p>-79.75</text:p>
              </table:table-cell>
              <table:table-cell office:value-type="float" office:value="-79.05">
                <text:p>-79.05</text:p>
              </table:table-cell>
              <table:table-cell office:value-type="float" office:value="-78.33">
                <text:p>-78.33</text:p>
              </table:table-cell>
              <table:table-cell office:value-type="float" office:value="-77.04">
                <text:p>-77.0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89.3367346938775">
                <text:p>-89.3367346938775</text:p>
              </table:table-cell>
              <table:table-cell office:value-type="float" office:value="-89.1224489795918">
                <text:p>-89.1224489795918</text:p>
              </table:table-cell>
              <table:table-cell office:value-type="float" office:value="-85.8282828282828">
                <text:p>-85.8282828282828</text:p>
              </table:table-cell>
              <table:table-cell office:value-type="float" office:value="-86.5353535353535">
                <text:p>-86.5353535353535</text:p>
              </table:table-cell>
              <table:table-cell office:value-type="float" office:value="-85.7777777777778">
                <text:p>-85.7777777777778</text:p>
              </table:table-cell>
              <table:table-cell office:value-type="float" office:value="-83.9">
                <text:p>-83.9</text:p>
              </table:table-cell>
              <table:table-cell office:value-type="float" office:value="-85.37">
                <text:p>-85.37</text:p>
              </table:table-cell>
              <table:table-cell office:value-type="float" office:value="-84.86">
                <text:p>-84.86</text:p>
              </table:table-cell>
              <table:table-cell office:value-type="float" office:value="-83.72">
                <text:p>-83.72</text:p>
              </table:table-cell>
              <table:table-cell office:value-type="float" office:value="-83.73">
                <text:p>-83.7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89.2551020408163">
                <text:p>-89.2551020408163</text:p>
              </table:table-cell>
              <table:table-cell office:value-type="float" office:value="-89.6530612244898">
                <text:p>-89.6530612244898</text:p>
              </table:table-cell>
              <table:table-cell office:value-type="float" office:value="-86.4040404040404">
                <text:p>-86.4040404040404</text:p>
              </table:table-cell>
              <table:table-cell office:value-type="float" office:value="-88.3939393939394">
                <text:p>-88.3939393939394</text:p>
              </table:table-cell>
              <table:table-cell office:value-type="float" office:value="-86.1010101010101">
                <text:p>-86.1010101010101</text:p>
              </table:table-cell>
              <table:table-cell office:value-type="float" office:value="-85.42">
                <text:p>-85.42</text:p>
              </table:table-cell>
              <table:table-cell office:value-type="float" office:value="-85.64">
                <text:p>-85.64</text:p>
              </table:table-cell>
              <table:table-cell office:value-type="float" office:value="-84.92">
                <text:p>-84.92</text:p>
              </table:table-cell>
              <table:table-cell office:value-type="float" office:value="-84.93">
                <text:p>-84.93</text:p>
              </table:table-cell>
              <table:table-cell office:value-type="float" office:value="-83.49">
                <text:p>-83.4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94.6363636363637">
                <text:p>-94.6363636363637</text:p>
              </table:table-cell>
              <table:table-cell office:value-type="float" office:value="-94.6363636363637">
                <text:p>-94.6363636363637</text:p>
              </table:table-cell>
              <table:table-cell office:value-type="float" office:value="-91.8585858585859">
                <text:p>-91.8585858585859</text:p>
              </table:table-cell>
              <table:table-cell office:value-type="float" office:value="-90.7474747474748">
                <text:p>-90.7474747474748</text:p>
              </table:table-cell>
              <table:table-cell office:value-type="float" office:value="-95.989898989899">
                <text:p>-95.989898989899</text:p>
              </table:table-cell>
              <table:table-cell office:value-type="float" office:value="-97.12">
                <text:p>-97.12</text:p>
              </table:table-cell>
              <table:table-cell office:value-type="float" office:value="-92.71">
                <text:p>-92.71</text:p>
              </table:table-cell>
              <table:table-cell office:value-type="float" office:value="-90.6">
                <text:p>-90.6</text:p>
              </table:table-cell>
              <table:table-cell office:value-type="float" office:value="-91.29">
                <text:p>-91.29</text:p>
              </table:table-cell>
              <table:table-cell office:value-type="float" office:value="-95.37">
                <text:p>-95.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33cm" svg:y="1.96cm" style:legend-expansion="high" chart:style-name="ch2"/>
        <chart:plot-area chart:style-name="ch3" table:cell-range-address="Mediana.A1:Mediana.K8" chart:data-source-has-labels="both" svg:x="0.32cm" svg:y="0.18cm" svg:width="12.693cm" svg:height="8.64cm">
          <chartooo:coordinate-region svg:x="1.709cm" svg:y="0.378cm" svg:width="11.117cm" svg:height="8.243cm"/>
          <chart:axis chart:dimension="x" chart:name="primary-x" chart:style-name="ch4" chartooo:axis-type="auto">
            <chartooo:date-scale/>
            <chart:categories table:cell-range-address="Mediana.A2:Mediana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ediana.B2:Mediana.B8" chart:label-cell-address="Mediana.B1:Mediana.B1" chart:class="chart:line">
            <chart:data-point chart:repeated="7"/>
          </chart:series>
          <chart:series chart:style-name="ch8" chart:values-cell-range-address="Mediana.C2:Mediana.C8" chart:label-cell-address="Mediana.C1:Mediana.C1" chart:class="chart:line">
            <chart:data-point chart:repeated="7"/>
          </chart:series>
          <chart:series chart:style-name="ch9" chart:values-cell-range-address="Mediana.D2:Mediana.D8" chart:label-cell-address="Mediana.D1:Mediana.D1" chart:class="chart:line">
            <chart:data-point chart:repeated="7"/>
          </chart:series>
          <chart:series chart:style-name="ch10" chart:values-cell-range-address="Mediana.E2:Mediana.E8" chart:label-cell-address="Mediana.E1:Mediana.E1" chart:class="chart:line">
            <chart:data-point chart:repeated="7"/>
          </chart:series>
          <chart:series chart:style-name="ch11" chart:values-cell-range-address="Mediana.F2:Mediana.F8" chart:label-cell-address="Mediana.F1:Mediana.F1" chart:class="chart:line">
            <chart:data-point chart:repeated="7"/>
          </chart:series>
          <chart:series chart:style-name="ch12" chart:values-cell-range-address="Mediana.G2:Mediana.G8" chart:label-cell-address="Mediana.G1:Mediana.G1" chart:class="chart:line">
            <chart:data-point chart:repeated="7"/>
          </chart:series>
          <chart:series chart:style-name="ch13" chart:values-cell-range-address="Mediana.H2:Mediana.H8" chart:label-cell-address="Mediana.H1:Mediana.H1" chart:class="chart:line">
            <chart:data-point chart:repeated="7"/>
          </chart:series>
          <chart:series chart:style-name="ch14" chart:values-cell-range-address="Mediana.I2:Mediana.I8" chart:label-cell-address="Mediana.I1:Mediana.I1" chart:class="chart:line">
            <chart:data-point chart:repeated="7"/>
          </chart:series>
          <chart:series chart:style-name="ch15" chart:values-cell-range-address="Mediana.J2:Mediana.J8" chart:label-cell-address="Mediana.J1:Mediana.J1" chart:class="chart:line">
            <chart:data-point chart:repeated="7"/>
          </chart:series>
          <chart:series chart:style-name="ch16" chart:values-cell-range-address="Mediana.K2:Mediana.K8" chart:label-cell-address="Mediana.K1:Mediana.K1" chart:class="chart:line"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o 1</text:p>
                <draw:g>
                  <svg:desc>Mediana.B1:Mediana.B1</svg:desc>
                </draw:g>
              </table:table-cell>
              <table:table-cell office:value-type="string">
                <text:p>Modo 2</text:p>
                <draw:g>
                  <svg:desc>Mediana.C1:Mediana.C1</svg:desc>
                </draw:g>
              </table:table-cell>
              <table:table-cell office:value-type="string">
                <text:p>Modo 3</text:p>
                <draw:g>
                  <svg:desc>Mediana.D1:Mediana.D1</svg:desc>
                </draw:g>
              </table:table-cell>
              <table:table-cell office:value-type="string">
                <text:p> Modo 4</text:p>
                <draw:g>
                  <svg:desc>Mediana.E1:Mediana.E1</svg:desc>
                </draw:g>
              </table:table-cell>
              <table:table-cell office:value-type="string">
                <text:p>Modo 5</text:p>
                <draw:g>
                  <svg:desc>Mediana.F1:Mediana.F1</svg:desc>
                </draw:g>
              </table:table-cell>
              <table:table-cell office:value-type="string">
                <text:p>Modo 6</text:p>
                <draw:g>
                  <svg:desc>Mediana.G1:Mediana.G1</svg:desc>
                </draw:g>
              </table:table-cell>
              <table:table-cell office:value-type="string">
                <text:p>Modo 7</text:p>
                <draw:g>
                  <svg:desc>Mediana.H1:Mediana.H1</svg:desc>
                </draw:g>
              </table:table-cell>
              <table:table-cell office:value-type="string">
                <text:p>Modo 8</text:p>
                <draw:g>
                  <svg:desc>Mediana.I1:Mediana.I1</svg:desc>
                </draw:g>
              </table:table-cell>
              <table:table-cell office:value-type="string">
                <text:p>Modo 9 </text:p>
                <draw:g>
                  <svg:desc>Mediana.J1:Mediana.J1</svg:desc>
                </draw:g>
              </table:table-cell>
              <table:table-cell office:value-type="string">
                <text:p>Modo 10</text:p>
                <draw:g>
                  <svg:desc>Mediana.K1:Mediana.K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Mediana.A2:Mediana.A8</svg:desc>
                </draw:g>
              </table:table-cell>
              <table:table-cell office:value-type="float" office:value="-65">
                <text:p>-65</text:p>
                <draw:g>
                  <svg:desc>Mediana.B2:Mediana.B8</svg:desc>
                </draw:g>
              </table:table-cell>
              <table:table-cell office:value-type="float" office:value="-64">
                <text:p>-64</text:p>
                <draw:g>
                  <svg:desc>Mediana.C2:Mediana.C8</svg:desc>
                </draw:g>
              </table:table-cell>
              <table:table-cell office:value-type="float" office:value="-61">
                <text:p>-61</text:p>
                <draw:g>
                  <svg:desc>Mediana.D2:Mediana.D8</svg:desc>
                </draw:g>
              </table:table-cell>
              <table:table-cell office:value-type="float" office:value="-60">
                <text:p>-60</text:p>
                <draw:g>
                  <svg:desc>Mediana.E2:Mediana.E8</svg:desc>
                </draw:g>
              </table:table-cell>
              <table:table-cell office:value-type="float" office:value="-59">
                <text:p>-59</text:p>
                <draw:g>
                  <svg:desc>Mediana.F2:Mediana.F8</svg:desc>
                </draw:g>
              </table:table-cell>
              <table:table-cell office:value-type="float" office:value="-59">
                <text:p>-59</text:p>
                <draw:g>
                  <svg:desc>Mediana.G2:Mediana.G8</svg:desc>
                </draw:g>
              </table:table-cell>
              <table:table-cell office:value-type="float" office:value="-59">
                <text:p>-59</text:p>
                <draw:g>
                  <svg:desc>Mediana.H2:Mediana.H8</svg:desc>
                </draw:g>
              </table:table-cell>
              <table:table-cell office:value-type="float" office:value="-56">
                <text:p>-56</text:p>
                <draw:g>
                  <svg:desc>Mediana.I2:Mediana.I8</svg:desc>
                </draw:g>
              </table:table-cell>
              <table:table-cell office:value-type="float" office:value="-56.5">
                <text:p>-56.5</text:p>
                <draw:g>
                  <svg:desc>Mediana.J2:Mediana.J8</svg:desc>
                </draw:g>
              </table:table-cell>
              <table:table-cell office:value-type="float" office:value="-55">
                <text:p>-55</text:p>
                <draw:g>
                  <svg:desc>Mediana.K2:Mediana.K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78">
                <text:p>-78</text:p>
              </table:table-cell>
              <table:table-cell office:value-type="float" office:value="-76">
                <text:p>-76</text:p>
              </table:table-cell>
              <table:table-cell office:value-type="float" office:value="-72">
                <text:p>-72</text:p>
              </table:table-cell>
              <table:table-cell office:value-type="float" office:value="-72">
                <text:p>-72</text:p>
              </table:table-cell>
              <table:table-cell office:value-type="float" office:value="-71">
                <text:p>-71</text:p>
              </table:table-cell>
              <table:table-cell office:value-type="float" office:value="-71">
                <text:p>-71</text:p>
              </table:table-cell>
              <table:table-cell office:value-type="float" office:value="-75">
                <text:p>-75</text:p>
              </table:table-cell>
              <table:table-cell office:value-type="float" office:value="-72">
                <text:p>-72</text:p>
              </table:table-cell>
              <table:table-cell office:value-type="float" office:value="-72">
                <text:p>-72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85">
                <text:p>-85</text:p>
              </table:table-cell>
              <table:table-cell office:value-type="float" office:value="-84">
                <text:p>-84</text:p>
              </table:table-cell>
              <table:table-cell office:value-type="float" office:value="-80">
                <text:p>-80</text:p>
              </table:table-cell>
              <table:table-cell office:value-type="float" office:value="-82">
                <text:p>-82</text:p>
              </table:table-cell>
              <table:table-cell office:value-type="float" office:value="-80">
                <text:p>-80</text:p>
              </table:table-cell>
              <table:table-cell office:value-type="float" office:value="-79">
                <text:p>-79</text:p>
              </table:table-cell>
              <table:table-cell office:value-type="float" office:value="-80">
                <text:p>-80</text:p>
              </table:table-cell>
              <table:table-cell office:value-type="float" office:value="-78">
                <text:p>-78</text:p>
              </table:table-cell>
              <table:table-cell office:value-type="float" office:value="-78">
                <text:p>-78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83">
                <text:p>-83</text:p>
              </table:table-cell>
              <table:table-cell office:value-type="float" office:value="-83">
                <text:p>-83</text:p>
              </table:table-cell>
              <table:table-cell office:value-type="float" office:value="-80">
                <text:p>-80</text:p>
              </table:table-cell>
              <table:table-cell office:value-type="float" office:value="-82">
                <text:p>-82</text:p>
              </table:table-cell>
              <table:table-cell office:value-type="float" office:value="-80">
                <text:p>-80</text:p>
              </table:table-cell>
              <table:table-cell office:value-type="float" office:value="-79">
                <text:p>-79</text:p>
              </table:table-cell>
              <table:table-cell office:value-type="float" office:value="-80">
                <text:p>-80</text:p>
              </table:table-cell>
              <table:table-cell office:value-type="float" office:value="-79">
                <text:p>-79</text:p>
              </table:table-cell>
              <table:table-cell office:value-type="float" office:value="-78">
                <text:p>-78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89.5">
                <text:p>-89.5</text:p>
              </table:table-cell>
              <table:table-cell office:value-type="float" office:value="-89">
                <text:p>-89</text:p>
              </table:table-cell>
              <table:table-cell office:value-type="float" office:value="-86">
                <text:p>-86</text:p>
              </table:table-cell>
              <table:table-cell office:value-type="float" office:value="-86">
                <text:p>-86</text:p>
              </table:table-cell>
              <table:table-cell office:value-type="float" office:value="-86">
                <text:p>-86</text:p>
              </table:table-cell>
              <table:table-cell office:value-type="float" office:value="-84">
                <text:p>-84</text:p>
              </table:table-cell>
              <table:table-cell office:value-type="float" office:value="-85">
                <text:p>-85</text:p>
              </table:table-cell>
              <table:table-cell office:value-type="float" office:value="-85">
                <text:p>-85</text:p>
              </table:table-cell>
              <table:table-cell office:value-type="float" office:value="-84">
                <text:p>-84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90">
                <text:p>-90</text:p>
              </table:table-cell>
              <table:table-cell office:value-type="float" office:value="-89">
                <text:p>-89</text:p>
              </table:table-cell>
              <table:table-cell office:value-type="float" office:value="-86">
                <text:p>-86</text:p>
              </table:table-cell>
              <table:table-cell office:value-type="float" office:value="-88">
                <text:p>-88</text:p>
              </table:table-cell>
              <table:table-cell office:value-type="float" office:value="-86">
                <text:p>-86</text:p>
              </table:table-cell>
              <table:table-cell office:value-type="float" office:value="-85">
                <text:p>-85</text:p>
              </table:table-cell>
              <table:table-cell office:value-type="float" office:value="-86">
                <text:p>-86</text:p>
              </table:table-cell>
              <table:table-cell office:value-type="float" office:value="-85">
                <text:p>-85</text:p>
              </table:table-cell>
              <table:table-cell office:value-type="float" office:value="-85">
                <text:p>-85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95">
                <text:p>-95</text:p>
              </table:table-cell>
              <table:table-cell office:value-type="float" office:value="-95">
                <text:p>-95</text:p>
              </table:table-cell>
              <table:table-cell office:value-type="float" office:value="-92">
                <text:p>-92</text:p>
              </table:table-cell>
              <table:table-cell office:value-type="float" office:value="-91">
                <text:p>-91</text:p>
              </table:table-cell>
              <table:table-cell office:value-type="float" office:value="-96">
                <text:p>-96</text:p>
              </table:table-cell>
              <table:table-cell office:value-type="float" office:value="-91">
                <text:p>-91</text:p>
              </table:table-cell>
              <table:table-cell office:value-type="float" office:value="-92">
                <text:p>-92</text:p>
              </table:table-cell>
              <table:table-cell office:value-type="float" office:value="-90">
                <text:p>-90</text:p>
              </table:table-cell>
              <table:table-cell office:value-type="float" office:value="-91">
                <text:p>-91</text:p>
              </table:table-cell>
              <table:table-cell office:value-type="float" office:value="-90">
                <text:p>-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33cm" svg:y="1.96cm" style:legend-expansion="high" chart:style-name="ch2"/>
        <chart:plot-area chart:style-name="ch3" table:cell-range-address="Moda.A1:Moda.K8" chart:data-source-has-labels="both" svg:x="0.32cm" svg:y="0.18cm" svg:width="12.693cm" svg:height="8.64cm">
          <chartooo:coordinate-region svg:x="1.709cm" svg:y="0.378cm" svg:width="11.117cm" svg:height="8.243cm"/>
          <chart:axis chart:dimension="x" chart:name="primary-x" chart:style-name="ch4" chartooo:axis-type="auto">
            <chartooo:date-scale/>
            <chart:categories table:cell-range-address="Moda.A2:Moda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oda.B2:Moda.B8" chart:label-cell-address="Moda.B1:Moda.B1" chart:class="chart:line">
            <chart:data-point chart:repeated="7"/>
          </chart:series>
          <chart:series chart:style-name="ch8" chart:values-cell-range-address="Moda.C2:Moda.C8" chart:label-cell-address="Moda.C1:Moda.C1" chart:class="chart:line">
            <chart:data-point chart:repeated="7"/>
          </chart:series>
          <chart:series chart:style-name="ch9" chart:values-cell-range-address="Moda.D2:Moda.D8" chart:label-cell-address="Moda.D1:Moda.D1" chart:class="chart:line">
            <chart:data-point chart:repeated="7"/>
          </chart:series>
          <chart:series chart:style-name="ch10" chart:values-cell-range-address="Moda.E2:Moda.E8" chart:label-cell-address="Moda.E1:Moda.E1" chart:class="chart:line">
            <chart:data-point chart:repeated="7"/>
          </chart:series>
          <chart:series chart:style-name="ch11" chart:values-cell-range-address="Moda.F2:Moda.F8" chart:label-cell-address="Moda.F1:Moda.F1" chart:class="chart:line">
            <chart:data-point chart:repeated="7"/>
          </chart:series>
          <chart:series chart:style-name="ch12" chart:values-cell-range-address="Moda.G2:Moda.G8" chart:label-cell-address="Moda.G1:Moda.G1" chart:class="chart:line">
            <chart:data-point chart:repeated="7"/>
          </chart:series>
          <chart:series chart:style-name="ch13" chart:values-cell-range-address="Moda.H2:Moda.H8" chart:label-cell-address="Moda.H1:Moda.H1" chart:class="chart:line">
            <chart:data-point chart:repeated="7"/>
          </chart:series>
          <chart:series chart:style-name="ch14" chart:values-cell-range-address="Moda.I2:Moda.I8" chart:label-cell-address="Moda.I1:Moda.I1" chart:class="chart:line">
            <chart:data-point chart:repeated="7"/>
          </chart:series>
          <chart:series chart:style-name="ch15" chart:values-cell-range-address="Moda.J2:Moda.J8" chart:label-cell-address="Moda.J1:Moda.J1" chart:class="chart:line">
            <chart:data-point chart:repeated="7"/>
          </chart:series>
          <chart:series chart:style-name="ch16" chart:values-cell-range-address="Moda.K2:Moda.K8" chart:label-cell-address="Moda.K1:Moda.K1" chart:class="chart:line"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o 1</text:p>
                <draw:g>
                  <svg:desc>Moda.B1:Moda.B1</svg:desc>
                </draw:g>
              </table:table-cell>
              <table:table-cell office:value-type="string">
                <text:p>Modo 2</text:p>
                <draw:g>
                  <svg:desc>Moda.C1:Moda.C1</svg:desc>
                </draw:g>
              </table:table-cell>
              <table:table-cell office:value-type="string">
                <text:p>Modo 3</text:p>
                <draw:g>
                  <svg:desc>Moda.D1:Moda.D1</svg:desc>
                </draw:g>
              </table:table-cell>
              <table:table-cell office:value-type="string">
                <text:p> Modo 4</text:p>
                <draw:g>
                  <svg:desc>Moda.E1:Moda.E1</svg:desc>
                </draw:g>
              </table:table-cell>
              <table:table-cell office:value-type="string">
                <text:p>Modo 5</text:p>
                <draw:g>
                  <svg:desc>Moda.F1:Moda.F1</svg:desc>
                </draw:g>
              </table:table-cell>
              <table:table-cell office:value-type="string">
                <text:p>Modo 6</text:p>
                <draw:g>
                  <svg:desc>Moda.G1:Moda.G1</svg:desc>
                </draw:g>
              </table:table-cell>
              <table:table-cell office:value-type="string">
                <text:p>Modo 7</text:p>
                <draw:g>
                  <svg:desc>Moda.H1:Moda.H1</svg:desc>
                </draw:g>
              </table:table-cell>
              <table:table-cell office:value-type="string">
                <text:p>Modo 8</text:p>
                <draw:g>
                  <svg:desc>Moda.I1:Moda.I1</svg:desc>
                </draw:g>
              </table:table-cell>
              <table:table-cell office:value-type="string">
                <text:p>Modo 9 </text:p>
                <draw:g>
                  <svg:desc>Moda.J1:Moda.J1</svg:desc>
                </draw:g>
              </table:table-cell>
              <table:table-cell office:value-type="string">
                <text:p>Modo 10</text:p>
                <draw:g>
                  <svg:desc>Moda.K1:Moda.K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Moda.A2:Moda.A8</svg:desc>
                </draw:g>
              </table:table-cell>
              <table:table-cell office:value-type="float" office:value="-65">
                <text:p>-65</text:p>
                <draw:g>
                  <svg:desc>Moda.B2:Moda.B8</svg:desc>
                </draw:g>
              </table:table-cell>
              <table:table-cell office:value-type="float" office:value="-64">
                <text:p>-64</text:p>
                <draw:g>
                  <svg:desc>Moda.C2:Moda.C8</svg:desc>
                </draw:g>
              </table:table-cell>
              <table:table-cell office:value-type="float" office:value="-61">
                <text:p>-61</text:p>
                <draw:g>
                  <svg:desc>Moda.D2:Moda.D8</svg:desc>
                </draw:g>
              </table:table-cell>
              <table:table-cell office:value-type="float" office:value="-59">
                <text:p>-59</text:p>
                <draw:g>
                  <svg:desc>Moda.E2:Moda.E8</svg:desc>
                </draw:g>
              </table:table-cell>
              <table:table-cell office:value-type="float" office:value="-58">
                <text:p>-58</text:p>
                <draw:g>
                  <svg:desc>Moda.F2:Moda.F8</svg:desc>
                </draw:g>
              </table:table-cell>
              <table:table-cell office:value-type="float" office:value="-60">
                <text:p>-60</text:p>
                <draw:g>
                  <svg:desc>Moda.G2:Moda.G8</svg:desc>
                </draw:g>
              </table:table-cell>
              <table:table-cell office:value-type="float" office:value="-59">
                <text:p>-59</text:p>
                <draw:g>
                  <svg:desc>Moda.H2:Moda.H8</svg:desc>
                </draw:g>
              </table:table-cell>
              <table:table-cell office:value-type="float" office:value="-56">
                <text:p>-56</text:p>
                <draw:g>
                  <svg:desc>Moda.I2:Moda.I8</svg:desc>
                </draw:g>
              </table:table-cell>
              <table:table-cell office:value-type="float" office:value="-58">
                <text:p>-58</text:p>
                <draw:g>
                  <svg:desc>Moda.J2:Moda.J8</svg:desc>
                </draw:g>
              </table:table-cell>
              <table:table-cell office:value-type="float" office:value="-55">
                <text:p>-55</text:p>
                <draw:g>
                  <svg:desc>Moda.K2:Moda.K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78">
                <text:p>-78</text:p>
              </table:table-cell>
              <table:table-cell office:value-type="float" office:value="-75">
                <text:p>-75</text:p>
              </table:table-cell>
              <table:table-cell office:value-type="float" office:value="-72">
                <text:p>-72</text:p>
              </table:table-cell>
              <table:table-cell office:value-type="float" office:value="-71">
                <text:p>-71</text:p>
              </table:table-cell>
              <table:table-cell office:value-type="float" office:value="-70">
                <text:p>-70</text:p>
              </table:table-cell>
              <table:table-cell office:value-type="float" office:value="-71">
                <text:p>-71</text:p>
              </table:table-cell>
              <table:table-cell office:value-type="float" office:value="-75">
                <text:p>-75</text:p>
              </table:table-cell>
              <table:table-cell office:value-type="float" office:value="-72">
                <text:p>-72</text:p>
              </table:table-cell>
              <table:table-cell office:value-type="float" office:value="-71">
                <text:p>-71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-84">
                <text:p>-84</text:p>
              </table:table-cell>
              <table:table-cell office:value-type="float" office:value="-80">
                <text:p>-80</text:p>
              </table:table-cell>
              <table:table-cell office:value-type="float" office:value="-82">
                <text:p>-82</text:p>
              </table:table-cell>
              <table:table-cell office:value-type="float" office:value="-80">
                <text:p>-80</text:p>
              </table:table-cell>
              <table:table-cell office:value-type="float" office:value="-79">
                <text:p>-79</text:p>
              </table:table-cell>
              <table:table-cell office:value-type="float" office:value="-80">
                <text:p>-80</text:p>
              </table:table-cell>
              <table:table-cell office:value-type="float" office:value="-79">
                <text:p>-79</text:p>
              </table:table-cell>
              <table:table-cell office:value-type="float" office:value="-78">
                <text:p>-78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83">
                <text:p>-83</text:p>
              </table:table-cell>
              <table:table-cell office:value-type="float" office:value="-83">
                <text:p>-83</text:p>
              </table:table-cell>
              <table:table-cell office:value-type="float" office:value="-80">
                <text:p>-80</text:p>
              </table:table-cell>
              <table:table-cell office:value-type="float" office:value="-82">
                <text:p>-82</text:p>
              </table:table-cell>
              <table:table-cell office:value-type="float" office:value="-80">
                <text:p>-80</text:p>
              </table:table-cell>
              <table:table-cell office:value-type="float" office:value="-79">
                <text:p>-79</text:p>
              </table:table-cell>
              <table:table-cell office:value-type="float" office:value="-80">
                <text:p>-80</text:p>
              </table:table-cell>
              <table:table-cell office:value-type="float" office:value="-79">
                <text:p>-79</text:p>
              </table:table-cell>
              <table:table-cell office:value-type="float" office:value="-78">
                <text:p>-78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-86">
                <text:p>-86</text:p>
              </table:table-cell>
              <table:table-cell office:value-type="float" office:value="-85">
                <text:p>-85</text:p>
              </table:table-cell>
              <table:table-cell office:value-type="float" office:value="-86">
                <text:p>-86</text:p>
              </table:table-cell>
              <table:table-cell office:value-type="float" office:value="-83">
                <text:p>-83</text:p>
              </table:table-cell>
              <table:table-cell office:value-type="float" office:value="-85">
                <text:p>-85</text:p>
              </table:table-cell>
              <table:table-cell office:value-type="float" office:value="-85">
                <text:p>-85</text:p>
              </table:table-cell>
              <table:table-cell office:value-type="float" office:value="-84">
                <text:p>-84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91">
                <text:p>-91</text:p>
              </table:table-cell>
              <table:table-cell office:value-type="float" office:value="-89">
                <text:p>-89</text:p>
              </table:table-cell>
              <table:table-cell office:value-type="float" office:value="-86">
                <text:p>-86</text:p>
              </table:table-cell>
              <table:table-cell office:value-type="float" office:value="-88">
                <text:p>-88</text:p>
              </table:table-cell>
              <table:table-cell office:value-type="float" office:value="-86">
                <text:p>-86</text:p>
              </table:table-cell>
              <table:table-cell office:value-type="float" office:value="-85">
                <text:p>-85</text:p>
              </table:table-cell>
              <table:table-cell office:value-type="float" office:value="-86">
                <text:p>-86</text:p>
              </table:table-cell>
              <table:table-cell office:value-type="float" office:value="-85">
                <text:p>-85</text:p>
              </table:table-cell>
              <table:table-cell office:value-type="float" office:value="-85">
                <text:p>-85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94">
                <text:p>-94</text:p>
              </table:table-cell>
              <table:table-cell office:value-type="float" office:value="-94">
                <text:p>-94</text:p>
              </table:table-cell>
              <table:table-cell office:value-type="float" office:value="-92">
                <text:p>-92</text:p>
              </table:table-cell>
              <table:table-cell office:value-type="float" office:value="-91">
                <text:p>-91</text:p>
              </table:table-cell>
              <table:table-cell office:value-type="float" office:value="-97">
                <text:p>-97</text:p>
              </table:table-cell>
              <table:table-cell office:value-type="float" office:value="-89">
                <text:p>-89</text:p>
              </table:table-cell>
              <table:table-cell office:value-type="float" office:value="-91">
                <text:p>-91</text:p>
              </table:table-cell>
              <table:table-cell office:value-type="float" office:value="-89">
                <text:p>-89</text:p>
              </table:table-cell>
              <table:table-cell office:value-type="float" office:value="-91">
                <text:p>-91</text:p>
              </table:table-cell>
              <table:table-cell office:value-type="float" office:value="-88">
                <text:p>-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automatic" chart:symbol-width="0.175cm" chart:symbol-height="0.17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655cm" svg:y="3.955cm" style:legend-expansion="high" chart:style-name="ch2"/>
        <chart:plot-area chart:style-name="ch3" table:cell-range-address="'Dev St'.A3:'Dev St'.C9 'Dev St'.B1:'Dev St'.C1" chart:data-source-has-labels="both" svg:x="0.319cm" svg:y="0.18cm" svg:width="13.017cm" svg:height="8.646cm">
          <chartooo:coordinate-region svg:x="1.602cm" svg:y="0.38cm" svg:width="11.734cm" svg:height="7.799cm"/>
          <chart:axis chart:dimension="x" chart:name="primary-x" chart:style-name="ch4" chartooo:axis-type="auto">
            <chartooo:date-scale/>
            <chart:categories table:cell-range-address="'Dev St'.A3:'Dev St'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ev St'.B3:'Dev St'.B9" chart:label-cell-address="'Dev St'.B1:'Dev St'.B1" chart:class="chart:bar">
            <chart:data-point chart:repeated="7"/>
          </chart:series>
          <chart:series chart:style-name="ch8" chart:values-cell-range-address="'Dev St'.C3:'Dev St'.C9" chart:label-cell-address="'Dev St'.C1:'Dev St'.C1" chart:class="chart:bar">
            <chart:data-point chart:repeated="6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o 1</text:p>
                <draw:g>
                  <svg:desc>'Dev St'.B1:'Dev St'.B1</svg:desc>
                </draw:g>
              </table:table-cell>
              <table:table-cell office:value-type="string">
                <text:p/>
                <draw:g>
                  <svg:desc>'Dev St'.C1:'Dev St'.C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Dev St'.A3:'Dev St'.A9</svg:desc>
                </draw:g>
              </table:table-cell>
              <table:table-cell office:value-type="float" office:value="1.22313556323925">
                <text:p>1.22313556323925</text:p>
                <draw:g>
                  <svg:desc>'Dev St'.B3:'Dev St'.B9</svg:desc>
                </draw:g>
              </table:table-cell>
              <table:table-cell office:value-type="float" office:value="64.24">
                <text:p>64.24</text:p>
                <draw:g>
                  <svg:desc>'Dev St'.C3:'Dev St'.C9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44428515050166">
                <text:p>1.44428515050166</text:p>
              </table:table-cell>
              <table:table-cell office:value-type="float" office:value="75.92">
                <text:p>75.9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47570163669777">
                <text:p>1.47570163669777</text:p>
              </table:table-cell>
              <table:table-cell office:value-type="float" office:value="83.4897959183673">
                <text:p>83.489795918367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44316571215064">
                <text:p>1.44316571215064</text:p>
              </table:table-cell>
              <table:table-cell office:value-type="float" office:value="83.03">
                <text:p>83.0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83826712918472">
                <text:p>0.983826712918472</text:p>
              </table:table-cell>
              <table:table-cell office:value-type="float" office:value="89.1224489795918">
                <text:p>89.122448979591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7368725566777">
                <text:p>1.7368725566777</text:p>
              </table:table-cell>
              <table:table-cell office:value-type="float" office:value="89.6530612244898">
                <text:p>89.653061224489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.92965337616205">
                <text:p>1.92965337616205</text:p>
              </table:table-cell>
              <table:table-cell office:value-type="float" office:value="94.6363636363637">
                <text:p>94.63636363636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8.998cm" xlink:href=".." xlink:type="simple" chart:class="chart:bar" chart:style-name="ch1">
        <chart:legend chart:legend-position="end" svg:x="13.272cm" svg:y="3.951cm" style:legend-expansion="high" chart:style-name="ch2"/>
        <chart:plot-area chart:style-name="ch3" table:cell-range-address="'Dev St'.T1:'Dev St'.V9" chart:data-source-has-labels="both" svg:x="0.32cm" svg:y="0.179cm" svg:width="12.632cm" svg:height="8.64cm">
          <chartooo:coordinate-region svg:x="1.603cm" svg:y="0.378cm" svg:width="11.349cm" svg:height="7.794cm"/>
          <chart:axis chart:dimension="x" chart:name="primary-x" chart:style-name="ch4" chartooo:axis-type="auto">
            <chartooo:date-scale/>
            <chart:categories table:cell-range-address="'Dev St'.T3:'Dev St'.T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ev St'.U3:'Dev St'.U9" chart:label-cell-address="'Dev St'.U1:'Dev St'.U2" chart:class="chart:bar">
            <chart:data-point chart:repeated="7"/>
          </chart:series>
          <chart:series chart:style-name="ch8" chart:values-cell-range-address="'Dev St'.V3:'Dev St'.V9" chart:label-cell-address="'Dev St'.V1:'Dev St'.V2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o 10 dev</text:p>
                <text:list>
                  <text:list-item>
                    <text:p>Modo 10</text:p>
                  </text:list-item>
                  <text:list-item>
                    <text:p>dev</text:p>
                  </text:list-item>
                </text:list>
                <draw:g>
                  <svg:desc>'Dev St'.U1:'Dev St'.U2</svg:desc>
                </draw:g>
              </table:table-cell>
              <table:table-cell office:value-type="string">
                <text:p>media</text:p>
                <text:list>
                  <text:list-item>
                    <text:p/>
                  </text:list-item>
                  <text:list-item>
                    <text:p>media</text:p>
                  </text:list-item>
                </text:list>
                <draw:g>
                  <svg:desc>'Dev St'.V1:'Dev St'.V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Dev St'.T3:'Dev St'.T9</svg:desc>
                </draw:g>
              </table:table-cell>
              <table:table-cell office:value-type="float" office:value="0.502518907629607">
                <text:p>0.502518907629607</text:p>
                <draw:g>
                  <svg:desc>'Dev St'.U3:'Dev St'.U9</svg:desc>
                </draw:g>
              </table:table-cell>
              <table:table-cell office:value-type="float" office:value="54.7">
                <text:p>54.7</text:p>
                <draw:g>
                  <svg:desc>'Dev St'.V3:'Dev St'.V9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69666934571438">
                <text:p>1.69666934571438</text:p>
              </table:table-cell>
              <table:table-cell office:value-type="float" office:value="69.49">
                <text:p>69.4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90207130000198">
                <text:p>0.490207130000198</text:p>
              </table:table-cell>
              <table:table-cell office:value-type="float" office:value="76.61">
                <text:p>76.6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8141058827258">
                <text:p>0.28141058827258</text:p>
              </table:table-cell>
              <table:table-cell office:value-type="float" office:value="77.04">
                <text:p>77.0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446196043338473">
                <text:p>0.446196043338473</text:p>
              </table:table-cell>
              <table:table-cell office:value-type="float" office:value="83.73">
                <text:p>83.7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97660721273542">
                <text:p>0.797660721273542</text:p>
              </table:table-cell>
              <table:table-cell office:value-type="float" office:value="83.49">
                <text:p>83.4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9.76145274003617">
                <text:p>9.76145274003617</text:p>
              </table:table-cell>
              <table:table-cell office:value-type="float" office:value="95.37">
                <text:p>95.3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-100" chart:maximum="-4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cm" svg:height="8.997cm" xlink:href=".." xlink:type="simple" chart:class="chart:line" chart:style-name="ch1">
        <chart:title svg:x="3.794cm" svg:y="0.314cm" chart:style-name="ch2">
          <text:p>Comparazione Media - Modo 1 e Modo 10</text:p>
        </chart:title>
        <chart:legend chart:legend-position="end" svg:x="12.311cm" svg:y="4.029cm" style:legend-expansion="high" chart:style-name="ch3"/>
        <chart:plot-area chart:style-name="ch4" table:cell-range-address="Media_Moda_mediana.A3:Media_Moda_mediana.C9 Media_Moda_mediana.B1:Media_Moda_mediana.C2" chart:data-source-has-labels="both" svg:x="1.279cm" svg:y="1.194cm" svg:width="10.712cm" svg:height="6.695cm">
          <chartooo:coordinate-region svg:x="2.668cm" svg:y="1.613cm" svg:width="9.136cm" svg:height="6.117cm"/>
          <chart:axis chart:dimension="x" chart:name="primary-x" chart:style-name="ch5" chartooo:axis-type="auto">
            <chartooo:date-scale/>
            <chart:title svg:x="5.519cm" svg:y="8.068cm" chart:style-name="ch6">
              <text:p>distanza in (m)</text:p>
            </chart:title>
            <chart:categories table:cell-range-address="Media_Moda_mediana.A3:Media_Moda_mediana.A9"/>
          </chart:axis>
          <chart:axis chart:dimension="y" chart:name="primary-y" chart:style-name="ch7">
            <chart:title svg:x="0.451cm" svg:y="5.445cm" chart:style-name="ch8">
              <text:p>Media (rssi)</text:p>
            </chart:title>
            <chart:grid chart:style-name="ch9" chart:class="major"/>
          </chart:axis>
          <chart:series chart:style-name="ch10" chart:values-cell-range-address="Media_Moda_mediana.B3:Media_Moda_mediana.B9" chart:label-cell-address="Media_Moda_mediana.B1:Media_Moda_mediana.B2" chart:class="chart:line">
            <chart:data-point chart:repeated="7"/>
          </chart:series>
          <chart:series chart:style-name="ch11" chart:values-cell-range-address="Media_Moda_mediana.C3:Media_Moda_mediana.C9" chart:label-cell-address="Media_Moda_mediana.C1:Media_Moda_mediana.C2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o 1 media</text:p>
                <text:list>
                  <text:list-item>
                    <text:p>Modo 1</text:p>
                  </text:list-item>
                  <text:list-item>
                    <text:p>media</text:p>
                  </text:list-item>
                </text:list>
                <draw:g>
                  <svg:desc>Media_Moda_mediana.B1:Media_Moda_mediana.B2</svg:desc>
                </draw:g>
              </table:table-cell>
              <table:table-cell office:value-type="string">
                <text:p>Modo 10 media</text:p>
                <text:list>
                  <text:list-item>
                    <text:p>Modo 10</text:p>
                  </text:list-item>
                  <text:list-item>
                    <text:p>media</text:p>
                  </text:list-item>
                </text:list>
                <draw:g>
                  <svg:desc>Media_Moda_mediana.C1:Media_Moda_mediana.C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Media_Moda_mediana.A3:Media_Moda_mediana.A9</svg:desc>
                </draw:g>
              </table:table-cell>
              <table:table-cell office:value-type="float" office:value="-65.83">
                <text:p>-65.83</text:p>
                <draw:g>
                  <svg:desc>Media_Moda_mediana.B3:Media_Moda_mediana.B9</svg:desc>
                </draw:g>
              </table:table-cell>
              <table:table-cell office:value-type="float" office:value="-54.7">
                <text:p>-54.7</text:p>
                <draw:g>
                  <svg:desc>Media_Moda_mediana.C3:Media_Moda_mediana.C9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77.57">
                <text:p>-77.57</text:p>
              </table:table-cell>
              <table:table-cell office:value-type="float" office:value="-69.49">
                <text:p>-69.4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85.1616161616162">
                <text:p>-85.1616161616162</text:p>
              </table:table-cell>
              <table:table-cell office:value-type="float" office:value="-76.61">
                <text:p>-76.6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83.41">
                <text:p>-83.41</text:p>
              </table:table-cell>
              <table:table-cell office:value-type="float" office:value="-77.04">
                <text:p>-77.0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89.3367346938775">
                <text:p>-89.3367346938775</text:p>
              </table:table-cell>
              <table:table-cell office:value-type="float" office:value="-83.73">
                <text:p>-83.7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89.2551020408163">
                <text:p>-89.2551020408163</text:p>
              </table:table-cell>
              <table:table-cell office:value-type="float" office:value="-83.49">
                <text:p>-83.4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94.6363636363637">
                <text:p>-94.6363636363637</text:p>
              </table:table-cell>
              <table:table-cell office:value-type="float" office:value="-95.37">
                <text:p>-95.3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-100" chart:maximum="-4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16cm" svg:y="0.315cm" chart:style-name="ch2">
          <text:p>Comparazione Moda - Modo 1 &amp; Modo 10</text:p>
        </chart:title>
        <chart:legend chart:legend-position="end" svg:x="12.381cm" svg:y="4.031cm" style:legend-expansion="high" chart:style-name="ch3"/>
        <chart:plot-area chart:style-name="ch4" table:cell-range-address="Media_Moda_mediana.D3:Media_Moda_mediana.F9 Media_Moda_mediana.E1:Media_Moda_mediana.F2" chart:data-source-has-labels="both" svg:x="1.279cm" svg:y="1.196cm" svg:width="10.782cm" svg:height="6.695cm">
          <chartooo:coordinate-region svg:x="2.668cm" svg:y="1.615cm" svg:width="9.206cm" svg:height="6.117cm"/>
          <chart:axis chart:dimension="x" chart:name="primary-x" chart:style-name="ch5" chartooo:axis-type="auto">
            <chartooo:date-scale/>
            <chart:title svg:x="5.726cm" svg:y="8.071cm" chart:style-name="ch6">
              <text:p>distanza (m)</text:p>
            </chart:title>
            <chart:categories table:cell-range-address="Media_Moda_mediana.D3:Media_Moda_mediana.D9"/>
          </chart:axis>
          <chart:axis chart:dimension="y" chart:name="primary-y" chart:style-name="ch7">
            <chart:title svg:x="0.451cm" svg:y="5.368cm" chart:style-name="ch8">
              <text:p>moda(rssi)</text:p>
            </chart:title>
            <chart:grid chart:style-name="ch9" chart:class="major"/>
          </chart:axis>
          <chart:series chart:style-name="ch10" chart:values-cell-range-address="Media_Moda_mediana.E3:Media_Moda_mediana.E9" chart:label-cell-address="Media_Moda_mediana.E1:Media_Moda_mediana.E2" chart:class="chart:line">
            <chart:data-point chart:repeated="7"/>
          </chart:series>
          <chart:series chart:style-name="ch11" chart:values-cell-range-address="Media_Moda_mediana.F3:Media_Moda_mediana.F9" chart:label-cell-address="Media_Moda_mediana.F1:Media_Moda_mediana.F2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o 1 moda</text:p>
                <text:list>
                  <text:list-item>
                    <text:p>Modo 1</text:p>
                  </text:list-item>
                  <text:list-item>
                    <text:p>moda</text:p>
                  </text:list-item>
                </text:list>
                <draw:g>
                  <svg:desc>Media_Moda_mediana.E1:Media_Moda_mediana.E2</svg:desc>
                </draw:g>
              </table:table-cell>
              <table:table-cell office:value-type="string">
                <text:p>Modo 10 moda</text:p>
                <text:list>
                  <text:list-item>
                    <text:p>Modo 10</text:p>
                  </text:list-item>
                  <text:list-item>
                    <text:p>moda</text:p>
                  </text:list-item>
                </text:list>
                <draw:g>
                  <svg:desc>Media_Moda_mediana.F1:Media_Moda_mediana.F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Media_Moda_mediana.D3:Media_Moda_mediana.D9</svg:desc>
                </draw:g>
              </table:table-cell>
              <table:table-cell office:value-type="float" office:value="-65">
                <text:p>-65</text:p>
                <draw:g>
                  <svg:desc>Media_Moda_mediana.E3:Media_Moda_mediana.E9</svg:desc>
                </draw:g>
              </table:table-cell>
              <table:table-cell office:value-type="float" office:value="-55">
                <text:p>-55</text:p>
                <draw:g>
                  <svg:desc>Media_Moda_mediana.F3:Media_Moda_mediana.F9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78">
                <text:p>-78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83">
                <text:p>-83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90">
                <text:p>-90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91">
                <text:p>-91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94">
                <text:p>-94</text:p>
              </table:table-cell>
              <table:table-cell office:value-type="float" office:value="-88">
                <text:p>-8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aximum="-4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525cm" svg:y="0.315cm" chart:style-name="ch2">
          <text:p>Comparazione Mediana - Modo 1 &amp; Modo 10</text:p>
        </chart:title>
        <chart:legend chart:legend-position="end" svg:x="11.931cm" svg:y="4.031cm" style:legend-expansion="high" chart:style-name="ch3"/>
        <chart:plot-area chart:style-name="ch4" table:cell-range-address="Media_Moda_mediana.G3:Media_Moda_mediana.I9 Media_Moda_mediana.H1:Media_Moda_mediana.I2" chart:data-source-has-labels="both" svg:x="0.32cm" svg:y="1.196cm" svg:width="11.291cm" svg:height="7.624cm">
          <chartooo:coordinate-region svg:x="1.709cm" svg:y="1.615cm" svg:width="9.716cm" svg:height="7.046cm"/>
          <chart:axis chart:dimension="x" chart:name="primary-x" chart:style-name="ch5" chartooo:axis-type="auto">
            <chartooo:date-scale/>
            <chart:categories table:cell-range-address="Media_Moda_mediana.G3:Media_Moda_mediana.G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dia_Moda_mediana.H3:Media_Moda_mediana.H9" chart:label-cell-address="Media_Moda_mediana.H1:Media_Moda_mediana.H2" chart:class="chart:line">
            <chart:data-point chart:repeated="7"/>
          </chart:series>
          <chart:series chart:style-name="ch9" chart:values-cell-range-address="Media_Moda_mediana.I3:Media_Moda_mediana.I9" chart:label-cell-address="Media_Moda_mediana.I1:Media_Moda_mediana.I2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o 1 mediana</text:p>
                <text:list>
                  <text:list-item>
                    <text:p>Modo 1</text:p>
                  </text:list-item>
                  <text:list-item>
                    <text:p>mediana</text:p>
                  </text:list-item>
                </text:list>
                <draw:g>
                  <svg:desc>Media_Moda_mediana.H1:Media_Moda_mediana.H2</svg:desc>
                </draw:g>
              </table:table-cell>
              <table:table-cell office:value-type="string">
                <text:p>Modo 10 mediana</text:p>
                <text:list>
                  <text:list-item>
                    <text:p>Modo 10</text:p>
                  </text:list-item>
                  <text:list-item>
                    <text:p>mediana</text:p>
                  </text:list-item>
                </text:list>
                <draw:g>
                  <svg:desc>Media_Moda_mediana.I1:Media_Moda_mediana.I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Media_Moda_mediana.G3:Media_Moda_mediana.G9</svg:desc>
                </draw:g>
              </table:table-cell>
              <table:table-cell office:value-type="float" office:value="-65">
                <text:p>-65</text:p>
                <draw:g>
                  <svg:desc>Media_Moda_mediana.H3:Media_Moda_mediana.H9</svg:desc>
                </draw:g>
              </table:table-cell>
              <table:table-cell office:value-type="float" office:value="-55">
                <text:p>-55</text:p>
                <draw:g>
                  <svg:desc>Media_Moda_mediana.I3:Media_Moda_mediana.I9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78">
                <text:p>-78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85">
                <text:p>-85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83">
                <text:p>-83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89.5">
                <text:p>-89.5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90">
                <text:p>-90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95">
                <text:p>-95</text:p>
              </table:table-cell>
              <table:table-cell office:value-type="float" office:value="-90">
                <text:p>-9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